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307cm"/>
    </style:style>
    <style:style style:family="table-column" style:name="co2">
      <style:table-column-properties fo:break-before="auto" style:column-width="9.089cm"/>
    </style:style>
    <style:style style:family="table-column" style:name="co3">
      <style:table-column-properties fo:break-before="auto" style:column-width="0.755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517cm"/>
    </style:style>
    <style:style style:family="table-column" style:name="co6">
      <style:table-column-properties fo:break-before="auto" style:column-width="2.041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3.80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9cm"/>
    </style:style>
    <style:style style:family="table-row" style:name="ro5">
      <style:table-row-properties fo:break-before="auto" style:use-optimal-row-height="false" style:row-height="0.82cm"/>
    </style:style>
    <style:style style:family="table-row" style:name="ro6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6">
      <style:table-cell-properties fo:padding="0.071cm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10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TL RowProperty" style:name="ce1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2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3" style:family="table-cell" style:parent-style-name="TL Data" style:name="ce2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9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3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3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3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3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7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8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3" style:family="table-cell" style:parent-style-name="TL Data" style:name="ce4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4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3" style:family="table-cell" style:parent-style-name="TL Data" style:name="ce4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tweede gedeelte.A142"/>
      </style:table-cell-properties>
      <style:paragraph-properties fo:margin-left="0cm" style:writing-mode="page" css3t:text-justify="auto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TL ColHeader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5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5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TL ColHeader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66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6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68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81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Metadata" style:name="ce8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84">
      <style:table-cell-properties fo:padding="0.071cm"/>
    </style:style>
    <style:style style:parent-style-name="TL Metadata" style:family="table-cell" style:name="ce85" style:display-name="ce8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 table:number-columns-repeated="15"/>
        <table:table-column table:style-name="co5" table:default-cell-style-name="ce6" table:number-columns-repeated="2"/>
        <table:table-column table:style-name="co4" table:default-cell-style-name="Default" table:number-columns-repeated="58"/>
        <table:table-column table:style-name="co6" table:default-cell-style-name="ce6" table:number-columns-repeated="2"/>
        <table:table-column table:style-name="co7" table:default-cell-style-name="ce74" table:number-columns-repeated="6"/>
        <table:table-column table:style-name="co4" table:default-cell-style-name="Default" table:number-columns-repeated="938"/>
        <table:table-row table:style-name="ro1">
          <table:table-cell ns41:value-type="string" table:style-name="ce1" office:value-type="string">
            <text:p>PROVINCIE GELDERLAND. TWEEDE GEDEELTE. <text:s/>Gemeente's gewijze Indeeling der provincie. VERZAMELING VAN HET EERSTE GEDEELTE.</text:p>
          </table:table-cell>
          <table:table-cell table:style-name="ce11"/>
          <table:table-cell table:style-name="ce19"/>
          <table:table-cell table:style-name="ce23" table:number-columns-repeated="53"/>
          <table:table-cell table:style-name="ce11" table:number-columns-repeated="23"/>
          <table:table-cell table:style-name="ce64"/>
          <table:table-cell table:style-name="ce69" table:number-columns-repeated="6"/>
          <table:table-cell table:number-columns-repeated="938"/>
        </table:table-row>
        <table:table-row table:style-name="ro1">
          <table:table-cell table:style-name="ce2"/>
          <table:table-cell table:style-name="ce12"/>
          <table:table-cell table:style-name="ce20" table:number-columns-repeated="9"/>
          <table:table-cell table:style-name="ce48" table:number-columns-repeated="45"/>
          <table:table-cell table:style-name="ce63" table:number-columns-repeated="24"/>
          <table:table-cell table:style-name="ce70" table:number-columns-repeated="4"/>
          <table:table-cell table:number-columns-repeated="940"/>
        </table:table-row>
        <table:table-row table:style-name="ro2">
          <table:table-cell ns41:value-type="string" table:number-rows-spanned="5" table:style-name="ce3" table:number-columns-spanned="1" office:value-type="string">
            <text:p>Stad/gemeente</text:p>
          </table:table-cell>
          <table:table-cell ns41:value-type="string" table:number-rows-spanned="5" table:style-name="ce13" table:number-columns-spanned="1" office:value-type="string">
            <text:p>Gemeenten</text:p>
          </table:table-cell>
          <table:table-cell table:style-name="ce21"/>
          <table:table-cell ns41:value-type="string" table:number-rows-spanned="2" table:style-name="ce24" table:number-columns-spanned="3" office:value-type="string">
            <text:p>HUIZEN</text:p>
          </table:table-cell>
          <table:covered-table-cell table:style-name="ce32"/>
          <table:covered-table-cell table:style-name="ce40"/>
          <table:table-cell ns41:value-type="string" table:number-rows-spanned="5" table:style-name="ce43" table:number-columns-spanned="1" office:value-type="string">
            <text:p>Bewonde schepen.</text:p>
          </table:table-cell>
          <table:table-cell ns41:value-type="string" table:number-rows-spanned="5" table:style-name="ce43" table:number-columns-spanned="1" office:value-type="string">
            <text:p>Bewonde schepen en Huizen.</text:p>
          </table:table-cell>
          <table:table-cell ns41:value-type="string" table:number-rows-spanned="5" table:style-name="ce43" table:number-columns-spanned="1" office:value-type="string">
            <text:p>Huisgezinnen.</text:p>
          </table:table-cell>
          <table:table-cell ns41:value-type="string" table:number-rows-spanned="2" table:style-name="ce45" table:number-columns-spanned="3" office:value-type="string">
            <text:p>BEWONERS</text:p>
          </table:table-cell>
          <table:covered-table-cell table:style-name="ce32"/>
          <table:covered-table-cell table:style-name="ce40"/>
          <table:table-cell ns41:value-type="string" table:number-rows-spanned="1" table:style-name="ce49" table:number-columns-spanned="68" office:value-type="string">
            <text:p>INDEELING DER BEWONERS NAAR</text:p>
          </table:table-cell>
          <table:covered-table-cell table:style-name="ce53" table:number-columns-repeated="67"/>
          <table:table-cell ns41:value-type="string" table:number-rows-spanned="5" table:style-name="ce71" table:number-columns-spanned="1" office:value-type="string">
            <text:p>Telling</text:p>
          </table:table-cell>
          <table:table-cell ns41:value-type="string" table:number-rows-spanned="5" table:style-name="ce75" table:number-columns-spanned="1" office:value-type="string">
            <text:p>Tabel</text:p>
          </table:table-cell>
          <table:table-cell ns41:value-type="string" table:number-rows-spanned="5" table:style-name="ce75" table:number-columns-spanned="1" office:value-type="string">
            <text:p>Pagina links</text:p>
          </table:table-cell>
          <table:table-cell ns41:value-type="string" table:number-rows-spanned="5" table:style-name="ce75" table:number-columns-spanned="1" office:value-type="string">
            <text:p>Pagina rechts</text:p>
          </table:table-cell>
          <table:table-cell ns41:value-type="string" table:number-rows-spanned="5" table:style-name="ce75" table:number-columns-spanned="1" office:value-type="string">
            <text:p>Provincie</text:p>
          </table:table-cell>
          <table:table-cell ns41:value-type="string" table:number-rows-spanned="5" table:style-name="ce78" table:number-columns-spanned="1" office:value-type="string">
            <text:p>Image nr</text:p>
          </table:table-cell>
          <table:table-cell table:number-columns-repeated="938"/>
        </table:table-row>
        <table:table-row table:style-name="ro3">
          <table:covered-table-cell table:style-name="ce4"/>
          <table:covered-table-cell table:style-name="ce14"/>
          <table:table-cell table:style-name="ce22"/>
          <table:covered-table-cell table:style-name="ce25"/>
          <table:covered-table-cell table:style-name="ce33"/>
          <table:covered-table-cell table:style-name="ce41"/>
          <table:covered-table-cell table:style-name="ce35" table:number-columns-repeated="3"/>
          <table:covered-table-cell table:style-name="ce46"/>
          <table:covered-table-cell table:style-name="ce33"/>
          <table:covered-table-cell table:style-name="ce41"/>
          <table:table-cell ns41:value-type="string" table:number-rows-spanned="1" table:style-name="ce50" table:number-columns-spanned="8" office:value-type="string">
            <text:p>VERBLIJF</text:p>
          </table:table-cell>
          <table:covered-table-cell table:style-name="ce54" table:number-columns-repeated="6"/>
          <table:covered-table-cell table:style-name="ce56"/>
          <table:table-cell ns41:value-type="string" table:number-rows-spanned="1" table:style-name="ce50" table:number-columns-spanned="6" office:value-type="string">
            <text:p>BURGELIJKE STAAT</text:p>
          </table:table-cell>
          <table:covered-table-cell table:style-name="ce54" table:number-columns-repeated="4"/>
          <table:covered-table-cell table:style-name="ce56"/>
          <table:table-cell ns41:value-type="string" table:number-rows-spanned="1" table:style-name="ce55" table:number-columns-spanned="16" office:value-type="string">
            <text:p>GEBOORTE PLAATS</text:p>
          </table:table-cell>
          <table:covered-table-cell table:style-name="ce60" table:number-columns-repeated="14"/>
          <table:covered-table-cell table:style-name="ce61"/>
          <table:table-cell ns41:value-type="string" table:number-rows-spanned="1" table:style-name="ce62" table:number-columns-spanned="38" office:value-type="string">
            <text:p>GODSDIENST</text:p>
          </table:table-cell>
          <table:covered-table-cell table:style-name="ce60" table:number-columns-repeated="37"/>
          <table:covered-table-cell table:style-name="ce72"/>
          <table:covered-table-cell table:style-name="ce76" table:number-columns-repeated="4"/>
          <table:covered-table-cell table:style-name="ce79"/>
          <table:table-cell table:number-columns-repeated="938"/>
        </table:table-row>
        <table:table-row table:style-name="ro4">
          <table:covered-table-cell table:style-name="ce4"/>
          <table:covered-table-cell table:style-name="ce14"/>
          <table:table-cell table:style-name="ce22"/>
          <table:table-cell ns41:value-type="string" table:number-rows-spanned="3" table:style-name="ce26" table:number-columns-spanned="1" office:value-type="string">
            <text:p>Bewonde.</text:p>
          </table:table-cell>
          <table:table-cell ns41:value-type="string" table:number-rows-spanned="3" table:style-name="ce34" table:number-columns-spanned="1" office:value-type="string">
            <text:p>Onbewonde.</text:p>
          </table:table-cell>
          <table:table-cell ns41:value-type="string" table:number-rows-spanned="3" table:style-name="ce34" table:number-columns-spanned="1" office:value-type="string">
            <text:p>Totaal.</text:p>
          </table:table-cell>
          <table:covered-table-cell table:style-name="ce35" table:number-columns-repeated="3"/>
          <table:table-cell ns41:value-type="string" table:number-rows-spanned="3" table:style-name="ce34" table:number-columns-spanned="1" office:value-type="string">
            <text:p>Mannelijk.</text:p>
          </table:table-cell>
          <table:table-cell ns41:value-type="string" table:number-rows-spanned="3" table:style-name="ce34" table:number-columns-spanned="1" office:value-type="string">
            <text:p>Vrouwelijk.</text:p>
          </table:table-cell>
          <table:table-cell ns41:value-type="string" table:number-rows-spanned="3" table:style-name="ce34" table:number-columns-spanned="1" office:value-type="string">
            <text:p>Totaal.</text:p>
          </table:table-cell>
          <table:table-cell ns41:value-type="string" table:number-rows-spanned="2" table:style-name="ce51" table:number-columns-spanned="2" office:value-type="string">
            <text:p>Gewoo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Tijdelijk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Doortrekkend</text:p>
          </table:table-cell>
          <table:covered-table-cell table:style-name="ce51"/>
          <table:table-cell ns41:value-type="string" table:number-rows-spanned="2" table:style-name="ce55" table:number-columns-spanned="2" office:value-type="string">
            <text:p>Personen tijdelijk afwezig, niet begrepen onder de vorige rubriek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Ongehuwd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Gehuwd</text:p>
          </table:table-cell>
          <table:covered-table-cell table:style-name="ce55"/>
          <table:table-cell ns41:value-type="string" table:number-rows-spanned="3" table:style-name="ce57" table:number-columns-spanned="1" office:value-type="string">
            <text:p>Weduwnaars</text:p>
          </table:table-cell>
          <table:table-cell ns41:value-type="string" table:number-rows-spanned="3" table:style-name="ce57" table:number-columns-spanned="1" office:value-type="string">
            <text:p>Weduwen</text:p>
          </table:table-cell>
          <table:table-cell ns41:value-type="string" table:number-rows-spanned="2" table:style-name="ce55" table:number-columns-spanned="2" office:value-type="string">
            <text:p>In de gemeente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In de provincie buiten de gemeente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In eene andere provincie binnen het Rijk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In de bezittingen buiten Europa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In Duitschland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In België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In Engeland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In andere vreemde land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Nederduitsch Hervormd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Fransche of Waalsche Hervormd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Engelsche of Presbijteriaansche Hervormd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Leden der Schotse gemeente.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Anglicaansche Episcopal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Evangelisch Lutersch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Herstelde Lutersch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Doopsgezinden of Mennoniet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Remonstrant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Hernhutters of Moravische Broeders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Kwakers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Christelijk Afgescheiden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Roomsch Catholijk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Oud-Roomschen of van de Bisschoppelijke Klerezie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Griek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Armenian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Nederduitsche Israëliten</text:p>
          </table:table-cell>
          <table:covered-table-cell table:style-name="ce55"/>
          <table:table-cell ns41:value-type="string" table:number-rows-spanned="2" table:style-name="ce55" table:number-columns-spanned="2" office:value-type="string">
            <text:p>Portugesche Israëliten</text:p>
          </table:table-cell>
          <table:covered-table-cell table:style-name="ce55"/>
          <table:table-cell ns41:value-type="string" table:number-rows-spanned="2" table:style-name="ce62" table:number-columns-spanned="2" office:value-type="string">
            <text:p>Onbekend en tot geene der genoemde gezindheden behoorende</text:p>
          </table:table-cell>
          <table:covered-table-cell table:style-name="ce62"/>
          <table:covered-table-cell table:style-name="ce72"/>
          <table:covered-table-cell table:style-name="ce76" table:number-columns-repeated="4"/>
          <table:covered-table-cell table:style-name="ce79"/>
          <table:table-cell table:number-columns-repeated="938"/>
        </table:table-row>
        <table:table-row table:style-name="ro5">
          <table:covered-table-cell table:style-name="ce4"/>
          <table:covered-table-cell table:style-name="ce14"/>
          <table:table-cell table:style-name="ce22"/>
          <table:covered-table-cell table:style-name="ce27"/>
          <table:covered-table-cell table:style-name="ce35" table:number-columns-repeated="8"/>
          <table:covered-table-cell table:style-name="ce51" table:number-columns-repeated="6"/>
          <table:covered-table-cell table:style-name="ce55" table:number-columns-repeated="6"/>
          <table:covered-table-cell table:style-name="ce58" table:number-columns-repeated="2"/>
          <table:covered-table-cell table:style-name="ce55" table:number-columns-repeated="53"/>
          <table:covered-table-cell table:style-name="ce62"/>
          <table:covered-table-cell table:style-name="ce72"/>
          <table:covered-table-cell table:style-name="ce76" table:number-columns-repeated="4"/>
          <table:covered-table-cell table:style-name="ce79"/>
          <table:table-cell table:number-columns-repeated="938"/>
        </table:table-row>
        <table:table-row table:style-name="ro5">
          <table:covered-table-cell table:style-name="ce5"/>
          <table:covered-table-cell table:style-name="ce15"/>
          <table:table-cell table:style-name="ce22"/>
          <table:covered-table-cell table:style-name="ce26"/>
          <table:covered-table-cell table:style-name="ce34" table:number-columns-repeated="8"/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table-cell ns41:value-type="string" table:style-name="ce52" office:value-type="string">
            <text:p>M</text:p>
          </table:table-cell>
          <table:table-cell ns41:value-type="string" table:style-name="ce52" office:value-type="string">
            <text:p>V</text:p>
          </table:table-cell>
          <table:covered-table-cell table:style-name="ce57" table:number-columns-repeated="2"/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59" office:value-type="string">
            <text:p>V</text:p>
          </table:table-cell>
          <table:table-cell ns41:value-type="string" table:style-name="ce59" office:value-type="string">
            <text:p>M</text:p>
          </table:table-cell>
          <table:table-cell ns41:value-type="string" table:style-name="ce65" office:value-type="string">
            <text:p>V</text:p>
          </table:table-cell>
          <table:covered-table-cell table:style-name="ce73"/>
          <table:covered-table-cell table:style-name="ce77" table:number-columns-repeated="4"/>
          <table:covered-table-cell table:style-name="ce80"/>
          <table:table-cell table:number-columns-repeated="938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7" office:value-type="string">
            <text:p>STEDEN.</text:p>
          </table:table-cell>
          <table:table-cell ns41:value-type="string" table:style-name="ce16" office:value-type="string">
            <text:p>Arnhem</text:p>
          </table:table-cell>
          <table:table-cell table:style-name="Default"/>
          <table:table-cell ns41:value-type="float" table:style-name="ce28" office:value="3027" office:value-type="float">
            <text:p>3,027</text:p>
          </table:table-cell>
          <table:table-cell ns41:value-type="float" table:style-name="ce36" office:value="277" office:value-type="float">
            <text:p>277</text:p>
          </table:table-cell>
          <table:table-cell ns41:value-type="float" table:style-name="ce42" office:value="3304" office:value-type="float">
            <text:p>3,304</text:p>
          </table:table-cell>
          <table:table-cell table:style-name="ce36"/>
          <table:table-cell ns41:value-type="float" table:style-name="ce42" office:value="3027" office:value-type="float">
            <text:p>3,027</text:p>
          </table:table-cell>
          <table:table-cell ns41:value-type="float" table:style-name="ce42" office:value="3709" office:value-type="float">
            <text:p>3,709</text:p>
          </table:table-cell>
          <table:table-cell ns41:value-type="float" table:style-name="ce42" office:value="9039" office:value-type="float">
            <text:p>9,039</text:p>
          </table:table-cell>
          <table:table-cell ns41:value-type="float" table:style-name="ce42" office:value="10072" office:value-type="float">
            <text:p>10,072</text:p>
          </table:table-cell>
          <table:table-cell ns41:value-type="float" table:style-name="ce42" office:value="19111" office:value-type="float">
            <text:p>19,111</text:p>
          </table:table-cell>
          <table:table-cell ns41:value-type="float" table:style-name="ce42" office:value="8193" office:value-type="float">
            <text:p>8,193</text:p>
          </table:table-cell>
          <table:table-cell ns41:value-type="float" table:style-name="ce42" office:value="9731" office:value-type="float">
            <text:p>9,731</text:p>
          </table:table-cell>
          <table:table-cell ns41:value-type="float" table:style-name="ce36" office:value="780" office:value-type="float">
            <text:p>780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66" office:value-type="float">
            <text:p>66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92" office:value-type="float">
            <text:p>92</text:p>
          </table:table-cell>
          <table:table-cell ns41:value-type="float" table:style-name="ce36" office:value="33" office:value-type="float">
            <text:p>33</text:p>
          </table:table-cell>
          <table:table-cell ns41:value-type="float" table:style-name="ce42" office:value="5910" office:value-type="float">
            <text:p>5,910</text:p>
          </table:table-cell>
          <table:table-cell ns41:value-type="float" table:style-name="ce42" office:value="6464" office:value-type="float">
            <text:p>6,464</text:p>
          </table:table-cell>
          <table:table-cell ns41:value-type="float" table:style-name="ce42" office:value="2814" office:value-type="float">
            <text:p>2,814</text:p>
          </table:table-cell>
          <table:table-cell ns41:value-type="float" table:style-name="ce42" office:value="2792" office:value-type="float">
            <text:p>2,792</text:p>
          </table:table-cell>
          <table:table-cell ns41:value-type="float" table:style-name="ce36" office:value="315" office:value-type="float">
            <text:p>315</text:p>
          </table:table-cell>
          <table:table-cell ns41:value-type="float" table:style-name="ce36" office:value="816" office:value-type="float">
            <text:p>816</text:p>
          </table:table-cell>
          <table:table-cell ns41:value-type="float" table:style-name="ce42" office:value="5247" office:value-type="float">
            <text:p>5,247</text:p>
          </table:table-cell>
          <table:table-cell ns41:value-type="float" table:style-name="ce42" office:value="5592" office:value-type="float">
            <text:p>5,592</text:p>
          </table:table-cell>
          <table:table-cell ns41:value-type="float" table:style-name="ce42" office:value="1858" office:value-type="float">
            <text:p>1,858</text:p>
          </table:table-cell>
          <table:table-cell ns41:value-type="float" table:style-name="ce42" office:value="2680" office:value-type="float">
            <text:p>2,680</text:p>
          </table:table-cell>
          <table:table-cell ns41:value-type="float" table:style-name="ce42" office:value="1487" office:value-type="float">
            <text:p>1,487</text:p>
          </table:table-cell>
          <table:table-cell ns41:value-type="float" table:style-name="ce42" office:value="1384" office:value-type="float">
            <text:p>1,384</text:p>
          </table:table-cell>
          <table:table-cell ns41:value-type="float" table:style-name="ce36" office:value="37" office:value-type="float">
            <text:p>37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12" office:value-type="float">
            <text:p>312</text:p>
          </table:table-cell>
          <table:table-cell ns41:value-type="float" table:style-name="ce36" office:value="283" office:value-type="float">
            <text:p>283</text:p>
          </table:table-cell>
          <table:table-cell ns41:value-type="float" table:style-name="ce36" office:value="45" office:value-type="float">
            <text:p>45</text:p>
          </table:table-cell>
          <table:table-cell ns41:value-type="float" table:style-name="ce36" office:value="40" office:value-type="float">
            <text:p>40</text:p>
          </table:table-cell>
          <table:table-cell ns41:value-type="float" table:style-name="ce36" office:value="7" office:value-type="float">
            <text:p>7</text:p>
          </table:table-cell>
          <table:table-cell ns41:value-type="float" table:style-name="ce36" office:value="8" office:value-type="float">
            <text:p>8</text:p>
          </table:table-cell>
          <table:table-cell ns41:value-type="float" table:style-name="ce36" office:value="46" office:value-type="float">
            <text:p>46</text:p>
          </table:table-cell>
          <table:table-cell ns41:value-type="float" table:style-name="ce36" office:value="50" office:value-type="float">
            <text:p>50</text:p>
          </table:table-cell>
          <table:table-cell ns41:value-type="float" table:style-name="ce42" office:value="4330" office:value-type="float">
            <text:p>4,330</text:p>
          </table:table-cell>
          <table:table-cell ns41:value-type="float" table:style-name="ce42" office:value="5042" office:value-type="float">
            <text:p>5,042</text:p>
          </table:table-cell>
          <table:table-cell ns41:value-type="float" table:style-name="ce36" office:value="43" office:value-type="float">
            <text:p>43</text:p>
          </table:table-cell>
          <table:table-cell ns41:value-type="float" table:style-name="ce36" office:value="59" office:value-type="float">
            <text:p>59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2" office:value-type="float">
            <text:p>2</text:p>
          </table:table-cell>
          <table:table-cell table:style-name="ce36"/>
          <table:table-cell ns41:value-type="float" table:style-name="ce36" office:value="5" office:value-type="float">
            <text:p>5</text:p>
          </table:table-cell>
          <table:table-cell ns41:value-type="float" table:style-name="ce36" office:value="283" office:value-type="float">
            <text:p>283</text:p>
          </table:table-cell>
          <table:table-cell ns41:value-type="float" table:style-name="ce36" office:value="281" office:value-type="float">
            <text:p>281</text:p>
          </table:table-cell>
          <table:table-cell ns41:value-type="float" table:style-name="ce36" office:value="5" office:value-type="float">
            <text:p>5</text:p>
          </table:table-cell>
          <table:table-cell ns41:value-type="float" table:style-name="ce36" office:value="1" office:value-type="float">
            <text:p>1</text:p>
          </table:table-cell>
          <table:table-cell ns41:value-type="float" table:style-name="ce36" office:value="19" office:value-type="float">
            <text:p>19</text:p>
          </table:table-cell>
          <table:table-cell ns41:value-type="float" table:style-name="ce36" office:value="20" office:value-type="float">
            <text:p>20</text:p>
          </table:table-cell>
          <table:table-cell ns41:value-type="float" table:style-name="ce36" office:value="4" office:value-type="float">
            <text:p>4</text:p>
          </table:table-cell>
          <table:table-cell ns41:value-type="float" table:style-name="ce36" office:value="6" office:value-type="float">
            <text:p>6</text:p>
          </table:table-cell>
          <table:table-cell table:style-name="ce36" table:number-columns-repeated="4"/>
          <table:table-cell ns41:value-type="float" table:style-name="ce36" office:value="56" office:value-type="float">
            <text:p>56</text:p>
          </table:table-cell>
          <table:table-cell ns41:value-type="float" table:style-name="ce36" office:value="63" office:value-type="float">
            <text:p>63</text:p>
          </table:table-cell>
          <table:table-cell ns41:value-type="float" table:style-name="ce42" office:value="3970" office:value-type="float">
            <text:p>3,970</text:p>
          </table:table-cell>
          <table:table-cell ns41:value-type="float" table:style-name="ce42" office:value="4301" office:value-type="float">
            <text:p>4,301</text:p>
          </table:table-cell>
          <table:table-cell ns41:value-type="float" table:style-name="ce36" office:value="14" office:value-type="float">
            <text:p>14</text:p>
          </table:table-cell>
          <table:table-cell ns41:value-type="float" table:style-name="ce36" office:value="15" office:value-type="float">
            <text:p>15</text:p>
          </table:table-cell>
          <table:table-cell table:style-name="ce36" table:number-columns-repeated="4"/>
          <table:table-cell ns41:value-type="float" table:style-name="ce36" office:value="306" office:value-type="float">
            <text:p>306</text:p>
          </table:table-cell>
          <table:table-cell ns41:value-type="float" table:style-name="ce36" office:value="273" office:value-type="float">
            <text:p>273</text:p>
          </table:table-cell>
          <table:table-cell ns41:value-type="float" table:style-name="ce36" office:value="1" office:value-type="float">
            <text:p>1</text:p>
          </table:table-cell>
          <table:table-cell table:style-name="ce36"/>
          <table:table-cell ns41:value-type="float" table:style-name="ce36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Bommel (Zalt-)</text:p>
          </table:table-cell>
          <table:table-cell table:style-name="Default"/>
          <table:table-cell ns41:value-type="float" table:style-name="ce29" office:value="637" office:value-type="float">
            <text:p>637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745" office:value-type="float">
            <text:p>74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39" office:value-type="float">
            <text:p>639</text:p>
          </table:table-cell>
          <table:table-cell ns41:value-type="float" table:style-name="ce37" office:value="699" office:value-type="float">
            <text:p>699</text:p>
          </table:table-cell>
          <table:table-cell ns41:value-type="float" table:style-name="ce38" office:value="1591" office:value-type="float">
            <text:p>1,591</text:p>
          </table:table-cell>
          <table:table-cell ns41:value-type="float" table:style-name="ce38" office:value="1897" office:value-type="float">
            <text:p>1,897</text:p>
          </table:table-cell>
          <table:table-cell ns41:value-type="float" table:style-name="ce38" office:value="3488" office:value-type="float">
            <text:p>3,488</text:p>
          </table:table-cell>
          <table:table-cell ns41:value-type="float" table:style-name="ce38" office:value="1558" office:value-type="float">
            <text:p>1,558</text:p>
          </table:table-cell>
          <table:table-cell ns41:value-type="float" table:style-name="ce38" office:value="1827" office:value-type="float">
            <text:p>1,827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8" office:value="1012" office:value-type="float">
            <text:p>1,012</text:p>
          </table:table-cell>
          <table:table-cell ns41:value-type="float" table:style-name="ce38" office:value="1203" office:value-type="float">
            <text:p>1,203</text:p>
          </table:table-cell>
          <table:table-cell ns41:value-type="float" table:style-name="ce37" office:value="509" office:value-type="float">
            <text:p>509</text:p>
          </table:table-cell>
          <table:table-cell ns41:value-type="float" table:style-name="ce37" office:value="515" office:value-type="float">
            <text:p>51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8" office:value="1057" office:value-type="float">
            <text:p>1,057</text:p>
          </table:table-cell>
          <table:table-cell ns41:value-type="float" table:style-name="ce38" office:value="1103" office:value-type="float">
            <text:p>1,103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423" office:value-type="float">
            <text:p>423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37" office:value="318" office:value-type="float">
            <text:p>31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016" office:value-type="float">
            <text:p>1,016</text:p>
          </table:table-cell>
          <table:table-cell ns41:value-type="float" table:style-name="ce38" office:value="1269" office:value-type="float">
            <text:p>1,26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ns41:value-type="float" table:style-name="ce37" office:value="15" office:value-type="float">
            <text:p>15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66" office:value-type="float">
            <text:p>466</text:p>
          </table:table-cell>
          <table:table-cell ns41:value-type="float" table:style-name="ce37" office:value="513" office:value-type="float">
            <text:p>51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73" office:value-type="float">
            <text:p>73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Culenborg</text:p>
          </table:table-cell>
          <table:table-cell table:style-name="Default"/>
          <table:table-cell ns41:value-type="float" table:style-name="ce29" office:value="823" office:value-type="float">
            <text:p>823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881" office:value-type="float">
            <text:p>88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828" office:value-type="float">
            <text:p>828</text:p>
          </table:table-cell>
          <table:table-cell ns41:value-type="float" table:style-name="ce37" office:value="990" office:value-type="float">
            <text:p>990</text:p>
          </table:table-cell>
          <table:table-cell ns41:value-type="float" table:style-name="ce38" office:value="2612" office:value-type="float">
            <text:p>2,612</text:p>
          </table:table-cell>
          <table:table-cell ns41:value-type="float" table:style-name="ce38" office:value="2509" office:value-type="float">
            <text:p>2,509</text:p>
          </table:table-cell>
          <table:table-cell ns41:value-type="float" table:style-name="ce38" office:value="5121" office:value-type="float">
            <text:p>5,121</text:p>
          </table:table-cell>
          <table:table-cell ns41:value-type="float" table:style-name="ce38" office:value="2379" office:value-type="float">
            <text:p>2,379</text:p>
          </table:table-cell>
          <table:table-cell ns41:value-type="float" table:style-name="ce38" office:value="2446" office:value-type="float">
            <text:p>2,446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8" office:value="1796" office:value-type="float">
            <text:p>1,796</text:p>
          </table:table-cell>
          <table:table-cell ns41:value-type="float" table:style-name="ce38" office:value="1577" office:value-type="float">
            <text:p>1,577</text:p>
          </table:table-cell>
          <table:table-cell ns41:value-type="float" table:style-name="ce37" office:value="694" office:value-type="float">
            <text:p>694</text:p>
          </table:table-cell>
          <table:table-cell ns41:value-type="float" table:style-name="ce37" office:value="689" office:value-type="float">
            <text:p>689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7" office:value="243" office:value-type="float">
            <text:p>243</text:p>
          </table:table-cell>
          <table:table-cell ns41:value-type="float" table:style-name="ce38" office:value="1930" office:value-type="float">
            <text:p>1,930</text:p>
          </table:table-cell>
          <table:table-cell ns41:value-type="float" table:style-name="ce38" office:value="1952" office:value-type="float">
            <text:p>1,952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424" office:value-type="float">
            <text:p>424</text:p>
          </table:table-cell>
          <table:table-cell ns41:value-type="float" table:style-name="ce37" office:value="320" office:value-type="float">
            <text:p>320</text:p>
          </table:table-cell>
          <table:table-cell table:style-name="ce37" table:number-columns-repeated="2"/>
          <table:table-cell ns41:value-type="float" table:style-name="ce37" office:value="19" office:value-type="float">
            <text:p>19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2"/>
          <table:table-cell ns41:value-type="float" table:style-name="ce37" office:value="5" office:value-type="float">
            <text:p>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1005" office:value-type="float">
            <text:p>1,005</text:p>
          </table:table-cell>
          <table:table-cell ns41:value-type="float" table:style-name="ce37" office:value="995" office:value-type="float">
            <text:p>99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6"/>
          <table:table-cell ns41:value-type="float" table:style-name="ce37" office:value="38" office:value-type="float">
            <text:p>38</text:p>
          </table:table-cell>
          <table:table-cell ns41:value-type="float" table:style-name="ce37" office:value="26" office:value-type="float">
            <text:p>26</text:p>
          </table:table-cell>
          <table:table-cell table:style-name="ce37" table:number-columns-repeated="3"/>
          <table:table-cell ns41:value-type="float" table:style-name="ce37" office:value="4" office:value-type="float">
            <text:p>4</text:p>
          </table:table-cell>
          <table:table-cell table:style-name="ce37" table:number-columns-repeated="6"/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8" office:value="1416" office:value-type="float">
            <text:p>1,416</text:p>
          </table:table-cell>
          <table:table-cell ns41:value-type="float" table:style-name="ce38" office:value="1324" office:value-type="float">
            <text:p>1,324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93" office:value-type="float">
            <text:p>93</text:p>
          </table:table-cell>
          <table:table-cell table:style-name="ce37" table:number-columns-repeated="4"/>
          <table:table-cell ns41:value-type="float" table:style-name="ce37" office:value="58" office:value-type="float">
            <text:p>58</text:p>
          </table:table-cell>
          <table:table-cell ns41:value-type="float" table:style-name="ce37" office:value="63" office:value-type="float">
            <text:p>6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Doesburg</text:p>
          </table:table-cell>
          <table:table-cell table:style-name="Default"/>
          <table:table-cell ns41:value-type="float" table:style-name="ce29" office:value="571" office:value-type="float">
            <text:p>571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667" office:value-type="float">
            <text:p>667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582" office:value-type="float">
            <text:p>582</text:p>
          </table:table-cell>
          <table:table-cell ns41:value-type="float" table:style-name="ce37" office:value="788" office:value-type="float">
            <text:p>788</text:p>
          </table:table-cell>
          <table:table-cell ns41:value-type="float" table:style-name="ce38" office:value="1776" office:value-type="float">
            <text:p>1,776</text:p>
          </table:table-cell>
          <table:table-cell ns41:value-type="float" table:style-name="ce38" office:value="2075" office:value-type="float">
            <text:p>2,075</text:p>
          </table:table-cell>
          <table:table-cell ns41:value-type="float" table:style-name="ce38" office:value="3851" office:value-type="float">
            <text:p>3,851</text:p>
          </table:table-cell>
          <table:table-cell ns41:value-type="float" table:style-name="ce38" office:value="1667" office:value-type="float">
            <text:p>1,667</text:p>
          </table:table-cell>
          <table:table-cell ns41:value-type="float" table:style-name="ce38" office:value="1991" office:value-type="float">
            <text:p>1,991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8" office:value="1112" office:value-type="float">
            <text:p>1,112</text:p>
          </table:table-cell>
          <table:table-cell ns41:value-type="float" table:style-name="ce38" office:value="1300" office:value-type="float">
            <text:p>1,300</text:p>
          </table:table-cell>
          <table:table-cell ns41:value-type="float" table:style-name="ce37" office:value="581" office:value-type="float">
            <text:p>581</text:p>
          </table:table-cell>
          <table:table-cell ns41:value-type="float" table:style-name="ce37" office:value="596" office:value-type="float">
            <text:p>596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8" office:value="1066" office:value-type="float">
            <text:p>1,066</text:p>
          </table:table-cell>
          <table:table-cell ns41:value-type="float" table:style-name="ce38" office:value="1108" office:value-type="float">
            <text:p>1,108</text:p>
          </table:table-cell>
          <table:table-cell ns41:value-type="float" table:style-name="ce37" office:value="369" office:value-type="float">
            <text:p>369</text:p>
          </table:table-cell>
          <table:table-cell ns41:value-type="float" table:style-name="ce37" office:value="617" office:value-type="float">
            <text:p>617</text:p>
          </table:table-cell>
          <table:table-cell ns41:value-type="float" table:style-name="ce37" office:value="257" office:value-type="float">
            <text:p>257</text:p>
          </table:table-cell>
          <table:table-cell ns41:value-type="float" table:style-name="ce37" office:value="275" office:value-type="float">
            <text:p>27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3" office:value-type="float">
            <text:p>13</text:p>
          </table:table-cell>
          <table:table-cell table:style-name="ce37" table:number-columns-repeated="2"/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917" office:value-type="float">
            <text:p>917</text:p>
          </table:table-cell>
          <table:table-cell ns41:value-type="float" table:style-name="ce38" office:value="1082" office:value-type="float">
            <text:p>1,082</text:p>
          </table:table-cell>
          <table:table-cell ns41:value-type="float" office:value="9" table:style-name="ce37" table:number-columns-repeated="2" office:value-type="float">
            <text:p>9</text:p>
          </table:table-cell>
          <table:table-cell table:style-name="ce37" table:number-columns-repeated="6"/>
          <table:table-cell ns41:value-type="float" table:style-name="ce37" office:value="52" office:value-type="float">
            <text:p>52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4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758" office:value-type="float">
            <text:p>758</text:p>
          </table:table-cell>
          <table:table-cell ns41:value-type="float" table:style-name="ce37" office:value="897" office:value-type="float">
            <text:p>897</text:p>
          </table:table-cell>
          <table:table-cell table:style-name="ce37" table:number-columns-repeated="6"/>
          <table:table-cell ns41:value-type="float" table:style-name="ce37" office:value="35" office:value-type="float">
            <text:p>35</text:p>
          </table:table-cell>
          <table:table-cell ns41:value-type="float" table:style-name="ce37" office:value="39" office:value-type="float">
            <text:p>39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Doetinchem</text:p>
          </table:table-cell>
          <table:table-cell table:style-name="Default"/>
          <table:table-cell ns41:value-type="float" table:style-name="ce29" office:value="388" office:value-type="float">
            <text:p>388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405" office:value-type="float">
            <text:p>405</text:p>
          </table:table-cell>
          <table:table-cell table:style-name="ce37"/>
          <table:table-cell ns41:value-type="float" table:style-name="ce37" office:value="388" office:value-type="float">
            <text:p>388</text:p>
          </table:table-cell>
          <table:table-cell ns41:value-type="float" table:style-name="ce37" office:value="467" office:value-type="float">
            <text:p>467</text:p>
          </table:table-cell>
          <table:table-cell ns41:value-type="float" table:style-name="ce37" office:value="967" office:value-type="float">
            <text:p>967</text:p>
          </table:table-cell>
          <table:table-cell ns41:value-type="float" table:style-name="ce37" office:value="991" office:value-type="float">
            <text:p>991</text:p>
          </table:table-cell>
          <table:table-cell ns41:value-type="float" table:style-name="ce38" office:value="1958" office:value-type="float">
            <text:p>1,958</text:p>
          </table:table-cell>
          <table:table-cell ns41:value-type="float" table:style-name="ce37" office:value="932" office:value-type="float">
            <text:p>932</text:p>
          </table:table-cell>
          <table:table-cell ns41:value-type="float" table:style-name="ce37" office:value="957" office:value-type="float">
            <text:p>957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598" office:value-type="float">
            <text:p>598</text:p>
          </table:table-cell>
          <table:table-cell ns41:value-type="float" table:style-name="ce37" office:value="576" office:value-type="float">
            <text:p>576</text:p>
          </table:table-cell>
          <table:table-cell ns41:value-type="float" table:style-name="ce37" office:value="327" office:value-type="float">
            <text:p>327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606" office:value-type="float">
            <text:p>606</text:p>
          </table:table-cell>
          <table:table-cell ns41:value-type="float" table:style-name="ce37" office:value="536" office:value-type="float">
            <text:p>536</text:p>
          </table:table-cell>
          <table:table-cell ns41:value-type="float" table:style-name="ce37" office:value="240" office:value-type="float">
            <text:p>240</text:p>
          </table:table-cell>
          <table:table-cell ns41:value-type="float" table:style-name="ce37" office:value="337" office:value-type="float">
            <text:p>337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563" office:value-type="float">
            <text:p>563</text:p>
          </table:table-cell>
          <table:table-cell ns41:value-type="float" table:style-name="ce37" office:value="609" office:value-type="float">
            <text:p>60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6"/>
          <table:table-cell ns41:value-type="float" table:style-name="ce37" office:value="35" office:value-type="float">
            <text:p>35</text:p>
          </table:table-cell>
          <table:table-cell ns41:value-type="float" table:style-name="ce37" office:value="27" office:value-type="float">
            <text:p>27</text:p>
          </table:table-cell>
          <table:table-cell table:style-name="ce37" table:number-columns-repeated="2"/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5" office:value-type="float">
            <text:p>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309" office:value-type="float">
            <text:p>309</text:p>
          </table:table-cell>
          <table:table-cell ns41:value-type="float" table:style-name="ce37" office:value="305" office:value-type="float">
            <text:p>305</text:p>
          </table:table-cell>
          <table:table-cell table:style-name="ce37" table:number-columns-repeated="6"/>
          <table:table-cell ns41:value-type="float" table:style-name="ce37" office:value="48" office:value-type="float">
            <text:p>48</text:p>
          </table:table-cell>
          <table:table-cell ns41:value-type="float" table:style-name="ce37" office:value="39" office:value-type="float">
            <text:p>3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Elburg</text:p>
          </table:table-cell>
          <table:table-cell table:style-name="Default"/>
          <table:table-cell ns41:value-type="float" table:style-name="ce29" office:value="343" office:value-type="float">
            <text:p>343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79" office:value-type="float">
            <text:p>379</text:p>
          </table:table-cell>
          <table:table-cell table:style-name="ce37"/>
          <table:table-cell ns41:value-type="float" table:style-name="ce37" office:value="343" office:value-type="float">
            <text:p>343</text:p>
          </table:table-cell>
          <table:table-cell ns41:value-type="float" table:style-name="ce37" office:value="497" office:value-type="float">
            <text:p>497</text:p>
          </table:table-cell>
          <table:table-cell ns41:value-type="float" table:style-name="ce38" office:value="1186" office:value-type="float">
            <text:p>1,186</text:p>
          </table:table-cell>
          <table:table-cell ns41:value-type="float" table:style-name="ce38" office:value="1277" office:value-type="float">
            <text:p>1,277</text:p>
          </table:table-cell>
          <table:table-cell ns41:value-type="float" table:style-name="ce38" office:value="2463" office:value-type="float">
            <text:p>2,463</text:p>
          </table:table-cell>
          <table:table-cell ns41:value-type="float" table:style-name="ce38" office:value="1152" office:value-type="float">
            <text:p>1,152</text:p>
          </table:table-cell>
          <table:table-cell ns41:value-type="float" table:style-name="ce38" office:value="1254" office:value-type="float">
            <text:p>1,254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747" office:value-type="float">
            <text:p>747</text:p>
          </table:table-cell>
          <table:table-cell ns41:value-type="float" table:style-name="ce37" office:value="768" office:value-type="float">
            <text:p>768</text:p>
          </table:table-cell>
          <table:table-cell ns41:value-type="float" table:style-name="ce37" office:value="391" office:value-type="float">
            <text:p>391</text:p>
          </table:table-cell>
          <table:table-cell ns41:value-type="float" table:style-name="ce37" office:value="393" office:value-type="float">
            <text:p>393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897" office:value-type="float">
            <text:p>897</text:p>
          </table:table-cell>
          <table:table-cell ns41:value-type="float" table:style-name="ce37" office:value="868" office:value-type="float">
            <text:p>868</text:p>
          </table:table-cell>
          <table:table-cell ns41:value-type="float" table:style-name="ce37" office:value="143" office:value-type="float">
            <text:p>143</text:p>
          </table:table-cell>
          <table:table-cell ns41:value-type="float" table:style-name="ce37" office:value="227" office:value-type="float">
            <text:p>227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161" office:value-type="float">
            <text:p>161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8" office:value="1079" office:value-type="float">
            <text:p>1,079</text:p>
          </table:table-cell>
          <table:table-cell ns41:value-type="float" table:style-name="ce38" office:value="1158" office:value-type="float">
            <text:p>1,15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4"/>
          <table:table-cell ns41:value-type="float" table:style-name="ce37" office:value="12" office:value-type="float">
            <text:p>12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office:value="1" table:style-name="ce37" table:number-columns-repeated="3" office:value-type="float">
            <text:p>1</text:p>
          </table:table-cell>
          <table:table-cell table:style-name="ce37" table:number-columns-repeated="4"/>
          <table:table-cell ns41:value-type="float" table:style-name="ce37" office:value="26" office:value-type="float">
            <text:p>26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6"/>
          <table:table-cell ns41:value-type="float" table:style-name="ce37" office:value="49" office:value-type="float">
            <text:p>49</text:p>
          </table:table-cell>
          <table:table-cell ns41:value-type="float" table:style-name="ce37" office:value="61" office:value-type="float">
            <text:p>6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Groenlo</text:p>
          </table:table-cell>
          <table:table-cell table:style-name="Default"/>
          <table:table-cell ns41:value-type="float" table:style-name="ce29" office:value="360" office:value-type="float">
            <text:p>360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69" office:value-type="float">
            <text:p>369</text:p>
          </table:table-cell>
          <table:table-cell table:style-name="ce37"/>
          <table:table-cell ns41:value-type="float" table:style-name="ce37" office:value="360" office:value-type="float">
            <text:p>360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8" office:value="1217" office:value-type="float">
            <text:p>1,217</text:p>
          </table:table-cell>
          <table:table-cell ns41:value-type="float" table:style-name="ce38" office:value="1212" office:value-type="float">
            <text:p>1,212</text:p>
          </table:table-cell>
          <table:table-cell ns41:value-type="float" table:style-name="ce38" office:value="2429" office:value-type="float">
            <text:p>2,429</text:p>
          </table:table-cell>
          <table:table-cell ns41:value-type="float" table:style-name="ce38" office:value="1186" office:value-type="float">
            <text:p>1,186</text:p>
          </table:table-cell>
          <table:table-cell ns41:value-type="float" table:style-name="ce38" office:value="1168" office:value-type="float">
            <text:p>1,168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766" office:value-type="float">
            <text:p>766</text:p>
          </table:table-cell>
          <table:table-cell ns41:value-type="float" table:style-name="ce37" office:value="719" office:value-type="float">
            <text:p>719</text:p>
          </table:table-cell>
          <table:table-cell ns41:value-type="float" office:value="390" table:style-name="ce37" table:number-columns-repeated="2" office:value-type="float">
            <text:p>390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902" office:value-type="float">
            <text:p>902</text:p>
          </table:table-cell>
          <table:table-cell ns41:value-type="float" table:style-name="ce37" office:value="819" office:value-type="float">
            <text:p>819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280" office:value-type="float">
            <text:p>280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75" office:value-type="float">
            <text:p>75</text:p>
          </table:table-cell>
          <table:table-cell table:style-name="ce37"/>
          <table:table-cell ns41:value-type="float" table:style-name="ce37" office:value="6" office:value-type="float">
            <text:p>6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29" office:value-type="float">
            <text:p>29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7" office:value="197" office:value-type="float">
            <text:p>197</text:p>
          </table:table-cell>
          <table:table-cell table:style-name="ce37" table:number-columns-repeated="8"/>
          <table:table-cell ns41:value-type="float" table:style-name="ce37" office:value="5" office:value-type="float">
            <text:p>5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944" office:value-type="float">
            <text:p>944</text:p>
          </table:table-cell>
          <table:table-cell ns41:value-type="float" table:style-name="ce37" office:value="955" office:value-type="float">
            <text:p>955</text:p>
          </table:table-cell>
          <table:table-cell table:style-name="ce37" table:number-columns-repeated="6"/>
          <table:table-cell ns41:value-type="float" table:style-name="ce37" office:value="65" office:value-type="float">
            <text:p>65</text:p>
          </table:table-cell>
          <table:table-cell ns41:value-type="float" table:style-name="ce37" office:value="54" office:value-type="float">
            <text:p>54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Harderwijk</text:p>
          </table:table-cell>
          <table:table-cell table:style-name="Default"/>
          <table:table-cell ns41:value-type="float" table:style-name="ce29" office:value="982" office:value-type="float">
            <text:p>98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992" office:value-type="float">
            <text:p>992</text:p>
          </table:table-cell>
          <table:table-cell table:style-name="ce37"/>
          <table:table-cell ns41:value-type="float" table:style-name="ce37" office:value="982" office:value-type="float">
            <text:p>982</text:p>
          </table:table-cell>
          <table:table-cell ns41:value-type="float" table:style-name="ce38" office:value="1179" office:value-type="float">
            <text:p>1,179</text:p>
          </table:table-cell>
          <table:table-cell ns41:value-type="float" table:style-name="ce38" office:value="2846" office:value-type="float">
            <text:p>2,846</text:p>
          </table:table-cell>
          <table:table-cell ns41:value-type="float" table:style-name="ce38" office:value="2794" office:value-type="float">
            <text:p>2,794</text:p>
          </table:table-cell>
          <table:table-cell ns41:value-type="float" table:style-name="ce38" office:value="5640" office:value-type="float">
            <text:p>5,640</text:p>
          </table:table-cell>
          <table:table-cell ns41:value-type="float" table:style-name="ce38" office:value="2593" office:value-type="float">
            <text:p>2,593</text:p>
          </table:table-cell>
          <table:table-cell ns41:value-type="float" table:style-name="ce38" office:value="2754" office:value-type="float">
            <text:p>2,754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8" office:value="1937" office:value-type="float">
            <text:p>1,937</text:p>
          </table:table-cell>
          <table:table-cell ns41:value-type="float" table:style-name="ce38" office:value="1704" office:value-type="float">
            <text:p>1,704</text:p>
          </table:table-cell>
          <table:table-cell ns41:value-type="float" table:style-name="ce37" office:value="814" office:value-type="float">
            <text:p>814</text:p>
          </table:table-cell>
          <table:table-cell ns41:value-type="float" table:style-name="ce37" office:value="822" office:value-type="float">
            <text:p>822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268" office:value-type="float">
            <text:p>268</text:p>
          </table:table-cell>
          <table:table-cell ns41:value-type="float" table:style-name="ce38" office:value="2035" office:value-type="float">
            <text:p>2,035</text:p>
          </table:table-cell>
          <table:table-cell ns41:value-type="float" table:style-name="ce38" office:value="1977" office:value-type="float">
            <text:p>1,977</text:p>
          </table:table-cell>
          <table:table-cell ns41:value-type="float" table:style-name="ce37" office:value="273" office:value-type="float">
            <text:p>273</text:p>
          </table:table-cell>
          <table:table-cell ns41:value-type="float" table:style-name="ce37" office:value="436" office:value-type="float">
            <text:p>436</text:p>
          </table:table-cell>
          <table:table-cell ns41:value-type="float" table:style-name="ce37" office:value="411" office:value-type="float">
            <text:p>411</text:p>
          </table:table-cell>
          <table:table-cell ns41:value-type="float" table:style-name="ce37" office:value="336" office:value-type="float">
            <text:p>33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10" office:value-type="float">
            <text:p>10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8" office:value="2442" office:value-type="float">
            <text:p>2,442</text:p>
          </table:table-cell>
          <table:table-cell ns41:value-type="float" table:style-name="ce38" office:value="2498" office:value-type="float">
            <text:p>2,498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24" office:value-type="float">
            <text:p>2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5" office:value-type="float">
            <text:p>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236" office:value-type="float">
            <text:p>236</text:p>
          </table:table-cell>
          <table:table-cell table:style-name="ce37" table:number-columns-repeated="6"/>
          <table:table-cell ns41:value-type="float" table:style-name="ce37" office:value="47" office:value-type="float">
            <text:p>47</text:p>
          </table:table-cell>
          <table:table-cell ns41:value-type="float" table:style-name="ce37" office:value="44" office:value-type="float">
            <text:p>44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Hattem</text:p>
          </table:table-cell>
          <table:table-cell table:style-name="Default"/>
          <table:table-cell ns41:value-type="float" table:style-name="ce29" office:value="423" office:value-type="float">
            <text:p>42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30" office:value-type="float">
            <text:p>43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26" office:value-type="float">
            <text:p>426</text:p>
          </table:table-cell>
          <table:table-cell ns41:value-type="float" table:style-name="ce37" office:value="497" office:value-type="float">
            <text:p>497</text:p>
          </table:table-cell>
          <table:table-cell ns41:value-type="float" table:style-name="ce38" office:value="1203" office:value-type="float">
            <text:p>1,203</text:p>
          </table:table-cell>
          <table:table-cell ns41:value-type="float" table:style-name="ce38" office:value="1264" office:value-type="float">
            <text:p>1,264</text:p>
          </table:table-cell>
          <table:table-cell ns41:value-type="float" table:style-name="ce38" office:value="2467" office:value-type="float">
            <text:p>2,467</text:p>
          </table:table-cell>
          <table:table-cell ns41:value-type="float" table:style-name="ce38" office:value="1159" office:value-type="float">
            <text:p>1,159</text:p>
          </table:table-cell>
          <table:table-cell ns41:value-type="float" table:style-name="ce38" office:value="1208" office:value-type="float">
            <text:p>1,208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776" office:value-type="float">
            <text:p>776</text:p>
          </table:table-cell>
          <table:table-cell ns41:value-type="float" table:style-name="ce37" office:value="763" office:value-type="float">
            <text:p>763</text:p>
          </table:table-cell>
          <table:table-cell ns41:value-type="float" table:style-name="ce37" office:value="380" office:value-type="float">
            <text:p>380</text:p>
          </table:table-cell>
          <table:table-cell ns41:value-type="float" table:style-name="ce37" office:value="385" office:value-type="float">
            <text:p>385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916" office:value-type="float">
            <text:p>916</text:p>
          </table:table-cell>
          <table:table-cell ns41:value-type="float" table:style-name="ce37" office:value="863" office:value-type="float">
            <text:p>863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37" office:value="197" office:value-type="float">
            <text:p>197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8" office:value="1059" office:value-type="float">
            <text:p>1,059</text:p>
          </table:table-cell>
          <table:table-cell ns41:value-type="float" table:style-name="ce38" office:value="1116" office:value-type="float">
            <text:p>1,116</text:p>
          </table:table-cell>
          <table:table-cell table:style-name="ce37" table:number-columns-repeated="8"/>
          <table:table-cell ns41:value-type="float" office:value="5" table:style-name="ce37" table:number-columns-repeated="2" office:value-type="float">
            <text:p>5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6"/>
          <table:table-cell ns41:value-type="float" table:style-name="ce37" office:value="119" office:value-type="float">
            <text:p>119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6"/>
          <table:table-cell ns41:value-type="float" table:style-name="ce37" office:value="10" office:value-type="float">
            <text:p>1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Lochem</text:p>
          </table:table-cell>
          <table:table-cell table:style-name="Default"/>
          <table:table-cell ns41:value-type="float" table:style-name="ce29" office:value="420" office:value-type="float">
            <text:p>42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26" office:value-type="float">
            <text:p>426</text:p>
          </table:table-cell>
          <table:table-cell table:style-name="ce37"/>
          <table:table-cell ns41:value-type="float" table:style-name="ce37" office:value="420" office:value-type="float">
            <text:p>420</text:p>
          </table:table-cell>
          <table:table-cell ns41:value-type="float" table:style-name="ce37" office:value="431" office:value-type="float">
            <text:p>431</text:p>
          </table:table-cell>
          <table:table-cell ns41:value-type="float" table:style-name="ce38" office:value="1025" office:value-type="float">
            <text:p>1,025</text:p>
          </table:table-cell>
          <table:table-cell ns41:value-type="float" table:style-name="ce38" office:value="1062" office:value-type="float">
            <text:p>1,062</text:p>
          </table:table-cell>
          <table:table-cell ns41:value-type="float" table:style-name="ce38" office:value="2087" office:value-type="float">
            <text:p>2,087</text:p>
          </table:table-cell>
          <table:table-cell ns41:value-type="float" table:style-name="ce37" office:value="997" office:value-type="float">
            <text:p>997</text:p>
          </table:table-cell>
          <table:table-cell ns41:value-type="float" table:style-name="ce38" office:value="1020" office:value-type="float">
            <text:p>1,02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26" office:value-type="float">
            <text:p>626</text:p>
          </table:table-cell>
          <table:table-cell ns41:value-type="float" table:style-name="ce37" office:value="625" office:value-type="float">
            <text:p>625</text:p>
          </table:table-cell>
          <table:table-cell ns41:value-type="float" table:style-name="ce37" office:value="350" office:value-type="float">
            <text:p>350</text:p>
          </table:table-cell>
          <table:table-cell ns41:value-type="float" table:style-name="ce37" office:value="356" office:value-type="float">
            <text:p>356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743" office:value-type="float">
            <text:p>743</text:p>
          </table:table-cell>
          <table:table-cell ns41:value-type="float" table:style-name="ce37" office:value="671" office:value-type="float">
            <text:p>671</text:p>
          </table:table-cell>
          <table:table-cell ns41:value-type="float" table:style-name="ce37" office:value="192" office:value-type="float">
            <text:p>192</text:p>
          </table:table-cell>
          <table:table-cell ns41:value-type="float" table:style-name="ce37" office:value="275" office:value-type="float">
            <text:p>275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965" office:value-type="float">
            <text:p>965</text:p>
          </table:table-cell>
          <table:table-cell ns41:value-type="float" table:style-name="ce38" office:value="1011" office:value-type="float">
            <text:p>1,011</text:p>
          </table:table-cell>
          <table:table-cell table:style-name="ce37" table:number-columns-repeated="8"/>
          <table:table-cell ns41:value-type="float" table:style-name="ce37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6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6"/>
          <table:table-cell ns41:value-type="float" table:style-name="ce37" office:value="35" office:value-type="float">
            <text:p>35</text:p>
          </table:table-cell>
          <table:table-cell ns41:value-type="float" table:style-name="ce37" office:value="39" office:value-type="float">
            <text:p>3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Nijkerk</text:p>
          </table:table-cell>
          <table:table-cell table:style-name="Default"/>
          <table:table-cell ns41:value-type="float" table:style-name="ce30" office:value="1337" office:value-type="float">
            <text:p>1,337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8" office:value="1361" office:value-type="float">
            <text:p>1,361</text:p>
          </table:table-cell>
          <table:table-cell table:style-name="ce37"/>
          <table:table-cell ns41:value-type="float" table:style-name="ce38" office:value="1337" office:value-type="float">
            <text:p>1,337</text:p>
          </table:table-cell>
          <table:table-cell ns41:value-type="float" table:style-name="ce38" office:value="1396" office:value-type="float">
            <text:p>1,396</text:p>
          </table:table-cell>
          <table:table-cell ns41:value-type="float" table:style-name="ce38" office:value="3407" office:value-type="float">
            <text:p>3,407</text:p>
          </table:table-cell>
          <table:table-cell ns41:value-type="float" table:style-name="ce38" office:value="3455" office:value-type="float">
            <text:p>3,455</text:p>
          </table:table-cell>
          <table:table-cell ns41:value-type="float" table:style-name="ce38" office:value="6862" office:value-type="float">
            <text:p>6,862</text:p>
          </table:table-cell>
          <table:table-cell ns41:value-type="float" table:style-name="ce38" office:value="3337" office:value-type="float">
            <text:p>3,337</text:p>
          </table:table-cell>
          <table:table-cell ns41:value-type="float" table:style-name="ce38" office:value="3408" office:value-type="float">
            <text:p>3,408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8" office:value="2242" office:value-type="float">
            <text:p>2,242</text:p>
          </table:table-cell>
          <table:table-cell ns41:value-type="float" table:style-name="ce38" office:value="2145" office:value-type="float">
            <text:p>2,145</text:p>
          </table:table-cell>
          <table:table-cell ns41:value-type="float" table:style-name="ce38" office:value="1001" office:value-type="float">
            <text:p>1,001</text:p>
          </table:table-cell>
          <table:table-cell ns41:value-type="float" table:style-name="ce38" office:value="1016" office:value-type="float">
            <text:p>1,016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294" office:value-type="float">
            <text:p>294</text:p>
          </table:table-cell>
          <table:table-cell ns41:value-type="float" table:style-name="ce38" office:value="2669" office:value-type="float">
            <text:p>2,669</text:p>
          </table:table-cell>
          <table:table-cell ns41:value-type="float" table:style-name="ce38" office:value="2630" office:value-type="float">
            <text:p>2,630</text:p>
          </table:table-cell>
          <table:table-cell ns41:value-type="float" table:style-name="ce37" office:value="469" office:value-type="float">
            <text:p>469</text:p>
          </table:table-cell>
          <table:table-cell ns41:value-type="float" table:style-name="ce37" office:value="544" office:value-type="float">
            <text:p>544</text:p>
          </table:table-cell>
          <table:table-cell ns41:value-type="float" table:style-name="ce37" office:value="257" office:value-type="float">
            <text:p>257</text:p>
          </table:table-cell>
          <table:table-cell ns41:value-type="float" table:style-name="ce37" office:value="268" office:value-type="float">
            <text:p>268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2"/>
          <table:table-cell ns41:value-type="float" table:style-name="ce37" office:value="7" office:value-type="float">
            <text:p>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2839" office:value-type="float">
            <text:p>2,839</text:p>
          </table:table-cell>
          <table:table-cell ns41:value-type="float" table:style-name="ce38" office:value="2926" office:value-type="float">
            <text:p>2,926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7"/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23" office:value-type="float">
            <text:p>23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432" office:value-type="float">
            <text:p>432</text:p>
          </table:table-cell>
          <table:table-cell ns41:value-type="float" table:style-name="ce37" office:value="417" office:value-type="float">
            <text:p>417</text:p>
          </table:table-cell>
          <table:table-cell table:style-name="ce37" table:number-columns-repeated="6"/>
          <table:table-cell ns41:value-type="float" table:style-name="ce37" office:value="103" office:value-type="float">
            <text:p>103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Nijmegen</text:p>
          </table:table-cell>
          <table:table-cell table:style-name="Default"/>
          <table:table-cell ns41:value-type="float" table:style-name="ce30" office:value="2801" office:value-type="float">
            <text:p>2,801</text:p>
          </table:table-cell>
          <table:table-cell ns41:value-type="float" table:style-name="ce37" office:value="212" office:value-type="float">
            <text:p>212</text:p>
          </table:table-cell>
          <table:table-cell ns41:value-type="float" table:style-name="ce38" office:value="3013" office:value-type="float">
            <text:p>3,01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8" office:value="2815" office:value-type="float">
            <text:p>2,815</text:p>
          </table:table-cell>
          <table:table-cell ns41:value-type="float" table:style-name="ce38" office:value="4522" office:value-type="float">
            <text:p>4,522</text:p>
          </table:table-cell>
          <table:table-cell ns41:value-type="float" table:style-name="ce38" office:value="9987" office:value-type="float">
            <text:p>9,987</text:p>
          </table:table-cell>
          <table:table-cell ns41:value-type="float" table:style-name="ce38" office:value="11231" office:value-type="float">
            <text:p>11,231</text:p>
          </table:table-cell>
          <table:table-cell ns41:value-type="float" table:style-name="ce38" office:value="21218" office:value-type="float">
            <text:p>21,218</text:p>
          </table:table-cell>
          <table:table-cell ns41:value-type="float" table:style-name="ce38" office:value="8950" office:value-type="float">
            <text:p>8,950</text:p>
          </table:table-cell>
          <table:table-cell ns41:value-type="float" table:style-name="ce38" office:value="10933" office:value-type="float">
            <text:p>10,933</text:p>
          </table:table-cell>
          <table:table-cell ns41:value-type="float" table:style-name="ce37" office:value="997" office:value-type="float">
            <text:p>997</text:p>
          </table:table-cell>
          <table:table-cell ns41:value-type="float" table:style-name="ce37" office:value="280" office:value-type="float">
            <text:p>280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66" office:value-type="float">
            <text:p>166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8" office:value="6480" office:value-type="float">
            <text:p>6,480</text:p>
          </table:table-cell>
          <table:table-cell ns41:value-type="float" table:style-name="ce38" office:value="7048" office:value-type="float">
            <text:p>7,048</text:p>
          </table:table-cell>
          <table:table-cell ns41:value-type="float" table:style-name="ce38" office:value="3140" office:value-type="float">
            <text:p>3,140</text:p>
          </table:table-cell>
          <table:table-cell ns41:value-type="float" table:style-name="ce38" office:value="3147" office:value-type="float">
            <text:p>3,147</text:p>
          </table:table-cell>
          <table:table-cell ns41:value-type="float" table:style-name="ce37" office:value="367" office:value-type="float">
            <text:p>367</text:p>
          </table:table-cell>
          <table:table-cell ns41:value-type="float" table:style-name="ce38" office:value="1036" office:value-type="float">
            <text:p>1,036</text:p>
          </table:table-cell>
          <table:table-cell ns41:value-type="float" table:style-name="ce38" office:value="6437" office:value-type="float">
            <text:p>6,437</text:p>
          </table:table-cell>
          <table:table-cell ns41:value-type="float" table:style-name="ce38" office:value="7218" office:value-type="float">
            <text:p>7,218</text:p>
          </table:table-cell>
          <table:table-cell ns41:value-type="float" table:style-name="ce38" office:value="1197" office:value-type="float">
            <text:p>1,197</text:p>
          </table:table-cell>
          <table:table-cell ns41:value-type="float" table:style-name="ce38" office:value="1675" office:value-type="float">
            <text:p>1,675</text:p>
          </table:table-cell>
          <table:table-cell ns41:value-type="float" table:style-name="ce38" office:value="1866" office:value-type="float">
            <text:p>1,866</text:p>
          </table:table-cell>
          <table:table-cell ns41:value-type="float" table:style-name="ce38" office:value="1707" office:value-type="float">
            <text:p>1,707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52" office:value-type="float">
            <text:p>352</text:p>
          </table:table-cell>
          <table:table-cell ns41:value-type="float" table:style-name="ce37" office:value="478" office:value-type="float">
            <text:p>478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8" office:value="2608" office:value-type="float">
            <text:p>2,608</text:p>
          </table:table-cell>
          <table:table-cell ns41:value-type="float" table:style-name="ce38" office:value="2766" office:value-type="float">
            <text:p>2,766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6843" office:value-type="float">
            <text:p>6,843</text:p>
          </table:table-cell>
          <table:table-cell ns41:value-type="float" table:style-name="ce38" office:value="7964" office:value-type="float">
            <text:p>7,96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4"/>
          <table:table-cell ns41:value-type="float" table:style-name="ce37" office:value="210" office:value-type="float">
            <text:p>210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8" office:value-type="float">
            <text:p>8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Tiel</text:p>
          </table:table-cell>
          <table:table-cell table:style-name="Default"/>
          <table:table-cell ns41:value-type="float" table:style-name="ce30" office:value="1050" office:value-type="float">
            <text:p>1,050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38" office:value="1253" office:value-type="float">
            <text:p>1,253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8" office:value="1063" office:value-type="float">
            <text:p>1,063</text:p>
          </table:table-cell>
          <table:table-cell ns41:value-type="float" table:style-name="ce38" office:value="1272" office:value-type="float">
            <text:p>1,272</text:p>
          </table:table-cell>
          <table:table-cell ns41:value-type="float" table:style-name="ce38" office:value="2787" office:value-type="float">
            <text:p>2,787</text:p>
          </table:table-cell>
          <table:table-cell ns41:value-type="float" table:style-name="ce38" office:value="3132" office:value-type="float">
            <text:p>3,132</text:p>
          </table:table-cell>
          <table:table-cell ns41:value-type="float" table:style-name="ce38" office:value="5919" office:value-type="float">
            <text:p>5,919</text:p>
          </table:table-cell>
          <table:table-cell ns41:value-type="float" table:style-name="ce38" office:value="2689" office:value-type="float">
            <text:p>2,689</text:p>
          </table:table-cell>
          <table:table-cell ns41:value-type="float" table:style-name="ce38" office:value="3024" office:value-type="float">
            <text:p>3,024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8" office:value="1791" office:value-type="float">
            <text:p>1,791</text:p>
          </table:table-cell>
          <table:table-cell ns41:value-type="float" table:style-name="ce38" office:value="1982" office:value-type="float">
            <text:p>1,982</text:p>
          </table:table-cell>
          <table:table-cell ns41:value-type="float" table:style-name="ce37" office:value="905" office:value-type="float">
            <text:p>905</text:p>
          </table:table-cell>
          <table:table-cell ns41:value-type="float" table:style-name="ce37" office:value="913" office:value-type="float">
            <text:p>913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237" office:value-type="float">
            <text:p>237</text:p>
          </table:table-cell>
          <table:table-cell ns41:value-type="float" table:style-name="ce38" office:value="1916" office:value-type="float">
            <text:p>1,916</text:p>
          </table:table-cell>
          <table:table-cell ns41:value-type="float" table:style-name="ce38" office:value="1939" office:value-type="float">
            <text:p>1,939</text:p>
          </table:table-cell>
          <table:table-cell ns41:value-type="float" table:style-name="ce37" office:value="500" office:value-type="float">
            <text:p>500</text:p>
          </table:table-cell>
          <table:table-cell ns41:value-type="float" table:style-name="ce37" office:value="824" office:value-type="float">
            <text:p>824</text:p>
          </table:table-cell>
          <table:table-cell ns41:value-type="float" table:style-name="ce37" office:value="294" office:value-type="float">
            <text:p>294</text:p>
          </table:table-cell>
          <table:table-cell ns41:value-type="float" table:style-name="ce37" office:value="328" office:value-type="float">
            <text:p>328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1722" office:value-type="float">
            <text:p>1,722</text:p>
          </table:table-cell>
          <table:table-cell ns41:value-type="float" table:style-name="ce38" office:value="2011" office:value-type="float">
            <text:p>2,011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6"/>
          <table:table-cell ns41:value-type="float" table:style-name="ce37" office:value="28" office:value-type="float">
            <text:p>28</text:p>
          </table:table-cell>
          <table:table-cell ns41:value-type="float" table:style-name="ce37" office:value="23" office:value-type="float">
            <text:p>23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10" office:value-type="float">
            <text:p>1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906" office:value-type="float">
            <text:p>906</text:p>
          </table:table-cell>
          <table:table-cell ns41:value-type="float" table:style-name="ce37" office:value="959" office:value-type="float">
            <text:p>959</text:p>
          </table:table-cell>
          <table:table-cell table:style-name="ce37" table:number-columns-repeated="6"/>
          <table:table-cell ns41:value-type="float" table:style-name="ce37" office:value="119" office:value-type="float">
            <text:p>119</text:p>
          </table:table-cell>
          <table:table-cell ns41:value-type="float" table:style-name="ce37" office:value="128" office:value-type="float">
            <text:p>128</text:p>
          </table:table-cell>
          <table:table-cell table:style-name="ce37" table:number-columns-repeated="3"/>
          <table:table-cell ns41:value-type="float" table:style-name="ce67" office:value="3" office:value-type="float">
            <text:p>3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Wageningen</text:p>
          </table:table-cell>
          <table:table-cell table:style-name="Default"/>
          <table:table-cell ns41:value-type="float" table:style-name="ce29" office:value="778" office:value-type="float">
            <text:p>778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824" office:value-type="float">
            <text:p>82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81" office:value-type="float">
            <text:p>781</text:p>
          </table:table-cell>
          <table:table-cell ns41:value-type="float" table:style-name="ce37" office:value="879" office:value-type="float">
            <text:p>879</text:p>
          </table:table-cell>
          <table:table-cell ns41:value-type="float" table:style-name="ce38" office:value="2151" office:value-type="float">
            <text:p>2,151</text:p>
          </table:table-cell>
          <table:table-cell ns41:value-type="float" table:style-name="ce38" office:value="2377" office:value-type="float">
            <text:p>2,377</text:p>
          </table:table-cell>
          <table:table-cell ns41:value-type="float" table:style-name="ce38" office:value="4528" office:value-type="float">
            <text:p>4,528</text:p>
          </table:table-cell>
          <table:table-cell ns41:value-type="float" table:style-name="ce38" office:value="2084" office:value-type="float">
            <text:p>2,084</text:p>
          </table:table-cell>
          <table:table-cell ns41:value-type="float" table:style-name="ce38" office:value="2257" office:value-type="float">
            <text:p>2,257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8" office:value="1407" office:value-type="float">
            <text:p>1,407</text:p>
          </table:table-cell>
          <table:table-cell ns41:value-type="float" table:style-name="ce38" office:value="1536" office:value-type="float">
            <text:p>1,536</text:p>
          </table:table-cell>
          <table:table-cell ns41:value-type="float" table:style-name="ce37" office:value="652" office:value-type="float">
            <text:p>652</text:p>
          </table:table-cell>
          <table:table-cell ns41:value-type="float" table:style-name="ce37" office:value="651" office:value-type="float">
            <text:p>651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190" office:value-type="float">
            <text:p>190</text:p>
          </table:table-cell>
          <table:table-cell ns41:value-type="float" table:style-name="ce38" office:value="1559" office:value-type="float">
            <text:p>1,559</text:p>
          </table:table-cell>
          <table:table-cell ns41:value-type="float" table:style-name="ce38" office:value="1510" office:value-type="float">
            <text:p>1,510</text:p>
          </table:table-cell>
          <table:table-cell ns41:value-type="float" table:style-name="ce37" office:value="337" office:value-type="float">
            <text:p>337</text:p>
          </table:table-cell>
          <table:table-cell ns41:value-type="float" table:style-name="ce37" office:value="515" office:value-type="float">
            <text:p>515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37" office:value="300" office:value-type="float">
            <text:p>300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8" office:value="1617" office:value-type="float">
            <text:p>1,617</text:p>
          </table:table-cell>
          <table:table-cell ns41:value-type="float" table:style-name="ce38" office:value="1832" office:value-type="float">
            <text:p>1,83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4"/>
          <table:table-cell ns41:value-type="float" table:style-name="ce37" office:value="18" office:value-type="float">
            <text:p>18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473" office:value-type="float">
            <text:p>473</text:p>
          </table:table-cell>
          <table:table-cell ns41:value-type="float" table:style-name="ce37" office:value="455" office:value-type="float">
            <text:p>455</text:p>
          </table:table-cell>
          <table:table-cell table:style-name="ce37" table:number-columns-repeated="6"/>
          <table:table-cell ns41:value-type="float" table:style-name="ce37" office:value="31" office:value-type="float">
            <text:p>31</text:p>
          </table:table-cell>
          <table:table-cell ns41:value-type="float" table:style-name="ce37" office:value="56" office:value-type="float">
            <text:p>56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Zutphen</text:p>
          </table:table-cell>
          <table:table-cell table:style-name="Default"/>
          <table:table-cell ns41:value-type="float" table:style-name="ce30" office:value="2265" office:value-type="float">
            <text:p>2,265</text:p>
          </table:table-cell>
          <table:table-cell ns41:value-type="float" table:style-name="ce37" office:value="169" office:value-type="float">
            <text:p>169</text:p>
          </table:table-cell>
          <table:table-cell ns41:value-type="float" table:style-name="ce38" office:value="2434" office:value-type="float">
            <text:p>2,434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8" office:value="2292" office:value-type="float">
            <text:p>2,292</text:p>
          </table:table-cell>
          <table:table-cell ns41:value-type="float" table:style-name="ce38" office:value="2294" office:value-type="float">
            <text:p>2,294</text:p>
          </table:table-cell>
          <table:table-cell ns41:value-type="float" table:style-name="ce47" office:value="5885" office:value-type="float">
            <text:p>5,885</text:p>
          </table:table-cell>
          <table:table-cell ns41:value-type="float" table:style-name="ce47" office:value="6612" office:value-type="float">
            <text:p>6,612</text:p>
          </table:table-cell>
          <table:table-cell ns41:value-type="float" table:style-name="ce38" office:value="12497" office:value-type="float">
            <text:p>12,497</text:p>
          </table:table-cell>
          <table:table-cell ns41:value-type="float" table:style-name="ce38" office:value="5386" office:value-type="float">
            <text:p>5,386</text:p>
          </table:table-cell>
          <table:table-cell ns41:value-type="float" table:style-name="ce38" office:value="6204" office:value-type="float">
            <text:p>6,204</text:p>
          </table:table-cell>
          <table:table-cell ns41:value-type="float" table:style-name="ce37" office:value="411" office:value-type="float">
            <text:p>411</text:p>
          </table:table-cell>
          <table:table-cell ns41:value-type="float" table:style-name="ce37" office:value="355" office:value-type="float">
            <text:p>355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8" office:value="3666" office:value-type="float">
            <text:p>3,666</text:p>
          </table:table-cell>
          <table:table-cell ns41:value-type="float" table:style-name="ce38" office:value="3976" office:value-type="float">
            <text:p>3,976</text:p>
          </table:table-cell>
          <table:table-cell ns41:value-type="float" table:style-name="ce38" office:value="2017" office:value-type="float">
            <text:p>2,017</text:p>
          </table:table-cell>
          <table:table-cell ns41:value-type="float" table:style-name="ce38" office:value="2022" office:value-type="float">
            <text:p>2,022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612" office:value-type="float">
            <text:p>612</text:p>
          </table:table-cell>
          <table:table-cell ns41:value-type="float" table:style-name="ce38" office:value="3743" office:value-type="float">
            <text:p>3,743</text:p>
          </table:table-cell>
          <table:table-cell ns41:value-type="float" table:style-name="ce38" office:value="3881" office:value-type="float">
            <text:p>3,881</text:p>
          </table:table-cell>
          <table:table-cell ns41:value-type="float" table:style-name="ce38" office:value="1069" office:value-type="float">
            <text:p>1,069</text:p>
          </table:table-cell>
          <table:table-cell ns41:value-type="float" table:style-name="ce38" office:value="1582" office:value-type="float">
            <text:p>1,582</text:p>
          </table:table-cell>
          <table:table-cell ns41:value-type="float" table:style-name="ce37" office:value="878" office:value-type="float">
            <text:p>878</text:p>
          </table:table-cell>
          <table:table-cell ns41:value-type="float" table:style-name="ce37" office:value="969" office:value-type="float">
            <text:p>969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8" office:value="4316" office:value-type="float">
            <text:p>4,316</text:p>
          </table:table-cell>
          <table:table-cell ns41:value-type="float" table:style-name="ce38" office:value="4872" office:value-type="float">
            <text:p>4,87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3" office:value-type="float">
            <text:p>13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ns41:value-type="float" table:style-name="ce37" office:value="2" office:value-type="float">
            <text:p>2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139" office:value-type="float">
            <text:p>139</text:p>
          </table:table-cell>
          <table:table-cell table:style-name="ce37" table:number-columns-repeated="2"/>
          <table:table-cell ns41:value-type="float" table:style-name="ce37" office:value="57" office:value-type="float">
            <text:p>57</text:p>
          </table:table-cell>
          <table:table-cell ns41:value-type="float" table:style-name="ce37" office:value="53" office:value-type="float">
            <text:p>5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13" office:value-type="float">
            <text:p>13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8" office:value="1113" office:value-type="float">
            <text:p>1,113</text:p>
          </table:table-cell>
          <table:table-cell ns41:value-type="float" table:style-name="ce38" office:value="1239" office:value-type="float">
            <text:p>1,23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238" office:value-type="float">
            <text:p>238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ns41:value-type="float" table:style-name="ce67" office:value="37" office:value-type="float">
            <text:p>37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STEDEN.</text:p>
          </table:table-cell>
          <table:table-cell ns41:value-type="string" table:style-name="ce17" office:value-type="string">
            <text:p>Totaal der Steden</text:p>
          </table:table-cell>
          <table:table-cell table:style-name="Default"/>
          <table:table-cell ns41:value-type="float" table:style-name="ce30" office:value="16205" office:value-type="float">
            <text:p>16,205</text:p>
          </table:table-cell>
          <table:table-cell ns41:value-type="float" table:style-name="ce38" office:value="1278" office:value-type="float">
            <text:p>1,278</text:p>
          </table:table-cell>
          <table:table-cell ns41:value-type="float" table:style-name="ce38" office:value="17483" office:value-type="float">
            <text:p>17,483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8" office:value="16283" office:value-type="float">
            <text:p>16,283</text:p>
          </table:table-cell>
          <table:table-cell ns41:value-type="float" table:style-name="ce38" office:value="20098" office:value-type="float">
            <text:p>20,098</text:p>
          </table:table-cell>
          <table:table-cell ns41:value-type="float" table:style-name="ce38" office:value="47679" office:value-type="float">
            <text:p>47,679</text:p>
          </table:table-cell>
          <table:table-cell ns41:value-type="float" table:style-name="ce38" office:value="51960" office:value-type="float">
            <text:p>51,960</text:p>
          </table:table-cell>
          <table:table-cell ns41:value-type="float" table:style-name="ce38" office:value="99639" office:value-type="float">
            <text:p>99,639</text:p>
          </table:table-cell>
          <table:table-cell ns41:value-type="float" table:style-name="ce38" office:value="44262" office:value-type="float">
            <text:p>44,262</text:p>
          </table:table-cell>
          <table:table-cell ns41:value-type="float" table:style-name="ce38" office:value="50182" office:value-type="float">
            <text:p>50,182</text:p>
          </table:table-cell>
          <table:table-cell ns41:value-type="float" table:style-name="ce38" office:value="3100" office:value-type="float">
            <text:p>3,100</text:p>
          </table:table-cell>
          <table:table-cell ns41:value-type="float" table:style-name="ce38" office:value="1623" office:value-type="float">
            <text:p>1,623</text:p>
          </table:table-cell>
          <table:table-cell ns41:value-type="float" table:style-name="ce37" office:value="317" office:value-type="float">
            <text:p>317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882" office:value-type="float">
            <text:p>882</text:p>
          </table:table-cell>
          <table:table-cell ns41:value-type="float" table:style-name="ce37" office:value="468" office:value-type="float">
            <text:p>468</text:p>
          </table:table-cell>
          <table:table-cell ns41:value-type="float" table:style-name="ce38" office:value="30866" office:value-type="float">
            <text:p>30,866</text:p>
          </table:table-cell>
          <table:table-cell ns41:value-type="float" table:style-name="ce38" office:value="32386" office:value-type="float">
            <text:p>32,386</text:p>
          </table:table-cell>
          <table:table-cell ns41:value-type="float" table:style-name="ce38" office:value="14965" office:value-type="float">
            <text:p>14,965</text:p>
          </table:table-cell>
          <table:table-cell ns41:value-type="float" table:style-name="ce38" office:value="15017" office:value-type="float">
            <text:p>15,017</text:p>
          </table:table-cell>
          <table:table-cell ns41:value-type="float" table:style-name="ce38" office:value="1837" office:value-type="float">
            <text:p>1,837</text:p>
          </table:table-cell>
          <table:table-cell ns41:value-type="float" table:style-name="ce38" office:value="4555" office:value-type="float">
            <text:p>4,555</text:p>
          </table:table-cell>
          <table:table-cell ns41:value-type="float" table:style-name="ce38" office:value="31723" office:value-type="float">
            <text:p>31,723</text:p>
          </table:table-cell>
          <table:table-cell ns41:value-type="float" table:style-name="ce38" office:value="32667" office:value-type="float">
            <text:p>32,667</text:p>
          </table:table-cell>
          <table:table-cell ns41:value-type="float" table:style-name="ce38" office:value="7416" office:value-type="float">
            <text:p>7,416</text:p>
          </table:table-cell>
          <table:table-cell ns41:value-type="float" table:style-name="ce38" office:value="10828" office:value-type="float">
            <text:p>10,828</text:p>
          </table:table-cell>
          <table:table-cell ns41:value-type="float" table:style-name="ce38" office:value="6830" office:value-type="float">
            <text:p>6,830</text:p>
          </table:table-cell>
          <table:table-cell ns41:value-type="float" table:style-name="ce38" office:value="6825" office:value-type="float">
            <text:p>6,825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8" office:value="1202" office:value-type="float">
            <text:p>1,202</text:p>
          </table:table-cell>
          <table:table-cell ns41:value-type="float" table:style-name="ce38" office:value="1115" office:value-type="float">
            <text:p>1,11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38" office:value-type="float">
            <text:p>238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8" office:value="26679" office:value-type="float">
            <text:p>26,679</text:p>
          </table:table-cell>
          <table:table-cell ns41:value-type="float" table:style-name="ce38" office:value="29384" office:value-type="float">
            <text:p>29,384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177" office:value-type="float">
            <text:p>177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863" office:value-type="float">
            <text:p>863</text:p>
          </table:table-cell>
          <table:table-cell ns41:value-type="float" table:style-name="ce37" office:value="772" office:value-type="float">
            <text:p>772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1" office:value-type="float">
            <text:p>21</text:p>
          </table:table-cell>
          <table:table-cell table:style-name="ce37" table:number-columns-repeated="4"/>
          <table:table-cell ns41:value-type="float" table:style-name="ce37" office:value="275" office:value-type="float">
            <text:p>275</text:p>
          </table:table-cell>
          <table:table-cell ns41:value-type="float" table:style-name="ce37" office:value="292" office:value-type="float">
            <text:p>292</text:p>
          </table:table-cell>
          <table:table-cell ns41:value-type="float" table:style-name="ce38" office:value="17980" office:value-type="float">
            <text:p>17,980</text:p>
          </table:table-cell>
          <table:table-cell ns41:value-type="float" table:style-name="ce38" office:value="19589" office:value-type="float">
            <text:p>19,589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113" office:value-type="float">
            <text:p>113</text:p>
          </table:table-cell>
          <table:table-cell table:style-name="ce37" table:number-columns-repeated="4"/>
          <table:table-cell ns41:value-type="float" table:style-name="ce38" office:value="1427" office:value-type="float">
            <text:p>1,427</text:p>
          </table:table-cell>
          <table:table-cell ns41:value-type="float" table:style-name="ce38" office:value="1422" office:value-type="float">
            <text:p>1,42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67" office:value="47" office:value-type="float">
            <text:p>47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Apeldoorn</text:p>
          </table:table-cell>
          <table:table-cell table:style-name="Default"/>
          <table:table-cell ns41:value-type="float" table:style-name="ce30" office:value="1418" office:value-type="float">
            <text:p>1,418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8" office:value="1440" office:value-type="float">
            <text:p>1,44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1421" office:value-type="float">
            <text:p>1,421</text:p>
          </table:table-cell>
          <table:table-cell ns41:value-type="float" table:style-name="ce38" office:value="1841" office:value-type="float">
            <text:p>1,841</text:p>
          </table:table-cell>
          <table:table-cell ns41:value-type="float" table:style-name="ce38" office:value="5044" office:value-type="float">
            <text:p>5,044</text:p>
          </table:table-cell>
          <table:table-cell ns41:value-type="float" table:style-name="ce38" office:value="4740" office:value-type="float">
            <text:p>4,740</text:p>
          </table:table-cell>
          <table:table-cell ns41:value-type="float" table:style-name="ce38" office:value="9784" office:value-type="float">
            <text:p>9,784</text:p>
          </table:table-cell>
          <table:table-cell ns41:value-type="float" table:style-name="ce38" office:value="4957" office:value-type="float">
            <text:p>4,957</text:p>
          </table:table-cell>
          <table:table-cell ns41:value-type="float" table:style-name="ce38" office:value="4672" office:value-type="float">
            <text:p>4,672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8" office:value="3345" office:value-type="float">
            <text:p>3,345</text:p>
          </table:table-cell>
          <table:table-cell ns41:value-type="float" table:style-name="ce38" office:value="2869" office:value-type="float">
            <text:p>2,869</text:p>
          </table:table-cell>
          <table:table-cell ns41:value-type="float" table:style-name="ce38" office:value="1546" office:value-type="float">
            <text:p>1,546</text:p>
          </table:table-cell>
          <table:table-cell ns41:value-type="float" table:style-name="ce38" office:value="1552" office:value-type="float">
            <text:p>1,552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7" office:value="319" office:value-type="float">
            <text:p>319</text:p>
          </table:table-cell>
          <table:table-cell ns41:value-type="float" table:style-name="ce38" office:value="3624" office:value-type="float">
            <text:p>3,624</text:p>
          </table:table-cell>
          <table:table-cell ns41:value-type="float" table:style-name="ce38" office:value="3339" office:value-type="float">
            <text:p>3,339</text:p>
          </table:table-cell>
          <table:table-cell ns41:value-type="float" table:style-name="ce38" office:value="1012" office:value-type="float">
            <text:p>1,012</text:p>
          </table:table-cell>
          <table:table-cell ns41:value-type="float" table:style-name="ce38" office:value="1034" office:value-type="float">
            <text:p>1,034</text:p>
          </table:table-cell>
          <table:table-cell ns41:value-type="float" table:style-name="ce37" office:value="344" office:value-type="float">
            <text:p>344</text:p>
          </table:table-cell>
          <table:table-cell ns41:value-type="float" table:style-name="ce37" office:value="334" office:value-type="float">
            <text:p>33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8" office:value="4107" office:value-type="float">
            <text:p>4,107</text:p>
          </table:table-cell>
          <table:table-cell ns41:value-type="float" table:style-name="ce38" office:value="3847" office:value-type="float">
            <text:p>3,84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3"/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4"/>
          <table:table-cell ns41:value-type="float" table:style-name="ce37" office:value="202" office:value-type="float">
            <text:p>202</text:p>
          </table:table-cell>
          <table:table-cell ns41:value-type="float" table:style-name="ce37" office:value="201" office:value-type="float">
            <text:p>201</text:p>
          </table:table-cell>
          <table:table-cell ns41:value-type="float" table:style-name="ce37" office:value="660" office:value-type="float">
            <text:p>660</text:p>
          </table:table-cell>
          <table:table-cell ns41:value-type="float" table:style-name="ce37" office:value="655" office:value-type="float">
            <text:p>655</text:p>
          </table:table-cell>
          <table:table-cell table:style-name="ce37" table:number-columns-repeated="6"/>
          <table:table-cell ns41:value-type="float" table:style-name="ce37" office:value="19" office:value-type="float">
            <text:p>19</text:p>
          </table:table-cell>
          <table:table-cell ns41:value-type="float" table:style-name="ce37" office:value="11" office:value-type="float">
            <text:p>1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Barneveld</text:p>
          </table:table-cell>
          <table:table-cell table:style-name="Default"/>
          <table:table-cell ns41:value-type="float" table:style-name="ce29" office:value="839" office:value-type="float">
            <text:p>83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851" office:value-type="float">
            <text:p>851</text:p>
          </table:table-cell>
          <table:table-cell table:style-name="ce37"/>
          <table:table-cell ns41:value-type="float" table:style-name="ce37" office:value="839" office:value-type="float">
            <text:p>839</text:p>
          </table:table-cell>
          <table:table-cell ns41:value-type="float" table:style-name="ce38" office:value="1104" office:value-type="float">
            <text:p>1,104</text:p>
          </table:table-cell>
          <table:table-cell ns41:value-type="float" table:style-name="ce38" office:value="2915" office:value-type="float">
            <text:p>2,915</text:p>
          </table:table-cell>
          <table:table-cell ns41:value-type="float" table:style-name="ce38" office:value="2717" office:value-type="float">
            <text:p>2,717</text:p>
          </table:table-cell>
          <table:table-cell ns41:value-type="float" table:style-name="ce38" office:value="5632" office:value-type="float">
            <text:p>5,632</text:p>
          </table:table-cell>
          <table:table-cell ns41:value-type="float" table:style-name="ce38" office:value="2801" office:value-type="float">
            <text:p>2,801</text:p>
          </table:table-cell>
          <table:table-cell ns41:value-type="float" table:style-name="ce38" office:value="2647" office:value-type="float">
            <text:p>2,647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" office:value-type="float">
            <text:p>5</text:p>
          </table:table-cell>
          <table:table-cell ns41:value-type="float" office:value="70" table:style-name="ce37" table:number-columns-repeated="2" office:value-type="float">
            <text:p>70</text:p>
          </table:table-cell>
          <table:table-cell ns41:value-type="float" table:style-name="ce38" office:value="1996" office:value-type="float">
            <text:p>1,996</text:p>
          </table:table-cell>
          <table:table-cell ns41:value-type="float" table:style-name="ce38" office:value="1678" office:value-type="float">
            <text:p>1,678</text:p>
          </table:table-cell>
          <table:table-cell ns41:value-type="float" table:style-name="ce37" office:value="801" office:value-type="float">
            <text:p>801</text:p>
          </table:table-cell>
          <table:table-cell ns41:value-type="float" table:style-name="ce37" office:value="808" office:value-type="float">
            <text:p>808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231" office:value-type="float">
            <text:p>231</text:p>
          </table:table-cell>
          <table:table-cell ns41:value-type="float" table:style-name="ce38" office:value="2037" office:value-type="float">
            <text:p>2,037</text:p>
          </table:table-cell>
          <table:table-cell ns41:value-type="float" table:style-name="ce38" office:value="1865" office:value-type="float">
            <text:p>1,865</text:p>
          </table:table-cell>
          <table:table-cell ns41:value-type="float" table:style-name="ce37" office:value="620" office:value-type="float">
            <text:p>620</text:p>
          </table:table-cell>
          <table:table-cell ns41:value-type="float" table:style-name="ce37" office:value="633" office:value-type="float">
            <text:p>633</text:p>
          </table:table-cell>
          <table:table-cell ns41:value-type="float" table:style-name="ce37" office:value="234" office:value-type="float">
            <text:p>234</text:p>
          </table:table-cell>
          <table:table-cell ns41:value-type="float" table:style-name="ce37" office:value="209" office:value-type="float">
            <text:p>209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12" office:value-type="float">
            <text:p>12</text:p>
          </table:table-cell>
          <table:table-cell ns41:value-type="float" office:value="7" table:style-name="ce37" table:number-columns-repeated="2" office:value-type="float">
            <text:p>7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8" office:value="2547" office:value-type="float">
            <text:p>2,547</text:p>
          </table:table-cell>
          <table:table-cell ns41:value-type="float" table:style-name="ce38" office:value="2397" office:value-type="float">
            <text:p>2,39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6"/>
          <table:table-cell ns41:value-type="float" table:style-name="ce37" office:value="5" office:value-type="float">
            <text:p>5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2"/>
          <table:table-cell ns41:value-type="float" table:style-name="ce37" office:value="6" office:value-type="float">
            <text:p>6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12" office:value-type="float">
            <text:p>1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325" office:value-type="float">
            <text:p>325</text:p>
          </table:table-cell>
          <table:table-cell ns41:value-type="float" table:style-name="ce37" office:value="273" office:value-type="float">
            <text:p>273</text:p>
          </table:table-cell>
          <table:table-cell table:style-name="ce37" table:number-columns-repeated="6"/>
          <table:table-cell ns41:value-type="float" table:style-name="ce37" office:value="17" office:value-type="float">
            <text:p>17</text:p>
          </table:table-cell>
          <table:table-cell ns41:value-type="float" table:style-name="ce37" office:value="20" office:value-type="float">
            <text:p>20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Brummen</text:p>
          </table:table-cell>
          <table:table-cell table:style-name="Default"/>
          <table:table-cell ns41:value-type="float" table:style-name="ce29" office:value="803" office:value-type="float">
            <text:p>80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820" office:value-type="float">
            <text:p>820</text:p>
          </table:table-cell>
          <table:table-cell table:style-name="ce37"/>
          <table:table-cell ns41:value-type="float" table:style-name="ce37" office:value="803" office:value-type="float">
            <text:p>803</text:p>
          </table:table-cell>
          <table:table-cell ns41:value-type="float" table:style-name="ce38" office:value="1104" office:value-type="float">
            <text:p>1,104</text:p>
          </table:table-cell>
          <table:table-cell ns41:value-type="float" table:style-name="ce38" office:value="2962" office:value-type="float">
            <text:p>2,962</text:p>
          </table:table-cell>
          <table:table-cell ns41:value-type="float" table:style-name="ce38" office:value="2942" office:value-type="float">
            <text:p>2,942</text:p>
          </table:table-cell>
          <table:table-cell ns41:value-type="float" table:style-name="ce38" office:value="5904" office:value-type="float">
            <text:p>5,904</text:p>
          </table:table-cell>
          <table:table-cell ns41:value-type="float" table:style-name="ce38" office:value="2851" office:value-type="float">
            <text:p>2,851</text:p>
          </table:table-cell>
          <table:table-cell ns41:value-type="float" table:style-name="ce38" office:value="2820" office:value-type="float">
            <text:p>2,820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120" office:value-type="float">
            <text:p>120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8" office:value="1920" office:value-type="float">
            <text:p>1,920</text:p>
          </table:table-cell>
          <table:table-cell ns41:value-type="float" table:style-name="ce38" office:value="1789" office:value-type="float">
            <text:p>1,789</text:p>
          </table:table-cell>
          <table:table-cell ns41:value-type="float" table:style-name="ce37" office:value="972" office:value-type="float">
            <text:p>972</text:p>
          </table:table-cell>
          <table:table-cell ns41:value-type="float" table:style-name="ce37" office:value="979" office:value-type="float">
            <text:p>979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8" office:value="2082" office:value-type="float">
            <text:p>2,082</text:p>
          </table:table-cell>
          <table:table-cell ns41:value-type="float" table:style-name="ce38" office:value="1933" office:value-type="float">
            <text:p>1,933</text:p>
          </table:table-cell>
          <table:table-cell ns41:value-type="float" table:style-name="ce37" office:value="674" office:value-type="float">
            <text:p>674</text:p>
          </table:table-cell>
          <table:table-cell ns41:value-type="float" table:style-name="ce37" office:value="789" office:value-type="float">
            <text:p>789</text:p>
          </table:table-cell>
          <table:table-cell ns41:value-type="float" table:style-name="ce37" office:value="175" office:value-type="float">
            <text:p>175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2482" office:value-type="float">
            <text:p>2,482</text:p>
          </table:table-cell>
          <table:table-cell ns41:value-type="float" table:style-name="ce38" office:value="2487" office:value-type="float">
            <text:p>2,48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5"/>
          <table:table-cell ns41:value-type="float" table:style-name="ce37" office:value="3" office:value-type="float">
            <text:p>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419" office:value-type="float">
            <text:p>419</text:p>
          </table:table-cell>
          <table:table-cell ns41:value-type="float" table:style-name="ce37" office:value="400" office:value-type="float">
            <text:p>400</text:p>
          </table:table-cell>
          <table:table-cell table:style-name="ce37" table:number-columns-repeated="6"/>
          <table:table-cell ns41:value-type="float" table:style-name="ce37" office:value="26" office:value-type="float">
            <text:p>26</text:p>
          </table:table-cell>
          <table:table-cell ns41:value-type="float" table:style-name="ce37" office:value="19" office:value-type="float">
            <text:p>1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Doornspijk</text:p>
          </table:table-cell>
          <table:table-cell table:style-name="Default"/>
          <table:table-cell ns41:value-type="float" table:style-name="ce29" office:value="433" office:value-type="float">
            <text:p>43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35" office:value-type="float">
            <text:p>435</text:p>
          </table:table-cell>
          <table:table-cell table:style-name="ce37"/>
          <table:table-cell ns41:value-type="float" table:style-name="ce37" office:value="433" office:value-type="float">
            <text:p>433</text:p>
          </table:table-cell>
          <table:table-cell ns41:value-type="float" table:style-name="ce37" office:value="586" office:value-type="float">
            <text:p>586</text:p>
          </table:table-cell>
          <table:table-cell ns41:value-type="float" table:style-name="ce38" office:value="1364" office:value-type="float">
            <text:p>1,364</text:p>
          </table:table-cell>
          <table:table-cell ns41:value-type="float" table:style-name="ce38" office:value="1357" office:value-type="float">
            <text:p>1,357</text:p>
          </table:table-cell>
          <table:table-cell ns41:value-type="float" table:style-name="ce38" office:value="2721" office:value-type="float">
            <text:p>2,721</text:p>
          </table:table-cell>
          <table:table-cell ns41:value-type="float" table:style-name="ce38" office:value="1337" office:value-type="float">
            <text:p>1,337</text:p>
          </table:table-cell>
          <table:table-cell ns41:value-type="float" table:style-name="ce38" office:value="1331" office:value-type="float">
            <text:p>1,331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26" office:value-type="float">
            <text:p>26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887" office:value-type="float">
            <text:p>887</text:p>
          </table:table-cell>
          <table:table-cell ns41:value-type="float" table:style-name="ce37" office:value="830" office:value-type="float">
            <text:p>830</text:p>
          </table:table-cell>
          <table:table-cell ns41:value-type="float" table:style-name="ce37" office:value="419" office:value-type="float">
            <text:p>419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981" office:value-type="float">
            <text:p>981</text:p>
          </table:table-cell>
          <table:table-cell ns41:value-type="float" table:style-name="ce37" office:value="961" office:value-type="float">
            <text:p>961</text:p>
          </table:table-cell>
          <table:table-cell ns41:value-type="float" table:style-name="ce37" office:value="313" office:value-type="float">
            <text:p>313</text:p>
          </table:table-cell>
          <table:table-cell ns41:value-type="float" table:style-name="ce37" office:value="318" office:value-type="float">
            <text:p>318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77" office:value-type="float">
            <text:p>77</text:p>
          </table:table-cell>
          <table:table-cell table:style-name="ce37" table:number-columns-repeated="2"/>
          <table:table-cell ns41:value-type="float" office:value="1" table:style-name="ce37" table:number-columns-repeated="3" office:value-type="float">
            <text:p>1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1358" office:value-type="float">
            <text:p>1,358</text:p>
          </table:table-cell>
          <table:table-cell ns41:value-type="float" table:style-name="ce38" office:value="1346" office:value-type="float">
            <text:p>1,346</text:p>
          </table:table-cell>
          <table:table-cell table:style-name="ce37" table:number-columns-repeated="8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7" office:value="4" office:value-type="float">
            <text:p>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12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Doorwerth</text:p>
          </table:table-cell>
          <table:table-cell table:style-name="Default"/>
          <table:table-cell ns41:value-type="float" table:style-name="ce29" office:value="40" office:value-type="float">
            <text:p>4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2" office:value-type="float">
            <text:p>42</text:p>
          </table:table-cell>
          <table:table-cell table:style-name="ce37"/>
          <table:table-cell ns41:value-type="float" table:style-name="ce37" office:value="40" office:value-type="float">
            <text:p>40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178" office:value-type="float">
            <text:p>178</text:p>
          </table:table-cell>
          <table:table-cell ns41:value-type="float" table:style-name="ce37" office:value="160" office:value-type="float">
            <text:p>160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158" office:value-type="float">
            <text:p>158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3" office:value-type="float">
            <text:p>13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128" office:value-type="float">
            <text:p>128</text:p>
          </table:table-cell>
          <table:table-cell ns41:value-type="float" table:style-name="ce37" office:value="106" office:value-type="float">
            <text:p>106</text:p>
          </table:table-cell>
          <table:table-cell ns41:value-type="float" office:value="47" table:style-name="ce37" table:number-columns-repeated="2" office:value-type="float">
            <text:p>4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2" office:value-type="float">
            <text:p>2</text:p>
          </table:table-cell>
          <table:table-cell ns41:value-type="float" table:style-name="ce37" office:value="157" office:value-type="float">
            <text:p>157</text:p>
          </table:table-cell>
          <table:table-cell ns41:value-type="float" table:style-name="ce37" office:value="145" office:value-type="float">
            <text:p>145</text:p>
          </table:table-cell>
          <table:table-cell table:style-name="ce37" table:number-columns-repeated="12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8"/>
          <table:table-cell ns41:value-type="float" table:style-name="ce37" office:value="20" office:value-type="float">
            <text:p>20</text:p>
          </table:table-cell>
          <table:table-cell ns41:value-type="float" table:style-name="ce37" office:value="14" office:value-type="float">
            <text:p>14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Ede</text:p>
          </table:table-cell>
          <table:table-cell table:style-name="Default"/>
          <table:table-cell ns41:value-type="float" table:style-name="ce30" office:value="1492" office:value-type="float">
            <text:p>1,492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8" office:value="1531" office:value-type="float">
            <text:p>1,531</text:p>
          </table:table-cell>
          <table:table-cell table:style-name="ce37"/>
          <table:table-cell ns41:value-type="float" table:style-name="ce38" office:value="1492" office:value-type="float">
            <text:p>1,492</text:p>
          </table:table-cell>
          <table:table-cell ns41:value-type="float" table:style-name="ce38" office:value="1692" office:value-type="float">
            <text:p>1,692</text:p>
          </table:table-cell>
          <table:table-cell ns41:value-type="float" table:style-name="ce38" office:value="4566" office:value-type="float">
            <text:p>4,566</text:p>
          </table:table-cell>
          <table:table-cell ns41:value-type="float" table:style-name="ce38" office:value="4399" office:value-type="float">
            <text:p>4,399</text:p>
          </table:table-cell>
          <table:table-cell ns41:value-type="float" table:style-name="ce38" office:value="8965" office:value-type="float">
            <text:p>8,965</text:p>
          </table:table-cell>
          <table:table-cell ns41:value-type="float" table:style-name="ce38" office:value="4500" office:value-type="float">
            <text:p>4,500</text:p>
          </table:table-cell>
          <table:table-cell ns41:value-type="float" table:style-name="ce38" office:value="4331" office:value-type="float">
            <text:p>4,331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8" office:value="3046" office:value-type="float">
            <text:p>3,046</text:p>
          </table:table-cell>
          <table:table-cell ns41:value-type="float" table:style-name="ce38" office:value="2773" office:value-type="float">
            <text:p>2,773</text:p>
          </table:table-cell>
          <table:table-cell ns41:value-type="float" table:style-name="ce38" office:value="1307" office:value-type="float">
            <text:p>1,307</text:p>
          </table:table-cell>
          <table:table-cell ns41:value-type="float" table:style-name="ce38" office:value="1314" office:value-type="float">
            <text:p>1,314</text:p>
          </table:table-cell>
          <table:table-cell ns41:value-type="float" table:style-name="ce37" office:value="213" office:value-type="float">
            <text:p>213</text:p>
          </table:table-cell>
          <table:table-cell ns41:value-type="float" table:style-name="ce37" office:value="312" office:value-type="float">
            <text:p>312</text:p>
          </table:table-cell>
          <table:table-cell ns41:value-type="float" table:style-name="ce38" office:value="3486" office:value-type="float">
            <text:p>3,486</text:p>
          </table:table-cell>
          <table:table-cell ns41:value-type="float" table:style-name="ce38" office:value="3360" office:value-type="float">
            <text:p>3,360</text:p>
          </table:table-cell>
          <table:table-cell ns41:value-type="float" table:style-name="ce37" office:value="537" office:value-type="float">
            <text:p>537</text:p>
          </table:table-cell>
          <table:table-cell ns41:value-type="float" table:style-name="ce37" office:value="533" office:value-type="float">
            <text:p>533</text:p>
          </table:table-cell>
          <table:table-cell ns41:value-type="float" table:style-name="ce37" office:value="521" office:value-type="float">
            <text:p>521</text:p>
          </table:table-cell>
          <table:table-cell ns41:value-type="float" table:style-name="ce37" office:value="496" office:value-type="float">
            <text:p>49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8" office:value="4436" office:value-type="float">
            <text:p>4,436</text:p>
          </table:table-cell>
          <table:table-cell ns41:value-type="float" table:style-name="ce38" office:value="4274" office:value-type="float">
            <text:p>4,27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6"/>
          <table:table-cell ns41:value-type="float" table:style-name="ce37" office:value="21" office:value-type="float">
            <text:p>21</text:p>
          </table:table-cell>
          <table:table-cell ns41:value-type="float" table:style-name="ce37" office:value="6" office:value-type="float">
            <text:p>6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5"/>
          <table:table-cell ns41:value-type="float" table:style-name="ce37" office:value="14" office:value-type="float">
            <text:p>14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85" office:value-type="float">
            <text:p>85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4"/>
          <table:table-cell ns41:value-type="float" office:value="13" table:style-name="ce37" table:number-columns-repeated="2" office:value-type="float">
            <text:p>1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Epe</text:p>
          </table:table-cell>
          <table:table-cell table:style-name="Default"/>
          <table:table-cell ns41:value-type="float" table:style-name="ce30" office:value="1158" office:value-type="float">
            <text:p>1,158</text:p>
          </table:table-cell>
          <table:table-cell table:style-name="ce37"/>
          <table:table-cell ns41:value-type="float" table:style-name="ce38" office:value="1158" office:value-type="float">
            <text:p>1,158</text:p>
          </table:table-cell>
          <table:table-cell table:style-name="ce37"/>
          <table:table-cell ns41:value-type="float" table:style-name="ce38" office:value="1158" office:value-type="float">
            <text:p>1,158</text:p>
          </table:table-cell>
          <table:table-cell ns41:value-type="float" table:style-name="ce38" office:value="1255" office:value-type="float">
            <text:p>1,255</text:p>
          </table:table-cell>
          <table:table-cell ns41:value-type="float" table:style-name="ce38" office:value="3178" office:value-type="float">
            <text:p>3,178</text:p>
          </table:table-cell>
          <table:table-cell ns41:value-type="float" table:style-name="ce38" office:value="3052" office:value-type="float">
            <text:p>3,052</text:p>
          </table:table-cell>
          <table:table-cell ns41:value-type="float" table:style-name="ce38" office:value="6230" office:value-type="float">
            <text:p>6,230</text:p>
          </table:table-cell>
          <table:table-cell ns41:value-type="float" table:style-name="ce38" office:value="3156" office:value-type="float">
            <text:p>3,156</text:p>
          </table:table-cell>
          <table:table-cell ns41:value-type="float" table:style-name="ce38" office:value="3035" office:value-type="float">
            <text:p>3,035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2086" office:value-type="float">
            <text:p>2,086</text:p>
          </table:table-cell>
          <table:table-cell ns41:value-type="float" table:style-name="ce38" office:value="1852" office:value-type="float">
            <text:p>1,852</text:p>
          </table:table-cell>
          <table:table-cell ns41:value-type="float" table:style-name="ce37" office:value="978" office:value-type="float">
            <text:p>978</text:p>
          </table:table-cell>
          <table:table-cell ns41:value-type="float" table:style-name="ce37" office:value="989" office:value-type="float">
            <text:p>989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8" office:value="2391" office:value-type="float">
            <text:p>2,391</text:p>
          </table:table-cell>
          <table:table-cell ns41:value-type="float" table:style-name="ce38" office:value="2298" office:value-type="float">
            <text:p>2,298</text:p>
          </table:table-cell>
          <table:table-cell ns41:value-type="float" table:style-name="ce37" office:value="586" office:value-type="float">
            <text:p>586</text:p>
          </table:table-cell>
          <table:table-cell ns41:value-type="float" table:style-name="ce37" office:value="595" office:value-type="float">
            <text:p>595</text:p>
          </table:table-cell>
          <table:table-cell ns41:value-type="float" table:style-name="ce37" office:value="192" office:value-type="float">
            <text:p>192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2678" office:value-type="float">
            <text:p>2,678</text:p>
          </table:table-cell>
          <table:table-cell ns41:value-type="float" table:style-name="ce38" office:value="2550" office:value-type="float">
            <text:p>2,550</text:p>
          </table:table-cell>
          <table:table-cell table:style-name="ce37" table:number-columns-repeated="8"/>
          <table:table-cell ns41:value-type="float" table:style-name="ce3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10"/>
          <table:table-cell ns41:value-type="float" table:style-name="ce37" office:value="38" office:value-type="float">
            <text:p>38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451" office:value-type="float">
            <text:p>451</text:p>
          </table:table-cell>
          <table:table-cell ns41:value-type="float" table:style-name="ce37" office:value="456" office:value-type="float">
            <text:p>456</text:p>
          </table:table-cell>
          <table:table-cell table:style-name="ce37" table:number-columns-repeated="6"/>
          <table:table-cell ns41:value-type="float" table:style-name="ce37" office:value="9" office:value-type="float">
            <text:p>9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Ermelo</text:p>
          </table:table-cell>
          <table:table-cell table:style-name="Default"/>
          <table:table-cell ns41:value-type="float" table:style-name="ce29" office:value="691" office:value-type="float">
            <text:p>691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710" office:value-type="float">
            <text:p>710</text:p>
          </table:table-cell>
          <table:table-cell table:style-name="ce37"/>
          <table:table-cell ns41:value-type="float" table:style-name="ce37" office:value="691" office:value-type="float">
            <text:p>691</text:p>
          </table:table-cell>
          <table:table-cell ns41:value-type="float" table:style-name="ce37" office:value="895" office:value-type="float">
            <text:p>895</text:p>
          </table:table-cell>
          <table:table-cell ns41:value-type="float" table:style-name="ce38" office:value="2399" office:value-type="float">
            <text:p>2,399</text:p>
          </table:table-cell>
          <table:table-cell ns41:value-type="float" table:style-name="ce38" office:value="2213" office:value-type="float">
            <text:p>2,213</text:p>
          </table:table-cell>
          <table:table-cell ns41:value-type="float" table:style-name="ce38" office:value="4612" office:value-type="float">
            <text:p>4,612</text:p>
          </table:table-cell>
          <table:table-cell ns41:value-type="float" table:style-name="ce38" office:value="2389" office:value-type="float">
            <text:p>2,389</text:p>
          </table:table-cell>
          <table:table-cell ns41:value-type="float" table:style-name="ce38" office:value="2206" office:value-type="float">
            <text:p>2,20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1642" office:value-type="float">
            <text:p>1,642</text:p>
          </table:table-cell>
          <table:table-cell ns41:value-type="float" table:style-name="ce38" office:value="1371" office:value-type="float">
            <text:p>1,371</text:p>
          </table:table-cell>
          <table:table-cell ns41:value-type="float" table:style-name="ce37" office:value="672" office:value-type="float">
            <text:p>672</text:p>
          </table:table-cell>
          <table:table-cell ns41:value-type="float" table:style-name="ce37" office:value="669" office:value-type="float">
            <text:p>669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173" office:value-type="float">
            <text:p>173</text:p>
          </table:table-cell>
          <table:table-cell ns41:value-type="float" table:style-name="ce38" office:value="1870" office:value-type="float">
            <text:p>1,870</text:p>
          </table:table-cell>
          <table:table-cell ns41:value-type="float" table:style-name="ce38" office:value="1709" office:value-type="float">
            <text:p>1,709</text:p>
          </table:table-cell>
          <table:table-cell ns41:value-type="float" table:style-name="ce37" office:value="437" office:value-type="float">
            <text:p>437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80" office:value-type="float">
            <text:p>80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3" office:value-type="float">
            <text:p>13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2353" office:value-type="float">
            <text:p>2,353</text:p>
          </table:table-cell>
          <table:table-cell ns41:value-type="float" table:style-name="ce38" office:value="2177" office:value-type="float">
            <text:p>2,177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6"/>
          <table:table-cell ns41:value-type="float" table:style-name="ce37" office:value="7" office:value-type="float">
            <text:p>7</text:p>
          </table:table-cell>
          <table:table-cell ns41:value-type="float" table:style-name="ce37" office:value="13" office:value-type="float">
            <text:p>13</text:p>
          </table:table-cell>
          <table:table-cell table:style-name="ce37" table:number-columns-repeated="10"/>
          <table:table-cell ns41:value-type="float" table:style-name="ce37" office:value="27" office:value-type="float">
            <text:p>27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6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Heerde</text:p>
          </table:table-cell>
          <table:table-cell table:style-name="Default"/>
          <table:table-cell ns41:value-type="float" table:style-name="ce29" office:value="713" office:value-type="float">
            <text:p>713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734" office:value-type="float">
            <text:p>73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16" office:value-type="float">
            <text:p>716</text:p>
          </table:table-cell>
          <table:table-cell ns41:value-type="float" table:style-name="ce37" office:value="879" office:value-type="float">
            <text:p>879</text:p>
          </table:table-cell>
          <table:table-cell ns41:value-type="float" table:style-name="ce38" office:value="2212" office:value-type="float">
            <text:p>2,212</text:p>
          </table:table-cell>
          <table:table-cell ns41:value-type="float" table:style-name="ce38" office:value="2182" office:value-type="float">
            <text:p>2,182</text:p>
          </table:table-cell>
          <table:table-cell ns41:value-type="float" table:style-name="ce38" office:value="4394" office:value-type="float">
            <text:p>4,394</text:p>
          </table:table-cell>
          <table:table-cell ns41:value-type="float" table:style-name="ce38" office:value="2167" office:value-type="float">
            <text:p>2,167</text:p>
          </table:table-cell>
          <table:table-cell ns41:value-type="float" table:style-name="ce38" office:value="2145" office:value-type="float">
            <text:p>2,145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28" office:value-type="float">
            <text:p>28</text:p>
          </table:table-cell>
          <table:table-cell ns41:value-type="float" office:value="9" table:style-name="ce37" table:number-columns-repeated="2" office:value-type="float">
            <text:p>9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8" office:value="1439" office:value-type="float">
            <text:p>1,439</text:p>
          </table:table-cell>
          <table:table-cell ns41:value-type="float" table:style-name="ce38" office:value="1341" office:value-type="float">
            <text:p>1,341</text:p>
          </table:table-cell>
          <table:table-cell ns41:value-type="float" table:style-name="ce37" office:value="697" office:value-type="float">
            <text:p>697</text:p>
          </table:table-cell>
          <table:table-cell ns41:value-type="float" table:style-name="ce37" office:value="696" office:value-type="float">
            <text:p>696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8" office:value="1752" office:value-type="float">
            <text:p>1,752</text:p>
          </table:table-cell>
          <table:table-cell ns41:value-type="float" table:style-name="ce38" office:value="1697" office:value-type="float">
            <text:p>1,697</text:p>
          </table:table-cell>
          <table:table-cell ns41:value-type="float" table:style-name="ce37" office:value="231" office:value-type="float">
            <text:p>231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37" office:value="224" office:value-type="float">
            <text:p>224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1976" office:value-type="float">
            <text:p>1,976</text:p>
          </table:table-cell>
          <table:table-cell ns41:value-type="float" table:style-name="ce38" office:value="1956" office:value-type="float">
            <text:p>1,956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ns41:value-type="float" table:style-name="ce37" office:value="211" office:value-type="float">
            <text:p>211</text:p>
          </table:table-cell>
          <table:table-cell ns41:value-type="float" table:style-name="ce37" office:value="209" office:value-type="float">
            <text:p>20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6"/>
          <table:table-cell ns41:value-type="float" table:style-name="ce37" office:value="7" office:value-type="float">
            <text:p>7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Hoevelaken</text:p>
          </table:table-cell>
          <table:table-cell table:style-name="Default"/>
          <table:table-cell ns41:value-type="float" table:style-name="ce29" office:value="149" office:value-type="float">
            <text:p>14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52" office:value-type="float">
            <text:p>152</text:p>
          </table:table-cell>
          <table:table-cell table:style-name="ce37"/>
          <table:table-cell ns41:value-type="float" table:style-name="ce37" office:value="149" office:value-type="float">
            <text:p>149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37" office:value="378" office:value-type="float">
            <text:p>378</text:p>
          </table:table-cell>
          <table:table-cell ns41:value-type="float" table:style-name="ce37" office:value="368" office:value-type="float">
            <text:p>368</text:p>
          </table:table-cell>
          <table:table-cell ns41:value-type="float" table:style-name="ce37" office:value="746" office:value-type="float">
            <text:p>746</text:p>
          </table:table-cell>
          <table:table-cell ns41:value-type="float" table:style-name="ce37" office:value="372" office:value-type="float">
            <text:p>372</text:p>
          </table:table-cell>
          <table:table-cell ns41:value-type="float" table:style-name="ce37" office:value="365" office:value-type="float">
            <text:p>36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258" office:value-type="float">
            <text:p>258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189" office:value-type="float">
            <text:p>189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95" office:value-type="float">
            <text:p>95</text:p>
          </table:table-cell>
          <table:table-cell ns41:value-type="float" office:value="93" table:style-name="ce37" table:number-columns-repeated="2" office:value-type="float">
            <text:p>93</text:p>
          </table:table-cell>
          <table:table-cell ns41:value-type="float" table:style-name="ce37" office:value="77" office:value-type="float">
            <text:p>77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268" office:value-type="float">
            <text:p>268</text:p>
          </table:table-cell>
          <table:table-cell ns41:value-type="float" table:style-name="ce37" office:value="276" office:value-type="float">
            <text:p>276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 table:number-columns-repeated="8"/>
          <table:table-cell ns41:value-type="float" table:style-name="ce37" office:value="109" office:value-type="float">
            <text:p>109</text:p>
          </table:table-cell>
          <table:table-cell ns41:value-type="float" table:style-name="ce37" office:value="91" office:value-type="float">
            <text:p>91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Oldebroek</text:p>
          </table:table-cell>
          <table:table-cell table:style-name="Default"/>
          <table:table-cell ns41:value-type="float" table:style-name="ce29" office:value="641" office:value-type="float">
            <text:p>64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651" office:value-type="float">
            <text:p>651</text:p>
          </table:table-cell>
          <table:table-cell table:style-name="ce37"/>
          <table:table-cell ns41:value-type="float" table:style-name="ce37" office:value="641" office:value-type="float">
            <text:p>641</text:p>
          </table:table-cell>
          <table:table-cell ns41:value-type="float" table:style-name="ce37" office:value="836" office:value-type="float">
            <text:p>836</text:p>
          </table:table-cell>
          <table:table-cell ns41:value-type="float" table:style-name="ce38" office:value="2058" office:value-type="float">
            <text:p>2,058</text:p>
          </table:table-cell>
          <table:table-cell ns41:value-type="float" table:style-name="ce38" office:value="2084" office:value-type="float">
            <text:p>2,084</text:p>
          </table:table-cell>
          <table:table-cell ns41:value-type="float" table:style-name="ce38" office:value="4142" office:value-type="float">
            <text:p>4,142</text:p>
          </table:table-cell>
          <table:table-cell ns41:value-type="float" table:style-name="ce38" office:value="2055" office:value-type="float">
            <text:p>2,055</text:p>
          </table:table-cell>
          <table:table-cell ns41:value-type="float" table:style-name="ce38" office:value="2076" office:value-type="float">
            <text:p>2,07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3"/>
          <table:table-cell ns41:value-type="float" table:style-name="ce37" office:value="3" office:value-type="float">
            <text:p>3</text:p>
          </table:table-cell>
          <table:table-cell ns41:value-type="float" table:style-name="ce38" office:value="1354" office:value-type="float">
            <text:p>1,354</text:p>
          </table:table-cell>
          <table:table-cell ns41:value-type="float" table:style-name="ce38" office:value="1312" office:value-type="float">
            <text:p>1,312</text:p>
          </table:table-cell>
          <table:table-cell ns41:value-type="float" table:style-name="ce37" office:value="628" office:value-type="float">
            <text:p>628</text:p>
          </table:table-cell>
          <table:table-cell ns41:value-type="float" table:style-name="ce37" office:value="633" office:value-type="float">
            <text:p>633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8" office:value="1501" office:value-type="float">
            <text:p>1,501</text:p>
          </table:table-cell>
          <table:table-cell ns41:value-type="float" table:style-name="ce38" office:value="1543" office:value-type="float">
            <text:p>1,543</text:p>
          </table:table-cell>
          <table:table-cell ns41:value-type="float" table:style-name="ce37" office:value="420" office:value-type="float">
            <text:p>420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159" office:value-type="float">
            <text:p>159</text:p>
          </table:table-cell>
          <table:table-cell table:style-name="ce37" table:number-columns-repeated="2"/>
          <table:table-cell ns41:value-type="float" office:value="4" table:style-name="ce37" table:number-columns-repeated="2" office:value-type="float">
            <text:p>4</text:p>
          </table:table-cell>
          <table:table-cell table:style-name="ce37" table:number-columns-repeated="5"/>
          <table:table-cell ns41:value-type="float" table:style-name="ce37" office:value="1" office:value-type="float">
            <text:p>1</text:p>
          </table:table-cell>
          <table:table-cell ns41:value-type="float" table:style-name="ce38" office:value="1824" office:value-type="float">
            <text:p>1,824</text:p>
          </table:table-cell>
          <table:table-cell ns41:value-type="float" table:style-name="ce38" office:value="1860" office:value-type="float">
            <text:p>1,86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7"/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183" office:value-type="float">
            <text:p>183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37" office:value-type="float">
            <text:p>3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Putten</text:p>
          </table:table-cell>
          <table:table-cell table:style-name="Default"/>
          <table:table-cell ns41:value-type="float" table:style-name="ce29" office:value="569" office:value-type="float">
            <text:p>569</text:p>
          </table:table-cell>
          <table:table-cell table:style-name="ce37"/>
          <table:table-cell ns41:value-type="float" table:style-name="ce37" office:value="569" office:value-type="float">
            <text:p>569</text:p>
          </table:table-cell>
          <table:table-cell table:style-name="ce37"/>
          <table:table-cell ns41:value-type="float" table:style-name="ce37" office:value="569" office:value-type="float">
            <text:p>569</text:p>
          </table:table-cell>
          <table:table-cell ns41:value-type="float" table:style-name="ce37" office:value="684" office:value-type="float">
            <text:p>684</text:p>
          </table:table-cell>
          <table:table-cell ns41:value-type="float" table:style-name="ce38" office:value="1908" office:value-type="float">
            <text:p>1,908</text:p>
          </table:table-cell>
          <table:table-cell ns41:value-type="float" table:style-name="ce38" office:value="1722" office:value-type="float">
            <text:p>1,722</text:p>
          </table:table-cell>
          <table:table-cell ns41:value-type="float" table:style-name="ce38" office:value="3630" office:value-type="float">
            <text:p>3,630</text:p>
          </table:table-cell>
          <table:table-cell ns41:value-type="float" table:style-name="ce38" office:value="1886" office:value-type="float">
            <text:p>1,886</text:p>
          </table:table-cell>
          <table:table-cell ns41:value-type="float" table:style-name="ce38" office:value="1712" office:value-type="float">
            <text:p>1,712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8" office:value="1324" office:value-type="float">
            <text:p>1,324</text:p>
          </table:table-cell>
          <table:table-cell ns41:value-type="float" table:style-name="ce38" office:value="1068" office:value-type="float">
            <text:p>1,068</text:p>
          </table:table-cell>
          <table:table-cell ns41:value-type="float" table:style-name="ce37" office:value="530" office:value-type="float">
            <text:p>530</text:p>
          </table:table-cell>
          <table:table-cell ns41:value-type="float" table:style-name="ce37" office:value="521" office:value-type="float">
            <text:p>521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8" office:value="1694" office:value-type="float">
            <text:p>1,694</text:p>
          </table:table-cell>
          <table:table-cell ns41:value-type="float" table:style-name="ce38" office:value="1544" office:value-type="float">
            <text:p>1,544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160" office:value-type="float">
            <text:p>16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5" office:value-type="float">
            <text:p>15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8" office:value="1795" office:value-type="float">
            <text:p>1,795</text:p>
          </table:table-cell>
          <table:table-cell ns41:value-type="float" table:style-name="ce38" office:value="1619" office:value-type="float">
            <text:p>1,619</text:p>
          </table:table-cell>
          <table:table-cell table:style-name="ce37" table:number-columns-repeated="8"/>
          <table:table-cell ns41:value-type="float" table:style-name="ce3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108" office:value-type="float">
            <text:p>108</text:p>
          </table:table-cell>
          <table:table-cell ns41:value-type="float" table:style-name="ce37" office:value="97" office:value-type="float">
            <text:p>9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Renkum</text:p>
          </table:table-cell>
          <table:table-cell table:style-name="Default"/>
          <table:table-cell ns41:value-type="float" table:style-name="ce29" office:value="482" office:value-type="float">
            <text:p>482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498" office:value-type="float">
            <text:p>49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37" office:value="570" office:value-type="float">
            <text:p>570</text:p>
          </table:table-cell>
          <table:table-cell ns41:value-type="float" table:style-name="ce38" office:value="1496" office:value-type="float">
            <text:p>1,496</text:p>
          </table:table-cell>
          <table:table-cell ns41:value-type="float" table:style-name="ce38" office:value="1507" office:value-type="float">
            <text:p>1,507</text:p>
          </table:table-cell>
          <table:table-cell ns41:value-type="float" table:style-name="ce38" office:value="3003" office:value-type="float">
            <text:p>3,003</text:p>
          </table:table-cell>
          <table:table-cell ns41:value-type="float" table:style-name="ce38" office:value="1407" office:value-type="float">
            <text:p>1,407</text:p>
          </table:table-cell>
          <table:table-cell ns41:value-type="float" table:style-name="ce38" office:value="1431" office:value-type="float">
            <text:p>1,431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965" office:value-type="float">
            <text:p>965</text:p>
          </table:table-cell>
          <table:table-cell ns41:value-type="float" table:style-name="ce37" office:value="933" office:value-type="float">
            <text:p>933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832" office:value-type="float">
            <text:p>832</text:p>
          </table:table-cell>
          <table:table-cell ns41:value-type="float" table:style-name="ce37" office:value="796" office:value-type="float">
            <text:p>796</text:p>
          </table:table-cell>
          <table:table-cell ns41:value-type="float" table:style-name="ce37" office:value="471" office:value-type="float">
            <text:p>471</text:p>
          </table:table-cell>
          <table:table-cell ns41:value-type="float" table:style-name="ce37" office:value="539" office:value-type="float">
            <text:p>539</text:p>
          </table:table-cell>
          <table:table-cell ns41:value-type="float" table:style-name="ce37" office:value="148" office:value-type="float">
            <text:p>148</text:p>
          </table:table-cell>
          <table:table-cell ns41:value-type="float" table:style-name="ce37" office:value="151" office:value-type="float">
            <text:p>15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2" office:value-type="float">
            <text:p>12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1079" office:value-type="float">
            <text:p>1,079</text:p>
          </table:table-cell>
          <table:table-cell ns41:value-type="float" table:style-name="ce38" office:value="1087" office:value-type="float">
            <text:p>1,08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6"/>
          <table:table-cell ns41:value-type="float" table:style-name="ce37" office:value="30" office:value-type="float">
            <text:p>30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4"/>
          <table:table-cell ns41:value-type="float" table:style-name="ce37" office:value="6" office:value-type="float">
            <text:p>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37" office:value="371" office:value-type="float">
            <text:p>371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office:value="10" table:style-name="ce37" table:number-columns-repeated="2" office:value-type="float">
            <text:p>10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Rheden</text:p>
          </table:table-cell>
          <table:table-cell table:style-name="Default"/>
          <table:table-cell ns41:value-type="float" table:style-name="ce29" office:value="861" office:value-type="float">
            <text:p>861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889" office:value-type="float">
            <text:p>889</text:p>
          </table:table-cell>
          <table:table-cell table:style-name="ce37"/>
          <table:table-cell ns41:value-type="float" table:style-name="ce37" office:value="861" office:value-type="float">
            <text:p>861</text:p>
          </table:table-cell>
          <table:table-cell ns41:value-type="float" table:style-name="ce38" office:value="1412" office:value-type="float">
            <text:p>1,412</text:p>
          </table:table-cell>
          <table:table-cell ns41:value-type="float" table:style-name="ce38" office:value="3560" office:value-type="float">
            <text:p>3,560</text:p>
          </table:table-cell>
          <table:table-cell ns41:value-type="float" table:style-name="ce38" office:value="3610" office:value-type="float">
            <text:p>3,610</text:p>
          </table:table-cell>
          <table:table-cell ns41:value-type="float" table:style-name="ce38" office:value="7170" office:value-type="float">
            <text:p>7,170</text:p>
          </table:table-cell>
          <table:table-cell ns41:value-type="float" table:style-name="ce38" office:value="3400" office:value-type="float">
            <text:p>3,400</text:p>
          </table:table-cell>
          <table:table-cell ns41:value-type="float" table:style-name="ce38" office:value="3460" office:value-type="float">
            <text:p>3,460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8" office:value="2347" office:value-type="float">
            <text:p>2,347</text:p>
          </table:table-cell>
          <table:table-cell ns41:value-type="float" table:style-name="ce38" office:value="2266" office:value-type="float">
            <text:p>2,266</text:p>
          </table:table-cell>
          <table:table-cell ns41:value-type="float" table:style-name="ce38" office:value="1112" office:value-type="float">
            <text:p>1,112</text:p>
          </table:table-cell>
          <table:table-cell ns41:value-type="float" table:style-name="ce38" office:value="1094" office:value-type="float">
            <text:p>1,094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250" office:value-type="float">
            <text:p>250</text:p>
          </table:table-cell>
          <table:table-cell ns41:value-type="float" table:style-name="ce38" office:value="2411" office:value-type="float">
            <text:p>2,411</text:p>
          </table:table-cell>
          <table:table-cell ns41:value-type="float" table:style-name="ce38" office:value="2309" office:value-type="float">
            <text:p>2,309</text:p>
          </table:table-cell>
          <table:table-cell ns41:value-type="float" table:style-name="ce37" office:value="787" office:value-type="float">
            <text:p>787</text:p>
          </table:table-cell>
          <table:table-cell ns41:value-type="float" table:style-name="ce37" office:value="917" office:value-type="float">
            <text:p>917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298" office:value-type="float">
            <text:p>298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1" office:value-type="float">
            <text:p>11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8" office:value="2655" office:value-type="float">
            <text:p>2,655</text:p>
          </table:table-cell>
          <table:table-cell ns41:value-type="float" table:style-name="ce38" office:value="2755" office:value-type="float">
            <text:p>2,75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2" office:value-type="float">
            <text:p>1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3" office:value-type="float">
            <text:p>3</text:p>
          </table:table-cell>
          <table:table-cell ns41:value-type="float" office:value="4" table:style-name="ce37" table:number-columns-repeated="2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44" office:value-type="float">
            <text:p>44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793" office:value-type="float">
            <text:p>793</text:p>
          </table:table-cell>
          <table:table-cell ns41:value-type="float" table:style-name="ce37" office:value="738" office:value-type="float">
            <text:p>738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25" office:value-type="float">
            <text:p>25</text:p>
          </table:table-cell>
          <table:table-cell ns41:value-type="float" table:style-name="ce37" office:value="17" office:value-type="float">
            <text:p>17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Rozendaal</text:p>
          </table:table-cell>
          <table:table-cell table:style-name="Default"/>
          <table:table-cell ns41:value-type="float" table:style-name="ce29" office:value="54" office:value-type="float">
            <text:p>54</text:p>
          </table:table-cell>
          <table:table-cell table:style-name="ce37"/>
          <table:table-cell ns41:value-type="float" table:style-name="ce37" office:value="54" office:value-type="float">
            <text:p>54</text:p>
          </table:table-cell>
          <table:table-cell table:style-name="ce37"/>
          <table:table-cell ns41:value-type="float" table:style-name="ce37" office:value="54" office:value-type="float">
            <text:p>54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405" office:value-type="float">
            <text:p>405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8" office:value-type="float">
            <text:p>18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6" office:value-type="float">
            <text:p>16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181" office:value-type="float">
            <text:p>181</text:p>
          </table:table-cell>
          <table:table-cell ns41:value-type="float" table:style-name="ce37" office:value="2" office:value-type="float">
            <text:p>2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5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12"/>
          <table:table-cell ns41:value-type="float" table:style-name="ce37" office:value="13" office:value-type="float">
            <text:p>13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Scherpenzeel</text:p>
          </table:table-cell>
          <table:table-cell table:style-name="Default"/>
          <table:table-cell ns41:value-type="float" table:style-name="ce29" office:value="177" office:value-type="float">
            <text:p>17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80" office:value-type="float">
            <text:p>180</text:p>
          </table:table-cell>
          <table:table-cell table:style-name="ce37"/>
          <table:table-cell ns41:value-type="float" table:style-name="ce37" office:value="177" office:value-type="float">
            <text:p>177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7" office:value="620" office:value-type="float">
            <text:p>620</text:p>
          </table:table-cell>
          <table:table-cell ns41:value-type="float" table:style-name="ce37" office:value="629" office:value-type="float">
            <text:p>629</text:p>
          </table:table-cell>
          <table:table-cell ns41:value-type="float" table:style-name="ce38" office:value="1249" office:value-type="float">
            <text:p>1,249</text:p>
          </table:table-cell>
          <table:table-cell ns41:value-type="float" table:style-name="ce37" office:value="617" office:value-type="float">
            <text:p>617</text:p>
          </table:table-cell>
          <table:table-cell ns41:value-type="float" table:style-name="ce37" office:value="624" office:value-type="float">
            <text:p>62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422" office:value-type="float">
            <text:p>422</text:p>
          </table:table-cell>
          <table:table-cell ns41:value-type="float" table:style-name="ce37" office:value="390" office:value-type="float">
            <text:p>390</text:p>
          </table:table-cell>
          <table:table-cell ns41:value-type="float" office:value="164" table:style-name="ce37" table:number-columns-repeated="2" office:value-type="float">
            <text:p>164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393" office:value-type="float">
            <text:p>393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138" office:value-type="float">
            <text:p>138</text:p>
          </table:table-cell>
          <table:table-cell ns41:value-type="float" table:style-name="ce37" office:value="207" office:value-type="float">
            <text:p>207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7" office:value="580" office:value-type="float">
            <text:p>580</text:p>
          </table:table-cell>
          <table:table-cell ns41:value-type="float" table:style-name="ce37" office:value="606" office:value-type="float">
            <text:p>606</text:p>
          </table:table-cell>
          <table:table-cell table:style-name="ce37" table:number-columns-repeated="8"/>
          <table:table-cell ns41:value-type="float" table:style-name="ce37" office:value="2" office:value-type="float">
            <text:p>2</text:p>
          </table:table-cell>
          <table:table-cell table:style-name="ce37" table:number-columns-repeated="11"/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14" office:value-type="float">
            <text:p>14</text:p>
          </table:table-cell>
          <table:table-cell table:style-name="ce37" table:number-columns-repeated="6"/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Voorst</text:p>
          </table:table-cell>
          <table:table-cell table:style-name="Default"/>
          <table:table-cell ns41:value-type="float" table:style-name="ce30" office:value="1042" office:value-type="float">
            <text:p>1,042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8" office:value="1065" office:value-type="float">
            <text:p>1,065</text:p>
          </table:table-cell>
          <table:table-cell table:style-name="ce37"/>
          <table:table-cell ns41:value-type="float" table:style-name="ce38" office:value="1042" office:value-type="float">
            <text:p>1,042</text:p>
          </table:table-cell>
          <table:table-cell ns41:value-type="float" table:style-name="ce38" office:value="1407" office:value-type="float">
            <text:p>1,407</text:p>
          </table:table-cell>
          <table:table-cell ns41:value-type="float" table:style-name="ce38" office:value="4113" office:value-type="float">
            <text:p>4,113</text:p>
          </table:table-cell>
          <table:table-cell ns41:value-type="float" table:style-name="ce38" office:value="3826" office:value-type="float">
            <text:p>3,826</text:p>
          </table:table-cell>
          <table:table-cell ns41:value-type="float" table:style-name="ce38" office:value="7939" office:value-type="float">
            <text:p>7,939</text:p>
          </table:table-cell>
          <table:table-cell ns41:value-type="float" table:style-name="ce38" office:value="4051" office:value-type="float">
            <text:p>4,051</text:p>
          </table:table-cell>
          <table:table-cell ns41:value-type="float" table:style-name="ce38" office:value="3788" office:value-type="float">
            <text:p>3,788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52" office:value-type="float">
            <text:p>52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8" office:value="2824" office:value-type="float">
            <text:p>2,824</text:p>
          </table:table-cell>
          <table:table-cell ns41:value-type="float" table:style-name="ce38" office:value="2419" office:value-type="float">
            <text:p>2,419</text:p>
          </table:table-cell>
          <table:table-cell ns41:value-type="float" table:style-name="ce38" office:value="1161" office:value-type="float">
            <text:p>1,161</text:p>
          </table:table-cell>
          <table:table-cell ns41:value-type="float" table:style-name="ce38" office:value="1156" office:value-type="float">
            <text:p>1,156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251" office:value-type="float">
            <text:p>251</text:p>
          </table:table-cell>
          <table:table-cell ns41:value-type="float" table:style-name="ce38" office:value="3203" office:value-type="float">
            <text:p>3,203</text:p>
          </table:table-cell>
          <table:table-cell ns41:value-type="float" table:style-name="ce38" office:value="2922" office:value-type="float">
            <text:p>2,922</text:p>
          </table:table-cell>
          <table:table-cell ns41:value-type="float" table:style-name="ce37" office:value="515" office:value-type="float">
            <text:p>515</text:p>
          </table:table-cell>
          <table:table-cell ns41:value-type="float" table:style-name="ce37" office:value="514" office:value-type="float">
            <text:p>514</text:p>
          </table:table-cell>
          <table:table-cell ns41:value-type="float" table:style-name="ce37" office:value="370" office:value-type="float">
            <text:p>370</text:p>
          </table:table-cell>
          <table:table-cell ns41:value-type="float" table:style-name="ce37" office:value="366" office:value-type="float">
            <text:p>366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8" office:value="3045" office:value-type="float">
            <text:p>3,045</text:p>
          </table:table-cell>
          <table:table-cell ns41:value-type="float" table:style-name="ce38" office:value="2907" office:value-type="float">
            <text:p>2,90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6"/>
          <table:table-cell ns41:value-type="float" table:style-name="ce37" office:value="13" office:value-type="float">
            <text:p>13</text:p>
          </table:table-cell>
          <table:table-cell ns41:value-type="float" table:style-name="ce37" office:value="8" office:value-type="float">
            <text:p>8</text:p>
          </table:table-cell>
          <table:table-cell table:style-name="ce37" table:number-columns-repeated="2"/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14" office:value-type="float">
            <text:p>1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8" office:value="1021" office:value-type="float">
            <text:p>1,021</text:p>
          </table:table-cell>
          <table:table-cell ns41:value-type="float" table:style-name="ce37" office:value="887" office:value-type="float">
            <text:p>887</text:p>
          </table:table-cell>
          <table:table-cell table:style-name="ce37" table:number-columns-repeated="6"/>
          <table:table-cell ns41:value-type="float" table:style-name="ce37" office:value="7" office:value-type="float">
            <text:p>7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EERSTE DISTRIKT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30" office:value="11562" office:value-type="float">
            <text:p>11,562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38" office:value="11779" office:value-type="float">
            <text:p>11,77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8" office:value="11569" office:value-type="float">
            <text:p>11,569</text:p>
          </table:table-cell>
          <table:table-cell ns41:value-type="float" table:style-name="ce38" office:value="14804" office:value-type="float">
            <text:p>14,804</text:p>
          </table:table-cell>
          <table:table-cell ns41:value-type="float" table:style-name="ce38" office:value="39165" office:value-type="float">
            <text:p>39,165</text:p>
          </table:table-cell>
          <table:table-cell ns41:value-type="float" table:style-name="ce38" office:value="37699" office:value-type="float">
            <text:p>37,699</text:p>
          </table:table-cell>
          <table:table-cell ns41:value-type="float" table:style-name="ce38" office:value="76864" office:value-type="float">
            <text:p>76,864</text:p>
          </table:table-cell>
          <table:table-cell ns41:value-type="float" table:style-name="ce38" office:value="38295" office:value-type="float">
            <text:p>38,295</text:p>
          </table:table-cell>
          <table:table-cell ns41:value-type="float" table:style-name="ce38" office:value="36961" office:value-type="float">
            <text:p>36,961</text:p>
          </table:table-cell>
          <table:table-cell ns41:value-type="float" table:style-name="ce37" office:value="774" office:value-type="float">
            <text:p>774</text:p>
          </table:table-cell>
          <table:table-cell ns41:value-type="float" table:style-name="ce37" office:value="677" office:value-type="float">
            <text:p>677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366" office:value-type="float">
            <text:p>366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38" office:value="26137" office:value-type="float">
            <text:p>26,137</text:p>
          </table:table-cell>
          <table:table-cell ns41:value-type="float" table:style-name="ce38" office:value="23339" office:value-type="float">
            <text:p>23,339</text:p>
          </table:table-cell>
          <table:table-cell ns41:value-type="float" table:style-name="ce38" office:value="11674" office:value-type="float">
            <text:p>11,674</text:p>
          </table:table-cell>
          <table:table-cell ns41:value-type="float" table:style-name="ce38" office:value="11682" office:value-type="float">
            <text:p>11,682</text:p>
          </table:table-cell>
          <table:table-cell ns41:value-type="float" table:style-name="ce38" office:value="1354" office:value-type="float">
            <text:p>1,354</text:p>
          </table:table-cell>
          <table:table-cell ns41:value-type="float" table:style-name="ce38" office:value="2678" office:value-type="float">
            <text:p>2,678</text:p>
          </table:table-cell>
          <table:table-cell ns41:value-type="float" table:style-name="ce38" office:value="28656" office:value-type="float">
            <text:p>28,656</text:p>
          </table:table-cell>
          <table:table-cell ns41:value-type="float" table:style-name="ce38" office:value="26995" office:value-type="float">
            <text:p>26,995</text:p>
          </table:table-cell>
          <table:table-cell ns41:value-type="float" table:style-name="ce38" office:value="7121" office:value-type="float">
            <text:p>7,121</text:p>
          </table:table-cell>
          <table:table-cell ns41:value-type="float" table:style-name="ce38" office:value="7400" office:value-type="float">
            <text:p>7,400</text:p>
          </table:table-cell>
          <table:table-cell ns41:value-type="float" table:style-name="ce38" office:value="3012" office:value-type="float">
            <text:p>3,012</text:p>
          </table:table-cell>
          <table:table-cell ns41:value-type="float" table:style-name="ce38" office:value="3048" office:value-type="float">
            <text:p>3,048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8" office:value="33537" office:value-type="float">
            <text:p>33,537</text:p>
          </table:table-cell>
          <table:table-cell ns41:value-type="float" table:style-name="ce38" office:value="32470" office:value-type="float">
            <text:p>32,470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4"/>
          <table:table-cell ns41:value-type="float" table:style-name="ce37" office:value="763" office:value-type="float">
            <text:p>763</text:p>
          </table:table-cell>
          <table:table-cell ns41:value-type="float" table:style-name="ce37" office:value="752" office:value-type="float">
            <text:p>752</text:p>
          </table:table-cell>
          <table:table-cell ns41:value-type="float" table:style-name="ce38" office:value="4445" office:value-type="float">
            <text:p>4,445</text:p>
          </table:table-cell>
          <table:table-cell ns41:value-type="float" table:style-name="ce38" office:value="4139" office:value-type="float">
            <text:p>4,13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141" office:value-type="float">
            <text:p>141</text:p>
          </table:table-cell>
          <table:table-cell ns41:value-type="float" table:style-name="ce37" office:value="112" office:value-type="float">
            <text:p>112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Aalten</text:p>
          </table:table-cell>
          <table:table-cell table:style-name="Default"/>
          <table:table-cell ns41:value-type="float" table:style-name="ce29" office:value="959" office:value-type="float">
            <text:p>959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977" office:value-type="float">
            <text:p>977</text:p>
          </table:table-cell>
          <table:table-cell table:style-name="ce37"/>
          <table:table-cell ns41:value-type="float" table:style-name="ce37" office:value="959" office:value-type="float">
            <text:p>959</text:p>
          </table:table-cell>
          <table:table-cell ns41:value-type="float" table:style-name="ce38" office:value="1191" office:value-type="float">
            <text:p>1,191</text:p>
          </table:table-cell>
          <table:table-cell ns41:value-type="float" table:style-name="ce38" office:value="3097" office:value-type="float">
            <text:p>3,097</text:p>
          </table:table-cell>
          <table:table-cell ns41:value-type="float" table:style-name="ce38" office:value="3052" office:value-type="float">
            <text:p>3,052</text:p>
          </table:table-cell>
          <table:table-cell ns41:value-type="float" table:style-name="ce38" office:value="6149" office:value-type="float">
            <text:p>6,149</text:p>
          </table:table-cell>
          <table:table-cell ns41:value-type="float" table:style-name="ce38" office:value="3088" office:value-type="float">
            <text:p>3,088</text:p>
          </table:table-cell>
          <table:table-cell ns41:value-type="float" table:style-name="ce38" office:value="3034" office:value-type="float">
            <text:p>3,03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8" office:value-type="float">
            <text:p>18</text:p>
          </table:table-cell>
          <table:table-cell table:style-name="ce37" table:number-columns-repeated="4"/>
          <table:table-cell ns41:value-type="float" table:style-name="ce38" office:value="1914" office:value-type="float">
            <text:p>1,914</text:p>
          </table:table-cell>
          <table:table-cell ns41:value-type="float" table:style-name="ce38" office:value="1811" office:value-type="float">
            <text:p>1,811</text:p>
          </table:table-cell>
          <table:table-cell ns41:value-type="float" table:style-name="ce38" office:value="1037" office:value-type="float">
            <text:p>1,037</text:p>
          </table:table-cell>
          <table:table-cell ns41:value-type="float" table:style-name="ce38" office:value="1042" office:value-type="float">
            <text:p>1,042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38" office:value="2567" office:value-type="float">
            <text:p>2,567</text:p>
          </table:table-cell>
          <table:table-cell ns41:value-type="float" table:style-name="ce38" office:value="2519" office:value-type="float">
            <text:p>2,519</text:p>
          </table:table-cell>
          <table:table-cell ns41:value-type="float" table:style-name="ce37" office:value="347" office:value-type="float">
            <text:p>347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73" office:value-type="float">
            <text:p>7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2391" office:value-type="float">
            <text:p>2,391</text:p>
          </table:table-cell>
          <table:table-cell ns41:value-type="float" table:style-name="ce38" office:value="2350" office:value-type="float">
            <text:p>2,350</text:p>
          </table:table-cell>
          <table:table-cell table:style-name="ce37" table:number-columns-repeated="8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6"/>
          <table:table-cell ns41:value-type="float" table:style-name="ce37" office:value="129" office:value-type="float">
            <text:p>129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534" office:value-type="float">
            <text:p>534</text:p>
          </table:table-cell>
          <table:table-cell ns41:value-type="float" table:style-name="ce37" office:value="520" office:value-type="float">
            <text:p>520</text:p>
          </table:table-cell>
          <table:table-cell table:style-name="ce37" table:number-columns-repeated="6"/>
          <table:table-cell ns41:value-type="float" table:style-name="ce37" office:value="40" office:value-type="float">
            <text:p>40</text:p>
          </table:table-cell>
          <table:table-cell ns41:value-type="float" table:style-name="ce37" office:value="43" office:value-type="float">
            <text:p>4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Borculo</text:p>
          </table:table-cell>
          <table:table-cell table:style-name="Default"/>
          <table:table-cell ns41:value-type="float" table:style-name="ce29" office:value="616" office:value-type="float">
            <text:p>61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624" office:value-type="float">
            <text:p>624</text:p>
          </table:table-cell>
          <table:table-cell table:style-name="ce37"/>
          <table:table-cell ns41:value-type="float" table:style-name="ce37" office:value="616" office:value-type="float">
            <text:p>616</text:p>
          </table:table-cell>
          <table:table-cell ns41:value-type="float" table:style-name="ce37" office:value="761" office:value-type="float">
            <text:p>761</text:p>
          </table:table-cell>
          <table:table-cell ns41:value-type="float" table:style-name="ce38" office:value="1993" office:value-type="float">
            <text:p>1,993</text:p>
          </table:table-cell>
          <table:table-cell ns41:value-type="float" table:style-name="ce38" office:value="1913" office:value-type="float">
            <text:p>1,913</text:p>
          </table:table-cell>
          <table:table-cell ns41:value-type="float" table:style-name="ce38" office:value="3906" office:value-type="float">
            <text:p>3,906</text:p>
          </table:table-cell>
          <table:table-cell ns41:value-type="float" table:style-name="ce38" office:value="1941" office:value-type="float">
            <text:p>1,941</text:p>
          </table:table-cell>
          <table:table-cell ns41:value-type="float" table:style-name="ce38" office:value="1845" office:value-type="float">
            <text:p>1,845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8" office:value="1266" office:value-type="float">
            <text:p>1,266</text:p>
          </table:table-cell>
          <table:table-cell ns41:value-type="float" table:style-name="ce38" office:value="1154" office:value-type="float">
            <text:p>1,154</text:p>
          </table:table-cell>
          <table:table-cell ns41:value-type="float" table:style-name="ce37" office:value="638" office:value-type="float">
            <text:p>638</text:p>
          </table:table-cell>
          <table:table-cell ns41:value-type="float" table:style-name="ce37" office:value="633" office:value-type="float">
            <text:p>633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38" office:value="1535" office:value-type="float">
            <text:p>1,535</text:p>
          </table:table-cell>
          <table:table-cell ns41:value-type="float" table:style-name="ce38" office:value="1390" office:value-type="float">
            <text:p>1,390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407" office:value-type="float">
            <text:p>407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107" office:value-type="float">
            <text:p>107</text:p>
          </table:table-cell>
          <table:table-cell table:style-name="ce37" table:number-columns-repeated="2"/>
          <table:table-cell ns41:value-type="float" table:style-name="ce37" office:value="10" office:value-type="float">
            <text:p>10</text:p>
          </table:table-cell>
          <table:table-cell ns41:value-type="float" table:style-name="ce37" office:value="7" office:value-type="float">
            <text:p>7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8" office:value="1780" office:value-type="float">
            <text:p>1,780</text:p>
          </table:table-cell>
          <table:table-cell ns41:value-type="float" table:style-name="ce38" office:value="1707" office:value-type="float">
            <text:p>1,707</text:p>
          </table:table-cell>
          <table:table-cell table:style-name="ce37" table:number-columns-repeated="8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33" office:value-type="float">
            <text:p>33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126" office:value-type="float">
            <text:p>126</text:p>
          </table:table-cell>
          <table:table-cell table:style-name="ce37" table:number-columns-repeated="6"/>
          <table:table-cell ns41:value-type="float" table:style-name="ce37" office:value="57" office:value-type="float">
            <text:p>57</text:p>
          </table:table-cell>
          <table:table-cell ns41:value-type="float" table:style-name="ce37" office:value="47" office:value-type="float">
            <text:p>47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Dinxperlo</text:p>
          </table:table-cell>
          <table:table-cell table:style-name="Default"/>
          <table:table-cell ns41:value-type="float" table:style-name="ce29" office:value="364" office:value-type="float">
            <text:p>36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65" office:value-type="float">
            <text:p>365</text:p>
          </table:table-cell>
          <table:table-cell table:style-name="ce37"/>
          <table:table-cell ns41:value-type="float" table:style-name="ce37" office:value="364" office:value-type="float">
            <text:p>364</text:p>
          </table:table-cell>
          <table:table-cell ns41:value-type="float" table:style-name="ce37" office:value="461" office:value-type="float">
            <text:p>461</text:p>
          </table:table-cell>
          <table:table-cell ns41:value-type="float" table:style-name="ce38" office:value="1151" office:value-type="float">
            <text:p>1,151</text:p>
          </table:table-cell>
          <table:table-cell ns41:value-type="float" table:style-name="ce38" office:value="1160" office:value-type="float">
            <text:p>1,160</text:p>
          </table:table-cell>
          <table:table-cell ns41:value-type="float" table:style-name="ce38" office:value="2311" office:value-type="float">
            <text:p>2,311</text:p>
          </table:table-cell>
          <table:table-cell ns41:value-type="float" table:style-name="ce38" office:value="1144" office:value-type="float">
            <text:p>1,144</text:p>
          </table:table-cell>
          <table:table-cell ns41:value-type="float" table:style-name="ce38" office:value="1159" office:value-type="float">
            <text:p>1,15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62" office:value-type="float">
            <text:p>62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720" office:value-type="float">
            <text:p>720</text:p>
          </table:table-cell>
          <table:table-cell ns41:value-type="float" table:style-name="ce37" office:value="709" office:value-type="float">
            <text:p>709</text:p>
          </table:table-cell>
          <table:table-cell ns41:value-type="float" office:value="374" table:style-name="ce37" table:number-columns-repeated="2" office:value-type="float">
            <text:p>374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872" office:value-type="float">
            <text:p>872</text:p>
          </table:table-cell>
          <table:table-cell ns41:value-type="float" table:style-name="ce37" office:value="846" office:value-type="float">
            <text:p>846</text:p>
          </table:table-cell>
          <table:table-cell ns41:value-type="float" office:value="175" table:style-name="ce37" table:number-columns-repeated="2" office:value-type="float">
            <text:p>175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84" office:value-type="float">
            <text:p>84</text:p>
          </table:table-cell>
          <table:table-cell ns41:value-type="float" table:style-name="ce37" office:value="113" office:value-type="float">
            <text:p>113</text:p>
          </table:table-cell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809" office:value-type="float">
            <text:p>809</text:p>
          </table:table-cell>
          <table:table-cell ns41:value-type="float" table:style-name="ce37" office:value="826" office:value-type="float">
            <text:p>826</text:p>
          </table:table-cell>
          <table:table-cell table:style-name="ce37" table:number-columns-repeated="8"/>
          <table:table-cell ns41:value-type="float" table:style-name="ce37" office:value="6" office:value-type="float">
            <text:p>6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9"/>
          <table:table-cell ns41:value-type="float" table:style-name="ce37" office:value="43" office:value-type="float">
            <text:p>43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265" office:value-type="float">
            <text:p>265</text:p>
          </table:table-cell>
          <table:table-cell ns41:value-type="float" table:style-name="ce37" office:value="266" office:value-type="float">
            <text:p>266</text:p>
          </table:table-cell>
          <table:table-cell table:style-name="ce37" table:number-columns-repeated="6"/>
          <table:table-cell ns41:value-type="float" table:style-name="ce37" office:value="27" office:value-type="float">
            <text:p>27</text:p>
          </table:table-cell>
          <table:table-cell ns41:value-type="float" table:style-name="ce37" office:value="25" office:value-type="float">
            <text:p>25</text:p>
          </table:table-cell>
          <table:table-cell table:style-name="ce37" table:number-columns-repeated="3"/>
          <table:table-cell ns41:value-type="float" table:style-name="ce67" office:value="1" office:value-type="float">
            <text:p>1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Doetinchem (Ambt)</text:p>
          </table:table-cell>
          <table:table-cell table:style-name="Default"/>
          <table:table-cell ns41:value-type="float" table:style-name="ce29" office:value="419" office:value-type="float">
            <text:p>41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423" office:value-type="float">
            <text:p>423</text:p>
          </table:table-cell>
          <table:table-cell table:style-name="ce37"/>
          <table:table-cell ns41:value-type="float" table:style-name="ce37" office:value="419" office:value-type="float">
            <text:p>419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8" office:value="1394" office:value-type="float">
            <text:p>1,394</text:p>
          </table:table-cell>
          <table:table-cell ns41:value-type="float" table:style-name="ce38" office:value="1357" office:value-type="float">
            <text:p>1,357</text:p>
          </table:table-cell>
          <table:table-cell ns41:value-type="float" table:style-name="ce38" office:value="2751" office:value-type="float">
            <text:p>2,751</text:p>
          </table:table-cell>
          <table:table-cell ns41:value-type="float" table:style-name="ce38" office:value="1393" office:value-type="float">
            <text:p>1,393</text:p>
          </table:table-cell>
          <table:table-cell ns41:value-type="float" table:style-name="ce38" office:value="1357" office:value-type="float">
            <text:p>1,357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29" office:value-type="float">
            <text:p>29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903" office:value-type="float">
            <text:p>903</text:p>
          </table:table-cell>
          <table:table-cell ns41:value-type="float" table:style-name="ce37" office:value="839" office:value-type="float">
            <text:p>839</text:p>
          </table:table-cell>
          <table:table-cell ns41:value-type="float" table:style-name="ce37" office:value="446" office:value-type="float">
            <text:p>446</text:p>
          </table:table-cell>
          <table:table-cell ns41:value-type="float" table:style-name="ce37" office:value="444" office:value-type="float">
            <text:p>444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8" office:value="1032" office:value-type="float">
            <text:p>1,032</text:p>
          </table:table-cell>
          <table:table-cell ns41:value-type="float" table:style-name="ce37" office:value="979" office:value-type="float">
            <text:p>979</text:p>
          </table:table-cell>
          <table:table-cell ns41:value-type="float" table:style-name="ce37" office:value="333" office:value-type="float">
            <text:p>333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0" office:value-type="float">
            <text:p>10</text:p>
          </table:table-cell>
          <table:table-cell table:style-name="ce37" table:number-columns-repeated="2"/>
          <table:table-cell ns41:value-type="float" table:style-name="ce37" office:value="19" office:value-type="float">
            <text:p>19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798" office:value-type="float">
            <text:p>798</text:p>
          </table:table-cell>
          <table:table-cell ns41:value-type="float" table:style-name="ce37" office:value="775" office:value-type="float">
            <text:p>775</text:p>
          </table:table-cell>
          <table:table-cell table:style-name="ce37" table:number-columns-repeated="8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8"/>
          <table:table-cell ns41:value-type="float" table:style-name="ce37" office:value="593" office:value-type="float">
            <text:p>593</text:p>
          </table:table-cell>
          <table:table-cell ns41:value-type="float" table:style-name="ce37" office:value="578" office:value-type="float">
            <text:p>578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Eibergen</text:p>
          </table:table-cell>
          <table:table-cell table:style-name="Default"/>
          <table:table-cell ns41:value-type="float" table:style-name="ce29" office:value="780" office:value-type="float">
            <text:p>78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795" office:value-type="float">
            <text:p>795</text:p>
          </table:table-cell>
          <table:table-cell table:style-name="ce37"/>
          <table:table-cell ns41:value-type="float" table:style-name="ce37" office:value="780" office:value-type="float">
            <text:p>780</text:p>
          </table:table-cell>
          <table:table-cell ns41:value-type="float" table:style-name="ce37" office:value="874" office:value-type="float">
            <text:p>874</text:p>
          </table:table-cell>
          <table:table-cell ns41:value-type="float" table:style-name="ce38" office:value="2633" office:value-type="float">
            <text:p>2,633</text:p>
          </table:table-cell>
          <table:table-cell ns41:value-type="float" table:style-name="ce38" office:value="2515" office:value-type="float">
            <text:p>2,515</text:p>
          </table:table-cell>
          <table:table-cell ns41:value-type="float" table:style-name="ce38" office:value="5148" office:value-type="float">
            <text:p>5,148</text:p>
          </table:table-cell>
          <table:table-cell ns41:value-type="float" table:style-name="ce38" office:value="2573" office:value-type="float">
            <text:p>2,573</text:p>
          </table:table-cell>
          <table:table-cell ns41:value-type="float" table:style-name="ce38" office:value="2447" office:value-type="float">
            <text:p>2,447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67" office:value-type="float">
            <text:p>67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8" office:value="1741" office:value-type="float">
            <text:p>1,741</text:p>
          </table:table-cell>
          <table:table-cell ns41:value-type="float" table:style-name="ce38" office:value="1563" office:value-type="float">
            <text:p>1,563</text:p>
          </table:table-cell>
          <table:table-cell ns41:value-type="float" table:style-name="ce37" office:value="780" office:value-type="float">
            <text:p>780</text:p>
          </table:table-cell>
          <table:table-cell ns41:value-type="float" table:style-name="ce37" office:value="778" office:value-type="float">
            <text:p>778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8" office:value="2138" office:value-type="float">
            <text:p>2,138</text:p>
          </table:table-cell>
          <table:table-cell ns41:value-type="float" table:style-name="ce38" office:value="1880" office:value-type="float">
            <text:p>1,880</text:p>
          </table:table-cell>
          <table:table-cell ns41:value-type="float" table:style-name="ce37" office:value="336" office:value-type="float">
            <text:p>336</text:p>
          </table:table-cell>
          <table:table-cell ns41:value-type="float" table:style-name="ce37" office:value="466" office:value-type="float">
            <text:p>466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104" office:value-type="float">
            <text:p>104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61" office:value-type="float">
            <text:p>61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137" office:value-type="float">
            <text:p>1,137</text:p>
          </table:table-cell>
          <table:table-cell ns41:value-type="float" table:style-name="ce38" office:value="1084" office:value-type="float">
            <text:p>1,084</text:p>
          </table:table-cell>
          <table:table-cell table:style-name="ce37" table:number-columns-repeated="8"/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8"/>
          <table:table-cell ns41:value-type="float" table:style-name="ce38" office:value="1447" office:value-type="float">
            <text:p>1,447</text:p>
          </table:table-cell>
          <table:table-cell ns41:value-type="float" table:style-name="ce38" office:value="1392" office:value-type="float">
            <text:p>1,392</text:p>
          </table:table-cell>
          <table:table-cell table:style-name="ce37" table:number-columns-repeated="6"/>
          <table:table-cell ns41:value-type="float" table:style-name="ce37" office:value="44" office:value-type="float">
            <text:p>44</text:p>
          </table:table-cell>
          <table:table-cell ns41:value-type="float" table:style-name="ce37" office:value="35" office:value-type="float">
            <text:p>3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Gorssel</text:p>
          </table:table-cell>
          <table:table-cell table:style-name="Default"/>
          <table:table-cell ns41:value-type="float" table:style-name="ce29" office:value="459" office:value-type="float">
            <text:p>45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472" office:value-type="float">
            <text:p>472</text:p>
          </table:table-cell>
          <table:table-cell table:style-name="ce37"/>
          <table:table-cell ns41:value-type="float" table:style-name="ce37" office:value="459" office:value-type="float">
            <text:p>459</text:p>
          </table:table-cell>
          <table:table-cell ns41:value-type="float" table:style-name="ce37" office:value="554" office:value-type="float">
            <text:p>554</text:p>
          </table:table-cell>
          <table:table-cell ns41:value-type="float" table:style-name="ce38" office:value="1756" office:value-type="float">
            <text:p>1,756</text:p>
          </table:table-cell>
          <table:table-cell ns41:value-type="float" table:style-name="ce38" office:value="1647" office:value-type="float">
            <text:p>1,647</text:p>
          </table:table-cell>
          <table:table-cell ns41:value-type="float" table:style-name="ce38" office:value="3403" office:value-type="float">
            <text:p>3,403</text:p>
          </table:table-cell>
          <table:table-cell ns41:value-type="float" table:style-name="ce38" office:value="1663" office:value-type="float">
            <text:p>1,663</text:p>
          </table:table-cell>
          <table:table-cell ns41:value-type="float" table:style-name="ce38" office:value="1544" office:value-type="float">
            <text:p>1,544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8" office:value="1182" office:value-type="float">
            <text:p>1,182</text:p>
          </table:table-cell>
          <table:table-cell ns41:value-type="float" table:style-name="ce38" office:value="1031" office:value-type="float">
            <text:p>1,031</text:p>
          </table:table-cell>
          <table:table-cell ns41:value-type="float" table:style-name="ce37" office:value="515" office:value-type="float">
            <text:p>515</text:p>
          </table:table-cell>
          <table:table-cell ns41:value-type="float" table:style-name="ce37" office:value="513" office:value-type="float">
            <text:p>513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8" office:value="1179" office:value-type="float">
            <text:p>1,179</text:p>
          </table:table-cell>
          <table:table-cell ns41:value-type="float" table:style-name="ce38" office:value="1095" office:value-type="float">
            <text:p>1,095</text:p>
          </table:table-cell>
          <table:table-cell ns41:value-type="float" table:style-name="ce37" office:value="375" office:value-type="float">
            <text:p>375</text:p>
          </table:table-cell>
          <table:table-cell ns41:value-type="float" table:style-name="ce37" office:value="362" office:value-type="float">
            <text:p>362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187" office:value-type="float">
            <text:p>187</text:p>
          </table:table-cell>
          <table:table-cell table:style-name="ce37" table:number-columns-repeated="2"/>
          <table:table-cell ns41:value-type="float" table:style-name="ce37" office:value="6" office:value-type="float">
            <text:p>6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table:style-name="ce37" table:number-columns-repeated="5"/>
          <table:table-cell ns41:value-type="float" table:style-name="ce38" office:value="1649" office:value-type="float">
            <text:p>1,649</text:p>
          </table:table-cell>
          <table:table-cell ns41:value-type="float" table:style-name="ce38" office:value="1562" office:value-type="float">
            <text:p>1,562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7"/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ns41:value-type="float" table:style-name="ce37" office:value="11" office:value-type="float">
            <text:p>11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6"/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76" office:value-type="float">
            <text:p>76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Hengelo</text:p>
          </table:table-cell>
          <table:table-cell table:style-name="Default"/>
          <table:table-cell ns41:value-type="float" table:style-name="ce29" office:value="463" office:value-type="float">
            <text:p>46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69" office:value-type="float">
            <text:p>469</text:p>
          </table:table-cell>
          <table:table-cell table:style-name="ce37"/>
          <table:table-cell ns41:value-type="float" table:style-name="ce37" office:value="463" office:value-type="float">
            <text:p>463</text:p>
          </table:table-cell>
          <table:table-cell ns41:value-type="float" table:style-name="ce37" office:value="568" office:value-type="float">
            <text:p>568</text:p>
          </table:table-cell>
          <table:table-cell ns41:value-type="float" table:style-name="ce38" office:value="1592" office:value-type="float">
            <text:p>1,592</text:p>
          </table:table-cell>
          <table:table-cell ns41:value-type="float" table:style-name="ce38" office:value="1461" office:value-type="float">
            <text:p>1,461</text:p>
          </table:table-cell>
          <table:table-cell ns41:value-type="float" table:style-name="ce38" office:value="3053" office:value-type="float">
            <text:p>3,053</text:p>
          </table:table-cell>
          <table:table-cell ns41:value-type="float" table:style-name="ce38" office:value="1575" office:value-type="float">
            <text:p>1,575</text:p>
          </table:table-cell>
          <table:table-cell ns41:value-type="float" table:style-name="ce38" office:value="1445" office:value-type="float">
            <text:p>1,445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6" office:value-type="float">
            <text:p>16</text:p>
          </table:table-cell>
          <table:table-cell table:style-name="ce37" table:number-columns-repeated="2"/>
          <table:table-cell ns41:value-type="float" table:style-name="ce37" office:value="19" office:value-type="float">
            <text:p>1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8" office:value="1029" office:value-type="float">
            <text:p>1,029</text:p>
          </table:table-cell>
          <table:table-cell ns41:value-type="float" table:style-name="ce37" office:value="875" office:value-type="float">
            <text:p>875</text:p>
          </table:table-cell>
          <table:table-cell ns41:value-type="float" table:style-name="ce37" office:value="493" office:value-type="float">
            <text:p>493</text:p>
          </table:table-cell>
          <table:table-cell ns41:value-type="float" table:style-name="ce37" office:value="492" office:value-type="float">
            <text:p>492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8" office:value="1169" office:value-type="float">
            <text:p>1,169</text:p>
          </table:table-cell>
          <table:table-cell ns41:value-type="float" table:style-name="ce38" office:value="1068" office:value-type="float">
            <text:p>1,068</text:p>
          </table:table-cell>
          <table:table-cell ns41:value-type="float" table:style-name="ce37" office:value="363" office:value-type="float">
            <text:p>363</text:p>
          </table:table-cell>
          <table:table-cell ns41:value-type="float" table:style-name="ce37" office:value="356" office:value-type="float">
            <text:p>356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30" office:value-type="float">
            <text:p>30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3"/>
          <table:table-cell ns41:value-type="float" table:style-name="ce37" office:value="6" office:value-type="float">
            <text:p>6</text:p>
          </table:table-cell>
          <table:table-cell table:style-name="ce37"/>
          <table:table-cell ns41:value-type="float" table:style-name="ce37" office:value="982" office:value-type="float">
            <text:p>982</text:p>
          </table:table-cell>
          <table:table-cell ns41:value-type="float" table:style-name="ce37" office:value="916" office:value-type="float">
            <text:p>916</text:p>
          </table:table-cell>
          <table:table-cell table:style-name="ce37" table:number-columns-repeated="8"/>
          <table:table-cell ns41:value-type="float" office:value="3" table:style-name="ce37" table:number-columns-repeated="2" office:value-type="float">
            <text:p>3</text:p>
          </table:table-cell>
          <table:table-cell table:style-name="ce37" table:number-columns-repeated="2"/>
          <table:table-cell ns41:value-type="float" office:value="5" table:style-name="ce37" table:number-columns-repeated="2" office:value-type="float">
            <text:p>5</text:p>
          </table:table-cell>
          <table:table-cell table:style-name="ce37" table:number-columns-repeated="8"/>
          <table:table-cell ns41:value-type="float" table:style-name="ce37" office:value="573" office:value-type="float">
            <text:p>573</text:p>
          </table:table-cell>
          <table:table-cell ns41:value-type="float" table:style-name="ce37" office:value="518" office:value-type="float">
            <text:p>518</text:p>
          </table:table-cell>
          <table:table-cell table:style-name="ce37" table:number-columns-repeated="6"/>
          <table:table-cell ns41:value-type="float" table:style-name="ce37" office:value="29" office:value-type="float">
            <text:p>29</text:p>
          </table:table-cell>
          <table:table-cell ns41:value-type="float" table:style-name="ce37" office:value="19" office:value-type="float">
            <text:p>1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Hummelo en Keppel</text:p>
          </table:table-cell>
          <table:table-cell table:style-name="Default"/>
          <table:table-cell ns41:value-type="float" table:style-name="ce29" office:value="428" office:value-type="float">
            <text:p>428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55" office:value-type="float">
            <text:p>455</text:p>
          </table:table-cell>
          <table:table-cell table:style-name="ce37"/>
          <table:table-cell ns41:value-type="float" table:style-name="ce37" office:value="428" office:value-type="float">
            <text:p>428</text:p>
          </table:table-cell>
          <table:table-cell ns41:value-type="float" table:style-name="ce37" office:value="538" office:value-type="float">
            <text:p>538</text:p>
          </table:table-cell>
          <table:table-cell ns41:value-type="float" table:style-name="ce38" office:value="1612" office:value-type="float">
            <text:p>1,612</text:p>
          </table:table-cell>
          <table:table-cell ns41:value-type="float" table:style-name="ce38" office:value="1459" office:value-type="float">
            <text:p>1,459</text:p>
          </table:table-cell>
          <table:table-cell ns41:value-type="float" table:style-name="ce38" office:value="3071" office:value-type="float">
            <text:p>3,071</text:p>
          </table:table-cell>
          <table:table-cell ns41:value-type="float" table:style-name="ce38" office:value="1521" office:value-type="float">
            <text:p>1,521</text:p>
          </table:table-cell>
          <table:table-cell ns41:value-type="float" table:style-name="ce38" office:value="1359" office:value-type="float">
            <text:p>1,359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3"/>
          <table:table-cell ns41:value-type="float" table:style-name="ce38" office:value="1085" office:value-type="float">
            <text:p>1,085</text:p>
          </table:table-cell>
          <table:table-cell ns41:value-type="float" table:style-name="ce37" office:value="909" office:value-type="float">
            <text:p>909</text:p>
          </table:table-cell>
          <table:table-cell ns41:value-type="float" office:value="463" table:style-name="ce37" table:number-columns-repeated="2" office:value-type="float">
            <text:p>463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8" office:value="1111" office:value-type="float">
            <text:p>1,111</text:p>
          </table:table-cell>
          <table:table-cell ns41:value-type="float" table:style-name="ce37" office:value="979" office:value-type="float">
            <text:p>979</text:p>
          </table:table-cell>
          <table:table-cell ns41:value-type="float" office:value="433" table:style-name="ce37" table:number-columns-repeated="2" office:value-type="float">
            <text:p>433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35" office:value-type="float">
            <text:p>35</text:p>
          </table:table-cell>
          <table:table-cell table:style-name="ce37" table:number-columns-repeated="2"/>
          <table:table-cell ns41:value-type="float" table:style-name="ce37" office:value="23" office:value-type="float">
            <text:p>23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8" office:value="1175" office:value-type="float">
            <text:p>1,175</text:p>
          </table:table-cell>
          <table:table-cell ns41:value-type="float" table:style-name="ce38" office:value="1074" office:value-type="float">
            <text:p>1,074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11" office:value-type="float">
            <text:p>1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8"/>
          <table:table-cell ns41:value-type="float" table:style-name="ce37" office:value="424" office:value-type="float">
            <text:p>424</text:p>
          </table:table-cell>
          <table:table-cell ns41:value-type="float" table:style-name="ce37" office:value="378" office:value-type="float">
            <text:p>378</text:p>
          </table:table-cell>
          <table:table-cell table:style-name="ce37" table:number-columns-repeated="6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Laren</text:p>
          </table:table-cell>
          <table:table-cell table:style-name="Default"/>
          <table:table-cell ns41:value-type="float" table:style-name="ce29" office:value="440" office:value-type="float">
            <text:p>44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43" office:value-type="float">
            <text:p>443</text:p>
          </table:table-cell>
          <table:table-cell table:style-name="ce37"/>
          <table:table-cell ns41:value-type="float" table:style-name="ce37" office:value="440" office:value-type="float">
            <text:p>440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8" office:value="1485" office:value-type="float">
            <text:p>1,485</text:p>
          </table:table-cell>
          <table:table-cell ns41:value-type="float" table:style-name="ce38" office:value="1487" office:value-type="float">
            <text:p>1,487</text:p>
          </table:table-cell>
          <table:table-cell ns41:value-type="float" table:style-name="ce38" office:value="2972" office:value-type="float">
            <text:p>2,972</text:p>
          </table:table-cell>
          <table:table-cell ns41:value-type="float" table:style-name="ce38" office:value="1424" office:value-type="float">
            <text:p>1,424</text:p>
          </table:table-cell>
          <table:table-cell ns41:value-type="float" table:style-name="ce38" office:value="1447" office:value-type="float">
            <text:p>1,447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39" office:value-type="float">
            <text:p>39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986" office:value-type="float">
            <text:p>986</text:p>
          </table:table-cell>
          <table:table-cell ns41:value-type="float" table:style-name="ce37" office:value="946" office:value-type="float">
            <text:p>946</text:p>
          </table:table-cell>
          <table:table-cell ns41:value-type="float" table:style-name="ce37" office:value="447" office:value-type="float">
            <text:p>447</text:p>
          </table:table-cell>
          <table:table-cell ns41:value-type="float" table:style-name="ce37" office:value="445" office:value-type="float">
            <text:p>445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8" office:value="1092" office:value-type="float">
            <text:p>1,092</text:p>
          </table:table-cell>
          <table:table-cell ns41:value-type="float" table:style-name="ce38" office:value="1082" office:value-type="float">
            <text:p>1,082</text:p>
          </table:table-cell>
          <table:table-cell ns41:value-type="float" table:style-name="ce37" office:value="334" office:value-type="float">
            <text:p>334</text:p>
          </table:table-cell>
          <table:table-cell ns41:value-type="float" table:style-name="ce37" office:value="348" office:value-type="float">
            <text:p>348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56" office:value-type="float">
            <text:p>56</text:p>
          </table:table-cell>
          <table:table-cell table:style-name="ce37" table:number-columns-repeated="2"/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8" office:value="1447" office:value-type="float">
            <text:p>1,447</text:p>
          </table:table-cell>
          <table:table-cell ns41:value-type="float" table:style-name="ce38" office:value="1456" office:value-type="float">
            <text:p>1,456</text:p>
          </table:table-cell>
          <table:table-cell table:style-name="ce37" table:number-columns-repeated="8"/>
          <table:table-cell ns41:value-type="float" table:style-name="ce37" office:value="3" office:value-type="float">
            <text:p>3</text:p>
          </table:table-cell>
          <table:table-cell table:style-name="ce37" table:number-columns-repeated="13"/>
          <table:table-cell ns41:value-type="float" table:style-name="ce37" office:value="34" office:value-type="float">
            <text:p>34</text:p>
          </table:table-cell>
          <table:table-cell ns41:value-type="float" table:style-name="ce37" office:value="28" office:value-type="float">
            <text:p>28</text:p>
          </table:table-cell>
          <table:table-cell table:style-name="ce37" table:number-columns-repeated="6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Lichtenvoorde</text:p>
          </table:table-cell>
          <table:table-cell table:style-name="Default"/>
          <table:table-cell ns41:value-type="float" table:style-name="ce29" office:value="624" office:value-type="float">
            <text:p>62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630" office:value-type="float">
            <text:p>630</text:p>
          </table:table-cell>
          <table:table-cell table:style-name="ce37"/>
          <table:table-cell ns41:value-type="float" office:value="624" table:style-name="ce37" table:number-columns-repeated="2" office:value-type="float">
            <text:p>624</text:p>
          </table:table-cell>
          <table:table-cell ns41:value-type="float" table:style-name="ce38" office:value="1902" office:value-type="float">
            <text:p>1,902</text:p>
          </table:table-cell>
          <table:table-cell ns41:value-type="float" table:style-name="ce38" office:value="1747" office:value-type="float">
            <text:p>1,747</text:p>
          </table:table-cell>
          <table:table-cell ns41:value-type="float" table:style-name="ce38" office:value="3649" office:value-type="float">
            <text:p>3,649</text:p>
          </table:table-cell>
          <table:table-cell ns41:value-type="float" table:style-name="ce38" office:value="1901" office:value-type="float">
            <text:p>1,901</text:p>
          </table:table-cell>
          <table:table-cell ns41:value-type="float" table:style-name="ce38" office:value="1747" office:value-type="float">
            <text:p>1,747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8" office:value="1251" office:value-type="float">
            <text:p>1,251</text:p>
          </table:table-cell>
          <table:table-cell ns41:value-type="float" table:style-name="ce38" office:value="1094" office:value-type="float">
            <text:p>1,094</text:p>
          </table:table-cell>
          <table:table-cell ns41:value-type="float" table:style-name="ce37" office:value="556" office:value-type="float">
            <text:p>556</text:p>
          </table:table-cell>
          <table:table-cell ns41:value-type="float" table:style-name="ce37" office:value="557" office:value-type="float">
            <text:p>557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8" office:value="1640" office:value-type="float">
            <text:p>1,640</text:p>
          </table:table-cell>
          <table:table-cell ns41:value-type="float" table:style-name="ce38" office:value="1452" office:value-type="float">
            <text:p>1,452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253" office:value-type="float">
            <text:p>253</text:p>
          </table:table-cell>
          <table:table-cell ns41:value-type="float" office:value="11" table:style-name="ce37" table:number-columns-repeated="2" office:value-type="float">
            <text:p>11</text:p>
          </table:table-cell>
          <table:table-cell table:style-name="ce37" table:number-columns-repeated="2"/>
          <table:table-cell ns41:value-type="float" table:style-name="ce37" office:value="46" office:value-type="float">
            <text:p>46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178" office:value-type="float">
            <text:p>178</text:p>
          </table:table-cell>
          <table:table-cell ns41:value-type="float" table:style-name="ce37" office:value="139" office:value-type="float">
            <text:p>139</text:p>
          </table:table-cell>
          <table:table-cell table:style-name="ce37" table:number-columns-repeated="8"/>
          <table:table-cell ns41:value-type="float" table:style-name="ce37" office:value="2" office:value-type="float">
            <text:p>2</text:p>
          </table:table-cell>
          <table:table-cell table:style-name="ce37" table:number-columns-repeated="11"/>
          <table:table-cell ns41:value-type="float" table:style-name="ce37" office:value="10" office:value-type="float">
            <text:p>1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8" office:value="1710" office:value-type="float">
            <text:p>1,710</text:p>
          </table:table-cell>
          <table:table-cell ns41:value-type="float" table:style-name="ce38" office:value="1599" office:value-type="float">
            <text:p>1,599</text:p>
          </table:table-cell>
          <table:table-cell table:style-name="ce37" table:number-columns-repeated="6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Neede</text:p>
          </table:table-cell>
          <table:table-cell table:style-name="Default"/>
          <table:table-cell ns41:value-type="float" table:style-name="ce29" office:value="401" office:value-type="float">
            <text:p>40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10" office:value-type="float">
            <text:p>410</text:p>
          </table:table-cell>
          <table:table-cell table:style-name="ce37"/>
          <table:table-cell ns41:value-type="float" table:style-name="ce37" office:value="401" office:value-type="float">
            <text:p>401</text:p>
          </table:table-cell>
          <table:table-cell ns41:value-type="float" table:style-name="ce37" office:value="499" office:value-type="float">
            <text:p>499</text:p>
          </table:table-cell>
          <table:table-cell ns41:value-type="float" table:style-name="ce38" office:value="1366" office:value-type="float">
            <text:p>1,366</text:p>
          </table:table-cell>
          <table:table-cell ns41:value-type="float" table:style-name="ce38" office:value="1253" office:value-type="float">
            <text:p>1,253</text:p>
          </table:table-cell>
          <table:table-cell ns41:value-type="float" table:style-name="ce38" office:value="2619" office:value-type="float">
            <text:p>2,619</text:p>
          </table:table-cell>
          <table:table-cell ns41:value-type="float" table:style-name="ce38" office:value="1322" office:value-type="float">
            <text:p>1,322</text:p>
          </table:table-cell>
          <table:table-cell ns41:value-type="float" table:style-name="ce38" office:value="1215" office:value-type="float">
            <text:p>1,215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51" office:value-type="float">
            <text:p>51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891" office:value-type="float">
            <text:p>891</text:p>
          </table:table-cell>
          <table:table-cell ns41:value-type="float" table:style-name="ce37" office:value="706" office:value-type="float">
            <text:p>706</text:p>
          </table:table-cell>
          <table:table-cell ns41:value-type="float" table:style-name="ce37" office:value="422" office:value-type="float">
            <text:p>422</text:p>
          </table:table-cell>
          <table:table-cell ns41:value-type="float" table:style-name="ce37" office:value="421" office:value-type="float">
            <text:p>421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38" office:value="1091" office:value-type="float">
            <text:p>1,091</text:p>
          </table:table-cell>
          <table:table-cell ns41:value-type="float" table:style-name="ce37" office:value="921" office:value-type="float">
            <text:p>921</text:p>
          </table:table-cell>
          <table:table-cell ns41:value-type="float" table:style-name="ce37" office:value="154" office:value-type="float">
            <text:p>154</text:p>
          </table:table-cell>
          <table:table-cell ns41:value-type="float" table:style-name="ce37" office:value="224" office:value-type="float">
            <text:p>224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105" office:value-type="float">
            <text:p>105</text:p>
          </table:table-cell>
          <table:table-cell table:style-name="ce37" table:number-columns-repeated="2"/>
          <table:table-cell ns41:value-type="float" table:style-name="ce37" office:value="17" office:value-type="float">
            <text:p>17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8" office:value="1157" office:value-type="float">
            <text:p>1,157</text:p>
          </table:table-cell>
          <table:table-cell ns41:value-type="float" table:style-name="ce38" office:value="1052" office:value-type="float">
            <text:p>1,052</text:p>
          </table:table-cell>
          <table:table-cell table:style-name="ce37" table:number-columns-repeated="12"/>
          <table:table-cell ns41:value-type="float" table:style-name="ce37" office:value="1" office:value-type="float">
            <text:p>1</text:p>
          </table:table-cell>
          <table:table-cell table:style-name="ce37" table:number-columns-repeated="9"/>
          <table:table-cell ns41:value-type="float" table:style-name="ce37" office:value="197" office:value-type="float">
            <text:p>197</text:p>
          </table:table-cell>
          <table:table-cell ns41:value-type="float" table:style-name="ce37" office:value="198" office:value-type="float">
            <text:p>198</text:p>
          </table:table-cell>
          <table:table-cell table:style-name="ce37" table:number-columns-repeated="6"/>
          <table:table-cell ns41:value-type="float" table:style-name="ce37" office:value="11" office:value-type="float">
            <text:p>1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Ruurlo</text:p>
          </table:table-cell>
          <table:table-cell table:style-name="Default"/>
          <table:table-cell ns41:value-type="float" table:style-name="ce29" office:value="383" office:value-type="float">
            <text:p>38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88" office:value-type="float">
            <text:p>388</text:p>
          </table:table-cell>
          <table:table-cell table:style-name="ce37"/>
          <table:table-cell ns41:value-type="float" table:style-name="ce37" office:value="383" office:value-type="float">
            <text:p>383</text:p>
          </table:table-cell>
          <table:table-cell ns41:value-type="float" table:style-name="ce37" office:value="456" office:value-type="float">
            <text:p>456</text:p>
          </table:table-cell>
          <table:table-cell ns41:value-type="float" table:style-name="ce38" office:value="1299" office:value-type="float">
            <text:p>1,299</text:p>
          </table:table-cell>
          <table:table-cell ns41:value-type="float" table:style-name="ce38" office:value="1249" office:value-type="float">
            <text:p>1,249</text:p>
          </table:table-cell>
          <table:table-cell ns41:value-type="float" table:style-name="ce38" office:value="2548" office:value-type="float">
            <text:p>2,548</text:p>
          </table:table-cell>
          <table:table-cell ns41:value-type="float" table:style-name="ce38" office:value="1264" office:value-type="float">
            <text:p>1,264</text:p>
          </table:table-cell>
          <table:table-cell ns41:value-type="float" table:style-name="ce38" office:value="1212" office:value-type="float">
            <text:p>1,212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820" office:value-type="float">
            <text:p>820</text:p>
          </table:table-cell>
          <table:table-cell ns41:value-type="float" table:style-name="ce37" office:value="742" office:value-type="float">
            <text:p>742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37" office:value="417" office:value-type="float">
            <text:p>417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8" office:value="1053" office:value-type="float">
            <text:p>1,053</text:p>
          </table:table-cell>
          <table:table-cell ns41:value-type="float" table:style-name="ce37" office:value="983" office:value-type="float">
            <text:p>983</text:p>
          </table:table-cell>
          <table:table-cell ns41:value-type="float" table:style-name="ce37" office:value="215" office:value-type="float">
            <text:p>215</text:p>
          </table:table-cell>
          <table:table-cell ns41:value-type="float" table:style-name="ce37" office:value="240" office:value-type="float">
            <text:p>24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1" office:value-type="float">
            <text:p>21</text:p>
          </table:table-cell>
          <table:table-cell table:style-name="ce37" table:number-columns-repeated="2"/>
          <table:table-cell ns41:value-type="float" table:style-name="ce37" office:value="14" office:value-type="float">
            <text:p>1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ns41:value-type="float" table:style-name="ce37" office:value="949" office:value-type="float">
            <text:p>949</text:p>
          </table:table-cell>
          <table:table-cell ns41:value-type="float" table:style-name="ce37" office:value="909" office:value-type="float">
            <text:p>909</text:p>
          </table:table-cell>
          <table:table-cell table:style-name="ce37" table:number-columns-repeated="8"/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12"/>
          <table:table-cell ns41:value-type="float" table:style-name="ce37" office:value="344" office:value-type="float">
            <text:p>344</text:p>
          </table:table-cell>
          <table:table-cell ns41:value-type="float" table:style-name="ce37" office:value="335" office:value-type="float">
            <text:p>335</text:p>
          </table:table-cell>
          <table:table-cell table:style-name="ce37" table:number-columns-repeated="6"/>
          <table:table-cell ns41:value-type="float" office:value="3" table:style-name="ce37" table:number-columns-repeated="2" office:value-type="float">
            <text:p>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Steenderen</text:p>
          </table:table-cell>
          <table:table-cell table:style-name="Default"/>
          <table:table-cell ns41:value-type="float" table:style-name="ce29" office:value="458" office:value-type="float">
            <text:p>45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63" office:value-type="float">
            <text:p>463</text:p>
          </table:table-cell>
          <table:table-cell table:style-name="ce37"/>
          <table:table-cell ns41:value-type="float" table:style-name="ce37" office:value="458" office:value-type="float">
            <text:p>458</text:p>
          </table:table-cell>
          <table:table-cell ns41:value-type="float" table:style-name="ce37" office:value="580" office:value-type="float">
            <text:p>580</text:p>
          </table:table-cell>
          <table:table-cell ns41:value-type="float" table:style-name="ce38" office:value="1660" office:value-type="float">
            <text:p>1,660</text:p>
          </table:table-cell>
          <table:table-cell ns41:value-type="float" table:style-name="ce38" office:value="1531" office:value-type="float">
            <text:p>1,531</text:p>
          </table:table-cell>
          <table:table-cell ns41:value-type="float" table:style-name="ce38" office:value="3191" office:value-type="float">
            <text:p>3,191</text:p>
          </table:table-cell>
          <table:table-cell ns41:value-type="float" table:style-name="ce38" office:value="1593" office:value-type="float">
            <text:p>1,593</text:p>
          </table:table-cell>
          <table:table-cell ns41:value-type="float" table:style-name="ce38" office:value="1453" office:value-type="float">
            <text:p>1,453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78" office:value-type="float">
            <text:p>78</text:p>
          </table:table-cell>
          <table:table-cell table:style-name="ce37" table:number-columns-repeated="2"/>
          <table:table-cell ns41:value-type="float" office:value="5" table:style-name="ce37" table:number-columns-repeated="2" office:value-type="float">
            <text:p>5</text:p>
          </table:table-cell>
          <table:table-cell ns41:value-type="float" table:style-name="ce38" office:value="1152" office:value-type="float">
            <text:p>1,152</text:p>
          </table:table-cell>
          <table:table-cell ns41:value-type="float" table:style-name="ce37" office:value="968" office:value-type="float">
            <text:p>968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37" office:value="448" office:value-type="float">
            <text:p>448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8" office:value="1162" office:value-type="float">
            <text:p>1,162</text:p>
          </table:table-cell>
          <table:table-cell ns41:value-type="float" table:style-name="ce38" office:value="1053" office:value-type="float">
            <text:p>1,053</text:p>
          </table:table-cell>
          <table:table-cell ns41:value-type="float" table:style-name="ce37" office:value="437" office:value-type="float">
            <text:p>437</text:p>
          </table:table-cell>
          <table:table-cell ns41:value-type="float" table:style-name="ce37" office:value="452" office:value-type="float">
            <text:p>452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21" office:value-type="float">
            <text:p>21</text:p>
          </table:table-cell>
          <table:table-cell table:style-name="ce37" table:number-columns-repeated="2"/>
          <table:table-cell ns41:value-type="float" table:style-name="ce37" office:value="16" office:value-type="float">
            <text:p>1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871" office:value-type="float">
            <text:p>871</text:p>
          </table:table-cell>
          <table:table-cell ns41:value-type="float" table:style-name="ce37" office:value="823" office:value-type="float">
            <text:p>823</text:p>
          </table:table-cell>
          <table:table-cell table:style-name="ce37" table:number-columns-repeated="8"/>
          <table:table-cell ns41:value-type="float" table:style-name="ce37" office:value="8" office:value-type="float">
            <text:p>8</text:p>
          </table:table-cell>
          <table:table-cell table:style-name="ce37" table:number-columns-repeated="13"/>
          <table:table-cell ns41:value-type="float" table:style-name="ce37" office:value="777" office:value-type="float">
            <text:p>777</text:p>
          </table:table-cell>
          <table:table-cell ns41:value-type="float" table:style-name="ce37" office:value="703" office:value-type="float">
            <text:p>703</text:p>
          </table:table-cell>
          <table:table-cell table:style-name="ce37" table:number-columns-repeated="6"/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Verwolde</text:p>
          </table:table-cell>
          <table:table-cell table:style-name="Default"/>
          <table:table-cell ns41:value-type="float" table:style-name="ce29" office:value="89" office:value-type="float">
            <text:p>8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90" office:value-type="float">
            <text:p>90</text:p>
          </table:table-cell>
          <table:table-cell table:style-name="ce37"/>
          <table:table-cell ns41:value-type="float" table:style-name="ce37" office:value="89" office:value-type="float">
            <text:p>89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286" office:value-type="float">
            <text:p>286</text:p>
          </table:table-cell>
          <table:table-cell ns41:value-type="float" table:style-name="ce37" office:value="297" office:value-type="float">
            <text:p>297</text:p>
          </table:table-cell>
          <table:table-cell ns41:value-type="float" table:style-name="ce37" office:value="583" office:value-type="float">
            <text:p>583</text:p>
          </table:table-cell>
          <table:table-cell ns41:value-type="float" table:style-name="ce37" office:value="273" office:value-type="float">
            <text:p>273</text:p>
          </table:table-cell>
          <table:table-cell ns41:value-type="float" table:style-name="ce37" office:value="278" office:value-type="float">
            <text:p>278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9" office:value-type="float">
            <text:p>19</text:p>
          </table:table-cell>
          <table:table-cell table:style-name="ce37" table:number-columns-repeated="4"/>
          <table:table-cell ns41:value-type="float" table:style-name="ce37" office:value="184" office:value-type="float">
            <text:p>184</text:p>
          </table:table-cell>
          <table:table-cell ns41:value-type="float" table:style-name="ce37" office:value="189" office:value-type="float">
            <text:p>189</text:p>
          </table:table-cell>
          <table:table-cell ns41:value-type="float" office:value="89" table:style-name="ce37" table:number-columns-repeated="2" office:value-type="float">
            <text:p>8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90" office:value-type="float">
            <text:p>190</text:p>
          </table:table-cell>
          <table:table-cell ns41:value-type="float" table:style-name="ce37" office:value="181" office:value-type="float">
            <text:p>181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5" office:value-type="float">
            <text:p>15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282" office:value-type="float">
            <text:p>282</text:p>
          </table:table-cell>
          <table:table-cell ns41:value-type="float" table:style-name="ce37" office:value="292" office:value-type="float">
            <text:p>292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3"/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Vorden</text:p>
          </table:table-cell>
          <table:table-cell table:style-name="Default"/>
          <table:table-cell ns41:value-type="float" table:style-name="ce29" office:value="503" office:value-type="float">
            <text:p>50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13" office:value-type="float">
            <text:p>513</text:p>
          </table:table-cell>
          <table:table-cell table:style-name="ce37"/>
          <table:table-cell ns41:value-type="float" table:style-name="ce37" office:value="503" office:value-type="float">
            <text:p>503</text:p>
          </table:table-cell>
          <table:table-cell ns41:value-type="float" table:style-name="ce37" office:value="505" office:value-type="float">
            <text:p>505</text:p>
          </table:table-cell>
          <table:table-cell ns41:value-type="float" table:style-name="ce38" office:value="1458" office:value-type="float">
            <text:p>1,458</text:p>
          </table:table-cell>
          <table:table-cell ns41:value-type="float" table:style-name="ce38" office:value="1448" office:value-type="float">
            <text:p>1,448</text:p>
          </table:table-cell>
          <table:table-cell ns41:value-type="float" table:style-name="ce38" office:value="2906" office:value-type="float">
            <text:p>2,906</text:p>
          </table:table-cell>
          <table:table-cell ns41:value-type="float" table:style-name="ce38" office:value="1403" office:value-type="float">
            <text:p>1,403</text:p>
          </table:table-cell>
          <table:table-cell ns41:value-type="float" table:style-name="ce38" office:value="1364" office:value-type="float">
            <text:p>1,364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946" office:value-type="float">
            <text:p>946</text:p>
          </table:table-cell>
          <table:table-cell ns41:value-type="float" table:style-name="ce37" office:value="907" office:value-type="float">
            <text:p>907</text:p>
          </table:table-cell>
          <table:table-cell ns41:value-type="float" table:style-name="ce37" office:value="463" office:value-type="float">
            <text:p>463</text:p>
          </table:table-cell>
          <table:table-cell ns41:value-type="float" table:style-name="ce37" office:value="465" office:value-type="float">
            <text:p>465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8" office:value="1067" office:value-type="float">
            <text:p>1,067</text:p>
          </table:table-cell>
          <table:table-cell ns41:value-type="float" table:style-name="ce37" office:value="972" office:value-type="float">
            <text:p>972</text:p>
          </table:table-cell>
          <table:table-cell ns41:value-type="float" table:style-name="ce37" office:value="325" office:value-type="float">
            <text:p>325</text:p>
          </table:table-cell>
          <table:table-cell ns41:value-type="float" table:style-name="ce37" office:value="401" office:value-type="float">
            <text:p>401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62" office:value-type="float">
            <text:p>62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8" office:value="1228" office:value-type="float">
            <text:p>1,228</text:p>
          </table:table-cell>
          <table:table-cell ns41:value-type="float" table:style-name="ce38" office:value="1212" office:value-type="float">
            <text:p>1,21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6"/>
          <table:table-cell ns41:value-type="float" table:style-name="ce37" office:value="4" office:value-type="float">
            <text:p>4</text:p>
          </table:table-cell>
          <table:table-cell table:style-name="ce37" table:number-columns-repeated="3"/>
          <table:table-cell ns41:value-type="float" table:style-name="ce37" office:value="4" office:value-type="float">
            <text:p>4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8"/>
          <table:table-cell ns41:value-type="float" table:style-name="ce37" office:value="215" office:value-type="float">
            <text:p>215</text:p>
          </table:table-cell>
          <table:table-cell ns41:value-type="float" table:style-name="ce37" office:value="212" office:value-type="float">
            <text:p>212</text:p>
          </table:table-cell>
          <table:table-cell table:style-name="ce37" table:number-columns-repeated="6"/>
          <table:table-cell ns41:value-type="float" table:style-name="ce37" office:value="7" office:value-type="float">
            <text:p>7</text:p>
          </table:table-cell>
          <table:table-cell ns41:value-type="float" table:style-name="ce37" office:value="10" office:value-type="float">
            <text:p>10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Warnsveld</text:p>
          </table:table-cell>
          <table:table-cell table:style-name="Default"/>
          <table:table-cell ns41:value-type="float" table:style-name="ce29" office:value="290" office:value-type="float">
            <text:p>29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98" office:value-type="float">
            <text:p>298</text:p>
          </table:table-cell>
          <table:table-cell table:style-name="ce37"/>
          <table:table-cell ns41:value-type="float" table:style-name="ce37" office:value="290" office:value-type="float">
            <text:p>290</text:p>
          </table:table-cell>
          <table:table-cell ns41:value-type="float" table:style-name="ce37" office:value="393" office:value-type="float">
            <text:p>393</text:p>
          </table:table-cell>
          <table:table-cell ns41:value-type="float" table:style-name="ce38" office:value="1085" office:value-type="float">
            <text:p>1,085</text:p>
          </table:table-cell>
          <table:table-cell ns41:value-type="float" table:style-name="ce38" office:value="1089" office:value-type="float">
            <text:p>1,089</text:p>
          </table:table-cell>
          <table:table-cell ns41:value-type="float" table:style-name="ce38" office:value="2174" office:value-type="float">
            <text:p>2,174</text:p>
          </table:table-cell>
          <table:table-cell ns41:value-type="float" table:style-name="ce38" office:value="1030" office:value-type="float">
            <text:p>1,030</text:p>
          </table:table-cell>
          <table:table-cell ns41:value-type="float" table:style-name="ce38" office:value="1018" office:value-type="float">
            <text:p>1,018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696" office:value-type="float">
            <text:p>696</text:p>
          </table:table-cell>
          <table:table-cell ns41:value-type="float" table:style-name="ce37" office:value="670" office:value-type="float">
            <text:p>670</text:p>
          </table:table-cell>
          <table:table-cell ns41:value-type="float" table:style-name="ce37" office:value="348" office:value-type="float">
            <text:p>348</text:p>
          </table:table-cell>
          <table:table-cell ns41:value-type="float" table:style-name="ce37" office:value="345" office:value-type="float">
            <text:p>345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726" office:value-type="float">
            <text:p>726</text:p>
          </table:table-cell>
          <table:table-cell ns41:value-type="float" table:style-name="ce37" office:value="622" office:value-type="float">
            <text:p>622</text:p>
          </table:table-cell>
          <table:table-cell ns41:value-type="float" table:style-name="ce37" office:value="307" office:value-type="float">
            <text:p>307</text:p>
          </table:table-cell>
          <table:table-cell ns41:value-type="float" table:style-name="ce37" office:value="389" office:value-type="float">
            <text:p>389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71" office:value-type="float">
            <text:p>7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878" office:value-type="float">
            <text:p>878</text:p>
          </table:table-cell>
          <table:table-cell ns41:value-type="float" table:style-name="ce37" office:value="883" office:value-type="float">
            <text:p>88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8"/>
          <table:table-cell ns41:value-type="float" table:style-name="ce37" office:value="206" office:value-type="float">
            <text:p>206</text:p>
          </table:table-cell>
          <table:table-cell ns41:value-type="float" table:style-name="ce37" office:value="195" office:value-type="float">
            <text:p>195</text:p>
          </table:table-cell>
          <table:table-cell table:style-name="ce37" table:number-columns-repeated="11"/>
          <table:table-cell ns41:value-type="float" table:style-name="ce67" office:value="4" office:value-type="float">
            <text:p>4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Winterswijk</text:p>
          </table:table-cell>
          <table:table-cell table:style-name="Default"/>
          <table:table-cell ns41:value-type="float" table:style-name="ce30" office:value="1288" office:value-type="float">
            <text:p>1,288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8" office:value="1381" office:value-type="float">
            <text:p>1,381</text:p>
          </table:table-cell>
          <table:table-cell table:style-name="ce37"/>
          <table:table-cell ns41:value-type="float" table:style-name="ce38" office:value="1288" office:value-type="float">
            <text:p>1,288</text:p>
          </table:table-cell>
          <table:table-cell ns41:value-type="float" table:style-name="ce38" office:value="1497" office:value-type="float">
            <text:p>1,497</text:p>
          </table:table-cell>
          <table:table-cell ns41:value-type="float" table:style-name="ce38" office:value="3799" office:value-type="float">
            <text:p>3,799</text:p>
          </table:table-cell>
          <table:table-cell ns41:value-type="float" table:style-name="ce38" office:value="3757" office:value-type="float">
            <text:p>3,757</text:p>
          </table:table-cell>
          <table:table-cell ns41:value-type="float" table:style-name="ce38" office:value="7556" office:value-type="float">
            <text:p>7,556</text:p>
          </table:table-cell>
          <table:table-cell ns41:value-type="float" table:style-name="ce38" office:value="3753" office:value-type="float">
            <text:p>3,753</text:p>
          </table:table-cell>
          <table:table-cell ns41:value-type="float" table:style-name="ce38" office:value="3718" office:value-type="float">
            <text:p>3,718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38" office:value-type="float">
            <text:p>38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8" office:value="2385" office:value-type="float">
            <text:p>2,385</text:p>
          </table:table-cell>
          <table:table-cell ns41:value-type="float" table:style-name="ce38" office:value="2266" office:value-type="float">
            <text:p>2,266</text:p>
          </table:table-cell>
          <table:table-cell ns41:value-type="float" table:style-name="ce38" office:value="1261" office:value-type="float">
            <text:p>1,261</text:p>
          </table:table-cell>
          <table:table-cell ns41:value-type="float" table:style-name="ce38" office:value="1257" office:value-type="float">
            <text:p>1,257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7" office:value="234" office:value-type="float">
            <text:p>234</text:p>
          </table:table-cell>
          <table:table-cell ns41:value-type="float" table:style-name="ce38" office:value="3295" office:value-type="float">
            <text:p>3,295</text:p>
          </table:table-cell>
          <table:table-cell ns41:value-type="float" table:style-name="ce38" office:value="3264" office:value-type="float">
            <text:p>3,264</text:p>
          </table:table-cell>
          <table:table-cell ns41:value-type="float" office:value="342" table:style-name="ce37" table:number-columns-repeated="2" office:value-type="float">
            <text:p>342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73" office:value-type="float">
            <text:p>73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ns41:value-type="float" table:style-name="ce38" office:value="3125" office:value-type="float">
            <text:p>3,125</text:p>
          </table:table-cell>
          <table:table-cell ns41:value-type="float" table:style-name="ce38" office:value="3099" office:value-type="float">
            <text:p>3,099</text:p>
          </table:table-cell>
          <table:table-cell table:style-name="ce37" table:number-columns-repeated="8"/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10" office:value-type="float">
            <text:p>10</text:p>
          </table:table-cell>
          <table:table-cell ns41:value-type="float" table:style-name="ce37" office:value="11" office:value-type="float">
            <text:p>11</text:p>
          </table:table-cell>
          <table:table-cell table:style-name="ce37" table:number-columns-repeated="6"/>
          <table:table-cell ns41:value-type="float" table:style-name="ce37" office:value="31" office:value-type="float">
            <text:p>31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603" office:value-type="float">
            <text:p>603</text:p>
          </table:table-cell>
          <table:table-cell ns41:value-type="float" table:style-name="ce37" office:value="599" office:value-type="float">
            <text:p>599</text:p>
          </table:table-cell>
          <table:table-cell table:style-name="ce37" table:number-columns-repeated="6"/>
          <table:table-cell ns41:value-type="float" table:style-name="ce37" office:value="27" office:value-type="float">
            <text:p>27</text:p>
          </table:table-cell>
          <table:table-cell ns41:value-type="float" table:style-name="ce37" office:value="24" office:value-type="float">
            <text:p>24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Wisch</text:p>
          </table:table-cell>
          <table:table-cell table:style-name="Default"/>
          <table:table-cell ns41:value-type="float" table:style-name="ce29" office:value="840" office:value-type="float">
            <text:p>84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855" office:value-type="float">
            <text:p>855</text:p>
          </table:table-cell>
          <table:table-cell table:style-name="ce37"/>
          <table:table-cell ns41:value-type="float" table:style-name="ce37" office:value="840" office:value-type="float">
            <text:p>840</text:p>
          </table:table-cell>
          <table:table-cell ns41:value-type="float" table:style-name="ce38" office:value="1039" office:value-type="float">
            <text:p>1,039</text:p>
          </table:table-cell>
          <table:table-cell ns41:value-type="float" table:style-name="ce38" office:value="2922" office:value-type="float">
            <text:p>2,922</text:p>
          </table:table-cell>
          <table:table-cell ns41:value-type="float" table:style-name="ce38" office:value="2806" office:value-type="float">
            <text:p>2,806</text:p>
          </table:table-cell>
          <table:table-cell ns41:value-type="float" table:style-name="ce38" office:value="5728" office:value-type="float">
            <text:p>5,728</text:p>
          </table:table-cell>
          <table:table-cell ns41:value-type="float" table:style-name="ce38" office:value="2895" office:value-type="float">
            <text:p>2,895</text:p>
          </table:table-cell>
          <table:table-cell ns41:value-type="float" table:style-name="ce38" office:value="2779" office:value-type="float">
            <text:p>2,779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8" office:value="1883" office:value-type="float">
            <text:p>1,883</text:p>
          </table:table-cell>
          <table:table-cell ns41:value-type="float" table:style-name="ce38" office:value="1707" office:value-type="float">
            <text:p>1,707</text:p>
          </table:table-cell>
          <table:table-cell ns41:value-type="float" table:style-name="ce37" office:value="914" office:value-type="float">
            <text:p>914</text:p>
          </table:table-cell>
          <table:table-cell ns41:value-type="float" table:style-name="ce37" office:value="923" office:value-type="float">
            <text:p>923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8" office:value="2342" office:value-type="float">
            <text:p>2,342</text:p>
          </table:table-cell>
          <table:table-cell ns41:value-type="float" table:style-name="ce38" office:value="2090" office:value-type="float">
            <text:p>2,090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37" office:value="566" office:value-type="float">
            <text:p>566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58" office:value-type="float">
            <text:p>58</text:p>
          </table:table-cell>
          <table:table-cell table:style-name="ce37" table:number-columns-repeated="2"/>
          <table:table-cell ns41:value-type="float" table:style-name="ce37" office:value="78" office:value-type="float">
            <text:p>78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8" office:value="1943" office:value-type="float">
            <text:p>1,943</text:p>
          </table:table-cell>
          <table:table-cell ns41:value-type="float" table:style-name="ce38" office:value="1842" office:value-type="float">
            <text:p>1,84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7" office:value-type="float">
            <text:p>7</text:p>
          </table:table-cell>
          <table:table-cell ns41:value-type="float" table:style-name="ce37" office:value="11" office:value-type="float">
            <text:p>11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7" office:value="80" office:value-type="float">
            <text:p>80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849" office:value-type="float">
            <text:p>849</text:p>
          </table:table-cell>
          <table:table-cell ns41:value-type="float" table:style-name="ce37" office:value="844" office:value-type="float">
            <text:p>844</text:p>
          </table:table-cell>
          <table:table-cell table:style-name="ce37" table:number-columns-repeated="6"/>
          <table:table-cell ns41:value-type="float" table:style-name="ce37" office:value="42" office:value-type="float">
            <text:p>42</text:p>
          </table:table-cell>
          <table:table-cell ns41:value-type="float" table:style-name="ce37" office:value="26" office:value-type="float">
            <text:p>26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Zelhem</text:p>
          </table:table-cell>
          <table:table-cell table:style-name="Default"/>
          <table:table-cell ns41:value-type="float" table:style-name="ce29" office:value="554" office:value-type="float">
            <text:p>554</text:p>
          </table:table-cell>
          <table:table-cell table:style-name="ce37"/>
          <table:table-cell ns41:value-type="float" table:style-name="ce37" office:value="554" office:value-type="float">
            <text:p>554</text:p>
          </table:table-cell>
          <table:table-cell table:style-name="ce37"/>
          <table:table-cell ns41:value-type="float" table:style-name="ce37" office:value="554" office:value-type="float">
            <text:p>554</text:p>
          </table:table-cell>
          <table:table-cell ns41:value-type="float" table:style-name="ce37" office:value="630" office:value-type="float">
            <text:p>630</text:p>
          </table:table-cell>
          <table:table-cell ns41:value-type="float" table:style-name="ce38" office:value="1727" office:value-type="float">
            <text:p>1,727</text:p>
          </table:table-cell>
          <table:table-cell ns41:value-type="float" table:style-name="ce38" office:value="1659" office:value-type="float">
            <text:p>1,659</text:p>
          </table:table-cell>
          <table:table-cell ns41:value-type="float" table:style-name="ce38" office:value="3386" office:value-type="float">
            <text:p>3,386</text:p>
          </table:table-cell>
          <table:table-cell ns41:value-type="float" table:style-name="ce38" office:value="1725" office:value-type="float">
            <text:p>1,725</text:p>
          </table:table-cell>
          <table:table-cell ns41:value-type="float" table:style-name="ce38" office:value="1659" office:value-type="float">
            <text:p>1,659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ns41:value-type="float" office:value="6" table:style-name="ce37" table:number-columns-repeated="2" office:value-type="float">
            <text:p>6</text:p>
          </table:table-cell>
          <table:table-cell ns41:value-type="float" table:style-name="ce38" office:value="1121" office:value-type="float">
            <text:p>1,121</text:p>
          </table:table-cell>
          <table:table-cell ns41:value-type="float" table:style-name="ce38" office:value="1019" office:value-type="float">
            <text:p>1,019</text:p>
          </table:table-cell>
          <table:table-cell ns41:value-type="float" table:style-name="ce37" office:value="538" office:value-type="float">
            <text:p>538</text:p>
          </table:table-cell>
          <table:table-cell ns41:value-type="float" table:style-name="ce37" office:value="540" office:value-type="float">
            <text:p>540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8" office:value="1252" office:value-type="float">
            <text:p>1,252</text:p>
          </table:table-cell>
          <table:table-cell ns41:value-type="float" table:style-name="ce38" office:value="1215" office:value-type="float">
            <text:p>1,215</text:p>
          </table:table-cell>
          <table:table-cell ns41:value-type="float" table:style-name="ce37" office:value="455" office:value-type="float">
            <text:p>455</text:p>
          </table:table-cell>
          <table:table-cell ns41:value-type="float" table:style-name="ce37" office:value="437" office:value-type="float">
            <text:p>437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8" office:value="1363" office:value-type="float">
            <text:p>1,363</text:p>
          </table:table-cell>
          <table:table-cell ns41:value-type="float" table:style-name="ce38" office:value="1292" office:value-type="float">
            <text:p>1,292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1"/>
          <table:table-cell ns41:value-type="float" table:style-name="ce37" office:value="11" office:value-type="float">
            <text:p>1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348" office:value-type="float">
            <text:p>348</text:p>
          </table:table-cell>
          <table:table-cell ns41:value-type="float" table:style-name="ce37" office:value="350" office:value-type="float">
            <text:p>350</text:p>
          </table:table-cell>
          <table:table-cell table:style-name="ce37" table:number-columns-repeated="6"/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TWEEDE DISTRIKT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30" office:value="10358" office:value-type="float">
            <text:p>10,358</text:p>
          </table:table-cell>
          <table:table-cell ns41:value-type="float" table:style-name="ce37" office:value="247" office:value-type="float">
            <text:p>247</text:p>
          </table:table-cell>
          <table:table-cell ns41:value-type="float" table:style-name="ce38" office:value="10605" office:value-type="float">
            <text:p>10,605</text:p>
          </table:table-cell>
          <table:table-cell table:style-name="ce37"/>
          <table:table-cell ns41:value-type="float" table:style-name="ce38" office:value="10358" office:value-type="float">
            <text:p>10,358</text:p>
          </table:table-cell>
          <table:table-cell ns41:value-type="float" table:style-name="ce38" office:value="12225" office:value-type="float">
            <text:p>12,225</text:p>
          </table:table-cell>
          <table:table-cell ns41:value-type="float" table:style-name="ce38" office:value="34217" office:value-type="float">
            <text:p>34,217</text:p>
          </table:table-cell>
          <table:table-cell ns41:value-type="float" table:style-name="ce38" office:value="32887" office:value-type="float">
            <text:p>32,887</text:p>
          </table:table-cell>
          <table:table-cell ns41:value-type="float" table:style-name="ce38" office:value="67104" office:value-type="float">
            <text:p>67,104</text:p>
          </table:table-cell>
          <table:table-cell ns41:value-type="float" table:style-name="ce38" office:value="33481" office:value-type="float">
            <text:p>33,481</text:p>
          </table:table-cell>
          <table:table-cell ns41:value-type="float" table:style-name="ce38" office:value="32080" office:value-type="float">
            <text:p>32,080</text:p>
          </table:table-cell>
          <table:table-cell ns41:value-type="float" table:style-name="ce37" office:value="699" office:value-type="float">
            <text:p>699</text:p>
          </table:table-cell>
          <table:table-cell ns41:value-type="float" table:style-name="ce37" office:value="772" office:value-type="float">
            <text:p>772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566" office:value-type="float">
            <text:p>566</text:p>
          </table:table-cell>
          <table:table-cell ns41:value-type="float" table:style-name="ce37" office:value="572" office:value-type="float">
            <text:p>572</text:p>
          </table:table-cell>
          <table:table-cell ns41:value-type="float" table:style-name="ce38" office:value="22155" office:value-type="float">
            <text:p>22,155</text:p>
          </table:table-cell>
          <table:table-cell ns41:value-type="float" table:style-name="ce38" office:value="20105" office:value-type="float">
            <text:p>20,105</text:p>
          </table:table-cell>
          <table:table-cell ns41:value-type="float" table:style-name="ce38" office:value="10651" office:value-type="float">
            <text:p>10,651</text:p>
          </table:table-cell>
          <table:table-cell ns41:value-type="float" table:style-name="ce38" office:value="10646" office:value-type="float">
            <text:p>10,646</text:p>
          </table:table-cell>
          <table:table-cell ns41:value-type="float" table:style-name="ce38" office:value="1411" office:value-type="float">
            <text:p>1,411</text:p>
          </table:table-cell>
          <table:table-cell ns41:value-type="float" table:style-name="ce38" office:value="2136" office:value-type="float">
            <text:p>2,136</text:p>
          </table:table-cell>
          <table:table-cell ns41:value-type="float" table:style-name="ce38" office:value="26513" office:value-type="float">
            <text:p>26,513</text:p>
          </table:table-cell>
          <table:table-cell ns41:value-type="float" table:style-name="ce38" office:value="24591" office:value-type="float">
            <text:p>24,591</text:p>
          </table:table-cell>
          <table:table-cell ns41:value-type="float" table:style-name="ce37" office:value="6000" office:value-type="float">
            <text:p>6000</text:p>
          </table:table-cell>
          <table:table-cell ns41:value-type="float" table:style-name="ce38" office:value="6671" office:value-type="float">
            <text:p>6,671</text:p>
          </table:table-cell>
          <table:table-cell ns41:value-type="float" table:style-name="ce38" office:value="1003" office:value-type="float">
            <text:p>1,003</text:p>
          </table:table-cell>
          <table:table-cell ns41:value-type="float" table:style-name="ce38" office:value="1069" office:value-type="float">
            <text:p>1,069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30" office:value-type="float">
            <text:p>630</text:p>
          </table:table-cell>
          <table:table-cell ns41:value-type="float" table:style-name="ce37" office:value="510" office:value-type="float">
            <text:p>510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27" office:value-type="float">
            <text:p>27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8" office:value="24142" office:value-type="float">
            <text:p>24,142</text:p>
          </table:table-cell>
          <table:table-cell ns41:value-type="float" table:style-name="ce38" office:value="23293" office:value-type="float">
            <text:p>23,293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64" office:value-type="float">
            <text:p>64</text:p>
          </table:table-cell>
          <table:table-cell ns41:value-type="float" table:style-name="ce37" office:value="33" office:value-type="float">
            <text:p>33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45" office:value-type="float">
            <text:p>45</text:p>
          </table:table-cell>
          <table:table-cell table:style-name="ce37" table:number-columns-repeated="6"/>
          <table:table-cell ns41:value-type="float" table:style-name="ce37" office:value="341" office:value-type="float">
            <text:p>341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8" office:value="9330" office:value-type="float">
            <text:p>9,330</text:p>
          </table:table-cell>
          <table:table-cell ns41:value-type="float" table:style-name="ce38" office:value="8922" office:value-type="float">
            <text:p>8,922</text:p>
          </table:table-cell>
          <table:table-cell table:style-name="ce37" table:number-columns-repeated="6"/>
          <table:table-cell ns41:value-type="float" table:style-name="ce37" office:value="299" office:value-type="float">
            <text:p>299</text:p>
          </table:table-cell>
          <table:table-cell ns41:value-type="float" table:style-name="ce37" office:value="252" office:value-type="float">
            <text:p>252</text:p>
          </table:table-cell>
          <table:table-cell table:style-name="ce37" table:number-columns-repeated="3"/>
          <table:table-cell ns41:value-type="float" table:style-name="ce67" office:value="5" office:value-type="float">
            <text:p>5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Angerlo</text:p>
          </table:table-cell>
          <table:table-cell table:style-name="Default"/>
          <table:table-cell ns41:value-type="float" table:style-name="ce29" office:value="239" office:value-type="float">
            <text:p>23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45" office:value-type="float">
            <text:p>245</text:p>
          </table:table-cell>
          <table:table-cell table:style-name="ce37"/>
          <table:table-cell ns41:value-type="float" table:style-name="ce37" office:value="239" office:value-type="float">
            <text:p>239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858" office:value-type="float">
            <text:p>858</text:p>
          </table:table-cell>
          <table:table-cell ns41:value-type="float" table:style-name="ce37" office:value="799" office:value-type="float">
            <text:p>799</text:p>
          </table:table-cell>
          <table:table-cell ns41:value-type="float" table:style-name="ce38" office:value="1657" office:value-type="float">
            <text:p>1,657</text:p>
          </table:table-cell>
          <table:table-cell ns41:value-type="float" table:style-name="ce37" office:value="819" office:value-type="float">
            <text:p>819</text:p>
          </table:table-cell>
          <table:table-cell ns41:value-type="float" table:style-name="ce37" office:value="752" office:value-type="float">
            <text:p>752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583" office:value-type="float">
            <text:p>583</text:p>
          </table:table-cell>
          <table:table-cell ns41:value-type="float" table:style-name="ce37" office:value="491" office:value-type="float">
            <text:p>491</text:p>
          </table:table-cell>
          <table:table-cell ns41:value-type="float" table:style-name="ce37" office:value="247" office:value-type="float">
            <text:p>247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588" office:value-type="float">
            <text:p>588</text:p>
          </table:table-cell>
          <table:table-cell ns41:value-type="float" table:style-name="ce37" office:value="502" office:value-type="float">
            <text:p>502</text:p>
          </table:table-cell>
          <table:table-cell ns41:value-type="float" table:style-name="ce37" office:value="235" office:value-type="float">
            <text:p>235</text:p>
          </table:table-cell>
          <table:table-cell ns41:value-type="float" table:style-name="ce37" office:value="278" office:value-type="float">
            <text:p>278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1" office:value-type="float">
            <text:p>11</text:p>
          </table:table-cell>
          <table:table-cell table:style-name="ce37" table:number-columns-repeated="2"/>
          <table:table-cell ns41:value-type="float" table:style-name="ce37" office:value="11" office:value-type="float">
            <text:p>11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408" office:value-type="float">
            <text:p>408</text:p>
          </table:table-cell>
          <table:table-cell ns41:value-type="float" table:style-name="ce37" office:value="371" office:value-type="float">
            <text:p>37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2" office:value-type="float">
            <text:p>2</text:p>
          </table:table-cell>
          <table:table-cell table:style-name="ce37" table:number-columns-repeated="8"/>
          <table:table-cell ns41:value-type="float" table:style-name="ce37" office:value="448" office:value-type="float">
            <text:p>448</text:p>
          </table:table-cell>
          <table:table-cell ns41:value-type="float" table:style-name="ce37" office:value="424" office:value-type="float">
            <text:p>424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Bergh</text:p>
          </table:table-cell>
          <table:table-cell table:style-name="Default"/>
          <table:table-cell ns41:value-type="float" table:style-name="ce29" office:value="790" office:value-type="float">
            <text:p>790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806" office:value-type="float">
            <text:p>806</text:p>
          </table:table-cell>
          <table:table-cell table:style-name="ce37"/>
          <table:table-cell ns41:value-type="float" table:style-name="ce37" office:value="790" office:value-type="float">
            <text:p>790</text:p>
          </table:table-cell>
          <table:table-cell ns41:value-type="float" table:style-name="ce37" office:value="921" office:value-type="float">
            <text:p>921</text:p>
          </table:table-cell>
          <table:table-cell ns41:value-type="float" table:style-name="ce38" office:value="2569" office:value-type="float">
            <text:p>2,569</text:p>
          </table:table-cell>
          <table:table-cell ns41:value-type="float" table:style-name="ce38" office:value="2463" office:value-type="float">
            <text:p>2,463</text:p>
          </table:table-cell>
          <table:table-cell ns41:value-type="float" table:style-name="ce38" office:value="5032" office:value-type="float">
            <text:p>5,032</text:p>
          </table:table-cell>
          <table:table-cell ns41:value-type="float" table:style-name="ce38" office:value="2498" office:value-type="float">
            <text:p>2,498</text:p>
          </table:table-cell>
          <table:table-cell ns41:value-type="float" table:style-name="ce38" office:value="2410" office:value-type="float">
            <text:p>2,410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53" office:value-type="float">
            <text:p>53</text:p>
          </table:table-cell>
          <table:table-cell table:style-name="ce37" table:number-columns-repeated="2"/>
          <table:table-cell ns41:value-type="float" table:style-name="ce37" office:value="24" office:value-type="float">
            <text:p>2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8" office:value="1712" office:value-type="float">
            <text:p>1,712</text:p>
          </table:table-cell>
          <table:table-cell ns41:value-type="float" table:style-name="ce38" office:value="1521" office:value-type="float">
            <text:p>1,521</text:p>
          </table:table-cell>
          <table:table-cell ns41:value-type="float" table:style-name="ce37" office:value="761" office:value-type="float">
            <text:p>761</text:p>
          </table:table-cell>
          <table:table-cell ns41:value-type="float" table:style-name="ce37" office:value="767" office:value-type="float">
            <text:p>767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175" office:value-type="float">
            <text:p>175</text:p>
          </table:table-cell>
          <table:table-cell ns41:value-type="float" table:style-name="ce38" office:value="1945" office:value-type="float">
            <text:p>1,945</text:p>
          </table:table-cell>
          <table:table-cell ns41:value-type="float" table:style-name="ce38" office:value="1816" office:value-type="float">
            <text:p>1,816</text:p>
          </table:table-cell>
          <table:table-cell ns41:value-type="float" table:style-name="ce37" office:value="423" office:value-type="float">
            <text:p>423</text:p>
          </table:table-cell>
          <table:table-cell ns41:value-type="float" table:style-name="ce37" office:value="443" office:value-type="float">
            <text:p>443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143" office:value-type="float">
            <text:p>14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8" office:value-type="float">
            <text:p>18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82" office:value-type="float">
            <text:p>282</text:p>
          </table:table-cell>
          <table:table-cell ns41:value-type="float" table:style-name="ce37" office:value="264" office:value-type="float">
            <text:p>264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6"/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12"/>
          <table:table-cell ns41:value-type="float" table:style-name="ce38" office:value="2263" office:value-type="float">
            <text:p>2,263</text:p>
          </table:table-cell>
          <table:table-cell ns41:value-type="float" table:style-name="ce38" office:value="2164" office:value-type="float">
            <text:p>2,164</text:p>
          </table:table-cell>
          <table:table-cell table:style-name="ce37" table:number-columns-repeated="6"/>
          <table:table-cell ns41:value-type="float" table:style-name="ce37" office:value="21" office:value-type="float">
            <text:p>21</text:p>
          </table:table-cell>
          <table:table-cell ns41:value-type="float" table:style-name="ce37" office:value="31" office:value-type="float">
            <text:p>3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Didam</text:p>
          </table:table-cell>
          <table:table-cell table:style-name="Default"/>
          <table:table-cell ns41:value-type="float" table:style-name="ce29" office:value="545" office:value-type="float">
            <text:p>54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47" office:value-type="float">
            <text:p>547</text:p>
          </table:table-cell>
          <table:table-cell table:style-name="ce37"/>
          <table:table-cell ns41:value-type="float" table:style-name="ce37" office:value="545" office:value-type="float">
            <text:p>545</text:p>
          </table:table-cell>
          <table:table-cell ns41:value-type="float" table:style-name="ce37" office:value="631" office:value-type="float">
            <text:p>631</text:p>
          </table:table-cell>
          <table:table-cell ns41:value-type="float" table:style-name="ce38" office:value="1743" office:value-type="float">
            <text:p>1,743</text:p>
          </table:table-cell>
          <table:table-cell ns41:value-type="float" table:style-name="ce38" office:value="1654" office:value-type="float">
            <text:p>1,654</text:p>
          </table:table-cell>
          <table:table-cell ns41:value-type="float" table:style-name="ce38" office:value="3397" office:value-type="float">
            <text:p>3,397</text:p>
          </table:table-cell>
          <table:table-cell ns41:value-type="float" table:style-name="ce38" office:value="1729" office:value-type="float">
            <text:p>1,729</text:p>
          </table:table-cell>
          <table:table-cell ns41:value-type="float" table:style-name="ce38" office:value="1652" office:value-type="float">
            <text:p>1,652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8" office:value="1179" office:value-type="float">
            <text:p>1,179</text:p>
          </table:table-cell>
          <table:table-cell ns41:value-type="float" table:style-name="ce38" office:value="1023" office:value-type="float">
            <text:p>1,023</text:p>
          </table:table-cell>
          <table:table-cell ns41:value-type="float" table:style-name="ce37" office:value="517" office:value-type="float">
            <text:p>517</text:p>
          </table:table-cell>
          <table:table-cell ns41:value-type="float" table:style-name="ce37" office:value="523" office:value-type="float">
            <text:p>523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8" office:value="1379" office:value-type="float">
            <text:p>1,379</text:p>
          </table:table-cell>
          <table:table-cell ns41:value-type="float" table:style-name="ce38" office:value="1259" office:value-type="float">
            <text:p>1,259</text:p>
          </table:table-cell>
          <table:table-cell ns41:value-type="float" table:style-name="ce37" office:value="290" office:value-type="float">
            <text:p>290</text:p>
          </table:table-cell>
          <table:table-cell ns41:value-type="float" table:style-name="ce37" office:value="326" office:value-type="float">
            <text:p>32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1" office:value-type="float">
            <text:p>21</text:p>
          </table:table-cell>
          <table:table-cell table:style-name="ce37" table:number-columns-repeated="2"/>
          <table:table-cell ns41:value-type="float" table:style-name="ce37" office:value="54" office:value-type="float">
            <text:p>54</text:p>
          </table:table-cell>
          <table:table-cell ns41:value-type="float" table:style-name="ce37" office:value="47" office:value-type="float">
            <text:p>47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81" office:value-type="float">
            <text:p>81</text:p>
          </table:table-cell>
          <table:table-cell ns41:value-type="float" table:style-name="ce37" office:value="78" office:value-type="float">
            <text:p>78</text:p>
          </table:table-cell>
          <table:table-cell table:style-name="ce37" table:number-columns-repeated="8"/>
          <table:table-cell ns41:value-type="float" table:style-name="ce37" office:value="2" office:value-type="float">
            <text:p>2</text:p>
          </table:table-cell>
          <table:table-cell table:style-name="ce37" table:number-columns-repeated="13"/>
          <table:table-cell ns41:value-type="float" table:style-name="ce38" office:value="1643" office:value-type="float">
            <text:p>1,643</text:p>
          </table:table-cell>
          <table:table-cell ns41:value-type="float" table:style-name="ce38" office:value="1562" office:value-type="float">
            <text:p>1,562</text:p>
          </table:table-cell>
          <table:table-cell table:style-name="ce37" table:number-columns-repeated="6"/>
          <table:table-cell ns41:value-type="float" table:style-name="ce37" office:value="17" office:value-type="float">
            <text:p>17</text:p>
          </table:table-cell>
          <table:table-cell ns41:value-type="float" table:style-name="ce37" office:value="14" office:value-type="float">
            <text:p>14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Duiven</text:p>
          </table:table-cell>
          <table:table-cell table:style-name="Default"/>
          <table:table-cell ns41:value-type="float" table:style-name="ce29" office:value="382" office:value-type="float">
            <text:p>38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88" office:value-type="float">
            <text:p>388</text:p>
          </table:table-cell>
          <table:table-cell table:style-name="ce37"/>
          <table:table-cell ns41:value-type="float" table:style-name="ce37" office:value="382" office:value-type="float">
            <text:p>382</text:p>
          </table:table-cell>
          <table:table-cell ns41:value-type="float" table:style-name="ce37" office:value="465" office:value-type="float">
            <text:p>465</text:p>
          </table:table-cell>
          <table:table-cell ns41:value-type="float" table:style-name="ce38" office:value="1331" office:value-type="float">
            <text:p>1,331</text:p>
          </table:table-cell>
          <table:table-cell ns41:value-type="float" table:style-name="ce38" office:value="1237" office:value-type="float">
            <text:p>1,237</text:p>
          </table:table-cell>
          <table:table-cell ns41:value-type="float" table:style-name="ce38" office:value="2568" office:value-type="float">
            <text:p>2,568</text:p>
          </table:table-cell>
          <table:table-cell ns41:value-type="float" table:style-name="ce38" office:value="1267" office:value-type="float">
            <text:p>1,267</text:p>
          </table:table-cell>
          <table:table-cell ns41:value-type="float" table:style-name="ce38" office:value="1185" office:value-type="float">
            <text:p>1,185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902" office:value-type="float">
            <text:p>902</text:p>
          </table:table-cell>
          <table:table-cell ns41:value-type="float" table:style-name="ce37" office:value="768" office:value-type="float">
            <text:p>768</text:p>
          </table:table-cell>
          <table:table-cell ns41:value-type="float" table:style-name="ce37" office:value="381" office:value-type="float">
            <text:p>381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925" office:value-type="float">
            <text:p>925</text:p>
          </table:table-cell>
          <table:table-cell ns41:value-type="float" table:style-name="ce37" office:value="864" office:value-type="float">
            <text:p>864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326" office:value-type="float">
            <text:p>326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2"/>
          <table:table-cell ns41:value-type="float" table:style-name="ce37" office:value="38" office:value-type="float">
            <text:p>38</text:p>
          </table:table-cell>
          <table:table-cell ns41:value-type="float" table:style-name="ce37" office:value="35" office:value-type="float">
            <text:p>35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32" office:value-type="float">
            <text:p>32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3"/>
          <table:table-cell ns41:value-type="float" table:style-name="ce38" office:value="1295" office:value-type="float">
            <text:p>1,295</text:p>
          </table:table-cell>
          <table:table-cell ns41:value-type="float" table:style-name="ce38" office:value="1205" office:value-type="float">
            <text:p>1,20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Gendringen</text:p>
          </table:table-cell>
          <table:table-cell table:style-name="Default"/>
          <table:table-cell ns41:value-type="float" table:style-name="ce29" office:value="779" office:value-type="float">
            <text:p>779</text:p>
          </table:table-cell>
          <table:table-cell table:style-name="ce37"/>
          <table:table-cell ns41:value-type="float" table:style-name="ce37" office:value="779" office:value-type="float">
            <text:p>779</text:p>
          </table:table-cell>
          <table:table-cell table:style-name="ce37"/>
          <table:table-cell ns41:value-type="float" table:style-name="ce37" office:value="779" office:value-type="float">
            <text:p>779</text:p>
          </table:table-cell>
          <table:table-cell ns41:value-type="float" table:style-name="ce37" office:value="944" office:value-type="float">
            <text:p>944</text:p>
          </table:table-cell>
          <table:table-cell ns41:value-type="float" table:style-name="ce38" office:value="2579" office:value-type="float">
            <text:p>2,579</text:p>
          </table:table-cell>
          <table:table-cell ns41:value-type="float" table:style-name="ce38" office:value="2551" office:value-type="float">
            <text:p>2,551</text:p>
          </table:table-cell>
          <table:table-cell ns41:value-type="float" table:style-name="ce38" office:value="5130" office:value-type="float">
            <text:p>5,130</text:p>
          </table:table-cell>
          <table:table-cell ns41:value-type="float" table:style-name="ce38" office:value="2541" office:value-type="float">
            <text:p>2,541</text:p>
          </table:table-cell>
          <table:table-cell ns41:value-type="float" table:style-name="ce38" office:value="2529" office:value-type="float">
            <text:p>2,529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60" office:value-type="float">
            <text:p>60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8" office:value="1657" office:value-type="float">
            <text:p>1,657</text:p>
          </table:table-cell>
          <table:table-cell ns41:value-type="float" table:style-name="ce38" office:value="1553" office:value-type="float">
            <text:p>1,553</text:p>
          </table:table-cell>
          <table:table-cell ns41:value-type="float" table:style-name="ce37" office:value="833" office:value-type="float">
            <text:p>833</text:p>
          </table:table-cell>
          <table:table-cell ns41:value-type="float" table:style-name="ce37" office:value="830" office:value-type="float">
            <text:p>830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8" office:value="1926" office:value-type="float">
            <text:p>1,926</text:p>
          </table:table-cell>
          <table:table-cell ns41:value-type="float" table:style-name="ce38" office:value="1829" office:value-type="float">
            <text:p>1,829</text:p>
          </table:table-cell>
          <table:table-cell ns41:value-type="float" table:style-name="ce37" office:value="399" office:value-type="float">
            <text:p>399</text:p>
          </table:table-cell>
          <table:table-cell ns41:value-type="float" table:style-name="ce37" office:value="494" office:value-type="float">
            <text:p>494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37" office:value-type="float">
            <text:p>37</text:p>
          </table:table-cell>
          <table:table-cell table:style-name="ce37" table:number-columns-repeated="2"/>
          <table:table-cell ns41:value-type="float" office:value="188" table:style-name="ce37" table:number-columns-repeated="2" office:value-type="float">
            <text:p>18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64" office:value-type="float">
            <text:p>664</text:p>
          </table:table-cell>
          <table:table-cell ns41:value-type="float" table:style-name="ce37" office:value="635" office:value-type="float">
            <text:p>635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6" office:value-type="float">
            <text:p>6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10"/>
          <table:table-cell ns41:value-type="float" table:style-name="ce37" office:value="32" office:value-type="float">
            <text:p>32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8" office:value="1850" office:value-type="float">
            <text:p>1,850</text:p>
          </table:table-cell>
          <table:table-cell ns41:value-type="float" table:style-name="ce38" office:value="1847" office:value-type="float">
            <text:p>1,847</text:p>
          </table:table-cell>
          <table:table-cell table:style-name="ce37" table:number-columns-repeated="6"/>
          <table:table-cell ns41:value-type="float" table:style-name="ce37" office:value="26" office:value-type="float">
            <text:p>26</text:p>
          </table:table-cell>
          <table:table-cell ns41:value-type="float" table:style-name="ce37" office:value="29" office:value-type="float">
            <text:p>2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Herwen en Aerdt</text:p>
          </table:table-cell>
          <table:table-cell table:style-name="Default"/>
          <table:table-cell ns41:value-type="float" table:style-name="ce29" office:value="360" office:value-type="float">
            <text:p>360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69" office:value-type="float">
            <text:p>369</text:p>
          </table:table-cell>
          <table:table-cell table:style-name="ce37"/>
          <table:table-cell ns41:value-type="float" table:style-name="ce37" office:value="360" office:value-type="float">
            <text:p>360</text:p>
          </table:table-cell>
          <table:table-cell ns41:value-type="float" table:style-name="ce37" office:value="490" office:value-type="float">
            <text:p>490</text:p>
          </table:table-cell>
          <table:table-cell ns41:value-type="float" table:style-name="ce38" office:value="1155" office:value-type="float">
            <text:p>1,155</text:p>
          </table:table-cell>
          <table:table-cell ns41:value-type="float" table:style-name="ce38" office:value="1186" office:value-type="float">
            <text:p>1,186</text:p>
          </table:table-cell>
          <table:table-cell ns41:value-type="float" table:style-name="ce38" office:value="2341" office:value-type="float">
            <text:p>2,341</text:p>
          </table:table-cell>
          <table:table-cell ns41:value-type="float" table:style-name="ce38" office:value="1121" office:value-type="float">
            <text:p>1,121</text:p>
          </table:table-cell>
          <table:table-cell ns41:value-type="float" table:style-name="ce38" office:value="1157" office:value-type="float">
            <text:p>1,157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8" office:value-type="float">
            <text:p>28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790" office:value-type="float">
            <text:p>790</text:p>
          </table:table-cell>
          <table:table-cell ns41:value-type="float" table:style-name="ce37" office:value="744" office:value-type="float">
            <text:p>744</text:p>
          </table:table-cell>
          <table:table-cell ns41:value-type="float" table:style-name="ce37" office:value="333" office:value-type="float">
            <text:p>333</text:p>
          </table:table-cell>
          <table:table-cell ns41:value-type="float" table:style-name="ce37" office:value="344" office:value-type="float">
            <text:p>344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819" office:value-type="float">
            <text:p>819</text:p>
          </table:table-cell>
          <table:table-cell ns41:value-type="float" table:style-name="ce37" office:value="792" office:value-type="float">
            <text:p>792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240" office:value-type="float">
            <text:p>240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46" office:value-type="float">
            <text:p>46</text:p>
          </table:table-cell>
          <table:table-cell table:style-name="ce37" table:number-columns-repeated="2"/>
          <table:table-cell ns41:value-type="float" table:style-name="ce37" office:value="110" office:value-type="float">
            <text:p>110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00" office:value-type="float">
            <text:p>200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ns41:value-type="float" table:style-name="ce37" office:value="2" office:value-type="float">
            <text:p>2</text:p>
          </table:table-cell>
          <table:table-cell table:style-name="ce37" table:number-columns-repeated="9"/>
          <table:table-cell ns41:value-type="float" table:style-name="ce37" office:value="950" office:value-type="float">
            <text:p>950</text:p>
          </table:table-cell>
          <table:table-cell ns41:value-type="float" table:style-name="ce37" office:value="980" office:value-type="float">
            <text:p>980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Pannerden</text:p>
          </table:table-cell>
          <table:table-cell table:style-name="Default"/>
          <table:table-cell ns41:value-type="float" table:style-name="ce29" office:value="106" office:value-type="float">
            <text:p>10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08" office:value-type="float">
            <text:p>108</text:p>
          </table:table-cell>
          <table:table-cell table:style-name="ce37"/>
          <table:table-cell ns41:value-type="float" table:style-name="ce37" office:value="106" office:value-type="float">
            <text:p>106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392" office:value-type="float">
            <text:p>392</text:p>
          </table:table-cell>
          <table:table-cell ns41:value-type="float" table:style-name="ce37" office:value="405" office:value-type="float">
            <text:p>405</text:p>
          </table:table-cell>
          <table:table-cell ns41:value-type="float" table:style-name="ce37" office:value="797" office:value-type="float">
            <text:p>797</text:p>
          </table:table-cell>
          <table:table-cell ns41:value-type="float" table:style-name="ce37" office:value="382" office:value-type="float">
            <text:p>382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6" office:value-type="float">
            <text:p>26</text:p>
          </table:table-cell>
          <table:table-cell table:style-name="ce37" table:number-columns-repeated="2"/>
          <table:table-cell ns41:value-type="float" table:style-name="ce37" office:value="8" office:value-type="float">
            <text:p>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68" office:value-type="float">
            <text:p>268</text:p>
          </table:table-cell>
          <table:table-cell ns41:value-type="float" table:style-name="ce37" office:value="265" office:value-type="float">
            <text:p>265</text:p>
          </table:table-cell>
          <table:table-cell ns41:value-type="float" office:value="115" table:style-name="ce37" table:number-columns-repeated="2" office:value-type="float">
            <text:p>11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253" office:value-type="float">
            <text:p>253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ns41:value-type="float" table:style-name="ce37" office:value="32" office:value-type="float">
            <text:p>32</text:p>
          </table:table-cell>
          <table:table-cell ns41:value-type="float" table:style-name="ce37" office:value="29" office:value-type="float">
            <text:p>29</text:p>
          </table:table-cell>
          <table:table-cell table:style-name="ce37" table:number-columns-repeated="5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2"/>
          <table:table-cell ns41:value-type="float" table:style-name="ce37" office:value="389" office:value-type="float">
            <text:p>389</text:p>
          </table:table-cell>
          <table:table-cell ns41:value-type="float" table:style-name="ce37" office:value="401" office:value-type="float">
            <text:p>401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Wehl</text:p>
          </table:table-cell>
          <table:table-cell table:style-name="Default"/>
          <table:table-cell ns41:value-type="float" table:style-name="ce29" office:value="317" office:value-type="float">
            <text:p>317</text:p>
          </table:table-cell>
          <table:table-cell table:style-name="ce37"/>
          <table:table-cell ns41:value-type="float" table:style-name="ce37" office:value="317" office:value-type="float">
            <text:p>317</text:p>
          </table:table-cell>
          <table:table-cell table:style-name="ce37"/>
          <table:table-cell ns41:value-type="float" table:style-name="ce37" office:value="317" office:value-type="float">
            <text:p>317</text:p>
          </table:table-cell>
          <table:table-cell ns41:value-type="float" table:style-name="ce37" office:value="371" office:value-type="float">
            <text:p>371</text:p>
          </table:table-cell>
          <table:table-cell ns41:value-type="float" table:style-name="ce38" office:value="1070" office:value-type="float">
            <text:p>1,070</text:p>
          </table:table-cell>
          <table:table-cell ns41:value-type="float" table:style-name="ce38" office:value="1008" office:value-type="float">
            <text:p>1,008</text:p>
          </table:table-cell>
          <table:table-cell ns41:value-type="float" table:style-name="ce38" office:value="2078" office:value-type="float">
            <text:p>2,078</text:p>
          </table:table-cell>
          <table:table-cell ns41:value-type="float" table:style-name="ce38" office:value="1061" office:value-type="float">
            <text:p>1,061</text:p>
          </table:table-cell>
          <table:table-cell ns41:value-type="float" table:style-name="ce37" office:value="989" office:value-type="float">
            <text:p>989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9" office:value-type="float">
            <text:p>19</text:p>
          </table:table-cell>
          <table:table-cell table:style-name="ce37" table:number-columns-repeated="2"/>
          <table:table-cell ns41:value-type="float" table:style-name="ce37" office:value="15" office:value-type="float">
            <text:p>15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704" office:value-type="float">
            <text:p>704</text:p>
          </table:table-cell>
          <table:table-cell ns41:value-type="float" table:style-name="ce37" office:value="615" office:value-type="float">
            <text:p>615</text:p>
          </table:table-cell>
          <table:table-cell ns41:value-type="float" office:value="337" table:style-name="ce37" table:number-columns-repeated="2" office:value-type="float">
            <text:p>337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755" office:value-type="float">
            <text:p>755</text:p>
          </table:table-cell>
          <table:table-cell ns41:value-type="float" table:style-name="ce37" office:value="650" office:value-type="float">
            <text:p>650</text:p>
          </table:table-cell>
          <table:table-cell ns41:value-type="float" table:style-name="ce37" office:value="274" office:value-type="float">
            <text:p>274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2"/>
          <table:table-cell ns41:value-type="float" table:style-name="ce37" office:value="27" office:value-type="float">
            <text:p>27</text:p>
          </table:table-cell>
          <table:table-cell ns41:value-type="float" table:style-name="ce37" office:value="17" office:value-type="float">
            <text:p>17</text:p>
          </table:table-cell>
          <table:table-cell table:style-name="ce37" table:number-columns-repeated="6"/>
          <table:table-cell ns41:value-type="float" table:style-name="ce37" office:value="61" office:value-type="float">
            <text:p>61</text:p>
          </table:table-cell>
          <table:table-cell ns41:value-type="float" table:style-name="ce37" office:value="62" office:value-type="float">
            <text:p>62</text:p>
          </table:table-cell>
          <table:table-cell table:style-name="ce37" table:number-columns-repeated="10"/>
          <table:table-cell ns41:value-type="float" table:style-name="ce37" office:value="1" office:value-type="float">
            <text:p>1</text:p>
          </table:table-cell>
          <table:table-cell table:style-name="ce37" table:number-columns-repeated="11"/>
          <table:table-cell ns41:value-type="float" table:style-name="ce38" office:value="1007" office:value-type="float">
            <text:p>1,007</text:p>
          </table:table-cell>
          <table:table-cell ns41:value-type="float" table:style-name="ce37" office:value="945" office:value-type="float">
            <text:p>945</text:p>
          </table:table-cell>
          <table:table-cell table:style-name="ce37" table:number-columns-repeated="6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Westervoort</text:p>
          </table:table-cell>
          <table:table-cell table:style-name="Default"/>
          <table:table-cell ns41:value-type="float" table:style-name="ce29" office:value="136" office:value-type="float">
            <text:p>13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188" office:value-type="float">
            <text:p>188</text:p>
          </table:table-cell>
          <table:table-cell ns41:value-type="float" table:style-name="ce37" office:value="513" office:value-type="float">
            <text:p>513</text:p>
          </table:table-cell>
          <table:table-cell ns41:value-type="float" table:style-name="ce37" office:value="479" office:value-type="float">
            <text:p>479</text:p>
          </table:table-cell>
          <table:table-cell ns41:value-type="float" table:style-name="ce37" office:value="992" office:value-type="float">
            <text:p>992</text:p>
          </table:table-cell>
          <table:table-cell ns41:value-type="float" table:style-name="ce37" office:value="488" office:value-type="float">
            <text:p>488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337" office:value-type="float">
            <text:p>337</text:p>
          </table:table-cell>
          <table:table-cell ns41:value-type="float" table:style-name="ce37" office:value="290" office:value-type="float">
            <text:p>290</text:p>
          </table:table-cell>
          <table:table-cell ns41:value-type="float" table:style-name="ce37" office:value="158" office:value-type="float">
            <text:p>158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316" office:value-type="float">
            <text:p>316</text:p>
          </table:table-cell>
          <table:table-cell ns41:value-type="float" table:style-name="ce37" office:value="276" office:value-type="float">
            <text:p>276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2" office:value-type="float">
            <text:p>1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144" office:value-type="float">
            <text:p>144</text:p>
          </table:table-cell>
          <table:table-cell ns41:value-type="float" table:style-name="ce37" office:value="139" office:value-type="float">
            <text:p>139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2"/>
          <table:table-cell ns41:value-type="float" table:style-name="ce37" office:value="1" office:value-type="float">
            <text:p>1</text:p>
          </table:table-cell>
          <table:table-cell ns41:value-type="float" table:style-name="ce37" office:value="368" office:value-type="float">
            <text:p>368</text:p>
          </table:table-cell>
          <table:table-cell ns41:value-type="float" table:style-name="ce37" office:value="339" office:value-type="float">
            <text:p>339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Zevenaar</text:p>
          </table:table-cell>
          <table:table-cell table:style-name="Default"/>
          <table:table-cell ns41:value-type="float" table:style-name="ce29" office:value="523" office:value-type="float">
            <text:p>52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37" office:value-type="float">
            <text:p>537</text:p>
          </table:table-cell>
          <table:table-cell table:style-name="ce37"/>
          <table:table-cell ns41:value-type="float" table:style-name="ce37" office:value="523" office:value-type="float">
            <text:p>523</text:p>
          </table:table-cell>
          <table:table-cell ns41:value-type="float" table:style-name="ce37" office:value="675" office:value-type="float">
            <text:p>675</text:p>
          </table:table-cell>
          <table:table-cell ns41:value-type="float" table:style-name="ce38" office:value="1731" office:value-type="float">
            <text:p>1,731</text:p>
          </table:table-cell>
          <table:table-cell ns41:value-type="float" table:style-name="ce38" office:value="1758" office:value-type="float">
            <text:p>1,758</text:p>
          </table:table-cell>
          <table:table-cell ns41:value-type="float" table:style-name="ce38" office:value="3489" office:value-type="float">
            <text:p>3,489</text:p>
          </table:table-cell>
          <table:table-cell ns41:value-type="float" table:style-name="ce38" office:value="1703" office:value-type="float">
            <text:p>1,703</text:p>
          </table:table-cell>
          <table:table-cell ns41:value-type="float" table:style-name="ce38" office:value="1715" office:value-type="float">
            <text:p>1,715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34" office:value-type="float">
            <text:p>34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8" office:value="1139" office:value-type="float">
            <text:p>1,139</text:p>
          </table:table-cell>
          <table:table-cell ns41:value-type="float" table:style-name="ce38" office:value="1108" office:value-type="float">
            <text:p>1,108</text:p>
          </table:table-cell>
          <table:table-cell ns41:value-type="float" table:style-name="ce37" office:value="525" office:value-type="float">
            <text:p>525</text:p>
          </table:table-cell>
          <table:table-cell ns41:value-type="float" table:style-name="ce37" office:value="530" office:value-type="float">
            <text:p>530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8" office:value="1257" office:value-type="float">
            <text:p>1,257</text:p>
          </table:table-cell>
          <table:table-cell ns41:value-type="float" table:style-name="ce38" office:value="1206" office:value-type="float">
            <text:p>1,206</text:p>
          </table:table-cell>
          <table:table-cell ns41:value-type="float" table:style-name="ce37" office:value="343" office:value-type="float">
            <text:p>343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60" office:value-type="float">
            <text:p>6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90" office:value-type="float">
            <text:p>90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137" office:value-type="float">
            <text:p>137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7"/>
          <table:table-cell ns41:value-type="float" table:style-name="ce37" office:value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5"/>
          <table:table-cell ns41:value-type="float" table:style-name="ce37" office:value="2" office:value-type="float">
            <text:p>2</text:p>
          </table:table-cell>
          <table:table-cell table:style-name="ce37" table:number-columns-repeated="6"/>
          <table:table-cell ns41:value-type="float" table:style-name="ce38" office:value="1550" office:value-type="float">
            <text:p>1,550</text:p>
          </table:table-cell>
          <table:table-cell ns41:value-type="float" table:style-name="ce38" office:value="1597" office:value-type="float">
            <text:p>1,597</text:p>
          </table:table-cell>
          <table:table-cell table:style-name="ce37" table:number-columns-repeated="6"/>
          <table:table-cell ns41:value-type="float" table:style-name="ce37" office:value="40" office:value-type="float">
            <text:p>40</text:p>
          </table:table-cell>
          <table:table-cell ns41:value-type="float" table:style-name="ce37" office:value="36" office:value-type="float">
            <text:p>36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DERDE DISTRIKT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30" office:value="4177" office:value-type="float">
            <text:p>4,177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8" office:value="4233" office:value-type="float">
            <text:p>4,23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4181" office:value-type="float">
            <text:p>4,181</text:p>
          </table:table-cell>
          <table:table-cell ns41:value-type="float" table:style-name="ce38" office:value="5126" office:value-type="float">
            <text:p>5,126</text:p>
          </table:table-cell>
          <table:table-cell ns41:value-type="float" table:style-name="ce38" office:value="13941" office:value-type="float">
            <text:p>13,941</text:p>
          </table:table-cell>
          <table:table-cell ns41:value-type="float" table:style-name="ce38" office:value="13540" office:value-type="float">
            <text:p>13,540</text:p>
          </table:table-cell>
          <table:table-cell ns41:value-type="float" table:style-name="ce38" office:value="27481" office:value-type="float">
            <text:p>27,481</text:p>
          </table:table-cell>
          <table:table-cell ns41:value-type="float" table:style-name="ce38" office:value="13609" office:value-type="float">
            <text:p>13,609</text:p>
          </table:table-cell>
          <table:table-cell ns41:value-type="float" table:style-name="ce38" office:value="13217" office:value-type="float">
            <text:p>13,217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7" office:value="302" office:value-type="float">
            <text:p>302</text:p>
          </table:table-cell>
          <table:table-cell ns41:value-type="float" office:value="21" table:style-name="ce37" table:number-columns-repeated="2" office:value-type="float">
            <text:p>21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8" office:value="9271" office:value-type="float">
            <text:p>9,271</text:p>
          </table:table-cell>
          <table:table-cell ns41:value-type="float" table:style-name="ce38" office:value="8378" office:value-type="float">
            <text:p>8,378</text:p>
          </table:table-cell>
          <table:table-cell ns41:value-type="float" table:style-name="ce38" office:value="4207" office:value-type="float">
            <text:p>4,207</text:p>
          </table:table-cell>
          <table:table-cell ns41:value-type="float" table:style-name="ce38" office:value="4225" office:value-type="float">
            <text:p>4,225</text:p>
          </table:table-cell>
          <table:table-cell ns41:value-type="float" table:style-name="ce37" office:value="463" office:value-type="float">
            <text:p>463</text:p>
          </table:table-cell>
          <table:table-cell ns41:value-type="float" table:style-name="ce37" office:value="937" office:value-type="float">
            <text:p>937</text:p>
          </table:table-cell>
          <table:table-cell ns41:value-type="float" table:style-name="ce38" office:value="10170" office:value-type="float">
            <text:p>10,170</text:p>
          </table:table-cell>
          <table:table-cell ns41:value-type="float" table:style-name="ce38" office:value="9447" office:value-type="float">
            <text:p>9,447</text:p>
          </table:table-cell>
          <table:table-cell ns41:value-type="float" table:style-name="ce38" office:value="2733" office:value-type="float">
            <text:p>2,733</text:p>
          </table:table-cell>
          <table:table-cell ns41:value-type="float" table:style-name="ce38" office:value="3137" office:value-type="float">
            <text:p>3,137</text:p>
          </table:table-cell>
          <table:table-cell ns41:value-type="float" table:style-name="ce37" office:value="326" office:value-type="float">
            <text:p>326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75" office:value-type="float">
            <text:p>675</text:p>
          </table:table-cell>
          <table:table-cell ns41:value-type="float" table:style-name="ce37" office:value="665" office:value-type="float">
            <text:p>66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6" office:value-type="float">
            <text:p>26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2015" office:value-type="float">
            <text:p>2,015</text:p>
          </table:table-cell>
          <table:table-cell ns41:value-type="float" table:style-name="ce38" office:value="1905" office:value-type="float">
            <text:p>1,90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6"/>
          <table:table-cell ns41:value-type="float" table:style-name="ce37" office:value="19" office:value-type="float">
            <text:p>19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32" office:value-type="float">
            <text:p>32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8" office:value="11763" office:value-type="float">
            <text:p>11,763</text:p>
          </table:table-cell>
          <table:table-cell ns41:value-type="float" table:style-name="ce38" office:value="11464" office:value-type="float">
            <text:p>11,464</text:p>
          </table:table-cell>
          <table:table-cell table:style-name="ce37" table:number-columns-repeated="6"/>
          <table:table-cell ns41:value-type="float" table:style-name="ce37" office:value="105" office:value-type="float">
            <text:p>105</text:p>
          </table:table-cell>
          <table:table-cell ns41:value-type="float" table:style-name="ce37" office:value="111" office:value-type="float">
            <text:p>11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Appeltern</text:p>
          </table:table-cell>
          <table:table-cell table:style-name="Default"/>
          <table:table-cell ns41:value-type="float" table:style-name="ce29" office:value="477" office:value-type="float">
            <text:p>477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488" office:value-type="float">
            <text:p>488</text:p>
          </table:table-cell>
          <table:table-cell table:style-name="ce37"/>
          <table:table-cell ns41:value-type="float" table:style-name="ce37" office:value="477" office:value-type="float">
            <text:p>477</text:p>
          </table:table-cell>
          <table:table-cell ns41:value-type="float" table:style-name="ce37" office:value="523" office:value-type="float">
            <text:p>523</text:p>
          </table:table-cell>
          <table:table-cell ns41:value-type="float" table:style-name="ce38" office:value="1332" office:value-type="float">
            <text:p>1,332</text:p>
          </table:table-cell>
          <table:table-cell ns41:value-type="float" table:style-name="ce38" office:value="1311" office:value-type="float">
            <text:p>1,311</text:p>
          </table:table-cell>
          <table:table-cell ns41:value-type="float" table:style-name="ce38" office:value="2643" office:value-type="float">
            <text:p>2,643</text:p>
          </table:table-cell>
          <table:table-cell ns41:value-type="float" table:style-name="ce38" office:value="1331" office:value-type="float">
            <text:p>1,331</text:p>
          </table:table-cell>
          <table:table-cell ns41:value-type="float" table:style-name="ce38" office:value="1310" office:value-type="float">
            <text:p>1,310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898" office:value-type="float">
            <text:p>898</text:p>
          </table:table-cell>
          <table:table-cell ns41:value-type="float" table:style-name="ce37" office:value="810" office:value-type="float">
            <text:p>810</text:p>
          </table:table-cell>
          <table:table-cell ns41:value-type="float" table:style-name="ce37" office:value="389" office:value-type="float">
            <text:p>389</text:p>
          </table:table-cell>
          <table:table-cell ns41:value-type="float" table:style-name="ce37" office:value="393" office:value-type="float">
            <text:p>393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8" office:value="1097" office:value-type="float">
            <text:p>1,097</text:p>
          </table:table-cell>
          <table:table-cell ns41:value-type="float" table:style-name="ce38" office:value="1019" office:value-type="float">
            <text:p>1,019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130" office:value-type="float">
            <text:p>130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155" office:value-type="float">
            <text:p>155</text:p>
          </table:table-cell>
          <table:table-cell table:style-name="ce37" table:number-columns-repeated="9"/>
          <table:table-cell ns41:value-type="float" table:style-name="ce37" office:value="1" office:value-type="float">
            <text:p>1</text:p>
          </table:table-cell>
          <table:table-cell table:style-name="ce37" table:number-columns-repeated="12"/>
          <table:table-cell ns41:value-type="float" table:style-name="ce38" office:value="1204" office:value-type="float">
            <text:p>1,204</text:p>
          </table:table-cell>
          <table:table-cell ns41:value-type="float" table:style-name="ce38" office:value="1155" office:value-type="float">
            <text:p>1,15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Balgoij</text:p>
          </table:table-cell>
          <table:table-cell table:style-name="Default"/>
          <table:table-cell ns41:value-type="float" table:style-name="ce29" office:value="66" office:value-type="float">
            <text:p>6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7" office:value-type="float">
            <text:p>67</text:p>
          </table:table-cell>
          <table:table-cell table:style-name="ce37"/>
          <table:table-cell ns41:value-type="float" table:style-name="ce37" office:value="66" office:value-type="float">
            <text:p>66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209" office:value-type="float">
            <text:p>209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37" office:value="414" office:value-type="float">
            <text:p>414</text:p>
          </table:table-cell>
          <table:table-cell ns41:value-type="float" table:style-name="ce37" office:value="205" office:value-type="float">
            <text:p>205</text:p>
          </table:table-cell>
          <table:table-cell ns41:value-type="float" table:style-name="ce37" office:value="201" office:value-type="float">
            <text:p>201</text:p>
          </table:table-cell>
          <table:table-cell ns41:value-type="float" office:value="4" table:style-name="ce37" table:number-columns-repeated="2" office:value-type="float">
            <text:p>4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42" office:value-type="float">
            <text:p>142</text:p>
          </table:table-cell>
          <table:table-cell ns41:value-type="float" table:style-name="ce37" office:value="132" office:value-type="float">
            <text:p>132</text:p>
          </table:table-cell>
          <table:table-cell ns41:value-type="float" office:value="59" table:style-name="ce37" table:number-columns-repeated="2" office:value-type="float">
            <text:p>59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125" office:value-type="float">
            <text:p>125</text:p>
          </table:table-cell>
          <table:table-cell ns41:value-type="float" office:value="60" table:style-name="ce37" table:number-columns-repeated="2" office:value-type="float">
            <text:p>60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7" office:value-type="float">
            <text:p>17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4"/>
          <table:table-cell ns41:value-type="float" table:style-name="ce37" office:value="8" office:value-type="float">
            <text:p>8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2"/>
          <table:table-cell ns41:value-type="float" table:style-name="ce37" office:value="201" office:value-type="float">
            <text:p>201</text:p>
          </table:table-cell>
          <table:table-cell ns41:value-type="float" table:style-name="ce37" office:value="199" office:value-type="float">
            <text:p>199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Batenburg</text:p>
          </table:table-cell>
          <table:table-cell table:style-name="Default"/>
          <table:table-cell ns41:value-type="float" table:style-name="ce29" office:value="118" office:value-type="float">
            <text:p>118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21" office:value-type="float">
            <text:p>121</text:p>
          </table:table-cell>
          <table:table-cell table:style-name="ce37"/>
          <table:table-cell ns41:value-type="float" table:style-name="ce37" office:value="118" office:value-type="float">
            <text:p>118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341" office:value-type="float">
            <text:p>341</text:p>
          </table:table-cell>
          <table:table-cell ns41:value-type="float" table:style-name="ce37" office:value="342" office:value-type="float">
            <text:p>342</text:p>
          </table:table-cell>
          <table:table-cell ns41:value-type="float" table:style-name="ce37" office:value="683" office:value-type="float">
            <text:p>683</text:p>
          </table:table-cell>
          <table:table-cell ns41:value-type="float" table:style-name="ce37" office:value="340" office:value-type="float">
            <text:p>340</text:p>
          </table:table-cell>
          <table:table-cell ns41:value-type="float" table:style-name="ce37" office:value="342" office:value-type="float">
            <text:p>342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37" office:value="234" office:value-type="float">
            <text:p>234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231" office:value-type="float">
            <text:p>231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38" office:value-type="float">
            <text:p>38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57" office:value-type="float">
            <text:p>57</text:p>
          </table:table-cell>
          <table:table-cell table:style-name="ce37" table:number-columns-repeated="8"/>
          <table:table-cell ns41:value-type="float" table:style-name="ce37" office:value="4" office:value-type="float">
            <text:p>4</text:p>
          </table:table-cell>
          <table:table-cell table:style-name="ce37" table:number-columns-repeated="13"/>
          <table:table-cell ns41:value-type="float" table:style-name="ce37" office:value="289" office:value-type="float">
            <text:p>289</text:p>
          </table:table-cell>
          <table:table-cell ns41:value-type="float" table:style-name="ce37" office:value="283" office:value-type="float">
            <text:p>283</text:p>
          </table:table-cell>
          <table:table-cell table:style-name="ce37" table:number-columns-repeated="6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Bemmel</text:p>
          </table:table-cell>
          <table:table-cell table:style-name="Default"/>
          <table:table-cell ns41:value-type="float" table:style-name="ce29" office:value="548" office:value-type="float">
            <text:p>54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55" office:value-type="float">
            <text:p>55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56" office:value-type="float">
            <text:p>556</text:p>
          </table:table-cell>
          <table:table-cell ns41:value-type="float" table:style-name="ce37" office:value="725" office:value-type="float">
            <text:p>725</text:p>
          </table:table-cell>
          <table:table-cell ns41:value-type="float" table:style-name="ce38" office:value="2209" office:value-type="float">
            <text:p>2,209</text:p>
          </table:table-cell>
          <table:table-cell ns41:value-type="float" table:style-name="ce38" office:value="2039" office:value-type="float">
            <text:p>2,039</text:p>
          </table:table-cell>
          <table:table-cell ns41:value-type="float" table:style-name="ce38" office:value="4248" office:value-type="float">
            <text:p>4,248</text:p>
          </table:table-cell>
          <table:table-cell ns41:value-type="float" table:style-name="ce38" office:value="2152" office:value-type="float">
            <text:p>2,152</text:p>
          </table:table-cell>
          <table:table-cell ns41:value-type="float" table:style-name="ce38" office:value="1997" office:value-type="float">
            <text:p>1,997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8" office:value="1544" office:value-type="float">
            <text:p>1,544</text:p>
          </table:table-cell>
          <table:table-cell ns41:value-type="float" table:style-name="ce38" office:value="1312" office:value-type="float">
            <text:p>1,312</text:p>
          </table:table-cell>
          <table:table-cell ns41:value-type="float" table:style-name="ce37" office:value="607" office:value-type="float">
            <text:p>607</text:p>
          </table:table-cell>
          <table:table-cell ns41:value-type="float" table:style-name="ce37" office:value="604" office:value-type="float">
            <text:p>604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8" office:value="1519" office:value-type="float">
            <text:p>1,519</text:p>
          </table:table-cell>
          <table:table-cell ns41:value-type="float" table:style-name="ce38" office:value="1341" office:value-type="float">
            <text:p>1,341</text:p>
          </table:table-cell>
          <table:table-cell ns41:value-type="float" table:style-name="ce37" office:value="534" office:value-type="float">
            <text:p>534</text:p>
          </table:table-cell>
          <table:table-cell ns41:value-type="float" table:style-name="ce37" office:value="591" office:value-type="float">
            <text:p>591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75" office:value-type="float">
            <text:p>75</text:p>
          </table:table-cell>
          <table:table-cell ns41:value-type="float" table:style-name="ce37" office:value="50" office:value-type="float">
            <text:p>50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263" office:value-type="float">
            <text:p>263</text:p>
          </table:table-cell>
          <table:table-cell ns41:value-type="float" table:style-name="ce37" office:value="272" office:value-type="float">
            <text:p>27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8" office:value="1927" office:value-type="float">
            <text:p>1,927</text:p>
          </table:table-cell>
          <table:table-cell ns41:value-type="float" table:style-name="ce38" office:value="1750" office:value-type="float">
            <text:p>1,750</text:p>
          </table:table-cell>
          <table:table-cell table:style-name="ce37" table:number-columns-repeated="6"/>
          <table:table-cell ns41:value-type="float" table:style-name="ce37" office:value="14" office:value-type="float">
            <text:p>14</text:p>
          </table:table-cell>
          <table:table-cell ns41:value-type="float" table:style-name="ce37" office:value="13" office:value-type="float">
            <text:p>1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Beuningen</text:p>
          </table:table-cell>
          <table:table-cell table:style-name="Default"/>
          <table:table-cell ns41:value-type="float" table:style-name="ce29" office:value="218" office:value-type="float">
            <text:p>218</text:p>
          </table:table-cell>
          <table:table-cell table:style-name="ce37"/>
          <table:table-cell ns41:value-type="float" table:style-name="ce37" office:value="218" office:value-type="float">
            <text:p>218</text:p>
          </table:table-cell>
          <table:table-cell table:style-name="ce37"/>
          <table:table-cell ns41:value-type="float" table:style-name="ce37" office:value="218" office:value-type="float">
            <text:p>218</text:p>
          </table:table-cell>
          <table:table-cell ns41:value-type="float" table:style-name="ce37" office:value="283" office:value-type="float">
            <text:p>283</text:p>
          </table:table-cell>
          <table:table-cell ns41:value-type="float" table:style-name="ce37" office:value="757" office:value-type="float">
            <text:p>757</text:p>
          </table:table-cell>
          <table:table-cell ns41:value-type="float" table:style-name="ce37" office:value="746" office:value-type="float">
            <text:p>746</text:p>
          </table:table-cell>
          <table:table-cell ns41:value-type="float" table:style-name="ce38" office:value="1503" office:value-type="float">
            <text:p>1,503</text:p>
          </table:table-cell>
          <table:table-cell ns41:value-type="float" table:style-name="ce37" office:value="751" office:value-type="float">
            <text:p>751</text:p>
          </table:table-cell>
          <table:table-cell ns41:value-type="float" table:style-name="ce37" office:value="743" office:value-type="float">
            <text:p>74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office:value="21" table:style-name="ce37" table:number-columns-repeated="2" office:value-type="float">
            <text:p>21</text:p>
          </table:table-cell>
          <table:table-cell ns41:value-type="float" table:style-name="ce37" office:value="497" office:value-type="float">
            <text:p>497</text:p>
          </table:table-cell>
          <table:table-cell ns41:value-type="float" table:style-name="ce37" office:value="484" office:value-type="float">
            <text:p>484</text:p>
          </table:table-cell>
          <table:table-cell ns41:value-type="float" office:value="219" table:style-name="ce37" table:number-columns-repeated="2" office:value-type="float">
            <text:p>219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501" office:value-type="float">
            <text:p>501</text:p>
          </table:table-cell>
          <table:table-cell ns41:value-type="float" table:style-name="ce37" office:value="503" office:value-type="float">
            <text:p>503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209" office:value-type="float">
            <text:p>209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27" office:value-type="float">
            <text:p>27</text:p>
          </table:table-cell>
          <table:table-cell table:style-name="ce37" table:number-columns-repeated="2"/>
          <table:table-cell ns41:value-type="float" table:style-name="ce37" office:value="19" office:value-type="float">
            <text:p>1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office:value="1" table:style-name="ce37" table:number-columns-repeated="3" office:value-type="float">
            <text:p>1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57" office:value-type="float">
            <text:p>57</text:p>
          </table:table-cell>
          <table:table-cell table:style-name="ce37" table:number-columns-repeated="8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12"/>
          <table:table-cell ns41:value-type="float" table:style-name="ce37" office:value="683" office:value-type="float">
            <text:p>683</text:p>
          </table:table-cell>
          <table:table-cell ns41:value-type="float" table:style-name="ce37" office:value="688" office:value-type="float">
            <text:p>688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Bergharen</text:p>
          </table:table-cell>
          <table:table-cell table:style-name="Default"/>
          <table:table-cell ns41:value-type="float" table:style-name="ce29" office:value="268" office:value-type="float">
            <text:p>26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69" office:value-type="float">
            <text:p>269</text:p>
          </table:table-cell>
          <table:table-cell table:style-name="ce37"/>
          <table:table-cell ns41:value-type="float" table:style-name="ce37" office:value="268" office:value-type="float">
            <text:p>268</text:p>
          </table:table-cell>
          <table:table-cell ns41:value-type="float" table:style-name="ce37" office:value="270" office:value-type="float">
            <text:p>270</text:p>
          </table:table-cell>
          <table:table-cell ns41:value-type="float" table:style-name="ce37" office:value="760" office:value-type="float">
            <text:p>760</text:p>
          </table:table-cell>
          <table:table-cell ns41:value-type="float" table:style-name="ce37" office:value="717" office:value-type="float">
            <text:p>717</text:p>
          </table:table-cell>
          <table:table-cell ns41:value-type="float" table:style-name="ce38" office:value="1477" office:value-type="float">
            <text:p>1,477</text:p>
          </table:table-cell>
          <table:table-cell ns41:value-type="float" table:style-name="ce37" office:value="740" office:value-type="float">
            <text:p>740</text:p>
          </table:table-cell>
          <table:table-cell ns41:value-type="float" table:style-name="ce37" office:value="705" office:value-type="float">
            <text:p>705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532" office:value-type="float">
            <text:p>532</text:p>
          </table:table-cell>
          <table:table-cell ns41:value-type="float" table:style-name="ce37" office:value="461" office:value-type="float">
            <text:p>461</text:p>
          </table:table-cell>
          <table:table-cell ns41:value-type="float" office:value="208" table:style-name="ce37" table:number-columns-repeated="2" office:value-type="float">
            <text:p>208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519" office:value-type="float">
            <text:p>519</text:p>
          </table:table-cell>
          <table:table-cell ns41:value-type="float" table:style-name="ce37" office:value="491" office:value-type="float">
            <text:p>491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37" office:value-type="float">
            <text:p>37</text:p>
          </table:table-cell>
          <table:table-cell table:style-name="ce37" table:number-columns-repeated="2"/>
          <table:table-cell ns41:value-type="float" table:style-name="ce37" office:value="7" office:value-type="float">
            <text:p>7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56" office:value-type="float">
            <text:p>56</text:p>
          </table:table-cell>
          <table:table-cell ns41:value-type="float" table:style-name="ce37" office:value="62" office:value-type="float">
            <text:p>62</text:p>
          </table:table-cell>
          <table:table-cell table:style-name="ce37" table:number-columns-repeated="9"/>
          <table:table-cell ns41:value-type="float" table:style-name="ce37" office:value="1" office:value-type="float">
            <text:p>1</text:p>
          </table:table-cell>
          <table:table-cell table:style-name="ce37" table:number-columns-repeated="12"/>
          <table:table-cell ns41:value-type="float" table:style-name="ce37" office:value="704" office:value-type="float">
            <text:p>704</text:p>
          </table:table-cell>
          <table:table-cell ns41:value-type="float" table:style-name="ce37" office:value="654" office:value-type="float">
            <text:p>654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Dodewaard</text:p>
          </table:table-cell>
          <table:table-cell table:style-name="Default"/>
          <table:table-cell ns41:value-type="float" table:style-name="ce29" office:value="230" office:value-type="float">
            <text:p>230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34" office:value-type="float">
            <text:p>23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31" office:value-type="float">
            <text:p>231</text:p>
          </table:table-cell>
          <table:table-cell ns41:value-type="float" table:style-name="ce37" office:value="259" office:value-type="float">
            <text:p>259</text:p>
          </table:table-cell>
          <table:table-cell ns41:value-type="float" table:style-name="ce37" office:value="738" office:value-type="float">
            <text:p>738</text:p>
          </table:table-cell>
          <table:table-cell ns41:value-type="float" table:style-name="ce37" office:value="717" office:value-type="float">
            <text:p>717</text:p>
          </table:table-cell>
          <table:table-cell ns41:value-type="float" table:style-name="ce38" office:value="1455" office:value-type="float">
            <text:p>1,455</text:p>
          </table:table-cell>
          <table:table-cell ns41:value-type="float" table:style-name="ce37" office:value="713" office:value-type="float">
            <text:p>713</text:p>
          </table:table-cell>
          <table:table-cell ns41:value-type="float" table:style-name="ce37" office:value="698" office:value-type="float">
            <text:p>698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99" office:value-type="float">
            <text:p>499</text:p>
          </table:table-cell>
          <table:table-cell ns41:value-type="float" table:style-name="ce37" office:value="444" office:value-type="float">
            <text:p>444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550" office:value-type="float">
            <text:p>550</text:p>
          </table:table-cell>
          <table:table-cell ns41:value-type="float" table:style-name="ce37" office:value="490" office:value-type="float">
            <text:p>490</text:p>
          </table:table-cell>
          <table:table-cell ns41:value-type="float" table:style-name="ce37" office:value="152" office:value-type="float">
            <text:p>152</text:p>
          </table:table-cell>
          <table:table-cell ns41:value-type="float" table:style-name="ce37" office:value="200" office:value-type="float">
            <text:p>200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23" office:value-type="float">
            <text:p>23</text:p>
          </table:table-cell>
          <table:table-cell table:style-name="ce37" table:number-columns-repeated="2"/>
          <table:table-cell ns41:value-type="float" office:value="4" table:style-name="ce37" table:number-columns-repeated="2" office:value-type="float">
            <text:p>4</text:p>
          </table:table-cell>
          <table:table-cell table:style-name="ce37" table:number-columns-repeated="6"/>
          <table:table-cell ns41:value-type="float" table:style-name="ce37" office:value="635" office:value-type="float">
            <text:p>635</text:p>
          </table:table-cell>
          <table:table-cell ns41:value-type="float" table:style-name="ce37" office:value="639" office:value-type="float">
            <text:p>639</text:p>
          </table:table-cell>
          <table:table-cell table:style-name="ce37" table:number-columns-repeated="8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10"/>
          <table:table-cell ns41:value-type="float" office:value="4" table:style-name="ce37" table:number-columns-repeated="2" office:value-type="float">
            <text:p>4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68" office:value-type="float">
            <text:p>68</text:p>
          </table:table-cell>
          <table:table-cell table:style-name="ce37" table:number-columns-repeated="6"/>
          <table:table-cell ns41:value-type="float" table:style-name="ce37" office:value="7" office:value-type="float">
            <text:p>7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Dreumel</text:p>
          </table:table-cell>
          <table:table-cell table:style-name="Default"/>
          <table:table-cell ns41:value-type="float" table:style-name="ce29" office:value="298" office:value-type="float">
            <text:p>29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04" office:value-type="float">
            <text:p>304</text:p>
          </table:table-cell>
          <table:table-cell table:style-name="ce37"/>
          <table:table-cell ns41:value-type="float" table:style-name="ce37" office:value="298" office:value-type="float">
            <text:p>298</text:p>
          </table:table-cell>
          <table:table-cell ns41:value-type="float" table:style-name="ce37" office:value="334" office:value-type="float">
            <text:p>334</text:p>
          </table:table-cell>
          <table:table-cell ns41:value-type="float" table:style-name="ce37" office:value="823" office:value-type="float">
            <text:p>823</text:p>
          </table:table-cell>
          <table:table-cell ns41:value-type="float" table:style-name="ce37" office:value="825" office:value-type="float">
            <text:p>825</text:p>
          </table:table-cell>
          <table:table-cell ns41:value-type="float" table:style-name="ce38" office:value="1648" office:value-type="float">
            <text:p>1,648</text:p>
          </table:table-cell>
          <table:table-cell ns41:value-type="float" table:style-name="ce37" office:value="823" office:value-type="float">
            <text:p>823</text:p>
          </table:table-cell>
          <table:table-cell ns41:value-type="float" table:style-name="ce37" office:value="824" office:value-type="float">
            <text:p>824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39" office:value-type="float">
            <text:p>539</text:p>
          </table:table-cell>
          <table:table-cell ns41:value-type="float" table:style-name="ce37" office:value="511" office:value-type="float">
            <text:p>511</text:p>
          </table:table-cell>
          <table:table-cell ns41:value-type="float" office:value="247" table:style-name="ce37" table:number-columns-repeated="2" office:value-type="float">
            <text:p>247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669" office:value-type="float">
            <text:p>669</text:p>
          </table:table-cell>
          <table:table-cell ns41:value-type="float" table:style-name="ce37" office:value="643" office:value-type="float">
            <text:p>643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44" office:value-type="float">
            <text:p>44</text:p>
          </table:table-cell>
          <table:table-cell table:style-name="ce37" table:number-columns-repeated="2"/>
          <table:table-cell ns41:value-type="float" office:value="3" table:style-name="ce37" table:number-columns-repeated="2" office:value-type="float">
            <text:p>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office:value="59" table:style-name="ce37" table:number-columns-repeated="2" office:value-type="float">
            <text:p>59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3"/>
          <table:table-cell ns41:value-type="float" table:style-name="ce37" office:value="763" office:value-type="float">
            <text:p>763</text:p>
          </table:table-cell>
          <table:table-cell ns41:value-type="float" table:style-name="ce37" office:value="766" office:value-type="float">
            <text:p>766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Druten</text:p>
          </table:table-cell>
          <table:table-cell table:style-name="Default"/>
          <table:table-cell ns41:value-type="float" table:style-name="ce29" office:value="526" office:value-type="float">
            <text:p>526</text:p>
          </table:table-cell>
          <table:table-cell table:style-name="ce37"/>
          <table:table-cell ns41:value-type="float" table:style-name="ce37" office:value="526" office:value-type="float">
            <text:p>52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27" office:value-type="float">
            <text:p>527</text:p>
          </table:table-cell>
          <table:table-cell ns41:value-type="float" table:style-name="ce37" office:value="702" office:value-type="float">
            <text:p>702</text:p>
          </table:table-cell>
          <table:table-cell ns41:value-type="float" table:style-name="ce38" office:value="1692" office:value-type="float">
            <text:p>1,692</text:p>
          </table:table-cell>
          <table:table-cell ns41:value-type="float" table:style-name="ce38" office:value="1746" office:value-type="float">
            <text:p>1,746</text:p>
          </table:table-cell>
          <table:table-cell ns41:value-type="float" table:style-name="ce38" office:value="3438" office:value-type="float">
            <text:p>3,438</text:p>
          </table:table-cell>
          <table:table-cell ns41:value-type="float" table:style-name="ce38" office:value="1686" office:value-type="float">
            <text:p>1,686</text:p>
          </table:table-cell>
          <table:table-cell ns41:value-type="float" table:style-name="ce38" office:value="1743" office:value-type="float">
            <text:p>1,74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47" office:value-type="float">
            <text:p>47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8" office:value="1148" office:value-type="float">
            <text:p>1,148</text:p>
          </table:table-cell>
          <table:table-cell ns41:value-type="float" table:style-name="ce38" office:value="1137" office:value-type="float">
            <text:p>1,137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8" office:value="1318" office:value-type="float">
            <text:p>1,318</text:p>
          </table:table-cell>
          <table:table-cell ns41:value-type="float" table:style-name="ce38" office:value="1321" office:value-type="float">
            <text:p>1,321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37" office:value="334" office:value-type="float">
            <text:p>334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79" office:value-type="float">
            <text:p>79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92" office:value-type="float">
            <text:p>92</text:p>
          </table:table-cell>
          <table:table-cell ns41:value-type="float" table:style-name="ce37" office:value="81" office:value-type="float">
            <text:p>81</text:p>
          </table:table-cell>
          <table:table-cell table:style-name="ce37" table:number-columns-repeated="22"/>
          <table:table-cell ns41:value-type="float" table:style-name="ce38" office:value="1594" office:value-type="float">
            <text:p>1,594</text:p>
          </table:table-cell>
          <table:table-cell ns41:value-type="float" table:style-name="ce38" office:value="1656" office:value-type="float">
            <text:p>1,656</text:p>
          </table:table-cell>
          <table:table-cell table:style-name="ce37" table:number-columns-repeated="6"/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Echteld</text:p>
          </table:table-cell>
          <table:table-cell table:style-name="Default"/>
          <table:table-cell ns41:value-type="float" table:style-name="ce29" office:value="272" office:value-type="float">
            <text:p>272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85" office:value-type="float">
            <text:p>285</text:p>
          </table:table-cell>
          <table:table-cell table:style-name="ce37"/>
          <table:table-cell ns41:value-type="float" table:style-name="ce37" office:value="272" office:value-type="float">
            <text:p>272</text:p>
          </table:table-cell>
          <table:table-cell ns41:value-type="float" table:style-name="ce37" office:value="312" office:value-type="float">
            <text:p>312</text:p>
          </table:table-cell>
          <table:table-cell ns41:value-type="float" table:style-name="ce37" office:value="916" office:value-type="float">
            <text:p>916</text:p>
          </table:table-cell>
          <table:table-cell ns41:value-type="float" table:style-name="ce37" office:value="839" office:value-type="float">
            <text:p>839</text:p>
          </table:table-cell>
          <table:table-cell ns41:value-type="float" table:style-name="ce38" office:value="1755" office:value-type="float">
            <text:p>1,755</text:p>
          </table:table-cell>
          <table:table-cell ns41:value-type="float" table:style-name="ce37" office:value="901" office:value-type="float">
            <text:p>901</text:p>
          </table:table-cell>
          <table:table-cell ns41:value-type="float" table:style-name="ce37" office:value="829" office:value-type="float">
            <text:p>829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0" office:value-type="float">
            <text:p>10</text:p>
          </table:table-cell>
          <table:table-cell table:style-name="ce37" table:number-columns-repeated="2"/>
          <table:table-cell ns41:value-type="float" table:style-name="ce37" office:value="9" office:value-type="float">
            <text:p>9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619" office:value-type="float">
            <text:p>619</text:p>
          </table:table-cell>
          <table:table-cell ns41:value-type="float" table:style-name="ce37" office:value="542" office:value-type="float">
            <text:p>542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7" office:value="253" office:value-type="float">
            <text:p>253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709" office:value-type="float">
            <text:p>709</text:p>
          </table:table-cell>
          <table:table-cell ns41:value-type="float" table:style-name="ce37" office:value="633" office:value-type="float">
            <text:p>633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3" office:value-type="float">
            <text:p>13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ns41:value-type="float" table:style-name="ce37" office:value="831" office:value-type="float">
            <text:p>831</text:p>
          </table:table-cell>
          <table:table-cell ns41:value-type="float" table:style-name="ce37" office:value="777" office:value-type="float">
            <text:p>777</text:p>
          </table:table-cell>
          <table:table-cell table:style-name="ce37" table:number-columns-repeated="12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6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58" office:value-type="float">
            <text:p>58</text:p>
          </table:table-cell>
          <table:table-cell table:style-name="ce37" table:number-columns-repeated="6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Elst</text:p>
          </table:table-cell>
          <table:table-cell table:style-name="Default"/>
          <table:table-cell ns41:value-type="float" table:style-name="ce29" office:value="633" office:value-type="float">
            <text:p>63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36" office:value-type="float">
            <text:p>636</text:p>
          </table:table-cell>
          <table:table-cell table:style-name="ce37"/>
          <table:table-cell ns41:value-type="float" table:style-name="ce37" office:value="633" office:value-type="float">
            <text:p>633</text:p>
          </table:table-cell>
          <table:table-cell ns41:value-type="float" table:style-name="ce37" office:value="855" office:value-type="float">
            <text:p>855</text:p>
          </table:table-cell>
          <table:table-cell ns41:value-type="float" table:style-name="ce38" office:value="2377" office:value-type="float">
            <text:p>2,377</text:p>
          </table:table-cell>
          <table:table-cell ns41:value-type="float" table:style-name="ce38" office:value="2230" office:value-type="float">
            <text:p>2,230</text:p>
          </table:table-cell>
          <table:table-cell ns41:value-type="float" table:style-name="ce38" office:value="4607" office:value-type="float">
            <text:p>4,607</text:p>
          </table:table-cell>
          <table:table-cell ns41:value-type="float" table:style-name="ce38" office:value="2303" office:value-type="float">
            <text:p>2,303</text:p>
          </table:table-cell>
          <table:table-cell ns41:value-type="float" table:style-name="ce38" office:value="2146" office:value-type="float">
            <text:p>2,146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82" office:value-type="float">
            <text:p>82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1624" office:value-type="float">
            <text:p>1,624</text:p>
          </table:table-cell>
          <table:table-cell ns41:value-type="float" table:style-name="ce38" office:value="1401" office:value-type="float">
            <text:p>1,401</text:p>
          </table:table-cell>
          <table:table-cell ns41:value-type="float" table:style-name="ce37" office:value="681" office:value-type="float">
            <text:p>681</text:p>
          </table:table-cell>
          <table:table-cell ns41:value-type="float" table:style-name="ce37" office:value="682" office:value-type="float">
            <text:p>682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8" office:value="1610" office:value-type="float">
            <text:p>1,610</text:p>
          </table:table-cell>
          <table:table-cell ns41:value-type="float" table:style-name="ce38" office:value="1443" office:value-type="float">
            <text:p>1,443</text:p>
          </table:table-cell>
          <table:table-cell ns41:value-type="float" table:style-name="ce37" office:value="576" office:value-type="float">
            <text:p>576</text:p>
          </table:table-cell>
          <table:table-cell ns41:value-type="float" table:style-name="ce37" office:value="645" office:value-type="float">
            <text:p>645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ns41:value-type="float" table:style-name="ce37" office:value="768" office:value-type="float">
            <text:p>768</text:p>
          </table:table-cell>
          <table:table-cell ns41:value-type="float" table:style-name="ce37" office:value="702" office:value-type="float">
            <text:p>70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8" office:value="1590" office:value-type="float">
            <text:p>1,590</text:p>
          </table:table-cell>
          <table:table-cell ns41:value-type="float" table:style-name="ce38" office:value="1513" office:value-type="float">
            <text:p>1,51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12" office:value-type="float">
            <text:p>12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Ewijk</text:p>
          </table:table-cell>
          <table:table-cell table:style-name="Default"/>
          <table:table-cell ns41:value-type="float" table:style-name="ce29" office:value="305" office:value-type="float">
            <text:p>305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10" office:value-type="float">
            <text:p>310</text:p>
          </table:table-cell>
          <table:table-cell table:style-name="ce37"/>
          <table:table-cell ns41:value-type="float" table:style-name="ce37" office:value="305" office:value-type="float">
            <text:p>305</text:p>
          </table:table-cell>
          <table:table-cell ns41:value-type="float" table:style-name="ce37" office:value="360" office:value-type="float">
            <text:p>360</text:p>
          </table:table-cell>
          <table:table-cell ns41:value-type="float" table:style-name="ce37" office:value="909" office:value-type="float">
            <text:p>909</text:p>
          </table:table-cell>
          <table:table-cell ns41:value-type="float" table:style-name="ce37" office:value="884" office:value-type="float">
            <text:p>884</text:p>
          </table:table-cell>
          <table:table-cell ns41:value-type="float" table:style-name="ce38" office:value="1793" office:value-type="float">
            <text:p>1,793</text:p>
          </table:table-cell>
          <table:table-cell ns41:value-type="float" table:style-name="ce37" office:value="908" office:value-type="float">
            <text:p>908</text:p>
          </table:table-cell>
          <table:table-cell ns41:value-type="float" table:style-name="ce37" office:value="881" office:value-type="float">
            <text:p>881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606" office:value-type="float">
            <text:p>606</text:p>
          </table:table-cell>
          <table:table-cell ns41:value-type="float" table:style-name="ce37" office:value="564" office:value-type="float">
            <text:p>564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261" office:value-type="float">
            <text:p>261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664" office:value-type="float">
            <text:p>664</text:p>
          </table:table-cell>
          <table:table-cell ns41:value-type="float" table:style-name="ce37" office:value="636" office:value-type="float">
            <text:p>636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215" office:value-type="float">
            <text:p>215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31" office:value-type="float">
            <text:p>31</text:p>
          </table:table-cell>
          <table:table-cell table:style-name="ce37" table:number-columns-repeated="2"/>
          <table:table-cell ns41:value-type="float" table:style-name="ce37" office:value="11" office:value-type="float">
            <text:p>1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30" office:value-type="float">
            <text:p>30</text:p>
          </table:table-cell>
          <table:table-cell ns41:value-type="float" table:style-name="ce37" office:value="27" office:value-type="float">
            <text:p>27</text:p>
          </table:table-cell>
          <table:table-cell table:style-name="ce37" table:number-columns-repeated="22"/>
          <table:table-cell ns41:value-type="float" table:style-name="ce37" office:value="878" office:value-type="float">
            <text:p>878</text:p>
          </table:table-cell>
          <table:table-cell ns41:value-type="float" table:style-name="ce37" office:value="857" office:value-type="float">
            <text:p>857</text:p>
          </table:table-cell>
          <table:table-cell table:style-name="ce37" table:number-columns-repeated="10"/>
          <table:table-cell ns41:value-type="float" table:style-name="ce37" office:value="1" office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Gent</text:p>
          </table:table-cell>
          <table:table-cell table:style-name="Default"/>
          <table:table-cell ns41:value-type="float" table:style-name="ce29" office:value="247" office:value-type="float">
            <text:p>24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50" office:value-type="float">
            <text:p>250</text:p>
          </table:table-cell>
          <table:table-cell table:style-name="ce37"/>
          <table:table-cell ns41:value-type="float" table:style-name="ce37" office:value="247" office:value-type="float">
            <text:p>247</text:p>
          </table:table-cell>
          <table:table-cell ns41:value-type="float" table:style-name="ce37" office:value="336" office:value-type="float">
            <text:p>336</text:p>
          </table:table-cell>
          <table:table-cell ns41:value-type="float" table:style-name="ce37" office:value="964" office:value-type="float">
            <text:p>964</text:p>
          </table:table-cell>
          <table:table-cell ns41:value-type="float" table:style-name="ce37" office:value="916" office:value-type="float">
            <text:p>916</text:p>
          </table:table-cell>
          <table:table-cell ns41:value-type="float" table:style-name="ce38" office:value="1880" office:value-type="float">
            <text:p>1,880</text:p>
          </table:table-cell>
          <table:table-cell ns41:value-type="float" table:style-name="ce37" office:value="956" office:value-type="float">
            <text:p>956</text:p>
          </table:table-cell>
          <table:table-cell ns41:value-type="float" table:style-name="ce37" office:value="908" office:value-type="float">
            <text:p>908</text:p>
          </table:table-cell>
          <table:table-cell ns41:value-type="float" office:value="8" table:style-name="ce37" table:number-columns-repeated="2" office:value-type="float">
            <text:p>8</text:p>
          </table:table-cell>
          <table:table-cell table:style-name="ce37" table:number-columns-repeated="2"/>
          <table:table-cell ns41:value-type="float" table:style-name="ce37" office:value="25" office:value-type="float">
            <text:p>25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664" office:value-type="float">
            <text:p>664</text:p>
          </table:table-cell>
          <table:table-cell ns41:value-type="float" table:style-name="ce37" office:value="579" office:value-type="float">
            <text:p>579</text:p>
          </table:table-cell>
          <table:table-cell ns41:value-type="float" table:style-name="ce37" office:value="273" office:value-type="float">
            <text:p>273</text:p>
          </table:table-cell>
          <table:table-cell ns41:value-type="float" table:style-name="ce37" office:value="275" office:value-type="float">
            <text:p>275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692" office:value-type="float">
            <text:p>692</text:p>
          </table:table-cell>
          <table:table-cell ns41:value-type="float" table:style-name="ce37" office:value="621" office:value-type="float">
            <text:p>621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37" office:value="235" office:value-type="float">
            <text:p>235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119" office:value-type="float">
            <text:p>119</text:p>
          </table:table-cell>
          <table:table-cell table:style-name="ce37" table:number-columns-repeated="22"/>
          <table:table-cell ns41:value-type="float" table:style-name="ce37" office:value="852" office:value-type="float">
            <text:p>852</text:p>
          </table:table-cell>
          <table:table-cell ns41:value-type="float" table:style-name="ce37" office:value="795" office:value-type="float">
            <text:p>795</text:p>
          </table:table-cell>
          <table:table-cell table:style-name="ce37" table:number-columns-repeated="6"/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Groesbeek</text:p>
          </table:table-cell>
          <table:table-cell table:style-name="Default"/>
          <table:table-cell ns41:value-type="float" table:style-name="ce29" office:value="497" office:value-type="float">
            <text:p>497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05" office:value-type="float">
            <text:p>505</text:p>
          </table:table-cell>
          <table:table-cell table:style-name="ce37"/>
          <table:table-cell ns41:value-type="float" table:style-name="ce37" office:value="497" office:value-type="float">
            <text:p>497</text:p>
          </table:table-cell>
          <table:table-cell ns41:value-type="float" table:style-name="ce37" office:value="595" office:value-type="float">
            <text:p>595</text:p>
          </table:table-cell>
          <table:table-cell ns41:value-type="float" table:style-name="ce38" office:value="1567" office:value-type="float">
            <text:p>1,567</text:p>
          </table:table-cell>
          <table:table-cell ns41:value-type="float" table:style-name="ce38" office:value="1506" office:value-type="float">
            <text:p>1,506</text:p>
          </table:table-cell>
          <table:table-cell ns41:value-type="float" table:style-name="ce38" office:value="3073" office:value-type="float">
            <text:p>3,073</text:p>
          </table:table-cell>
          <table:table-cell ns41:value-type="float" table:style-name="ce38" office:value="1545" office:value-type="float">
            <text:p>1,545</text:p>
          </table:table-cell>
          <table:table-cell ns41:value-type="float" table:style-name="ce38" office:value="1495" office:value-type="float">
            <text:p>1,495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5" office:value-type="float">
            <text:p>15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8" office:value="1058" office:value-type="float">
            <text:p>1,058</text:p>
          </table:table-cell>
          <table:table-cell ns41:value-type="float" table:style-name="ce37" office:value="941" office:value-type="float">
            <text:p>941</text:p>
          </table:table-cell>
          <table:table-cell ns41:value-type="float" table:style-name="ce37" office:value="468" office:value-type="float">
            <text:p>468</text:p>
          </table:table-cell>
          <table:table-cell ns41:value-type="float" table:style-name="ce37" office:value="473" office:value-type="float">
            <text:p>473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8" office:value="1118" office:value-type="float">
            <text:p>1,118</text:p>
          </table:table-cell>
          <table:table-cell ns41:value-type="float" table:style-name="ce38" office:value="1101" office:value-type="float">
            <text:p>1,101</text:p>
          </table:table-cell>
          <table:table-cell ns41:value-type="float" table:style-name="ce37" office:value="143" office:value-type="float">
            <text:p>143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7" office:value="101" office:value-type="float">
            <text:p>101</text:p>
          </table:table-cell>
          <table:table-cell table:style-name="ce37" table:number-columns-repeated="2"/>
          <table:table-cell ns41:value-type="float" table:style-name="ce37" office:value="163" office:value-type="float">
            <text:p>163</text:p>
          </table:table-cell>
          <table:table-cell ns41:value-type="float" table:style-name="ce37" office:value="166" office:value-type="float">
            <text:p>166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7" office:value-type="float">
            <text:p>37</text:p>
          </table:table-cell>
          <table:table-cell table:style-name="ce37" table:number-columns-repeated="6"/>
          <table:table-cell ns41:value-type="float" table:style-name="ce37" office:value="1" office:value-type="float">
            <text:p>1</text:p>
          </table:table-cell>
          <table:table-cell table:style-name="ce37" table:number-columns-repeated="15"/>
          <table:table-cell ns41:value-type="float" table:style-name="ce38" office:value="1525" office:value-type="float">
            <text:p>1,525</text:p>
          </table:table-cell>
          <table:table-cell ns41:value-type="float" table:style-name="ce38" office:value="1469" office:value-type="float">
            <text:p>1,469</text:p>
          </table:table-cell>
          <table:table-cell table:style-name="ce37" table:number-columns-repeated="6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Hemmen</text:p>
          </table:table-cell>
          <table:table-cell table:style-name="Default"/>
          <table:table-cell ns41:value-type="float" table:style-name="ce29" office:value="32" office:value-type="float">
            <text:p>32</text:p>
          </table:table-cell>
          <table:table-cell table:style-name="ce37"/>
          <table:table-cell ns41:value-type="float" table:style-name="ce37" office:value="32" office:value-type="float">
            <text:p>32</text:p>
          </table:table-cell>
          <table:table-cell table:style-name="ce37"/>
          <table:table-cell ns41:value-type="float" office:value="32" table:style-name="ce37" table:number-columns-repeated="2" office:value-type="float">
            <text:p>32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236" office:value-type="float">
            <text:p>236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ns41:value-type="float" table:style-name="ce37" office:value="87" office:value-type="float">
            <text:p>87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4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110" office:value-type="float">
            <text:p>110</text:p>
          </table:table-cell>
          <table:table-cell ns41:value-type="float" table:style-name="ce37" office:value="111" office:value-type="float">
            <text:p>111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3"/>
          <table:table-cell ns41:value-type="float" table:style-name="ce37" office:value="8" office:value-type="float">
            <text:p>8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Heteren</text:p>
          </table:table-cell>
          <table:table-cell table:style-name="Default"/>
          <table:table-cell ns41:value-type="float" table:style-name="ce29" office:value="438" office:value-type="float">
            <text:p>438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41" office:value-type="float">
            <text:p>441</text:p>
          </table:table-cell>
          <table:table-cell table:style-name="ce37"/>
          <table:table-cell ns41:value-type="float" table:style-name="ce37" office:value="438" office:value-type="float">
            <text:p>438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38" office:value="1392" office:value-type="float">
            <text:p>1,392</text:p>
          </table:table-cell>
          <table:table-cell ns41:value-type="float" table:style-name="ce38" office:value="1284" office:value-type="float">
            <text:p>1,284</text:p>
          </table:table-cell>
          <table:table-cell ns41:value-type="float" table:style-name="ce38" office:value="2676" office:value-type="float">
            <text:p>2,676</text:p>
          </table:table-cell>
          <table:table-cell ns41:value-type="float" table:style-name="ce38" office:value="1362" office:value-type="float">
            <text:p>1,362</text:p>
          </table:table-cell>
          <table:table-cell ns41:value-type="float" table:style-name="ce38" office:value="1241" office:value-type="float">
            <text:p>1,241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9" office:value-type="float">
            <text:p>39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966" office:value-type="float">
            <text:p>966</text:p>
          </table:table-cell>
          <table:table-cell ns41:value-type="float" table:style-name="ce37" office:value="822" office:value-type="float">
            <text:p>822</text:p>
          </table:table-cell>
          <table:table-cell ns41:value-type="float" table:style-name="ce37" office:value="370" office:value-type="float">
            <text:p>370</text:p>
          </table:table-cell>
          <table:table-cell ns41:value-type="float" table:style-name="ce37" office:value="368" office:value-type="float">
            <text:p>368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995" office:value-type="float">
            <text:p>995</text:p>
          </table:table-cell>
          <table:table-cell ns41:value-type="float" table:style-name="ce37" office:value="917" office:value-type="float">
            <text:p>917</text:p>
          </table:table-cell>
          <table:table-cell ns41:value-type="float" table:style-name="ce37" office:value="328" office:value-type="float">
            <text:p>328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26" office:value-type="float">
            <text:p>26</text:p>
          </table:table-cell>
          <table:table-cell table:style-name="ce37" table:number-columns-repeated="2"/>
          <table:table-cell ns41:value-type="float" table:style-name="ce37" office:value="31" office:value-type="float">
            <text:p>3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ns41:value-type="float" table:style-name="ce37" office:value="687" office:value-type="float">
            <text:p>687</text:p>
          </table:table-cell>
          <table:table-cell ns41:value-type="float" table:style-name="ce37" office:value="654" office:value-type="float">
            <text:p>654</text:p>
          </table:table-cell>
          <table:table-cell table:style-name="ce37" table:number-columns-repeated="9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11"/>
          <table:table-cell ns41:value-type="float" table:style-name="ce37" office:value="702" office:value-type="float">
            <text:p>702</text:p>
          </table:table-cell>
          <table:table-cell ns41:value-type="float" table:style-name="ce37" office:value="625" office:value-type="float">
            <text:p>625</text:p>
          </table:table-cell>
          <table:table-cell table:style-name="ce37" table:number-columns-repeated="6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Heumen</text:p>
          </table:table-cell>
          <table:table-cell table:style-name="Default"/>
          <table:table-cell ns41:value-type="float" table:style-name="ce29" office:value="202" office:value-type="float">
            <text:p>20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11" office:value-type="float">
            <text:p>211</text:p>
          </table:table-cell>
          <table:table-cell table:style-name="ce37"/>
          <table:table-cell ns41:value-type="float" table:style-name="ce37" office:value="202" office:value-type="float">
            <text:p>202</text:p>
          </table:table-cell>
          <table:table-cell ns41:value-type="float" table:style-name="ce37" office:value="261" office:value-type="float">
            <text:p>261</text:p>
          </table:table-cell>
          <table:table-cell ns41:value-type="float" table:style-name="ce37" office:value="666" office:value-type="float">
            <text:p>666</text:p>
          </table:table-cell>
          <table:table-cell ns41:value-type="float" table:style-name="ce37" office:value="630" office:value-type="float">
            <text:p>630</text:p>
          </table:table-cell>
          <table:table-cell ns41:value-type="float" table:style-name="ce38" office:value="1296" office:value-type="float">
            <text:p>1,296</text:p>
          </table:table-cell>
          <table:table-cell ns41:value-type="float" table:style-name="ce37" office:value="640" office:value-type="float">
            <text:p>640</text:p>
          </table:table-cell>
          <table:table-cell ns41:value-type="float" table:style-name="ce37" office:value="606" office:value-type="float">
            <text:p>606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9" office:value-type="float">
            <text:p>19</text:p>
          </table:table-cell>
          <table:table-cell ns41:value-type="float" office:value="5" table:style-name="ce37" table:number-columns-repeated="2" office:value-type="float">
            <text:p>5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37" office:value="394" office:value-type="float">
            <text:p>394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195" office:value-type="float">
            <text:p>195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429" office:value-type="float">
            <text:p>429</text:p>
          </table:table-cell>
          <table:table-cell ns41:value-type="float" table:style-name="ce37" office:value="390" office:value-type="float">
            <text:p>390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101" office:value-type="float">
            <text:p>101</text:p>
          </table:table-cell>
          <table:table-cell table:style-name="ce37" table:number-columns-repeated="2"/>
          <table:table-cell ns41:value-type="float" table:style-name="ce37" office:value="14" office:value-type="float">
            <text:p>1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27" office:value-type="float">
            <text:p>27</text:p>
          </table:table-cell>
          <table:table-cell ns41:value-type="float" table:style-name="ce37" office:value="26" office:value-type="float">
            <text:p>26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12"/>
          <table:table-cell ns41:value-type="float" table:style-name="ce37" office:value="638" office:value-type="float">
            <text:p>638</text:p>
          </table:table-cell>
          <table:table-cell ns41:value-type="float" table:style-name="ce37" office:value="602" office:value-type="float">
            <text:p>602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Horssen</text:p>
          </table:table-cell>
          <table:table-cell table:style-name="Default"/>
          <table:table-cell ns41:value-type="float" table:style-name="ce29" office:value="139" office:value-type="float">
            <text:p>139</text:p>
          </table:table-cell>
          <table:table-cell table:style-name="ce37"/>
          <table:table-cell ns41:value-type="float" table:style-name="ce37" office:value="139" office:value-type="float">
            <text:p>139</text:p>
          </table:table-cell>
          <table:table-cell table:style-name="ce37"/>
          <table:table-cell ns41:value-type="float" table:style-name="ce37" office:value="139" office:value-type="float">
            <text:p>139</text:p>
          </table:table-cell>
          <table:table-cell ns41:value-type="float" table:style-name="ce37" office:value="172" office:value-type="float">
            <text:p>172</text:p>
          </table:table-cell>
          <table:table-cell ns41:value-type="float" table:style-name="ce37" office:value="454" office:value-type="float">
            <text:p>454</text:p>
          </table:table-cell>
          <table:table-cell ns41:value-type="float" table:style-name="ce37" office:value="399" office:value-type="float">
            <text:p>399</text:p>
          </table:table-cell>
          <table:table-cell ns41:value-type="float" table:style-name="ce37" office:value="853" office:value-type="float">
            <text:p>853</text:p>
          </table:table-cell>
          <table:table-cell ns41:value-type="float" table:style-name="ce37" office:value="454" office:value-type="float">
            <text:p>454</text:p>
          </table:table-cell>
          <table:table-cell ns41:value-type="float" table:style-name="ce37" office:value="399" office:value-type="float">
            <text:p>399</text:p>
          </table:table-cell>
          <table:table-cell table:style-name="ce37" table:number-columns-repeated="4"/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13" office:value-type="float">
            <text:p>313</text:p>
          </table:table-cell>
          <table:table-cell ns41:value-type="float" table:style-name="ce37" office:value="245" office:value-type="float">
            <text:p>245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327" office:value-type="float">
            <text:p>327</text:p>
          </table:table-cell>
          <table:table-cell ns41:value-type="float" table:style-name="ce37" office:value="262" office:value-type="float">
            <text:p>262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8" office:value-type="float">
            <text:p>18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 table:number-columns-repeated="7"/>
          <table:table-cell ns41:value-type="float" table:style-name="ce37" office:value="58" office:value-type="float">
            <text:p>58</text:p>
          </table:table-cell>
          <table:table-cell ns41:value-type="float" table:style-name="ce37" office:value="43" office:value-type="float">
            <text:p>43</text:p>
          </table:table-cell>
          <table:table-cell table:style-name="ce37" table:number-columns-repeated="22"/>
          <table:table-cell ns41:value-type="float" table:style-name="ce37" office:value="393" office:value-type="float">
            <text:p>393</text:p>
          </table:table-cell>
          <table:table-cell ns41:value-type="float" table:style-name="ce37" office:value="353" office:value-type="float">
            <text:p>353</text:p>
          </table:table-cell>
          <table:table-cell table:style-name="ce37" table:number-columns-repeated="6"/>
          <table:table-cell ns41:value-type="float" office:value="3" table:style-name="ce37" table:number-columns-repeated="2" office:value-type="float">
            <text:p>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Huissen</text:p>
          </table:table-cell>
          <table:table-cell table:style-name="Default"/>
          <table:table-cell ns41:value-type="float" table:style-name="ce29" office:value="496" office:value-type="float">
            <text:p>49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00" office:value-type="float">
            <text:p>500</text:p>
          </table:table-cell>
          <table:table-cell table:style-name="ce37"/>
          <table:table-cell ns41:value-type="float" table:style-name="ce37" office:value="496" office:value-type="float">
            <text:p>496</text:p>
          </table:table-cell>
          <table:table-cell ns41:value-type="float" table:style-name="ce37" office:value="604" office:value-type="float">
            <text:p>604</text:p>
          </table:table-cell>
          <table:table-cell ns41:value-type="float" table:style-name="ce38" office:value="1517" office:value-type="float">
            <text:p>1,517</text:p>
          </table:table-cell>
          <table:table-cell ns41:value-type="float" table:style-name="ce38" office:value="1547" office:value-type="float">
            <text:p>1,547</text:p>
          </table:table-cell>
          <table:table-cell ns41:value-type="float" table:style-name="ce38" office:value="3064" office:value-type="float">
            <text:p>3,064</text:p>
          </table:table-cell>
          <table:table-cell ns41:value-type="float" table:style-name="ce38" office:value="1490" office:value-type="float">
            <text:p>1,490</text:p>
          </table:table-cell>
          <table:table-cell ns41:value-type="float" table:style-name="ce38" office:value="1527" office:value-type="float">
            <text:p>1,527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993" office:value-type="float">
            <text:p>993</text:p>
          </table:table-cell>
          <table:table-cell ns41:value-type="float" table:style-name="ce37" office:value="946" office:value-type="float">
            <text:p>946</text:p>
          </table:table-cell>
          <table:table-cell ns41:value-type="float" table:style-name="ce37" office:value="466" office:value-type="float">
            <text:p>466</text:p>
          </table:table-cell>
          <table:table-cell ns41:value-type="float" table:style-name="ce37" office:value="474" office:value-type="float">
            <text:p>474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8" office:value="1191" office:value-type="float">
            <text:p>1,191</text:p>
          </table:table-cell>
          <table:table-cell ns41:value-type="float" table:style-name="ce38" office:value="1143" office:value-type="float">
            <text:p>1,143</text:p>
          </table:table-cell>
          <table:table-cell ns41:value-type="float" table:style-name="ce37" office:value="229" office:value-type="float">
            <text:p>229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46" office:value-type="float">
            <text:p>46</text:p>
          </table:table-cell>
          <table:table-cell table:style-name="ce37" table:number-columns-repeated="2"/>
          <table:table-cell ns41:value-type="float" table:style-name="ce37" office:value="34" office:value-type="float">
            <text:p>34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77" office:value-type="float">
            <text:p>77</text:p>
          </table:table-cell>
          <table:table-cell ns41:value-type="float" table:style-name="ce37" office:value="87" office:value-type="float">
            <text:p>87</text:p>
          </table:table-cell>
          <table:table-cell table:style-name="ce37" table:number-columns-repeated="8"/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10"/>
          <table:table-cell ns41:value-type="float" table:style-name="ce38" office:value="1435" office:value-type="float">
            <text:p>1,435</text:p>
          </table:table-cell>
          <table:table-cell ns41:value-type="float" table:style-name="ce38" office:value="1450" office:value-type="float">
            <text:p>1,450</text:p>
          </table:table-cell>
          <table:table-cell table:style-name="ce37" table:number-columns-repeated="6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Kesteren</text:p>
          </table:table-cell>
          <table:table-cell table:style-name="Default"/>
          <table:table-cell ns41:value-type="float" table:style-name="ce29" office:value="368" office:value-type="float">
            <text:p>36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69" office:value-type="float">
            <text:p>36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70" office:value-type="float">
            <text:p>370</text:p>
          </table:table-cell>
          <table:table-cell ns41:value-type="float" table:style-name="ce37" office:value="392" office:value-type="float">
            <text:p>392</text:p>
          </table:table-cell>
          <table:table-cell ns41:value-type="float" table:style-name="ce38" office:value="1069" office:value-type="float">
            <text:p>1,069</text:p>
          </table:table-cell>
          <table:table-cell ns41:value-type="float" table:style-name="ce37" office:value="996" office:value-type="float">
            <text:p>996</text:p>
          </table:table-cell>
          <table:table-cell ns41:value-type="float" table:style-name="ce38" office:value="2065" office:value-type="float">
            <text:p>2,065</text:p>
          </table:table-cell>
          <table:table-cell ns41:value-type="float" table:style-name="ce38" office:value="1026" office:value-type="float">
            <text:p>1,026</text:p>
          </table:table-cell>
          <table:table-cell ns41:value-type="float" table:style-name="ce37" office:value="969" office:value-type="float">
            <text:p>969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723" office:value-type="float">
            <text:p>723</text:p>
          </table:table-cell>
          <table:table-cell ns41:value-type="float" table:style-name="ce37" office:value="614" office:value-type="float">
            <text:p>614</text:p>
          </table:table-cell>
          <table:table-cell ns41:value-type="float" table:style-name="ce37" office:value="305" office:value-type="float">
            <text:p>305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863" office:value-type="float">
            <text:p>863</text:p>
          </table:table-cell>
          <table:table-cell ns41:value-type="float" table:style-name="ce37" office:value="782" office:value-type="float">
            <text:p>782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28" office:value-type="float">
            <text:p>28</text:p>
          </table:table-cell>
          <table:table-cell table:style-name="ce37" table:number-columns-repeated="2"/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4"/>
          <table:table-cell ns41:value-type="float" table:style-name="ce38" office:value="1003" office:value-type="float">
            <text:p>1,003</text:p>
          </table:table-cell>
          <table:table-cell ns41:value-type="float" table:style-name="ce37" office:value="947" office:value-type="float">
            <text:p>947</text:p>
          </table:table-cell>
          <table:table-cell table:style-name="ce37" table:number-columns-repeated="8"/>
          <table:table-cell ns41:value-type="float" table:style-name="ce37" office:value="4" office:value-type="float">
            <text:p>4</text:p>
          </table:table-cell>
          <table:table-cell table:style-name="ce37" table:number-columns-repeated="11"/>
          <table:table-cell ns41:value-type="float" table:style-name="ce37" office:value="9" office:value-type="float">
            <text:p>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39" office:value-type="float">
            <text:p>39</text:p>
          </table:table-cell>
          <table:table-cell table:style-name="ce37" table:number-columns-repeated="6"/>
          <table:table-cell ns41:value-type="float" table:style-name="ce37" office:value="6" office:value-type="float">
            <text:p>6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Lienden</text:p>
          </table:table-cell>
          <table:table-cell table:style-name="Default"/>
          <table:table-cell ns41:value-type="float" table:style-name="ce29" office:value="498" office:value-type="float">
            <text:p>498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05" office:value-type="float">
            <text:p>505</text:p>
          </table:table-cell>
          <table:table-cell table:style-name="ce37"/>
          <table:table-cell ns41:value-type="float" table:style-name="ce37" office:value="498" office:value-type="float">
            <text:p>498</text:p>
          </table:table-cell>
          <table:table-cell ns41:value-type="float" table:style-name="ce37" office:value="588" office:value-type="float">
            <text:p>588</text:p>
          </table:table-cell>
          <table:table-cell ns41:value-type="float" table:style-name="ce38" office:value="1651" office:value-type="float">
            <text:p>1,651</text:p>
          </table:table-cell>
          <table:table-cell ns41:value-type="float" table:style-name="ce38" office:value="1519" office:value-type="float">
            <text:p>1,519</text:p>
          </table:table-cell>
          <table:table-cell ns41:value-type="float" table:style-name="ce38" office:value="3170" office:value-type="float">
            <text:p>3,170</text:p>
          </table:table-cell>
          <table:table-cell ns41:value-type="float" table:style-name="ce38" office:value="1614" office:value-type="float">
            <text:p>1,614</text:p>
          </table:table-cell>
          <table:table-cell ns41:value-type="float" table:style-name="ce38" office:value="1488" office:value-type="float">
            <text:p>1,488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8" office:value="1104" office:value-type="float">
            <text:p>1,104</text:p>
          </table:table-cell>
          <table:table-cell ns41:value-type="float" table:style-name="ce37" office:value="935" office:value-type="float">
            <text:p>935</text:p>
          </table:table-cell>
          <table:table-cell ns41:value-type="float" table:style-name="ce37" office:value="486" office:value-type="float">
            <text:p>486</text:p>
          </table:table-cell>
          <table:table-cell ns41:value-type="float" table:style-name="ce37" office:value="491" office:value-type="float">
            <text:p>491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8" office:value="1318" office:value-type="float">
            <text:p>1,318</text:p>
          </table:table-cell>
          <table:table-cell ns41:value-type="float" table:style-name="ce38" office:value="1136" office:value-type="float">
            <text:p>1,136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37" office:value="287" office:value-type="float">
            <text:p>287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90" office:value-type="float">
            <text:p>90</text:p>
          </table:table-cell>
          <table:table-cell table:style-name="ce37" table:number-columns-repeated="2"/>
          <table:table-cell ns41:value-type="float" table:style-name="ce37" office:value="9" office:value-type="float">
            <text:p>9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8" office:value="1556" office:value-type="float">
            <text:p>1,556</text:p>
          </table:table-cell>
          <table:table-cell ns41:value-type="float" table:style-name="ce38" office:value="1452" office:value-type="float">
            <text:p>1,452</text:p>
          </table:table-cell>
          <table:table-cell table:style-name="ce37" table:number-columns-repeated="8"/>
          <table:table-cell ns41:value-type="float" table:style-name="ce37" office:value="8" office:value-type="float">
            <text:p>8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10"/>
          <table:table-cell ns41:value-type="float" table:style-name="ce37" office:value="30" office:value-type="float">
            <text:p>30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21" office:value-type="float">
            <text:p>21</text:p>
          </table:table-cell>
          <table:table-cell table:style-name="ce37" table:number-columns-repeated="6"/>
          <table:table-cell ns41:value-type="float" table:style-name="ce37" office:value="16" office:value-type="float">
            <text:p>16</text:p>
          </table:table-cell>
          <table:table-cell ns41:value-type="float" table:style-name="ce37" office:value="15" office:value-type="float">
            <text:p>1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Loenen</text:p>
          </table:table-cell>
          <table:table-cell table:style-name="Default"/>
          <table:table-cell ns41:value-type="float" table:style-name="ce29" office:value="17" office:value-type="float">
            <text:p>17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table:style-name="ce37"/>
          <table:table-cell ns41:value-type="float" table:style-name="ce37" office:value="17" office:value-type="float">
            <text:p>17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4"/>
          <table:table-cell ns41:value-type="float" table:style-name="ce37" office:value="37" office:value-type="float">
            <text:p>37</text:p>
          </table:table-cell>
          <table:table-cell ns41:value-type="float" table:style-name="ce37" office:value="44" office:value-type="float">
            <text:p>44</text:p>
          </table:table-cell>
          <table:table-cell ns41:value-type="float" office:value="16" table:style-name="ce37" table:number-columns-repeated="2" office:value-type="float">
            <text:p>1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31" office:value-type="float">
            <text:p>31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10"/>
          <table:table-cell ns41:value-type="float" table:style-name="ce37" office:value="39" office:value-type="float">
            <text:p>39</text:p>
          </table:table-cell>
          <table:table-cell ns41:value-type="float" table:style-name="ce37" office:value="48" office:value-type="float">
            <text:p>48</text:p>
          </table:table-cell>
          <table:table-cell table:style-name="ce37" table:number-columns-repeated="22"/>
          <table:table-cell ns41:value-type="float" office:value="15" table:style-name="ce37" table:number-columns-repeated="2" office:value-type="float">
            <text:p>1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Maurik</text:p>
          </table:table-cell>
          <table:table-cell table:style-name="Default"/>
          <table:table-cell ns41:value-type="float" table:style-name="ce29" office:value="455" office:value-type="float">
            <text:p>45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466" office:value-type="float">
            <text:p>466</text:p>
          </table:table-cell>
          <table:table-cell table:style-name="ce37"/>
          <table:table-cell ns41:value-type="float" table:style-name="ce37" office:value="455" office:value-type="float">
            <text:p>455</text:p>
          </table:table-cell>
          <table:table-cell ns41:value-type="float" table:style-name="ce37" office:value="537" office:value-type="float">
            <text:p>537</text:p>
          </table:table-cell>
          <table:table-cell ns41:value-type="float" table:style-name="ce38" office:value="1511" office:value-type="float">
            <text:p>1,511</text:p>
          </table:table-cell>
          <table:table-cell ns41:value-type="float" table:style-name="ce38" office:value="1453" office:value-type="float">
            <text:p>1,453</text:p>
          </table:table-cell>
          <table:table-cell ns41:value-type="float" table:style-name="ce38" office:value="2964" office:value-type="float">
            <text:p>2,964</text:p>
          </table:table-cell>
          <table:table-cell ns41:value-type="float" table:style-name="ce38" office:value="1495" office:value-type="float">
            <text:p>1,495</text:p>
          </table:table-cell>
          <table:table-cell ns41:value-type="float" table:style-name="ce38" office:value="1421" office:value-type="float">
            <text:p>1,42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8" office:value="1033" office:value-type="float">
            <text:p>1,033</text:p>
          </table:table-cell>
          <table:table-cell ns41:value-type="float" table:style-name="ce37" office:value="926" office:value-type="float">
            <text:p>926</text:p>
          </table:table-cell>
          <table:table-cell ns41:value-type="float" table:style-name="ce37" office:value="433" office:value-type="float">
            <text:p>433</text:p>
          </table:table-cell>
          <table:table-cell ns41:value-type="float" table:style-name="ce37" office:value="437" office:value-type="float">
            <text:p>437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8" office:value="1227" office:value-type="float">
            <text:p>1,227</text:p>
          </table:table-cell>
          <table:table-cell ns41:value-type="float" table:style-name="ce38" office:value="1144" office:value-type="float">
            <text:p>1,144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37" office:value="237" office:value-type="float">
            <text:p>237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68" office:value-type="float">
            <text:p>68</text:p>
          </table:table-cell>
          <table:table-cell table:style-name="ce37" table:number-columns-repeated="4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table:style-name="ce37" office:value="10" office:value-type="float">
            <text:p>1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8" office:value="1392" office:value-type="float">
            <text:p>1,392</text:p>
          </table:table-cell>
          <table:table-cell ns41:value-type="float" table:style-name="ce38" office:value="1329" office:value-type="float">
            <text:p>1,329</text:p>
          </table:table-cell>
          <table:table-cell table:style-name="ce37" table:number-columns-repeated="9"/>
          <table:table-cell ns41:value-type="float" table:style-name="ce37" office:value="1" office:value-type="float">
            <text:p>1</text:p>
          </table:table-cell>
          <table:table-cell table:style-name="ce37" table:number-columns-repeated="12"/>
          <table:table-cell ns41:value-type="float" table:style-name="ce37" office:value="118" office:value-type="float">
            <text:p>118</text:p>
          </table:table-cell>
          <table:table-cell ns41:value-type="float" table:style-name="ce37" office:value="123" office:value-type="float">
            <text:p>123</text:p>
          </table:table-cell>
          <table:table-cell table:style-name="ce37" table:number-columns-repeated="6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Millingen</text:p>
          </table:table-cell>
          <table:table-cell table:style-name="Default"/>
          <table:table-cell ns41:value-type="float" table:style-name="ce29" office:value="191" office:value-type="float">
            <text:p>19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92" office:value-type="float">
            <text:p>192</text:p>
          </table:table-cell>
          <table:table-cell ns41:value-type="float" table:style-name="ce37" office:value="247" office:value-type="float">
            <text:p>247</text:p>
          </table:table-cell>
          <table:table-cell ns41:value-type="float" table:style-name="ce37" office:value="741" office:value-type="float">
            <text:p>741</text:p>
          </table:table-cell>
          <table:table-cell ns41:value-type="float" table:style-name="ce37" office:value="701" office:value-type="float">
            <text:p>701</text:p>
          </table:table-cell>
          <table:table-cell ns41:value-type="float" table:style-name="ce38" office:value="1442" office:value-type="float">
            <text:p>1,442</text:p>
          </table:table-cell>
          <table:table-cell ns41:value-type="float" table:style-name="ce37" office:value="718" office:value-type="float">
            <text:p>718</text:p>
          </table:table-cell>
          <table:table-cell ns41:value-type="float" table:style-name="ce37" office:value="700" office:value-type="float">
            <text:p>700</text:p>
          </table:table-cell>
          <table:table-cell ns41:value-type="float" table:style-name="ce37" office:value="22" office:value-type="float">
            <text:p>22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ns41:value-type="float" table:style-name="ce37" office:value="30" office:value-type="float">
            <text:p>30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521" office:value-type="float">
            <text:p>521</text:p>
          </table:table-cell>
          <table:table-cell ns41:value-type="float" table:style-name="ce37" office:value="445" office:value-type="float">
            <text:p>445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209" office:value-type="float">
            <text:p>20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491" office:value-type="float">
            <text:p>491</text:p>
          </table:table-cell>
          <table:table-cell ns41:value-type="float" table:style-name="ce37" office:value="475" office:value-type="float">
            <text:p>475</text:p>
          </table:table-cell>
          <table:table-cell ns41:value-type="float" table:style-name="ce37" office:value="117" office:value-type="float">
            <text:p>117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26" office:value-type="float">
            <text:p>26</text:p>
          </table:table-cell>
          <table:table-cell table:style-name="ce37" table:number-columns-repeated="2"/>
          <table:table-cell ns41:value-type="float" table:style-name="ce37" office:value="78" office:value-type="float">
            <text:p>78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41" office:value-type="float">
            <text:p>41</text:p>
          </table:table-cell>
          <table:table-cell ns41:value-type="float" table:style-name="ce37" office:value="23" office:value-type="float">
            <text:p>23</text:p>
          </table:table-cell>
          <table:table-cell table:style-name="ce37" table:number-columns-repeated="22"/>
          <table:table-cell ns41:value-type="float" table:style-name="ce37" office:value="698" office:value-type="float">
            <text:p>698</text:p>
          </table:table-cell>
          <table:table-cell ns41:value-type="float" table:style-name="ce37" office:value="677" office:value-type="float">
            <text:p>677</text:p>
          </table:table-cell>
          <table:table-cell table:style-name="ce37" table:number-columns-repeated="6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Overasselt</text:p>
          </table:table-cell>
          <table:table-cell table:style-name="Default"/>
          <table:table-cell ns41:value-type="float" table:style-name="ce29" office:value="266" office:value-type="float">
            <text:p>26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70" office:value-type="float">
            <text:p>270</text:p>
          </table:table-cell>
          <table:table-cell table:style-name="ce37"/>
          <table:table-cell ns41:value-type="float" office:value="266" table:style-name="ce37" table:number-columns-repeated="2" office:value-type="float">
            <text:p>266</text:p>
          </table:table-cell>
          <table:table-cell ns41:value-type="float" table:style-name="ce37" office:value="716" office:value-type="float">
            <text:p>716</text:p>
          </table:table-cell>
          <table:table-cell ns41:value-type="float" table:style-name="ce37" office:value="685" office:value-type="float">
            <text:p>685</text:p>
          </table:table-cell>
          <table:table-cell ns41:value-type="float" table:style-name="ce38" office:value="1401" office:value-type="float">
            <text:p>1,401</text:p>
          </table:table-cell>
          <table:table-cell ns41:value-type="float" table:style-name="ce37" office:value="699" office:value-type="float">
            <text:p>699</text:p>
          </table:table-cell>
          <table:table-cell ns41:value-type="float" table:style-name="ce37" office:value="644" office:value-type="float">
            <text:p>644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41" office:value-type="float">
            <text:p>41</text:p>
          </table:table-cell>
          <table:table-cell table:style-name="ce37" table:number-columns-repeated="2"/>
          <table:table-cell ns41:value-type="float" office:value="13" table:style-name="ce37" table:number-columns-repeated="2" office:value-type="float">
            <text:p>13</text:p>
          </table:table-cell>
          <table:table-cell ns41:value-type="float" table:style-name="ce37" office:value="492" office:value-type="float">
            <text:p>492</text:p>
          </table:table-cell>
          <table:table-cell ns41:value-type="float" table:style-name="ce37" office:value="443" office:value-type="float">
            <text:p>443</text:p>
          </table:table-cell>
          <table:table-cell ns41:value-type="float" office:value="196" table:style-name="ce37" table:number-columns-repeated="2" office:value-type="float">
            <text:p>196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521" office:value-type="float">
            <text:p>521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79" office:value-type="float">
            <text:p>79</text:p>
          </table:table-cell>
          <table:table-cell table:style-name="ce37" table:number-columns-repeated="2"/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24" office:value-type="float">
            <text:p>24</text:p>
          </table:table-cell>
          <table:table-cell ns41:value-type="float" table:style-name="ce37" office:value="18" office:value-type="float">
            <text:p>18</text:p>
          </table:table-cell>
          <table:table-cell table:style-name="ce37" table:number-columns-repeated="22"/>
          <table:table-cell ns41:value-type="float" table:style-name="ce37" office:value="692" office:value-type="float">
            <text:p>692</text:p>
          </table:table-cell>
          <table:table-cell ns41:value-type="float" table:style-name="ce37" office:value="667" office:value-type="float">
            <text:p>66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Ubbergen</text:p>
          </table:table-cell>
          <table:table-cell table:style-name="Default"/>
          <table:table-cell ns41:value-type="float" table:style-name="ce29" office:value="305" office:value-type="float">
            <text:p>30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16" office:value-type="float">
            <text:p>316</text:p>
          </table:table-cell>
          <table:table-cell table:style-name="ce37"/>
          <table:table-cell ns41:value-type="float" table:style-name="ce37" office:value="305" office:value-type="float">
            <text:p>305</text:p>
          </table:table-cell>
          <table:table-cell ns41:value-type="float" table:style-name="ce37" office:value="432" office:value-type="float">
            <text:p>432</text:p>
          </table:table-cell>
          <table:table-cell ns41:value-type="float" table:style-name="ce38" office:value="1153" office:value-type="float">
            <text:p>1,153</text:p>
          </table:table-cell>
          <table:table-cell ns41:value-type="float" table:style-name="ce38" office:value="1181" office:value-type="float">
            <text:p>1,181</text:p>
          </table:table-cell>
          <table:table-cell ns41:value-type="float" table:style-name="ce38" office:value="2334" office:value-type="float">
            <text:p>2,334</text:p>
          </table:table-cell>
          <table:table-cell ns41:value-type="float" table:style-name="ce38" office:value="1100" office:value-type="float">
            <text:p>1,100</text:p>
          </table:table-cell>
          <table:table-cell ns41:value-type="float" table:style-name="ce38" office:value="1081" office:value-type="float">
            <text:p>1,081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784" office:value-type="float">
            <text:p>784</text:p>
          </table:table-cell>
          <table:table-cell ns41:value-type="float" table:style-name="ce37" office:value="774" office:value-type="float">
            <text:p>774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7" office:value="334" office:value-type="float">
            <text:p>334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803" office:value-type="float">
            <text:p>803</text:p>
          </table:table-cell>
          <table:table-cell ns41:value-type="float" table:style-name="ce37" office:value="796" office:value-type="float">
            <text:p>796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77" office:value-type="float">
            <text:p>77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4"/>
          <table:table-cell ns41:value-type="float" table:style-name="ce37" office:value="82" office:value-type="float">
            <text:p>82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6"/>
          <table:table-cell ns41:value-type="float" table:style-name="ce37" office:value="5" office:value-type="float">
            <text:p>5</text:p>
          </table:table-cell>
          <table:table-cell ns41:value-type="float" table:style-name="ce37" office:value="10" office:value-type="float">
            <text:p>10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6"/>
          <table:table-cell ns41:value-type="string" table:style-name="ce37" office:value-type="string">
            <text:p>1.06</text:p>
          </table:table-cell>
          <table:table-cell ns41:value-type="float" table:style-name="ce38" office:value="1068" office:value-type="float">
            <text:p>1,068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10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Valburg</text:p>
          </table:table-cell>
          <table:table-cell table:style-name="Default"/>
          <table:table-cell ns41:value-type="float" table:style-name="ce29" office:value="620" office:value-type="float">
            <text:p>62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626" office:value-type="float">
            <text:p>626</text:p>
          </table:table-cell>
          <table:table-cell table:style-name="ce37"/>
          <table:table-cell ns41:value-type="float" table:style-name="ce37" office:value="620" office:value-type="float">
            <text:p>620</text:p>
          </table:table-cell>
          <table:table-cell ns41:value-type="float" table:style-name="ce37" office:value="645" office:value-type="float">
            <text:p>645</text:p>
          </table:table-cell>
          <table:table-cell ns41:value-type="float" table:style-name="ce38" office:value="1948" office:value-type="float">
            <text:p>1,948</text:p>
          </table:table-cell>
          <table:table-cell ns41:value-type="float" table:style-name="ce38" office:value="1831" office:value-type="float">
            <text:p>1,831</text:p>
          </table:table-cell>
          <table:table-cell ns41:value-type="float" table:style-name="ce38" office:value="3779" office:value-type="float">
            <text:p>3,779</text:p>
          </table:table-cell>
          <table:table-cell ns41:value-type="float" table:style-name="ce38" office:value="1901" office:value-type="float">
            <text:p>1,901</text:p>
          </table:table-cell>
          <table:table-cell ns41:value-type="float" table:style-name="ce38" office:value="1770" office:value-type="float">
            <text:p>1,770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57" office:value-type="float">
            <text:p>57</text:p>
          </table:table-cell>
          <table:table-cell ns41:value-type="float" office:value="4" table:style-name="ce37" table:number-columns-repeated="2" office:value-type="float">
            <text:p>4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8" office:value="1353" office:value-type="float">
            <text:p>1,353</text:p>
          </table:table-cell>
          <table:table-cell ns41:value-type="float" table:style-name="ce38" office:value="1184" office:value-type="float">
            <text:p>1,184</text:p>
          </table:table-cell>
          <table:table-cell ns41:value-type="float" table:style-name="ce37" office:value="523" office:value-type="float">
            <text:p>523</text:p>
          </table:table-cell>
          <table:table-cell ns41:value-type="float" table:style-name="ce37" office:value="520" office:value-type="float">
            <text:p>520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8" office:value="1437" office:value-type="float">
            <text:p>1,437</text:p>
          </table:table-cell>
          <table:table-cell ns41:value-type="float" table:style-name="ce38" office:value="1284" office:value-type="float">
            <text:p>1,284</text:p>
          </table:table-cell>
          <table:table-cell ns41:value-type="float" table:style-name="ce37" office:value="438" office:value-type="float">
            <text:p>438</text:p>
          </table:table-cell>
          <table:table-cell ns41:value-type="float" table:style-name="ce37" office:value="467" office:value-type="float">
            <text:p>467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65" office:value-type="float">
            <text:p>65</text:p>
          </table:table-cell>
          <table:table-cell table:style-name="ce37" table:number-columns-repeated="2"/>
          <table:table-cell ns41:value-type="float" table:style-name="ce37" office:value="29" office:value-type="float">
            <text:p>2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939" office:value-type="float">
            <text:p>939</text:p>
          </table:table-cell>
          <table:table-cell ns41:value-type="float" table:style-name="ce37" office:value="920" office:value-type="float">
            <text:p>920</text:p>
          </table:table-cell>
          <table:table-cell table:style-name="ce37" table:number-columns-repeated="13"/>
          <table:table-cell ns41:value-type="float" table:style-name="ce37" office:value="1" office:value-type="float">
            <text:p>1</text:p>
          </table:table-cell>
          <table:table-cell table:style-name="ce37" table:number-columns-repeated="8"/>
          <table:table-cell ns41:value-type="float" table:style-name="ce38" office:value="1003" office:value-type="float">
            <text:p>1,003</text:p>
          </table:table-cell>
          <table:table-cell ns41:value-type="float" table:style-name="ce37" office:value="905" office:value-type="float">
            <text:p>905</text:p>
          </table:table-cell>
          <table:table-cell table:style-name="ce37" table:number-columns-repeated="6"/>
          <table:table-cell ns41:value-type="float" table:style-name="ce37" office:value="6" office:value-type="float">
            <text:p>6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Wamel</text:p>
          </table:table-cell>
          <table:table-cell table:style-name="Default"/>
          <table:table-cell ns41:value-type="float" table:style-name="ce29" office:value="610" office:value-type="float">
            <text:p>610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14" office:value-type="float">
            <text:p>614</text:p>
          </table:table-cell>
          <table:table-cell table:style-name="ce37"/>
          <table:table-cell ns41:value-type="float" table:style-name="ce37" office:value="610" office:value-type="float">
            <text:p>610</text:p>
          </table:table-cell>
          <table:table-cell ns41:value-type="float" table:style-name="ce37" office:value="739" office:value-type="float">
            <text:p>739</text:p>
          </table:table-cell>
          <table:table-cell ns41:value-type="float" table:style-name="ce38" office:value="1891" office:value-type="float">
            <text:p>1,891</text:p>
          </table:table-cell>
          <table:table-cell ns41:value-type="float" table:style-name="ce38" office:value="1782" office:value-type="float">
            <text:p>1,782</text:p>
          </table:table-cell>
          <table:table-cell ns41:value-type="float" table:style-name="ce38" office:value="3673" office:value-type="float">
            <text:p>3,673</text:p>
          </table:table-cell>
          <table:table-cell ns41:value-type="float" table:style-name="ce38" office:value="1889" office:value-type="float">
            <text:p>1,889</text:p>
          </table:table-cell>
          <table:table-cell ns41:value-type="float" table:style-name="ce38" office:value="1779" office:value-type="float">
            <text:p>1,779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8" office:value="1281" office:value-type="float">
            <text:p>1,281</text:p>
          </table:table-cell>
          <table:table-cell ns41:value-type="float" table:style-name="ce38" office:value="1100" office:value-type="float">
            <text:p>1,100</text:p>
          </table:table-cell>
          <table:table-cell ns41:value-type="float" table:style-name="ce37" office:value="555" office:value-type="float">
            <text:p>555</text:p>
          </table:table-cell>
          <table:table-cell ns41:value-type="float" table:style-name="ce37" office:value="558" office:value-type="float">
            <text:p>558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8" office:value="1595" office:value-type="float">
            <text:p>1,595</text:p>
          </table:table-cell>
          <table:table-cell ns41:value-type="float" table:style-name="ce38" office:value="1458" office:value-type="float">
            <text:p>1,458</text:p>
          </table:table-cell>
          <table:table-cell ns41:value-type="float" table:style-name="ce37" office:value="212" office:value-type="float">
            <text:p>212</text:p>
          </table:table-cell>
          <table:table-cell ns41:value-type="float" table:style-name="ce37" office:value="264" office:value-type="float">
            <text:p>264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63" office:value-type="float">
            <text:p>63</text:p>
          </table:table-cell>
          <table:table-cell table:style-name="ce37" table:number-columns-repeated="2"/>
          <table:table-cell ns41:value-type="float" table:style-name="ce37" office:value="4" office:value-type="float">
            <text:p>4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6"/>
          <table:table-cell ns41:value-type="float" table:style-name="ce37" office:value="145" office:value-type="float">
            <text:p>145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1"/>
          <table:table-cell ns41:value-type="float" table:style-name="ce38" office:value="1743" office:value-type="float">
            <text:p>1,743</text:p>
          </table:table-cell>
          <table:table-cell ns41:value-type="float" table:style-name="ce38" office:value="1638" office:value-type="float">
            <text:p>1,638</text:p>
          </table:table-cell>
          <table:table-cell table:style-name="ce37" table:number-columns-repeated="6"/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Wijchen</text:p>
          </table:table-cell>
          <table:table-cell table:style-name="Default"/>
          <table:table-cell ns41:value-type="float" table:style-name="ce29" office:value="500" office:value-type="float">
            <text:p>500</text:p>
          </table:table-cell>
          <table:table-cell table:style-name="ce37"/>
          <table:table-cell ns41:value-type="float" table:style-name="ce37" office:value="500" office:value-type="float">
            <text:p>500</text:p>
          </table:table-cell>
          <table:table-cell table:style-name="ce37"/>
          <table:table-cell ns41:value-type="float" table:style-name="ce37" office:value="500" office:value-type="float">
            <text:p>500</text:p>
          </table:table-cell>
          <table:table-cell ns41:value-type="float" table:style-name="ce37" office:value="583" office:value-type="float">
            <text:p>583</text:p>
          </table:table-cell>
          <table:table-cell ns41:value-type="float" table:style-name="ce38" office:value="1602" office:value-type="float">
            <text:p>1,602</text:p>
          </table:table-cell>
          <table:table-cell ns41:value-type="float" table:style-name="ce38" office:value="1544" office:value-type="float">
            <text:p>1,544</text:p>
          </table:table-cell>
          <table:table-cell ns41:value-type="float" table:style-name="ce38" office:value="3146" office:value-type="float">
            <text:p>3,146</text:p>
          </table:table-cell>
          <table:table-cell ns41:value-type="float" table:style-name="ce38" office:value="1544" office:value-type="float">
            <text:p>1,544</text:p>
          </table:table-cell>
          <table:table-cell ns41:value-type="float" table:style-name="ce38" office:value="1477" office:value-type="float">
            <text:p>1,477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8" office:value="1087" office:value-type="float">
            <text:p>1,087</text:p>
          </table:table-cell>
          <table:table-cell ns41:value-type="float" table:style-name="ce37" office:value="993" office:value-type="float">
            <text:p>993</text:p>
          </table:table-cell>
          <table:table-cell ns41:value-type="float" table:style-name="ce37" office:value="454" office:value-type="float">
            <text:p>454</text:p>
          </table:table-cell>
          <table:table-cell ns41:value-type="float" table:style-name="ce37" office:value="457" office:value-type="float">
            <text:p>457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8" office:value="1133" office:value-type="float">
            <text:p>1,133</text:p>
          </table:table-cell>
          <table:table-cell ns41:value-type="float" table:style-name="ce38" office:value="1089" office:value-type="float">
            <text:p>1,089</text:p>
          </table:table-cell>
          <table:table-cell ns41:value-type="float" table:style-name="ce37" office:value="276" office:value-type="float">
            <text:p>276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6" office:value-type="float">
            <text:p>6</text:p>
          </table:table-cell>
          <table:table-cell table:style-name="ce37"/>
          <table:table-cell ns41:value-type="float" table:style-name="ce37" office:value="13" office:value-type="float">
            <text:p>1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66" office:value-type="float">
            <text:p>66</text:p>
          </table:table-cell>
          <table:table-cell ns41:value-type="float" table:style-name="ce37" office:value="35" office:value-type="float">
            <text:p>35</text:p>
          </table:table-cell>
          <table:table-cell table:style-name="ce37" table:number-columns-repeated="8"/>
          <table:table-cell ns41:value-type="float" table:style-name="ce37" office:value="2" office:value-type="float">
            <text:p>2</text:p>
          </table:table-cell>
          <table:table-cell table:style-name="ce37" table:number-columns-repeated="13"/>
          <table:table-cell ns41:value-type="float" table:style-name="ce38" office:value="1534" office:value-type="float">
            <text:p>1,534</text:p>
          </table:table-cell>
          <table:table-cell ns41:value-type="float" table:style-name="ce38" office:value="1509" office:value-type="float">
            <text:p>1,509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IJzendoorn</text:p>
          </table:table-cell>
          <table:table-cell table:style-name="Default"/>
          <table:table-cell ns41:value-type="float" table:style-name="ce29" office:value="68" office:value-type="float">
            <text:p>6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0" office:value-type="float">
            <text:p>70</text:p>
          </table:table-cell>
          <table:table-cell table:style-name="ce37"/>
          <table:table-cell ns41:value-type="float" table:style-name="ce37" office:value="68" office:value-type="float">
            <text:p>68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400" office:value-type="float">
            <text:p>400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197" office:value-type="float">
            <text:p>197</text:p>
          </table:table-cell>
          <table:table-cell ns41:value-type="float" table:style-name="ce37" office:value="190" office:value-type="float">
            <text:p>190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3"/>
          <table:table-cell ns41:value-type="float" table:style-name="ce37" office:value="5" office:value-type="float">
            <text:p>5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Zoelen</text:p>
          </table:table-cell>
          <table:table-cell table:style-name="Default"/>
          <table:table-cell ns41:value-type="float" table:style-name="ce29" office:value="302" office:value-type="float">
            <text:p>30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03" office:value-type="float">
            <text:p>303</text:p>
          </table:table-cell>
          <table:table-cell table:style-name="ce37"/>
          <table:table-cell ns41:value-type="float" table:style-name="ce37" office:value="302" office:value-type="float">
            <text:p>302</text:p>
          </table:table-cell>
          <table:table-cell ns41:value-type="float" table:style-name="ce37" office:value="327" office:value-type="float">
            <text:p>327</text:p>
          </table:table-cell>
          <table:table-cell ns41:value-type="float" table:style-name="ce37" office:value="977" office:value-type="float">
            <text:p>977</text:p>
          </table:table-cell>
          <table:table-cell ns41:value-type="float" table:style-name="ce37" office:value="936" office:value-type="float">
            <text:p>936</text:p>
          </table:table-cell>
          <table:table-cell ns41:value-type="float" table:style-name="ce38" office:value="1913" office:value-type="float">
            <text:p>1,913</text:p>
          </table:table-cell>
          <table:table-cell ns41:value-type="float" table:style-name="ce37" office:value="956" office:value-type="float">
            <text:p>956</text:p>
          </table:table-cell>
          <table:table-cell ns41:value-type="float" table:style-name="ce37" office:value="911" office:value-type="float">
            <text:p>911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25" office:value-type="float">
            <text:p>25</text:p>
          </table:table-cell>
          <table:table-cell table:style-name="ce37" table:number-columns-repeated="2"/>
          <table:table-cell ns41:value-type="float" table:style-name="ce37" office:value="14" office:value-type="float">
            <text:p>1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688" office:value-type="float">
            <text:p>688</text:p>
          </table:table-cell>
          <table:table-cell ns41:value-type="float" table:style-name="ce37" office:value="613" office:value-type="float">
            <text:p>613</text:p>
          </table:table-cell>
          <table:table-cell ns41:value-type="float" office:value="263" table:style-name="ce37" table:number-columns-repeated="2" office:value-type="float">
            <text:p>263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769" office:value-type="float">
            <text:p>769</text:p>
          </table:table-cell>
          <table:table-cell ns41:value-type="float" table:style-name="ce37" office:value="672" office:value-type="float">
            <text:p>672</text:p>
          </table:table-cell>
          <table:table-cell ns41:value-type="float" table:style-name="ce37" office:value="169" office:value-type="float">
            <text:p>169</text:p>
          </table:table-cell>
          <table:table-cell ns41:value-type="float" table:style-name="ce37" office:value="225" office:value-type="float">
            <text:p>225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25" office:value-type="float">
            <text:p>25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936" office:value-type="float">
            <text:p>936</text:p>
          </table:table-cell>
          <table:table-cell ns41:value-type="float" table:style-name="ce37" office:value="899" office:value-type="float">
            <text:p>899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3"/>
          <table:table-cell ns41:value-type="float" table:style-name="ce37" office:value="38" office:value-type="float">
            <text:p>38</text:p>
          </table:table-cell>
          <table:table-cell ns41:value-type="float" table:style-name="ce37" office:value="30" office:value-type="float">
            <text:p>30</text:p>
          </table:table-cell>
          <table:table-cell table:style-name="ce37" table:number-columns-repeated="6"/>
          <table:table-cell ns41:value-type="float" table:style-name="ce37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ERDE DISTRIKT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30" office:value="10210" office:value-type="float">
            <text:p>10,210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8" office:value="10344" office:value-type="float">
            <text:p>10,344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8" office:value="10223" office:value-type="float">
            <text:p>10,223</text:p>
          </table:table-cell>
          <table:table-cell ns41:value-type="float" table:style-name="ce38" office:value="12138" office:value-type="float">
            <text:p>12,138</text:p>
          </table:table-cell>
          <table:table-cell ns41:value-type="float" table:style-name="ce38" office:value="33258" office:value-type="float">
            <text:p>33,258</text:p>
          </table:table-cell>
          <table:table-cell ns41:value-type="float" table:style-name="ce38" office:value="31888" office:value-type="float">
            <text:p>31,888</text:p>
          </table:table-cell>
          <table:table-cell ns41:value-type="float" table:style-name="ce38" office:value="65146" office:value-type="float">
            <text:p>65,146</text:p>
          </table:table-cell>
          <table:table-cell ns41:value-type="float" table:style-name="ce38" office:value="32600" office:value-type="float">
            <text:p>32,600</text:p>
          </table:table-cell>
          <table:table-cell ns41:value-type="float" table:style-name="ce38" office:value="31190" office:value-type="float">
            <text:p>31,190</text:p>
          </table:table-cell>
          <table:table-cell ns41:value-type="float" table:style-name="ce37" office:value="583" office:value-type="float">
            <text:p>583</text:p>
          </table:table-cell>
          <table:table-cell ns41:value-type="float" table:style-name="ce37" office:value="643" office:value-type="float">
            <text:p>643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37" office:value="408" office:value-type="float">
            <text:p>408</text:p>
          </table:table-cell>
          <table:table-cell ns41:value-type="float" table:style-name="ce38" office:value="22659" office:value-type="float">
            <text:p>22,659</text:p>
          </table:table-cell>
          <table:table-cell ns41:value-type="float" table:style-name="ce38" office:value="20223" office:value-type="float">
            <text:p>20,223</text:p>
          </table:table-cell>
          <table:table-cell ns41:value-type="float" table:style-name="ce38" office:value="9478" office:value-type="float">
            <text:p>9,478</text:p>
          </table:table-cell>
          <table:table-cell ns41:value-type="float" table:style-name="ce38" office:value="9510" office:value-type="float">
            <text:p>9,510</text:p>
          </table:table-cell>
          <table:table-cell ns41:value-type="float" table:style-name="ce38" office:value="1121" office:value-type="float">
            <text:p>1,121</text:p>
          </table:table-cell>
          <table:table-cell ns41:value-type="float" table:style-name="ce38" office:value="2155" office:value-type="float">
            <text:p>2,155</text:p>
          </table:table-cell>
          <table:table-cell ns41:value-type="float" table:style-name="ce38" office:value="24665" office:value-type="float">
            <text:p>24,665</text:p>
          </table:table-cell>
          <table:table-cell ns41:value-type="float" table:style-name="ce38" office:value="22819" office:value-type="float">
            <text:p>22,819</text:p>
          </table:table-cell>
          <table:table-cell ns41:value-type="float" table:style-name="ce38" office:value="5922" office:value-type="float">
            <text:p>5,922</text:p>
          </table:table-cell>
          <table:table-cell ns41:value-type="float" table:style-name="ce38" office:value="6834" office:value-type="float">
            <text:p>6,834</text:p>
          </table:table-cell>
          <table:table-cell ns41:value-type="float" table:style-name="ce38" office:value="1864" office:value-type="float">
            <text:p>1,864</text:p>
          </table:table-cell>
          <table:table-cell ns41:value-type="float" table:style-name="ce38" office:value="1594" office:value-type="float">
            <text:p>1,59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719" office:value-type="float">
            <text:p>719</text:p>
          </table:table-cell>
          <table:table-cell ns41:value-type="float" table:style-name="ce37" office:value="590" office:value-type="float">
            <text:p>590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8" office:value="10516" office:value-type="float">
            <text:p>10,516</text:p>
          </table:table-cell>
          <table:table-cell ns41:value-type="float" table:style-name="ce38" office:value="10067" office:value-type="float">
            <text:p>10,06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39" office:value-type="float">
            <text:p>39</text:p>
          </table:table-cell>
          <table:table-cell ns41:value-type="float" table:style-name="ce37" office:value="38" office:value-type="float">
            <text:p>38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4"/>
          <table:table-cell ns41:value-type="float" table:style-name="ce37" office:value="47" office:value-type="float">
            <text:p>47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8" office:value="22551" office:value-type="float">
            <text:p>22,551</text:p>
          </table:table-cell>
          <table:table-cell ns41:value-type="float" table:style-name="ce38" office:value="21646" office:value-type="float">
            <text:p>21,646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4"/>
          <table:table-cell ns41:value-type="float" table:style-name="ce37" office:value="88" office:value-type="float">
            <text:p>88</text:p>
          </table:table-cell>
          <table:table-cell ns41:value-type="float" table:style-name="ce37" office:value="79" office:value-type="float">
            <text:p>79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Ammerzoden</text:p>
          </table:table-cell>
          <table:table-cell table:style-name="Default"/>
          <table:table-cell ns41:value-type="float" table:style-name="ce29" office:value="309" office:value-type="float">
            <text:p>30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10" office:value-type="float">
            <text:p>310</text:p>
          </table:table-cell>
          <table:table-cell table:style-name="ce37"/>
          <table:table-cell ns41:value-type="float" table:style-name="ce37" office:value="309" office:value-type="float">
            <text:p>309</text:p>
          </table:table-cell>
          <table:table-cell ns41:value-type="float" table:style-name="ce37" office:value="370" office:value-type="float">
            <text:p>370</text:p>
          </table:table-cell>
          <table:table-cell ns41:value-type="float" table:style-name="ce37" office:value="922" office:value-type="float">
            <text:p>922</text:p>
          </table:table-cell>
          <table:table-cell ns41:value-type="float" table:style-name="ce37" office:value="873" office:value-type="float">
            <text:p>873</text:p>
          </table:table-cell>
          <table:table-cell ns41:value-type="float" table:style-name="ce38" office:value="1795" office:value-type="float">
            <text:p>1,795</text:p>
          </table:table-cell>
          <table:table-cell ns41:value-type="float" table:style-name="ce37" office:value="922" office:value-type="float">
            <text:p>922</text:p>
          </table:table-cell>
          <table:table-cell ns41:value-type="float" table:style-name="ce37" office:value="872" office:value-type="float">
            <text:p>872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office:value="4" table:style-name="ce37" table:number-columns-repeated="2" office:value-type="float">
            <text:p>4</text:p>
          </table:table-cell>
          <table:table-cell ns41:value-type="float" table:style-name="ce37" office:value="607" office:value-type="float">
            <text:p>607</text:p>
          </table:table-cell>
          <table:table-cell ns41:value-type="float" table:style-name="ce37" office:value="536" office:value-type="float">
            <text:p>536</text:p>
          </table:table-cell>
          <table:table-cell ns41:value-type="float" office:value="258" table:style-name="ce37" table:number-columns-repeated="2" office:value-type="float">
            <text:p>258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821" office:value-type="float">
            <text:p>821</text:p>
          </table:table-cell>
          <table:table-cell ns41:value-type="float" table:style-name="ce37" office:value="739" office:value-type="float">
            <text:p>739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65" office:value-type="float">
            <text:p>65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97" office:value-type="float">
            <text:p>297</text:p>
          </table:table-cell>
          <table:table-cell ns41:value-type="float" table:style-name="ce37" office:value="288" office:value-type="float">
            <text:p>288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1"/>
          <table:table-cell ns41:value-type="float" table:style-name="ce37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618" office:value-type="float">
            <text:p>618</text:p>
          </table:table-cell>
          <table:table-cell ns41:value-type="float" table:style-name="ce37" office:value="577" office:value-type="float">
            <text:p>57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Beest</text:p>
          </table:table-cell>
          <table:table-cell table:style-name="Default"/>
          <table:table-cell ns41:value-type="float" table:style-name="ce29" office:value="379" office:value-type="float">
            <text:p>37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90" office:value-type="float">
            <text:p>39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86" office:value-type="float">
            <text:p>386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38" office:value="1164" office:value-type="float">
            <text:p>1,164</text:p>
          </table:table-cell>
          <table:table-cell ns41:value-type="float" table:style-name="ce38" office:value="1115" office:value-type="float">
            <text:p>1,115</text:p>
          </table:table-cell>
          <table:table-cell ns41:value-type="float" table:style-name="ce38" office:value="2279" office:value-type="float">
            <text:p>2,279</text:p>
          </table:table-cell>
          <table:table-cell ns41:value-type="float" table:style-name="ce38" office:value="1140" office:value-type="float">
            <text:p>1,140</text:p>
          </table:table-cell>
          <table:table-cell ns41:value-type="float" table:style-name="ce38" office:value="1101" office:value-type="float">
            <text:p>1,10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2"/>
          <table:table-cell ns41:value-type="float" table:style-name="ce37" office:value="790" office:value-type="float">
            <text:p>790</text:p>
          </table:table-cell>
          <table:table-cell ns41:value-type="float" table:style-name="ce37" office:value="699" office:value-type="float">
            <text:p>699</text:p>
          </table:table-cell>
          <table:table-cell ns41:value-type="float" table:style-name="ce37" office:value="335" office:value-type="float">
            <text:p>335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894" office:value-type="float">
            <text:p>894</text:p>
          </table:table-cell>
          <table:table-cell ns41:value-type="float" table:style-name="ce37" office:value="804" office:value-type="float">
            <text:p>804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108" office:value-type="float">
            <text:p>108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578" office:value-type="float">
            <text:p>578</text:p>
          </table:table-cell>
          <table:table-cell ns41:value-type="float" table:style-name="ce37" office:value="550" office:value-type="float">
            <text:p>550</text:p>
          </table:table-cell>
          <table:table-cell table:style-name="ce37" table:number-columns-repeated="12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6"/>
          <table:table-cell ns41:value-type="float" table:style-name="ce37" office:value="19" office:value-type="float">
            <text:p>1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56" office:value-type="float">
            <text:p>556</text:p>
          </table:table-cell>
          <table:table-cell ns41:value-type="float" table:style-name="ce37" office:value="535" office:value-type="float">
            <text:p>535</text:p>
          </table:table-cell>
          <table:table-cell table:style-name="ce37" table:number-columns-repeated="6"/>
          <table:table-cell ns41:value-type="float" table:style-name="ce37" office:value="9" office:value-type="float">
            <text:p>9</text:p>
          </table:table-cell>
          <table:table-cell ns41:value-type="float" table:style-name="ce37" office:value="13" office:value-type="float">
            <text:p>1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Beusichem</text:p>
          </table:table-cell>
          <table:table-cell table:style-name="Default"/>
          <table:table-cell ns41:value-type="float" table:style-name="ce29" office:value="271" office:value-type="float">
            <text:p>27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75" office:value-type="float">
            <text:p>275</text:p>
          </table:table-cell>
          <table:table-cell table:style-name="ce37"/>
          <table:table-cell ns41:value-type="float" table:style-name="ce37" office:value="271" office:value-type="float">
            <text:p>271</text:p>
          </table:table-cell>
          <table:table-cell ns41:value-type="float" table:style-name="ce37" office:value="280" office:value-type="float">
            <text:p>280</text:p>
          </table:table-cell>
          <table:table-cell ns41:value-type="float" table:style-name="ce37" office:value="797" office:value-type="float">
            <text:p>797</text:p>
          </table:table-cell>
          <table:table-cell ns41:value-type="float" table:style-name="ce37" office:value="758" office:value-type="float">
            <text:p>758</text:p>
          </table:table-cell>
          <table:table-cell ns41:value-type="float" table:style-name="ce38" office:value="1555" office:value-type="float">
            <text:p>1,555</text:p>
          </table:table-cell>
          <table:table-cell ns41:value-type="float" table:style-name="ce37" office:value="794" office:value-type="float">
            <text:p>794</text:p>
          </table:table-cell>
          <table:table-cell ns41:value-type="float" table:style-name="ce37" office:value="754" office:value-type="float">
            <text:p>754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ns41:value-type="float" table:style-name="ce37" office:value="556" office:value-type="float">
            <text:p>556</text:p>
          </table:table-cell>
          <table:table-cell ns41:value-type="float" table:style-name="ce37" office:value="494" office:value-type="float">
            <text:p>494</text:p>
          </table:table-cell>
          <table:table-cell ns41:value-type="float" table:style-name="ce37" office:value="210" office:value-type="float">
            <text:p>210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610" office:value-type="float">
            <text:p>610</text:p>
          </table:table-cell>
          <table:table-cell ns41:value-type="float" table:style-name="ce37" office:value="546" office:value-type="float">
            <text:p>546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149" office:value-type="float">
            <text:p>149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58" office:value-type="float">
            <text:p>58</text:p>
          </table:table-cell>
          <table:table-cell table:style-name="ce37" table:number-columns-repeated="2"/>
          <table:table-cell ns41:value-type="float" table:style-name="ce37" office:value="5" office:value-type="float">
            <text:p>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ns41:value-type="float" table:style-name="ce37" office:value="720" office:value-type="float">
            <text:p>720</text:p>
          </table:table-cell>
          <table:table-cell ns41:value-type="float" table:style-name="ce37" office:value="692" office:value-type="float">
            <text:p>692</text:p>
          </table:table-cell>
          <table:table-cell table:style-name="ce37" table:number-columns-repeated="8"/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64" office:value-type="float">
            <text:p>64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4"/>
          <table:table-cell ns41:value-type="float" table:style-name="ce37" office:value="6" office:value-type="float">
            <text:p>6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Brakel</text:p>
          </table:table-cell>
          <table:table-cell table:style-name="Default"/>
          <table:table-cell ns41:value-type="float" table:style-name="ce29" office:value="156" office:value-type="float">
            <text:p>156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62" office:value-type="float">
            <text:p>162</text:p>
          </table:table-cell>
          <table:table-cell table:style-name="ce37"/>
          <table:table-cell ns41:value-type="float" table:style-name="ce37" office:value="156" office:value-type="float">
            <text:p>156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532" office:value-type="float">
            <text:p>532</text:p>
          </table:table-cell>
          <table:table-cell ns41:value-type="float" table:style-name="ce37" office:value="508" office:value-type="float">
            <text:p>508</text:p>
          </table:table-cell>
          <table:table-cell ns41:value-type="float" table:style-name="ce38" office:value="1040" office:value-type="float">
            <text:p>1,040</text:p>
          </table:table-cell>
          <table:table-cell ns41:value-type="float" table:style-name="ce37" office:value="528" office:value-type="float">
            <text:p>528</text:p>
          </table:table-cell>
          <table:table-cell ns41:value-type="float" table:style-name="ce37" office:value="501" office:value-type="float">
            <text:p>50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63" office:value-type="float">
            <text:p>363</text:p>
          </table:table-cell>
          <table:table-cell ns41:value-type="float" table:style-name="ce37" office:value="305" office:value-type="float">
            <text:p>305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476" office:value-type="float">
            <text:p>476</text:p>
          </table:table-cell>
          <table:table-cell ns41:value-type="float" table:style-name="ce37" office:value="417" office:value-type="float">
            <text:p>417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1" office:value-type="float">
            <text:p>3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5" office:value-type="float">
            <text:p>5</text:p>
          </table:table-cell>
          <table:table-cell table:style-name="ce37" table:number-columns-repeated="4"/>
          <table:table-cell ns41:value-type="float" table:style-name="ce37" office:value="521" office:value-type="float">
            <text:p>521</text:p>
          </table:table-cell>
          <table:table-cell ns41:value-type="float" table:style-name="ce37" office:value="486" office:value-type="float">
            <text:p>486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18"/>
          <table:table-cell ns41:value-type="float" table:style-name="ce37" office:value="11" office:value-type="float">
            <text:p>11</text:p>
          </table:table-cell>
          <table:table-cell ns41:value-type="float" table:style-name="ce37" office:value="21" office:value-type="float">
            <text:p>21</text:p>
          </table:table-cell>
          <table:table-cell table:style-name="ce37" table:number-columns-repeated="1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Buren</text:p>
          </table:table-cell>
          <table:table-cell table:style-name="Default"/>
          <table:table-cell ns41:value-type="float" table:style-name="ce29" office:value="299" office:value-type="float">
            <text:p>299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315" office:value-type="float">
            <text:p>315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343" office:value-type="float">
            <text:p>343</text:p>
          </table:table-cell>
          <table:table-cell ns41:value-type="float" table:style-name="ce37" office:value="930" office:value-type="float">
            <text:p>930</text:p>
          </table:table-cell>
          <table:table-cell ns41:value-type="float" table:style-name="ce37" office:value="854" office:value-type="float">
            <text:p>854</text:p>
          </table:table-cell>
          <table:table-cell ns41:value-type="float" table:style-name="ce38" office:value="1784" office:value-type="float">
            <text:p>1,784</text:p>
          </table:table-cell>
          <table:table-cell ns41:value-type="float" table:style-name="ce37" office:value="906" office:value-type="float">
            <text:p>906</text:p>
          </table:table-cell>
          <table:table-cell ns41:value-type="float" table:style-name="ce37" office:value="843" office:value-type="float">
            <text:p>843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1" office:value-type="float">
            <text:p>11</text:p>
          </table:table-cell>
          <table:table-cell table:style-name="ce37" table:number-columns-repeated="3"/>
          <table:table-cell ns41:value-type="float" table:style-name="ce37" office:value="2" office:value-type="float">
            <text:p>2</text:p>
          </table:table-cell>
          <table:table-cell ns41:value-type="float" table:style-name="ce37" office:value="638" office:value-type="float">
            <text:p>638</text:p>
          </table:table-cell>
          <table:table-cell ns41:value-type="float" table:style-name="ce37" office:value="526" office:value-type="float">
            <text:p>526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678" office:value-type="float">
            <text:p>678</text:p>
          </table:table-cell>
          <table:table-cell ns41:value-type="float" table:style-name="ce37" office:value="591" office:value-type="float">
            <text:p>591</text:p>
          </table:table-cell>
          <table:table-cell ns41:value-type="float" table:style-name="ce37" office:value="168" office:value-type="float">
            <text:p>168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63" office:value-type="float">
            <text:p>63</text:p>
          </table:table-cell>
          <table:table-cell table:style-name="ce37" table:number-columns-repeated="2"/>
          <table:table-cell ns41:value-type="float" table:style-name="ce37" office:value="7" office:value-type="float">
            <text:p>7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3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815" office:value-type="float">
            <text:p>815</text:p>
          </table:table-cell>
          <table:table-cell ns41:value-type="float" table:style-name="ce37" office:value="770" office:value-type="float">
            <text:p>770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7"/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7" office:value="99" office:value-type="float">
            <text:p>99</text:p>
          </table:table-cell>
          <table:table-cell ns41:value-type="float" table:style-name="ce37" office:value="75" office:value-type="float">
            <text:p>75</text:p>
          </table:table-cell>
          <table:table-cell table:style-name="ce37" table:number-columns-repeated="6"/>
          <table:table-cell ns41:value-type="float" table:style-name="ce37" office:value="10" office:value-type="float">
            <text:p>10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Buurmalsen</text:p>
          </table:table-cell>
          <table:table-cell table:style-name="Default"/>
          <table:table-cell ns41:value-type="float" table:style-name="ce29" office:value="265" office:value-type="float">
            <text:p>26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7" office:value="1" office:value-type="float">
            <text:p>1</text:p>
          </table:table-cell>
          <table:table-cell ns41:value-type="float" office:value="266" table:style-name="ce37" table:number-columns-repeated="2" office:value-type="float">
            <text:p>266</text:p>
          </table:table-cell>
          <table:table-cell ns41:value-type="float" table:style-name="ce37" office:value="657" office:value-type="float">
            <text:p>657</text:p>
          </table:table-cell>
          <table:table-cell ns41:value-type="float" table:style-name="ce37" office:value="627" office:value-type="float">
            <text:p>627</text:p>
          </table:table-cell>
          <table:table-cell ns41:value-type="float" table:style-name="ce38" office:value="1284" office:value-type="float">
            <text:p>1,284</text:p>
          </table:table-cell>
          <table:table-cell ns41:value-type="float" table:style-name="ce37" office:value="657" office:value-type="float">
            <text:p>657</text:p>
          </table:table-cell>
          <table:table-cell ns41:value-type="float" table:style-name="ce37" office:value="627" office:value-type="float">
            <text:p>627</text:p>
          </table:table-cell>
          <table:table-cell table:style-name="ce37" table:number-columns-repeated="6"/>
          <table:table-cell ns41:value-type="float" table:style-name="ce37" office:value="431" office:value-type="float">
            <text:p>431</text:p>
          </table:table-cell>
          <table:table-cell ns41:value-type="float" table:style-name="ce37" office:value="380" office:value-type="float">
            <text:p>380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195" office:value-type="float">
            <text:p>195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37" office:value="417" office:value-type="float">
            <text:p>417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45" office:value-type="float">
            <text:p>45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611" office:value-type="float">
            <text:p>611</text:p>
          </table:table-cell>
          <table:table-cell ns41:value-type="float" table:style-name="ce37" office:value="582" office:value-type="float">
            <text:p>582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1" office:value-type="float">
            <text:p>1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41" office:value-type="float">
            <text:p>41</text:p>
          </table:table-cell>
          <table:table-cell table:style-name="ce37" table:number-columns-repeated="6"/>
          <table:table-cell ns41:value-type="float" table:style-name="ce37" office:value="8" office:value-type="float">
            <text:p>8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Deil</text:p>
          </table:table-cell>
          <table:table-cell table:style-name="Default"/>
          <table:table-cell ns41:value-type="float" table:style-name="ce29" office:value="326" office:value-type="float">
            <text:p>32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35" office:value-type="float">
            <text:p>33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37" office:value="376" office:value-type="float">
            <text:p>376</text:p>
          </table:table-cell>
          <table:table-cell ns41:value-type="float" table:style-name="ce37" office:value="996" office:value-type="float">
            <text:p>996</text:p>
          </table:table-cell>
          <table:table-cell ns41:value-type="float" table:style-name="ce37" office:value="916" office:value-type="float">
            <text:p>916</text:p>
          </table:table-cell>
          <table:table-cell ns41:value-type="float" table:style-name="ce38" office:value="1912" office:value-type="float">
            <text:p>1,912</text:p>
          </table:table-cell>
          <table:table-cell ns41:value-type="float" table:style-name="ce37" office:value="959" office:value-type="float">
            <text:p>959</text:p>
          </table:table-cell>
          <table:table-cell ns41:value-type="float" table:style-name="ce37" office:value="882" office:value-type="float">
            <text:p>882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696" office:value-type="float">
            <text:p>696</text:p>
          </table:table-cell>
          <table:table-cell ns41:value-type="float" table:style-name="ce37" office:value="590" office:value-type="float">
            <text:p>590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84" office:value-type="float">
            <text:p>784</text:p>
          </table:table-cell>
          <table:table-cell ns41:value-type="float" table:style-name="ce37" office:value="653" office:value-type="float">
            <text:p>653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40" office:value-type="float">
            <text:p>40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office:value="1" table:style-name="ce37" table:number-columns-repeated="3" office:value-type="float">
            <text:p>1</text:p>
          </table:table-cell>
          <table:table-cell table:style-name="ce37" table:number-columns-repeated="4"/>
          <table:table-cell ns41:value-type="float" table:style-name="ce37" office:value="671" office:value-type="float">
            <text:p>671</text:p>
          </table:table-cell>
          <table:table-cell ns41:value-type="float" table:style-name="ce37" office:value="625" office:value-type="float">
            <text:p>625</text:p>
          </table:table-cell>
          <table:table-cell table:style-name="ce37" table:number-columns-repeated="8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10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318" office:value-type="float">
            <text:p>318</text:p>
          </table:table-cell>
          <table:table-cell ns41:value-type="float" table:style-name="ce37" office:value="290" office:value-type="float">
            <text:p>290</text:p>
          </table:table-cell>
          <table:table-cell table:style-name="ce37" table:number-columns-repeated="6"/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Driel</text:p>
          </table:table-cell>
          <table:table-cell table:style-name="Default"/>
          <table:table-cell ns41:value-type="float" table:style-name="ce29" office:value="453" office:value-type="float">
            <text:p>45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63" office:value-type="float">
            <text:p>463</text:p>
          </table:table-cell>
          <table:table-cell table:style-name="ce37"/>
          <table:table-cell ns41:value-type="float" table:style-name="ce37" office:value="453" office:value-type="float">
            <text:p>453</text:p>
          </table:table-cell>
          <table:table-cell ns41:value-type="float" table:style-name="ce37" office:value="578" office:value-type="float">
            <text:p>578</text:p>
          </table:table-cell>
          <table:table-cell ns41:value-type="float" table:style-name="ce38" office:value="1418" office:value-type="float">
            <text:p>1,418</text:p>
          </table:table-cell>
          <table:table-cell ns41:value-type="float" table:style-name="ce38" office:value="1453" office:value-type="float">
            <text:p>1,453</text:p>
          </table:table-cell>
          <table:table-cell ns41:value-type="float" table:style-name="ce38" office:value="2871" office:value-type="float">
            <text:p>2,871</text:p>
          </table:table-cell>
          <table:table-cell ns41:value-type="float" table:style-name="ce38" office:value="1404" office:value-type="float">
            <text:p>1,404</text:p>
          </table:table-cell>
          <table:table-cell ns41:value-type="float" table:style-name="ce38" office:value="1439" office:value-type="float">
            <text:p>1,439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977" office:value-type="float">
            <text:p>977</text:p>
          </table:table-cell>
          <table:table-cell ns41:value-type="float" table:style-name="ce37" office:value="942" office:value-type="float">
            <text:p>942</text:p>
          </table:table-cell>
          <table:table-cell ns41:value-type="float" table:style-name="ce37" office:value="389" office:value-type="float">
            <text:p>389</text:p>
          </table:table-cell>
          <table:table-cell ns41:value-type="float" table:style-name="ce37" office:value="395" office:value-type="float">
            <text:p>395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8" office:value="1262" office:value-type="float">
            <text:p>1,262</text:p>
          </table:table-cell>
          <table:table-cell ns41:value-type="float" table:style-name="ce38" office:value="1228" office:value-type="float">
            <text:p>1,228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131" office:value-type="float">
            <text:p>131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298" office:value-type="float">
            <text:p>298</text:p>
          </table:table-cell>
          <table:table-cell ns41:value-type="float" table:style-name="ce37" office:value="312" office:value-type="float">
            <text:p>312</text:p>
          </table:table-cell>
          <table:table-cell table:style-name="ce37" table:number-columns-repeated="20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8" office:value="1111" office:value-type="float">
            <text:p>1,111</text:p>
          </table:table-cell>
          <table:table-cell ns41:value-type="float" table:style-name="ce38" office:value="1130" office:value-type="float">
            <text:p>1,130</text:p>
          </table:table-cell>
          <table:table-cell table:style-name="ce37" table:number-columns-repeated="6"/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Est en Opijnen</text:p>
          </table:table-cell>
          <table:table-cell table:style-name="Default"/>
          <table:table-cell ns41:value-type="float" table:style-name="ce29" office:value="181" office:value-type="float">
            <text:p>18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85" office:value-type="float">
            <text:p>185</text:p>
          </table:table-cell>
          <table:table-cell table:style-name="ce37"/>
          <table:table-cell ns41:value-type="float" table:style-name="ce37" office:value="181" office:value-type="float">
            <text:p>181</text:p>
          </table:table-cell>
          <table:table-cell ns41:value-type="float" table:style-name="ce37" office:value="184" office:value-type="float">
            <text:p>184</text:p>
          </table:table-cell>
          <table:table-cell ns41:value-type="float" table:style-name="ce37" office:value="458" office:value-type="float">
            <text:p>458</text:p>
          </table:table-cell>
          <table:table-cell ns41:value-type="float" table:style-name="ce37" office:value="461" office:value-type="float">
            <text:p>461</text:p>
          </table:table-cell>
          <table:table-cell ns41:value-type="float" table:style-name="ce37" office:value="919" office:value-type="float">
            <text:p>919</text:p>
          </table:table-cell>
          <table:table-cell ns41:value-type="float" table:style-name="ce37" office:value="448" office:value-type="float">
            <text:p>448</text:p>
          </table:table-cell>
          <table:table-cell ns41:value-type="float" table:style-name="ce37" office:value="437" office:value-type="float">
            <text:p>43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06" office:value-type="float">
            <text:p>306</text:p>
          </table:table-cell>
          <table:table-cell ns41:value-type="float" table:style-name="ce37" office:value="292" office:value-type="float">
            <text:p>292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135" office:value-type="float">
            <text:p>13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357" office:value-type="float">
            <text:p>357</text:p>
          </table:table-cell>
          <table:table-cell ns41:value-type="float" table:style-name="ce37" office:value="339" office:value-type="float">
            <text:p>339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106" office:value-type="float">
            <text:p>106</text:p>
          </table:table-cell>
          <table:table-cell ns41:value-type="float" office:value="16" table:style-name="ce37" table:number-columns-repeated="2" office:value-type="float">
            <text:p>16</text:p>
          </table:table-cell>
          <table:table-cell table:style-name="ce37" table:number-columns-repeated="10"/>
          <table:table-cell ns41:value-type="float" table:style-name="ce37" office:value="446" office:value-type="float">
            <text:p>446</text:p>
          </table:table-cell>
          <table:table-cell ns41:value-type="float" table:style-name="ce37" office:value="444" office:value-type="float">
            <text:p>444</text:p>
          </table:table-cell>
          <table:table-cell table:style-name="ce37" table:number-columns-repeated="22"/>
          <table:table-cell ns41:value-type="float" table:style-name="ce37" office:value="8" office:value-type="float">
            <text:p>8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6"/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Gameren</text:p>
          </table:table-cell>
          <table:table-cell table:style-name="Default"/>
          <table:table-cell ns41:value-type="float" table:style-name="ce29" office:value="259" office:value-type="float">
            <text:p>25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60" office:value-type="float">
            <text:p>260</text:p>
          </table:table-cell>
          <table:table-cell table:style-name="ce37"/>
          <table:table-cell ns41:value-type="float" table:style-name="ce37" office:value="259" office:value-type="float">
            <text:p>259</text:p>
          </table:table-cell>
          <table:table-cell ns41:value-type="float" table:style-name="ce37" office:value="269" office:value-type="float">
            <text:p>269</text:p>
          </table:table-cell>
          <table:table-cell ns41:value-type="float" table:style-name="ce37" office:value="703" office:value-type="float">
            <text:p>703</text:p>
          </table:table-cell>
          <table:table-cell ns41:value-type="float" table:style-name="ce37" office:value="641" office:value-type="float">
            <text:p>641</text:p>
          </table:table-cell>
          <table:table-cell ns41:value-type="float" table:style-name="ce38" office:value="1344" office:value-type="float">
            <text:p>1,344</text:p>
          </table:table-cell>
          <table:table-cell ns41:value-type="float" table:style-name="ce37" office:value="688" office:value-type="float">
            <text:p>688</text:p>
          </table:table-cell>
          <table:table-cell ns41:value-type="float" table:style-name="ce37" office:value="622" office:value-type="float">
            <text:p>62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9" office:value-type="float">
            <text:p>19</text:p>
          </table:table-cell>
          <table:table-cell table:style-name="ce37" table:number-columns-repeated="2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462" office:value-type="float">
            <text:p>462</text:p>
          </table:table-cell>
          <table:table-cell ns41:value-type="float" table:style-name="ce37" office:value="385" office:value-type="float">
            <text:p>385</text:p>
          </table:table-cell>
          <table:table-cell ns41:value-type="float" office:value="210" table:style-name="ce37" table:number-columns-repeated="2" office:value-type="float">
            <text:p>210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582" office:value-type="float">
            <text:p>582</text:p>
          </table:table-cell>
          <table:table-cell ns41:value-type="float" table:style-name="ce37" office:value="471" office:value-type="float">
            <text:p>471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141" office:value-type="float">
            <text:p>141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28" office:value-type="float">
            <text:p>28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7" office:value="627" office:value-type="float">
            <text:p>627</text:p>
          </table:table-cell>
          <table:table-cell ns41:value-type="float" table:style-name="ce37" office:value="567" office:value-type="float">
            <text:p>567</text:p>
          </table:table-cell>
          <table:table-cell table:style-name="ce37" table:number-columns-repeated="11"/>
          <table:table-cell ns41:value-type="float" table:style-name="ce37" office:value="1" office:value-type="float">
            <text:p>1</text:p>
          </table:table-cell>
          <table:table-cell table:style-name="ce37" table:number-columns-repeated="8"/>
          <table:table-cell ns41:value-type="float" table:style-name="ce37" office:value="42" office:value-type="float">
            <text:p>42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35" office:value-type="float">
            <text:p>3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Geldermalsen</text:p>
          </table:table-cell>
          <table:table-cell table:style-name="Default"/>
          <table:table-cell ns41:value-type="float" table:style-name="ce29" office:value="314" office:value-type="float">
            <text:p>31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19" office:value-type="float">
            <text:p>319</text:p>
          </table:table-cell>
          <table:table-cell table:style-name="ce37"/>
          <table:table-cell ns41:value-type="float" table:style-name="ce37" office:value="314" office:value-type="float">
            <text:p>314</text:p>
          </table:table-cell>
          <table:table-cell ns41:value-type="float" table:style-name="ce37" office:value="330" office:value-type="float">
            <text:p>330</text:p>
          </table:table-cell>
          <table:table-cell ns41:value-type="float" table:style-name="ce37" office:value="986" office:value-type="float">
            <text:p>986</text:p>
          </table:table-cell>
          <table:table-cell ns41:value-type="float" table:style-name="ce37" office:value="863" office:value-type="float">
            <text:p>863</text:p>
          </table:table-cell>
          <table:table-cell ns41:value-type="float" table:style-name="ce38" office:value="1849" office:value-type="float">
            <text:p>1,849</text:p>
          </table:table-cell>
          <table:table-cell ns41:value-type="float" table:style-name="ce37" office:value="909" office:value-type="float">
            <text:p>909</text:p>
          </table:table-cell>
          <table:table-cell ns41:value-type="float" table:style-name="ce37" office:value="807" office:value-type="float">
            <text:p>807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53" office:value-type="float">
            <text:p>53</text:p>
          </table:table-cell>
          <table:table-cell ns41:value-type="float" office:value="3" table:style-name="ce37" table:number-columns-repeated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96" office:value-type="float">
            <text:p>696</text:p>
          </table:table-cell>
          <table:table-cell ns41:value-type="float" table:style-name="ce37" office:value="546" office:value-type="float">
            <text:p>546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37" office:value="261" office:value-type="float">
            <text:p>261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782" office:value-type="float">
            <text:p>782</text:p>
          </table:table-cell>
          <table:table-cell ns41:value-type="float" table:style-name="ce37" office:value="640" office:value-type="float">
            <text:p>640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4" office:value-type="float">
            <text:p>34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table:style-name="ce37" table:number-columns-repeated="3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table:style-name="ce37" office:value="970" office:value-type="float">
            <text:p>970</text:p>
          </table:table-cell>
          <table:table-cell ns41:value-type="float" table:style-name="ce37" office:value="855" office:value-type="float">
            <text:p>855</text:p>
          </table:table-cell>
          <table:table-cell table:style-name="ce37" table:number-columns-repeated="6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11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6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Haaften</text:p>
          </table:table-cell>
          <table:table-cell table:style-name="Default"/>
          <table:table-cell ns41:value-type="float" table:style-name="ce29" office:value="276" office:value-type="float">
            <text:p>276</text:p>
          </table:table-cell>
          <table:table-cell table:style-name="ce37"/>
          <table:table-cell ns41:value-type="float" table:style-name="ce37" office:value="276" office:value-type="float">
            <text:p>276</text:p>
          </table:table-cell>
          <table:table-cell table:style-name="ce37"/>
          <table:table-cell ns41:value-type="float" table:style-name="ce37" office:value="276" office:value-type="float">
            <text:p>276</text:p>
          </table:table-cell>
          <table:table-cell ns41:value-type="float" table:style-name="ce37" office:value="359" office:value-type="float">
            <text:p>359</text:p>
          </table:table-cell>
          <table:table-cell ns41:value-type="float" table:style-name="ce37" office:value="994" office:value-type="float">
            <text:p>994</text:p>
          </table:table-cell>
          <table:table-cell ns41:value-type="float" table:style-name="ce37" office:value="895" office:value-type="float">
            <text:p>895</text:p>
          </table:table-cell>
          <table:table-cell ns41:value-type="float" table:style-name="ce38" office:value="1889" office:value-type="float">
            <text:p>1,889</text:p>
          </table:table-cell>
          <table:table-cell ns41:value-type="float" table:style-name="ce37" office:value="989" office:value-type="float">
            <text:p>989</text:p>
          </table:table-cell>
          <table:table-cell ns41:value-type="float" table:style-name="ce37" office:value="887" office:value-type="float">
            <text:p>88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693" office:value-type="float">
            <text:p>693</text:p>
          </table:table-cell>
          <table:table-cell ns41:value-type="float" table:style-name="ce37" office:value="559" office:value-type="float">
            <text:p>559</text:p>
          </table:table-cell>
          <table:table-cell ns41:value-type="float" table:style-name="ce37" office:value="255" office:value-type="float">
            <text:p>255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873" office:value-type="float">
            <text:p>873</text:p>
          </table:table-cell>
          <table:table-cell ns41:value-type="float" table:style-name="ce37" office:value="725" office:value-type="float">
            <text:p>725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133" office:value-type="float">
            <text:p>133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7" office:value-type="float">
            <text:p>37</text:p>
          </table:table-cell>
          <table:table-cell table:style-name="ce37" table:number-columns-repeated="10"/>
          <table:table-cell ns41:value-type="float" table:style-name="ce37" office:value="928" office:value-type="float">
            <text:p>928</text:p>
          </table:table-cell>
          <table:table-cell ns41:value-type="float" table:style-name="ce37" office:value="842" office:value-type="float">
            <text:p>842</text:p>
          </table:table-cell>
          <table:table-cell table:style-name="ce37" table:number-columns-repeated="9"/>
          <table:table-cell ns41:value-type="float" table:style-name="ce37" office:value="1" office:value-type="float">
            <text:p>1</text:p>
          </table:table-cell>
          <table:table-cell table:style-name="ce37" table:number-columns-repeated="10"/>
          <table:table-cell ns41:value-type="float" table:style-name="ce37" office:value="29" office:value-type="float">
            <text:p>29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8" office:value-type="float">
            <text:p>18</text:p>
          </table:table-cell>
          <table:table-cell table:style-name="ce37" table:number-columns-repeated="6"/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Hedel</text:p>
          </table:table-cell>
          <table:table-cell table:style-name="Default"/>
          <table:table-cell ns41:value-type="float" table:style-name="ce29" office:value="246" office:value-type="float">
            <text:p>24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51" office:value-type="float">
            <text:p>25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48" office:value-type="float">
            <text:p>248</text:p>
          </table:table-cell>
          <table:table-cell ns41:value-type="float" table:style-name="ce37" office:value="284" office:value-type="float">
            <text:p>284</text:p>
          </table:table-cell>
          <table:table-cell ns41:value-type="float" table:style-name="ce37" office:value="614" office:value-type="float">
            <text:p>614</text:p>
          </table:table-cell>
          <table:table-cell ns41:value-type="float" table:style-name="ce37" office:value="623" office:value-type="float">
            <text:p>623</text:p>
          </table:table-cell>
          <table:table-cell ns41:value-type="float" table:style-name="ce38" office:value="1237" office:value-type="float">
            <text:p>1,237</text:p>
          </table:table-cell>
          <table:table-cell ns41:value-type="float" table:style-name="ce37" office:value="602" office:value-type="float">
            <text:p>602</text:p>
          </table:table-cell>
          <table:table-cell ns41:value-type="float" table:style-name="ce37" office:value="611" office:value-type="float">
            <text:p>61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399" office:value-type="float">
            <text:p>399</text:p>
          </table:table-cell>
          <table:table-cell ns41:value-type="float" table:style-name="ce37" office:value="395" office:value-type="float">
            <text:p>395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177" office:value-type="float">
            <text:p>177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516" office:value-type="float">
            <text:p>516</text:p>
          </table:table-cell>
          <table:table-cell ns41:value-type="float" table:style-name="ce37" office:value="525" office:value-type="float">
            <text:p>525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39" office:value-type="float">
            <text:p>39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31" office:value-type="float">
            <text:p>331</text:p>
          </table:table-cell>
          <table:table-cell ns41:value-type="float" table:style-name="ce37" office:value="346" office:value-type="float">
            <text:p>346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7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12"/>
          <table:table-cell ns41:value-type="float" table:style-name="ce37" office:value="280" office:value-type="float">
            <text:p>280</text:p>
          </table:table-cell>
          <table:table-cell ns41:value-type="float" table:style-name="ce37" office:value="275" office:value-type="float">
            <text:p>275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Heerewaarden</text:p>
          </table:table-cell>
          <table:table-cell table:style-name="Default"/>
          <table:table-cell ns41:value-type="float" table:style-name="ce29" office:value="107" office:value-type="float">
            <text:p>107</text:p>
          </table:table-cell>
          <table:table-cell table:style-name="ce37"/>
          <table:table-cell ns41:value-type="float" table:style-name="ce37" office:value="107" office:value-type="float">
            <text:p>107</text:p>
          </table:table-cell>
          <table:table-cell table:style-name="ce37"/>
          <table:table-cell ns41:value-type="float" table:style-name="ce37" office:value="107" office:value-type="float">
            <text:p>107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282" office:value-type="float">
            <text:p>282</text:p>
          </table:table-cell>
          <table:table-cell ns41:value-type="float" table:style-name="ce37" office:value="596" office:value-type="float">
            <text:p>596</text:p>
          </table:table-cell>
          <table:table-cell ns41:value-type="float" table:style-name="ce37" office:value="313" office:value-type="float">
            <text:p>313</text:p>
          </table:table-cell>
          <table:table-cell ns41:value-type="float" table:style-name="ce37" office:value="280" office:value-type="float">
            <text:p>28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264" office:value-type="float">
            <text:p>264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296" office:value-type="float">
            <text:p>296</text:p>
          </table:table-cell>
          <table:table-cell ns41:value-type="float" table:style-name="ce37" office:value="265" office:value-type="float">
            <text:p>265</text:p>
          </table:table-cell>
          <table:table-cell table:style-name="ce37" table:number-columns-repeated="22"/>
          <table:table-cell ns41:value-type="float" table:style-name="ce37" office:value="18" office:value-type="float">
            <text:p>18</text:p>
          </table:table-cell>
          <table:table-cell ns41:value-type="float" table:style-name="ce37" office:value="17" office:value-type="float">
            <text:p>1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Herwijnen</text:p>
          </table:table-cell>
          <table:table-cell table:style-name="Default"/>
          <table:table-cell ns41:value-type="float" table:style-name="ce29" office:value="367" office:value-type="float">
            <text:p>36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370" office:value-type="float">
            <text:p>370</text:p>
          </table:table-cell>
          <table:table-cell table:style-name="ce37"/>
          <table:table-cell ns41:value-type="float" table:style-name="ce37" office:value="367" office:value-type="float">
            <text:p>367</text:p>
          </table:table-cell>
          <table:table-cell ns41:value-type="float" table:style-name="ce37" office:value="404" office:value-type="float">
            <text:p>404</text:p>
          </table:table-cell>
          <table:table-cell ns41:value-type="float" table:style-name="ce37" office:value="946" office:value-type="float">
            <text:p>946</text:p>
          </table:table-cell>
          <table:table-cell ns41:value-type="float" table:style-name="ce37" office:value="830" office:value-type="float">
            <text:p>830</text:p>
          </table:table-cell>
          <table:table-cell ns41:value-type="float" table:style-name="ce38" office:value="1776" office:value-type="float">
            <text:p>1,776</text:p>
          </table:table-cell>
          <table:table-cell ns41:value-type="float" table:style-name="ce37" office:value="918" office:value-type="float">
            <text:p>918</text:p>
          </table:table-cell>
          <table:table-cell ns41:value-type="float" table:style-name="ce37" office:value="805" office:value-type="float">
            <text:p>805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630" office:value-type="float">
            <text:p>630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7" office:value="270" office:value-type="float">
            <text:p>270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824" office:value-type="float">
            <text:p>824</text:p>
          </table:table-cell>
          <table:table-cell ns41:value-type="float" table:style-name="ce37" office:value="660" office:value-type="float">
            <text:p>660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125" office:value-type="float">
            <text:p>125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789" office:value-type="float">
            <text:p>789</text:p>
          </table:table-cell>
          <table:table-cell ns41:value-type="float" table:style-name="ce37" office:value="689" office:value-type="float">
            <text:p>689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1"/>
          <table:table-cell ns41:value-type="float" table:style-name="ce37" office:value="142" office:value-type="float">
            <text:p>142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6"/>
          <table:table-cell ns41:value-type="float" table:style-name="ce37" office:value="10" office:value-type="float">
            <text:p>10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Hurwenen</text:p>
          </table:table-cell>
          <table:table-cell table:style-name="Default"/>
          <table:table-cell ns41:value-type="float" table:style-name="ce29" office:value="87" office:value-type="float">
            <text:p>8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280" office:value-type="float">
            <text:p>280</text:p>
          </table:table-cell>
          <table:table-cell ns41:value-type="float" table:style-name="ce37" office:value="272" office:value-type="float">
            <text:p>272</text:p>
          </table:table-cell>
          <table:table-cell ns41:value-type="float" table:style-name="ce37" office:value="552" office:value-type="float">
            <text:p>552</text:p>
          </table:table-cell>
          <table:table-cell ns41:value-type="float" table:style-name="ce37" office:value="267" office:value-type="float">
            <text:p>267</text:p>
          </table:table-cell>
          <table:table-cell ns41:value-type="float" table:style-name="ce37" office:value="261" office:value-type="float">
            <text:p>261</text:p>
          </table:table-cell>
          <table:table-cell ns41:value-type="float" table:style-name="ce37" office:value="6" office:value-type="float">
            <text:p>6</text:p>
          </table:table-cell>
          <table:table-cell ns41:value-type="float" office:value="7" table:style-name="ce37" table:number-columns-repeated="2" office:value-type="float">
            <text:p>7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194" office:value-type="float">
            <text:p>194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72" office:value-type="float">
            <text:p>172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20" office:value-type="float">
            <text:p>20</text:p>
          </table:table-cell>
          <table:table-cell table:style-name="ce37" table:number-columns-repeated="10"/>
          <table:table-cell ns41:value-type="float" table:style-name="ce37" office:value="162" office:value-type="float">
            <text:p>162</text:p>
          </table:table-cell>
          <table:table-cell ns41:value-type="float" table:style-name="ce37" office:value="165" office:value-type="float">
            <text:p>165</text:p>
          </table:table-cell>
          <table:table-cell table:style-name="ce37" table:number-columns-repeated="22"/>
          <table:table-cell ns41:value-type="float" table:style-name="ce37" office:value="118" office:value-type="float">
            <text:p>118</text:p>
          </table:table-cell>
          <table:table-cell ns41:value-type="float" table:style-name="ce37" office:value="107" office:value-type="float">
            <text:p>10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Kerkwijk</text:p>
          </table:table-cell>
          <table:table-cell table:style-name="Default"/>
          <table:table-cell ns41:value-type="float" table:style-name="ce29" office:value="170" office:value-type="float">
            <text:p>17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73" office:value-type="float">
            <text:p>173</text:p>
          </table:table-cell>
          <table:table-cell table:style-name="ce37"/>
          <table:table-cell ns41:value-type="float" table:style-name="ce37" office:value="170" office:value-type="float">
            <text:p>170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7" office:value="437" office:value-type="float">
            <text:p>437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37" office:value="886" office:value-type="float">
            <text:p>886</text:p>
          </table:table-cell>
          <table:table-cell ns41:value-type="float" table:style-name="ce37" office:value="435" office:value-type="float">
            <text:p>435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3"/>
          <table:table-cell ns41:value-type="float" table:style-name="ce37" office:value="8" office:value-type="float">
            <text:p>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92" office:value-type="float">
            <text:p>292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7" office:value="128" office:value-type="float">
            <text:p>128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34" office:value-type="float">
            <text:p>334</text:p>
          </table:table-cell>
          <table:table-cell ns41:value-type="float" table:style-name="ce37" office:value="324" office:value-type="float">
            <text:p>324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14" office:value-type="float">
            <text:p>114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1" office:value-type="float">
            <text:p>1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422" office:value-type="float">
            <text:p>422</text:p>
          </table:table-cell>
          <table:table-cell ns41:value-type="float" table:style-name="ce37" office:value="430" office:value-type="float">
            <text:p>430</text:p>
          </table:table-cell>
          <table:table-cell table:style-name="ce37" table:number-columns-repeated="20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6" office:value-type="float">
            <text:p>16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Nederhemert</text:p>
          </table:table-cell>
          <table:table-cell table:style-name="Default"/>
          <table:table-cell ns41:value-type="float" table:style-name="ce29" office:value="112" office:value-type="float">
            <text:p>11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17" office:value-type="float">
            <text:p>117</text:p>
          </table:table-cell>
          <table:table-cell table:style-name="ce37"/>
          <table:table-cell ns41:value-type="float" table:style-name="ce37" office:value="112" office:value-type="float">
            <text:p>112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333" office:value-type="float">
            <text:p>333</text:p>
          </table:table-cell>
          <table:table-cell ns41:value-type="float" table:style-name="ce37" office:value="293" office:value-type="float">
            <text:p>293</text:p>
          </table:table-cell>
          <table:table-cell ns41:value-type="float" table:style-name="ce37" office:value="626" office:value-type="float">
            <text:p>626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37" office:value="292" office:value-type="float">
            <text:p>292</text:p>
          </table:table-cell>
          <table:table-cell ns41:value-type="float" table:style-name="ce37" office:value="3" office:value-type="float">
            <text:p>3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31" office:value-type="float">
            <text:p>231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7" office:value="91" office:value-type="float">
            <text:p>91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254" office:value-type="float">
            <text:p>254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30" office:value-type="float">
            <text:p>30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2"/>
          <table:table-cell ns41:value-type="float" table:style-name="ce37" office:value="330" office:value-type="float">
            <text:p>330</text:p>
          </table:table-cell>
          <table:table-cell ns41:value-type="float" table:style-name="ce37" office:value="292" office:value-type="float">
            <text:p>292</text:p>
          </table:table-cell>
          <table:table-cell table:style-name="ce37" table:number-columns-repeated="20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12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Ophemert</text:p>
          </table:table-cell>
          <table:table-cell table:style-name="Default"/>
          <table:table-cell ns41:value-type="float" table:style-name="ce29" office:value="181" office:value-type="float">
            <text:p>18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87" office:value-type="float">
            <text:p>187</text:p>
          </table:table-cell>
          <table:table-cell table:style-name="ce37"/>
          <table:table-cell ns41:value-type="float" table:style-name="ce37" office:value="181" office:value-type="float">
            <text:p>181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501" office:value-type="float">
            <text:p>501</text:p>
          </table:table-cell>
          <table:table-cell ns41:value-type="float" table:style-name="ce37" office:value="493" office:value-type="float">
            <text:p>493</text:p>
          </table:table-cell>
          <table:table-cell ns41:value-type="float" table:style-name="ce37" office:value="994" office:value-type="float">
            <text:p>994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481" office:value-type="float">
            <text:p>48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2"/>
          <table:table-cell ns41:value-type="float" table:style-name="ce37" office:value="9" office:value-type="float">
            <text:p>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7" office:value="311" office:value-type="float">
            <text:p>311</text:p>
          </table:table-cell>
          <table:table-cell ns41:value-type="float" office:value="146" table:style-name="ce37" table:number-columns-repeated="2" office:value-type="float">
            <text:p>146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37" office:value="368" office:value-type="float">
            <text:p>368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453" office:value-type="float">
            <text:p>453</text:p>
          </table:table-cell>
          <table:table-cell ns41:value-type="float" table:style-name="ce37" office:value="439" office:value-type="float">
            <text:p>439</text:p>
          </table:table-cell>
          <table:table-cell table:style-name="ce37" table:number-columns-repeated="22"/>
          <table:table-cell ns41:value-type="float" table:style-name="ce37" office:value="37" office:value-type="float">
            <text:p>37</text:p>
          </table:table-cell>
          <table:table-cell ns41:value-type="float" table:style-name="ce37" office:value="41" office:value-type="float">
            <text:p>41</text:p>
          </table:table-cell>
          <table:table-cell table:style-name="ce37" table:number-columns-repeated="6"/>
          <table:table-cell ns41:value-type="float" table:style-name="ce37" office:value="11" office:value-type="float">
            <text:p>11</text:p>
          </table:table-cell>
          <table:table-cell ns41:value-type="float" table:style-name="ce37" office:value="13" office:value-type="float">
            <text:p>13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Pouderoijen</text:p>
          </table:table-cell>
          <table:table-cell table:style-name="Default"/>
          <table:table-cell ns41:value-type="float" table:style-name="ce29" office:value="155" office:value-type="float">
            <text:p>155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188" office:value-type="float">
            <text:p>18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37" office:value="518" office:value-type="float">
            <text:p>518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37" office:value="967" office:value-type="float">
            <text:p>967</text:p>
          </table:table-cell>
          <table:table-cell ns41:value-type="float" table:style-name="ce37" office:value="449" office:value-type="float">
            <text:p>449</text:p>
          </table:table-cell>
          <table:table-cell ns41:value-type="float" table:style-name="ce37" office:value="432" office:value-type="float">
            <text:p>432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11" office:value-type="float">
            <text:p>11</text:p>
          </table:table-cell>
          <table:table-cell ns41:value-type="float" office:value="6" table:style-name="ce37" table:number-columns-repeated="2" office:value-type="float">
            <text:p>6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56" office:value-type="float">
            <text:p>356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7" office:value="141" office:value-type="float">
            <text:p>141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343" office:value-type="float">
            <text:p>343</text:p>
          </table:table-cell>
          <table:table-cell ns41:value-type="float" table:style-name="ce37" office:value="283" office:value-type="float">
            <text:p>283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63" office:value-type="float">
            <text:p>63</text:p>
          </table:table-cell>
          <table:table-cell table:style-name="ce37" table:number-columns-repeated="2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35" office:value-type="float">
            <text:p>435</text:p>
          </table:table-cell>
          <table:table-cell ns41:value-type="float" table:style-name="ce37" office:value="407" office:value-type="float">
            <text:p>407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7"/>
          <table:table-cell ns41:value-type="float" table:style-name="ce37" office:value="4" office:value-type="float">
            <text:p>4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ns41:value-type="float" table:style-name="ce37" office:value="44" office:value-type="float">
            <text:p>44</text:p>
          </table:table-cell>
          <table:table-cell ns41:value-type="float" office:value="29" table:style-name="ce37" table:number-columns-repeated="2" office:value-type="float">
            <text:p>29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6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Rossum</text:p>
          </table:table-cell>
          <table:table-cell table:style-name="Default"/>
          <table:table-cell ns41:value-type="float" table:style-name="ce29" office:value="182" office:value-type="float">
            <text:p>182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90" office:value-type="float">
            <text:p>190</text:p>
          </table:table-cell>
          <table:table-cell table:style-name="ce37"/>
          <table:table-cell ns41:value-type="float" table:style-name="ce37" office:value="182" office:value-type="float">
            <text:p>182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37" office:value="541" office:value-type="float">
            <text:p>541</text:p>
          </table:table-cell>
          <table:table-cell ns41:value-type="float" table:style-name="ce37" office:value="519" office:value-type="float">
            <text:p>519</text:p>
          </table:table-cell>
          <table:table-cell ns41:value-type="float" table:style-name="ce38" office:value="1060" office:value-type="float">
            <text:p>1,060</text:p>
          </table:table-cell>
          <table:table-cell ns41:value-type="float" table:style-name="ce37" office:value="540" office:value-type="float">
            <text:p>540</text:p>
          </table:table-cell>
          <table:table-cell ns41:value-type="float" table:style-name="ce37" office:value="519" office:value-type="float">
            <text:p>519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368" office:value-type="float">
            <text:p>368</text:p>
          </table:table-cell>
          <table:table-cell ns41:value-type="float" table:style-name="ce37" office:value="319" office:value-type="float">
            <text:p>319</text:p>
          </table:table-cell>
          <table:table-cell ns41:value-type="float" table:style-name="ce37" office:value="158" office:value-type="float">
            <text:p>158</text:p>
          </table:table-cell>
          <table:table-cell ns41:value-type="float" table:style-name="ce37" office:value="156" office:value-type="float">
            <text:p>156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430" office:value-type="float">
            <text:p>430</text:p>
          </table:table-cell>
          <table:table-cell ns41:value-type="float" table:style-name="ce37" office:value="365" office:value-type="float">
            <text:p>365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49" office:value-type="float">
            <text:p>49</text:p>
          </table:table-cell>
          <table:table-cell table:style-name="ce37" table:number-columns-repeated="2"/>
          <table:table-cell ns41:value-type="float" table:style-name="ce37" office:value="3" office:value-type="float">
            <text:p>3</text:p>
          </table:table-cell>
          <table:table-cell table:style-name="ce37" table:number-columns-repeated="5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74" office:value-type="float">
            <text:p>274</text:p>
          </table:table-cell>
          <table:table-cell ns41:value-type="float" table:style-name="ce37" office:value="284" office:value-type="float">
            <text:p>284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 table:number-columns-repeated="11"/>
          <table:table-cell ns41:value-type="float" table:style-name="ce37" office:value="6" office:value-type="float">
            <text:p>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54" office:value-type="float">
            <text:p>254</text:p>
          </table:table-cell>
          <table:table-cell ns41:value-type="float" table:style-name="ce37" office:value="227" office:value-type="float">
            <text:p>227</text:p>
          </table:table-cell>
          <table:table-cell table:style-name="ce37" table:number-columns-repeated="6"/>
          <table:table-cell ns41:value-type="float" table:style-name="ce37" office:value="5" office:value-type="float">
            <text:p>5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Varik</text:p>
          </table:table-cell>
          <table:table-cell table:style-name="Default"/>
          <table:table-cell ns41:value-type="float" table:style-name="ce29" office:value="165" office:value-type="float">
            <text:p>16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72" office:value-type="float">
            <text:p>172</text:p>
          </table:table-cell>
          <table:table-cell table:style-name="ce37"/>
          <table:table-cell ns41:value-type="float" table:style-name="ce37" office:value="165" office:value-type="float">
            <text:p>165</text:p>
          </table:table-cell>
          <table:table-cell ns41:value-type="float" table:style-name="ce37" office:value="188" office:value-type="float">
            <text:p>188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37" office:value="480" office:value-type="float">
            <text:p>480</text:p>
          </table:table-cell>
          <table:table-cell ns41:value-type="float" table:style-name="ce37" office:value="967" office:value-type="float">
            <text:p>967</text:p>
          </table:table-cell>
          <table:table-cell ns41:value-type="float" table:style-name="ce37" office:value="465" office:value-type="float">
            <text:p>465</text:p>
          </table:table-cell>
          <table:table-cell ns41:value-type="float" table:style-name="ce37" office:value="461" office:value-type="float">
            <text:p>461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9" office:value-type="float">
            <text:p>19</text:p>
          </table:table-cell>
          <table:table-cell table:style-name="ce37" table:number-columns-repeated="2"/>
          <table:table-cell ns41:value-type="float" table:style-name="ce37" office:value="14" office:value-type="float">
            <text:p>1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36" office:value-type="float">
            <text:p>336</text:p>
          </table:table-cell>
          <table:table-cell ns41:value-type="float" table:style-name="ce37" office:value="307" office:value-type="float">
            <text:p>307</text:p>
          </table:table-cell>
          <table:table-cell ns41:value-type="float" office:value="133" table:style-name="ce37" table:number-columns-repeated="2" office:value-type="float">
            <text:p>133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88" office:value-type="float">
            <text:p>388</text:p>
          </table:table-cell>
          <table:table-cell ns41:value-type="float" table:style-name="ce37" office:value="358" office:value-type="float">
            <text:p>358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30" office:value-type="float">
            <text:p>30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 table:number-columns-repeated="5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368" office:value-type="float">
            <text:p>368</text:p>
          </table:table-cell>
          <table:table-cell ns41:value-type="float" table:style-name="ce37" office:value="353" office:value-type="float">
            <text:p>353</text:p>
          </table:table-cell>
          <table:table-cell table:style-name="ce37" table:number-columns-repeated="8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12"/>
          <table:table-cell ns41:value-type="float" table:style-name="ce37" office:value="115" office:value-type="float">
            <text:p>115</text:p>
          </table:table-cell>
          <table:table-cell ns41:value-type="float" table:style-name="ce37" office:value="125" office:value-type="float">
            <text:p>125</text:p>
          </table:table-cell>
          <table:table-cell table:style-name="ce37" table:number-columns-repeated="6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Vuren</text:p>
          </table:table-cell>
          <table:table-cell table:style-name="Default"/>
          <table:table-cell ns41:value-type="float" table:style-name="ce29" office:value="228" office:value-type="float">
            <text:p>228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36" office:value-type="float">
            <text:p>23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230" office:value-type="float">
            <text:p>230</text:p>
          </table:table-cell>
          <table:table-cell ns41:value-type="float" table:style-name="ce37" office:value="268" office:value-type="float">
            <text:p>268</text:p>
          </table:table-cell>
          <table:table-cell ns41:value-type="float" table:style-name="ce37" office:value="771" office:value-type="float">
            <text:p>771</text:p>
          </table:table-cell>
          <table:table-cell ns41:value-type="float" table:style-name="ce37" office:value="688" office:value-type="float">
            <text:p>688</text:p>
          </table:table-cell>
          <table:table-cell ns41:value-type="float" table:style-name="ce38" office:value="1459" office:value-type="float">
            <text:p>1,459</text:p>
          </table:table-cell>
          <table:table-cell ns41:value-type="float" table:style-name="ce37" office:value="723" office:value-type="float">
            <text:p>723</text:p>
          </table:table-cell>
          <table:table-cell ns41:value-type="float" table:style-name="ce37" office:value="648" office:value-type="float">
            <text:p>648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10" office:value-type="float">
            <text:p>510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620" office:value-type="float">
            <text:p>620</text:p>
          </table:table-cell>
          <table:table-cell ns41:value-type="float" table:style-name="ce37" office:value="513" office:value-type="float">
            <text:p>513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86" office:value-type="float">
            <text:p>86</text:p>
          </table:table-cell>
          <table:table-cell table:style-name="ce37" table:number-columns-repeated="8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647" office:value-type="float">
            <text:p>647</text:p>
          </table:table-cell>
          <table:table-cell ns41:value-type="float" table:style-name="ce37" office:value="583" office:value-type="float">
            <text:p>583</text:p>
          </table:table-cell>
          <table:table-cell table:style-name="ce37" table:number-columns-repeated="10"/>
          <table:table-cell ns41:value-type="float" table:style-name="ce37" office:value="25" office:value-type="float">
            <text:p>25</text:p>
          </table:table-cell>
          <table:table-cell ns41:value-type="float" table:style-name="ce37" office:value="20" office:value-type="float">
            <text:p>20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4"/>
          <table:table-cell ns41:value-type="float" table:style-name="ce37" office:value="81" office:value-type="float">
            <text:p>81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1" office:value-type="float">
            <text:p>11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Waardenburg</text:p>
          </table:table-cell>
          <table:table-cell table:style-name="Default"/>
          <table:table-cell ns41:value-type="float" table:style-name="ce29" office:value="201" office:value-type="float">
            <text:p>20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05" office:value-type="float">
            <text:p>205</text:p>
          </table:table-cell>
          <table:table-cell table:style-name="ce37"/>
          <table:table-cell ns41:value-type="float" table:style-name="ce37" office:value="201" office:value-type="float">
            <text:p>201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580" office:value-type="float">
            <text:p>580</text:p>
          </table:table-cell>
          <table:table-cell ns41:value-type="float" table:style-name="ce37" office:value="489" office:value-type="float">
            <text:p>489</text:p>
          </table:table-cell>
          <table:table-cell ns41:value-type="float" table:style-name="ce38" office:value="1069" office:value-type="float">
            <text:p>1,069</text:p>
          </table:table-cell>
          <table:table-cell ns41:value-type="float" table:style-name="ce37" office:value="560" office:value-type="float">
            <text:p>560</text:p>
          </table:table-cell>
          <table:table-cell ns41:value-type="float" table:style-name="ce37" office:value="469" office:value-type="float">
            <text:p>469</text:p>
          </table:table-cell>
          <table:table-cell ns41:value-type="float" office:value="18" table:style-name="ce37" table:number-columns-repeated="2" office:value-type="float">
            <text:p>18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408" office:value-type="float">
            <text:p>408</text:p>
          </table:table-cell>
          <table:table-cell ns41:value-type="float" table:style-name="ce37" office:value="291" office:value-type="float">
            <text:p>291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443" office:value-type="float">
            <text:p>443</text:p>
          </table:table-cell>
          <table:table-cell ns41:value-type="float" table:style-name="ce37" office:value="346" office:value-type="float">
            <text:p>346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25" office:value-type="float">
            <text:p>25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5"/>
          <table:table-cell ns41:value-type="float" table:style-name="ce37" office:value="1" office:value-type="float">
            <text:p>1</text:p>
          </table:table-cell>
          <table:table-cell ns41:value-type="float" table:style-name="ce37" office:value="559" office:value-type="float">
            <text:p>559</text:p>
          </table:table-cell>
          <table:table-cell ns41:value-type="float" table:style-name="ce37" office:value="474" office:value-type="float">
            <text:p>474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6"/>
          <table:table-cell ns41:value-type="float" table:style-name="ce37" office:value="3" office:value-type="float">
            <text:p>3</text:p>
          </table:table-cell>
          <table:table-cell table:style-name="ce37" table:number-columns-repeated="11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3" office:value-type="float">
            <text:p>13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Wadenoijen</text:p>
          </table:table-cell>
          <table:table-cell table:style-name="Default"/>
          <table:table-cell ns41:value-type="float" table:style-name="ce29" office:value="181" office:value-type="float">
            <text:p>18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85" office:value-type="float">
            <text:p>185</text:p>
          </table:table-cell>
          <table:table-cell table:style-name="ce37"/>
          <table:table-cell ns41:value-type="float" table:style-name="ce37" office:value="181" office:value-type="float">
            <text:p>181</text:p>
          </table:table-cell>
          <table:table-cell ns41:value-type="float" table:style-name="ce37" office:value="210" office:value-type="float">
            <text:p>210</text:p>
          </table:table-cell>
          <table:table-cell ns41:value-type="float" table:style-name="ce37" office:value="563" office:value-type="float">
            <text:p>563</text:p>
          </table:table-cell>
          <table:table-cell ns41:value-type="float" table:style-name="ce37" office:value="562" office:value-type="float">
            <text:p>562</text:p>
          </table:table-cell>
          <table:table-cell ns41:value-type="float" table:style-name="ce38" office:value="1125" office:value-type="float">
            <text:p>1,125</text:p>
          </table:table-cell>
          <table:table-cell ns41:value-type="float" table:style-name="ce37" office:value="537" office:value-type="float">
            <text:p>537</text:p>
          </table:table-cell>
          <table:table-cell ns41:value-type="float" table:style-name="ce37" office:value="541" office:value-type="float">
            <text:p>541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0" office:value-type="float">
            <text:p>20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376" office:value-type="float">
            <text:p>376</text:p>
          </table:table-cell>
          <table:table-cell ns41:value-type="float" table:style-name="ce37" office:value="362" office:value-type="float">
            <text:p>362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317" office:value-type="float">
            <text:p>317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37" office:value-type="float">
            <text:p>37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478" office:value-type="float">
            <text:p>478</text:p>
          </table:table-cell>
          <table:table-cell ns41:value-type="float" table:style-name="ce37" office:value="480" office:value-type="float">
            <text:p>480</text:p>
          </table:table-cell>
          <table:table-cell table:style-name="ce37" table:number-columns-repeated="8"/>
          <table:table-cell ns41:value-type="float" office:value="5" table:style-name="ce37" table:number-columns-repeated="2" office:value-type="float">
            <text:p>5</text:p>
          </table:table-cell>
          <table:table-cell table:style-name="ce37" table:number-columns-repeated="12"/>
          <table:table-cell ns41:value-type="float" table:style-name="ce37" office:value="80" office:value-type="float">
            <text:p>80</text:p>
          </table:table-cell>
          <table:table-cell ns41:value-type="float" table:style-name="ce37" office:value="77" office:value-type="float">
            <text:p>77</text:p>
          </table:table-cell>
          <table:table-cell table:style-name="ce37" table:number-columns-repeated="11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Zuilichem</text:p>
          </table:table-cell>
          <table:table-cell table:style-name="Default"/>
          <table:table-cell ns41:value-type="float" table:style-name="ce29" office:value="114" office:value-type="float">
            <text:p>11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21" office:value-type="float">
            <text:p>121</text:p>
          </table:table-cell>
          <table:table-cell table:style-name="ce37"/>
          <table:table-cell ns41:value-type="float" table:style-name="ce37" office:value="114" office:value-type="float">
            <text:p>114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308" office:value-type="float">
            <text:p>308</text:p>
          </table:table-cell>
          <table:table-cell ns41:value-type="float" table:style-name="ce37" office:value="339" office:value-type="float">
            <text:p>339</text:p>
          </table:table-cell>
          <table:table-cell ns41:value-type="float" table:style-name="ce37" office:value="647" office:value-type="float">
            <text:p>647</text:p>
          </table:table-cell>
          <table:table-cell ns41:value-type="float" table:style-name="ce37" office:value="308" office:value-type="float">
            <text:p>308</text:p>
          </table:table-cell>
          <table:table-cell ns41:value-type="float" table:style-name="ce37" office:value="338" office:value-type="float">
            <text:p>338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3" office:value-type="float">
            <text:p>13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89" office:value-type="float">
            <text:p>189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243" office:value-type="float">
            <text:p>243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34" office:value-type="float">
            <text:p>34</text:p>
          </table:table-cell>
          <table:table-cell table:style-name="ce37" table:number-columns-repeated="10"/>
          <table:table-cell ns41:value-type="float" table:style-name="ce37" office:value="285" office:value-type="float">
            <text:p>285</text:p>
          </table:table-cell>
          <table:table-cell ns41:value-type="float" table:style-name="ce37" office:value="318" office:value-type="float">
            <text:p>318</text:p>
          </table:table-cell>
          <table:table-cell table:style-name="ce37" table:number-columns-repeated="10"/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table:style-name="ce37" table:number-columns-repeated="8"/>
          <table:table-cell ns41:value-type="float" table:style-name="ce37" office:value="18" office:value-type="float">
            <text:p>18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12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GEMEENTEN TEN PLATTEN LANDE. VIJFDE DISTRIKT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30" office:value="5984" office:value-type="float">
            <text:p>5,984</text:p>
          </table:table-cell>
          <table:table-cell ns41:value-type="float" table:style-name="ce37" office:value="170" office:value-type="float">
            <text:p>170</text:p>
          </table:table-cell>
          <table:table-cell ns41:value-type="float" table:style-name="ce38" office:value="6154" office:value-type="float">
            <text:p>6,154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8" office:value="6009" office:value-type="float">
            <text:p>6,009</text:p>
          </table:table-cell>
          <table:table-cell ns41:value-type="float" table:style-name="ce38" office:value="6824" office:value-type="float">
            <text:p>6,824</text:p>
          </table:table-cell>
          <table:table-cell ns41:value-type="float" table:style-name="ce38" office:value="17750" office:value-type="float">
            <text:p>17,750</text:p>
          </table:table-cell>
          <table:table-cell ns41:value-type="float" table:style-name="ce38" office:value="16732" office:value-type="float">
            <text:p>16,732</text:p>
          </table:table-cell>
          <table:table-cell ns41:value-type="float" table:style-name="ce38" office:value="34482" office:value-type="float">
            <text:p>34,482</text:p>
          </table:table-cell>
          <table:table-cell ns41:value-type="float" table:style-name="ce38" office:value="17274" office:value-type="float">
            <text:p>17,274</text:p>
          </table:table-cell>
          <table:table-cell ns41:value-type="float" table:style-name="ce38" office:value="16359" office:value-type="float">
            <text:p>16,359</text:p>
          </table:table-cell>
          <table:table-cell ns41:value-type="float" table:style-name="ce37" office:value="395" office:value-type="float">
            <text:p>395</text:p>
          </table:table-cell>
          <table:table-cell ns41:value-type="float" table:style-name="ce37" office:value="327" office:value-type="float">
            <text:p>327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315" office:value-type="float">
            <text:p>315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8" office:value="12053" office:value-type="float">
            <text:p>12,053</text:p>
          </table:table-cell>
          <table:table-cell ns41:value-type="float" table:style-name="ce38" office:value="10414" office:value-type="float">
            <text:p>10,414</text:p>
          </table:table-cell>
          <table:table-cell ns41:value-type="float" table:style-name="ce38" office:value="4963" office:value-type="float">
            <text:p>4,963</text:p>
          </table:table-cell>
          <table:table-cell ns41:value-type="float" table:style-name="ce38" office:value="4960" office:value-type="float">
            <text:p>4,960</text:p>
          </table:table-cell>
          <table:table-cell ns41:value-type="float" table:style-name="ce37" office:value="734" office:value-type="float">
            <text:p>734</text:p>
          </table:table-cell>
          <table:table-cell ns41:value-type="float" table:style-name="ce38" office:value="1358" office:value-type="float">
            <text:p>1,358</text:p>
          </table:table-cell>
          <table:table-cell ns41:value-type="float" table:style-name="ce38" office:value="14154" office:value-type="float">
            <text:p>14,154</text:p>
          </table:table-cell>
          <table:table-cell ns41:value-type="float" table:style-name="ce38" office:value="12434" office:value-type="float">
            <text:p>12,434</text:p>
          </table:table-cell>
          <table:table-cell ns41:value-type="float" table:style-name="ce38" office:value="2392" office:value-type="float">
            <text:p>2,392</text:p>
          </table:table-cell>
          <table:table-cell ns41:value-type="float" table:style-name="ce38" office:value="3095" office:value-type="float">
            <text:p>3,095</text:p>
          </table:table-cell>
          <table:table-cell ns41:value-type="float" table:style-name="ce38" office:value="1124" office:value-type="float">
            <text:p>1,124</text:p>
          </table:table-cell>
          <table:table-cell ns41:value-type="float" table:style-name="ce38" office:value="1153" office:value-type="float">
            <text:p>1,15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8" office:value="13311" office:value-type="float">
            <text:p>13,311</text:p>
          </table:table-cell>
          <table:table-cell ns41:value-type="float" table:style-name="ce38" office:value="12538" office:value-type="float">
            <text:p>12,53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24" office:value-type="float">
            <text:p>24</text:p>
          </table:table-cell>
          <table:table-cell ns41:value-type="float" office:value="4" table:style-name="ce37" table:number-columns-repeated="2" office:value-type="float">
            <text:p>4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table:style-name="ce37" table:number-columns-repeated="4"/>
          <table:table-cell ns41:value-type="float" table:style-name="ce37" office:value="411" office:value-type="float">
            <text:p>411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38" office:value="3870" office:value-type="float">
            <text:p>3,870</text:p>
          </table:table-cell>
          <table:table-cell ns41:value-type="float" table:style-name="ce38" office:value="3697" office:value-type="float">
            <text:p>3,69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4"/>
          <table:table-cell ns41:value-type="float" table:style-name="ce37" office:value="82" office:value-type="float">
            <text:p>82</text:p>
          </table:table-cell>
          <table:table-cell ns41:value-type="float" table:style-name="ce37" office:value="65" office:value-type="float">
            <text:p>65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Verzameling der</text:p>
          </table:table-cell>
          <table:table-cell ns41:value-type="string" table:style-name="ce17" office:value-type="string">
            <text:p>STEDEN</text:p>
          </table:table-cell>
          <table:table-cell table:style-name="Default"/>
          <table:table-cell ns41:value-type="float" table:style-name="ce30" office:value="16205" office:value-type="float">
            <text:p>16,205</text:p>
          </table:table-cell>
          <table:table-cell ns41:value-type="float" table:style-name="ce38" office:value="1278" office:value-type="float">
            <text:p>1,278</text:p>
          </table:table-cell>
          <table:table-cell ns41:value-type="float" table:style-name="ce38" office:value="17483" office:value-type="float">
            <text:p>17,483</text:p>
          </table:table-cell>
          <table:table-cell ns41:value-type="float" table:style-name="ce37" office:value="78" office:value-type="float">
            <text:p>78</text:p>
          </table:table-cell>
          <table:table-cell ns41:value-type="float" table:style-name="ce38" office:value="16283" office:value-type="float">
            <text:p>16,283</text:p>
          </table:table-cell>
          <table:table-cell ns41:value-type="float" table:style-name="ce38" office:value="20098" office:value-type="float">
            <text:p>20,098</text:p>
          </table:table-cell>
          <table:table-cell ns41:value-type="float" table:style-name="ce38" office:value="47679" office:value-type="float">
            <text:p>47,679</text:p>
          </table:table-cell>
          <table:table-cell ns41:value-type="float" table:style-name="ce38" office:value="51960" office:value-type="float">
            <text:p>51,960</text:p>
          </table:table-cell>
          <table:table-cell ns41:value-type="float" table:style-name="ce38" office:value="99639" office:value-type="float">
            <text:p>99,639</text:p>
          </table:table-cell>
          <table:table-cell ns41:value-type="float" table:style-name="ce38" office:value="44262" office:value-type="float">
            <text:p>44,262</text:p>
          </table:table-cell>
          <table:table-cell ns41:value-type="float" table:style-name="ce38" office:value="50182" office:value-type="float">
            <text:p>50,182</text:p>
          </table:table-cell>
          <table:table-cell ns41:value-type="float" table:style-name="ce38" office:value="3100" office:value-type="float">
            <text:p>3,100</text:p>
          </table:table-cell>
          <table:table-cell ns41:value-type="float" table:style-name="ce38" office:value="1623" office:value-type="float">
            <text:p>1,623</text:p>
          </table:table-cell>
          <table:table-cell ns41:value-type="float" table:style-name="ce37" office:value="317" office:value-type="float">
            <text:p>317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882" office:value-type="float">
            <text:p>882</text:p>
          </table:table-cell>
          <table:table-cell ns41:value-type="float" table:style-name="ce37" office:value="468" office:value-type="float">
            <text:p>468</text:p>
          </table:table-cell>
          <table:table-cell ns41:value-type="float" table:style-name="ce38" office:value="30866" office:value-type="float">
            <text:p>30,866</text:p>
          </table:table-cell>
          <table:table-cell ns41:value-type="float" table:style-name="ce38" office:value="32386" office:value-type="float">
            <text:p>32,386</text:p>
          </table:table-cell>
          <table:table-cell ns41:value-type="float" table:style-name="ce38" office:value="14965" office:value-type="float">
            <text:p>14,965</text:p>
          </table:table-cell>
          <table:table-cell ns41:value-type="float" table:style-name="ce38" office:value="15017" office:value-type="float">
            <text:p>15,017</text:p>
          </table:table-cell>
          <table:table-cell ns41:value-type="float" table:style-name="ce38" office:value="1837" office:value-type="float">
            <text:p>1,837</text:p>
          </table:table-cell>
          <table:table-cell ns41:value-type="float" table:style-name="ce38" office:value="4555" office:value-type="float">
            <text:p>4,555</text:p>
          </table:table-cell>
          <table:table-cell ns41:value-type="float" table:style-name="ce38" office:value="31723" office:value-type="float">
            <text:p>31,723</text:p>
          </table:table-cell>
          <table:table-cell ns41:value-type="float" table:style-name="ce38" office:value="32667" office:value-type="float">
            <text:p>32,667</text:p>
          </table:table-cell>
          <table:table-cell ns41:value-type="float" table:style-name="ce38" office:value="7416" office:value-type="float">
            <text:p>7,416</text:p>
          </table:table-cell>
          <table:table-cell ns41:value-type="float" table:style-name="ce38" office:value="10828" office:value-type="float">
            <text:p>10,828</text:p>
          </table:table-cell>
          <table:table-cell ns41:value-type="float" table:style-name="ce38" office:value="6830" office:value-type="float">
            <text:p>6,830</text:p>
          </table:table-cell>
          <table:table-cell ns41:value-type="float" table:style-name="ce38" office:value="6825" office:value-type="float">
            <text:p>6,825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8" office:value="1202" office:value-type="float">
            <text:p>1,202</text:p>
          </table:table-cell>
          <table:table-cell ns41:value-type="float" table:style-name="ce38" office:value="1115" office:value-type="float">
            <text:p>1,115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238" office:value-type="float">
            <text:p>238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55" office:value-type="float">
            <text:p>155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8" office:value="26679" office:value-type="float">
            <text:p>26,679</text:p>
          </table:table-cell>
          <table:table-cell ns41:value-type="float" table:style-name="ce38" office:value="29384" office:value-type="float">
            <text:p>29,384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177" office:value-type="float">
            <text:p>177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8" office:value-type="float">
            <text:p>8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863" office:value-type="float">
            <text:p>863</text:p>
          </table:table-cell>
          <table:table-cell ns41:value-type="float" table:style-name="ce37" office:value="772" office:value-type="float">
            <text:p>772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1" office:value-type="float">
            <text:p>21</text:p>
          </table:table-cell>
          <table:table-cell table:style-name="ce37" table:number-columns-repeated="4"/>
          <table:table-cell ns41:value-type="float" table:style-name="ce37" office:value="275" office:value-type="float">
            <text:p>275</text:p>
          </table:table-cell>
          <table:table-cell ns41:value-type="float" table:style-name="ce37" office:value="292" office:value-type="float">
            <text:p>292</text:p>
          </table:table-cell>
          <table:table-cell ns41:value-type="float" table:style-name="ce38" office:value="17980" office:value-type="float">
            <text:p>17,980</text:p>
          </table:table-cell>
          <table:table-cell ns41:value-type="float" table:style-name="ce38" office:value="19589" office:value-type="float">
            <text:p>19,589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113" office:value-type="float">
            <text:p>113</text:p>
          </table:table-cell>
          <table:table-cell table:style-name="ce37" table:number-columns-repeated="4"/>
          <table:table-cell ns41:value-type="float" table:style-name="ce38" office:value="1427" office:value-type="float">
            <text:p>1,427</text:p>
          </table:table-cell>
          <table:table-cell ns41:value-type="float" table:style-name="ce38" office:value="1422" office:value-type="float">
            <text:p>1,42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67" office:value="47" office:value-type="float">
            <text:p>47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Verzameling der</text:p>
          </table:table-cell>
          <table:table-cell ns41:value-type="string" table:style-name="ce17" office:value-type="string">
            <text:p>GEMEENTEN TEN PLATTEN LANDE. 1STE DISTRIKT</text:p>
          </table:table-cell>
          <table:table-cell table:style-name="Default"/>
          <table:table-cell ns41:value-type="float" table:style-name="ce30" office:value="11562" office:value-type="float">
            <text:p>11,562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38" office:value="11779" office:value-type="float">
            <text:p>11,77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8" office:value="11569" office:value-type="float">
            <text:p>11,569</text:p>
          </table:table-cell>
          <table:table-cell ns41:value-type="float" table:style-name="ce38" office:value="14804" office:value-type="float">
            <text:p>14,804</text:p>
          </table:table-cell>
          <table:table-cell ns41:value-type="float" table:style-name="ce38" office:value="39165" office:value-type="float">
            <text:p>39,165</text:p>
          </table:table-cell>
          <table:table-cell ns41:value-type="float" table:style-name="ce38" office:value="37699" office:value-type="float">
            <text:p>37,699</text:p>
          </table:table-cell>
          <table:table-cell ns41:value-type="float" table:style-name="ce38" office:value="76864" office:value-type="float">
            <text:p>76,864</text:p>
          </table:table-cell>
          <table:table-cell ns41:value-type="float" table:style-name="ce38" office:value="38295" office:value-type="float">
            <text:p>38,295</text:p>
          </table:table-cell>
          <table:table-cell ns41:value-type="float" table:style-name="ce38" office:value="36961" office:value-type="float">
            <text:p>36,961</text:p>
          </table:table-cell>
          <table:table-cell ns41:value-type="float" table:style-name="ce37" office:value="774" office:value-type="float">
            <text:p>774</text:p>
          </table:table-cell>
          <table:table-cell ns41:value-type="float" table:style-name="ce37" office:value="677" office:value-type="float">
            <text:p>677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366" office:value-type="float">
            <text:p>366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38" office:value="26137" office:value-type="float">
            <text:p>26,137</text:p>
          </table:table-cell>
          <table:table-cell ns41:value-type="float" table:style-name="ce38" office:value="23339" office:value-type="float">
            <text:p>23,339</text:p>
          </table:table-cell>
          <table:table-cell ns41:value-type="float" table:style-name="ce38" office:value="11674" office:value-type="float">
            <text:p>11,674</text:p>
          </table:table-cell>
          <table:table-cell ns41:value-type="float" table:style-name="ce38" office:value="11682" office:value-type="float">
            <text:p>11,682</text:p>
          </table:table-cell>
          <table:table-cell ns41:value-type="float" table:style-name="ce38" office:value="1354" office:value-type="float">
            <text:p>1,354</text:p>
          </table:table-cell>
          <table:table-cell ns41:value-type="float" table:style-name="ce38" office:value="2678" office:value-type="float">
            <text:p>2,678</text:p>
          </table:table-cell>
          <table:table-cell ns41:value-type="float" table:style-name="ce38" office:value="28656" office:value-type="float">
            <text:p>28,656</text:p>
          </table:table-cell>
          <table:table-cell ns41:value-type="float" table:style-name="ce38" office:value="26995" office:value-type="float">
            <text:p>26,995</text:p>
          </table:table-cell>
          <table:table-cell ns41:value-type="float" table:style-name="ce38" office:value="7121" office:value-type="float">
            <text:p>7,121</text:p>
          </table:table-cell>
          <table:table-cell ns41:value-type="float" table:style-name="ce38" office:value="7400" office:value-type="float">
            <text:p>7,400</text:p>
          </table:table-cell>
          <table:table-cell ns41:value-type="float" table:style-name="ce38" office:value="3012" office:value-type="float">
            <text:p>3,012</text:p>
          </table:table-cell>
          <table:table-cell ns41:value-type="float" table:style-name="ce38" office:value="3048" office:value-type="float">
            <text:p>3,048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214" office:value-type="float">
            <text:p>214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8" office:value="33537" office:value-type="float">
            <text:p>33,537</text:p>
          </table:table-cell>
          <table:table-cell ns41:value-type="float" table:style-name="ce38" office:value="32470" office:value-type="float">
            <text:p>32,470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59" office:value-type="float">
            <text:p>159</text:p>
          </table:table-cell>
          <table:table-cell ns41:value-type="float" table:style-name="ce37" office:value="110" office:value-type="float">
            <text:p>11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2" office:value-type="float">
            <text:p>12</text:p>
          </table:table-cell>
          <table:table-cell table:style-name="ce37" table:number-columns-repeated="4"/>
          <table:table-cell ns41:value-type="float" table:style-name="ce37" office:value="763" office:value-type="float">
            <text:p>763</text:p>
          </table:table-cell>
          <table:table-cell ns41:value-type="float" table:style-name="ce37" office:value="752" office:value-type="float">
            <text:p>752</text:p>
          </table:table-cell>
          <table:table-cell ns41:value-type="float" table:style-name="ce38" office:value="4445" office:value-type="float">
            <text:p>4,445</text:p>
          </table:table-cell>
          <table:table-cell ns41:value-type="float" table:style-name="ce38" office:value="4139" office:value-type="float">
            <text:p>4,13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141" office:value-type="float">
            <text:p>141</text:p>
          </table:table-cell>
          <table:table-cell ns41:value-type="float" table:style-name="ce37" office:value="112" office:value-type="float">
            <text:p>112</text:p>
          </table:table-cell>
          <table:table-cell table:style-name="ce37" table:number-columns-repeated="2"/>
          <table:table-cell ns41:value-type="float" table:style-name="ce37" office:value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Verzameling der</text:p>
          </table:table-cell>
          <table:table-cell ns41:value-type="string" table:style-name="ce17" office:value-type="string">
            <text:p>GEMEENTEN TEN PLATTEN LANDE. 2DE DISTRIKT</text:p>
          </table:table-cell>
          <table:table-cell table:style-name="Default"/>
          <table:table-cell ns41:value-type="float" table:style-name="ce30" office:value="10358" office:value-type="float">
            <text:p>10,358</text:p>
          </table:table-cell>
          <table:table-cell ns41:value-type="float" table:style-name="ce37" office:value="247" office:value-type="float">
            <text:p>247</text:p>
          </table:table-cell>
          <table:table-cell ns41:value-type="float" table:style-name="ce38" office:value="10605" office:value-type="float">
            <text:p>10,605</text:p>
          </table:table-cell>
          <table:table-cell table:style-name="ce37"/>
          <table:table-cell ns41:value-type="float" table:style-name="ce38" office:value="10358" office:value-type="float">
            <text:p>10,358</text:p>
          </table:table-cell>
          <table:table-cell ns41:value-type="float" table:style-name="ce38" office:value="12225" office:value-type="float">
            <text:p>12,225</text:p>
          </table:table-cell>
          <table:table-cell ns41:value-type="float" table:style-name="ce38" office:value="34217" office:value-type="float">
            <text:p>34,217</text:p>
          </table:table-cell>
          <table:table-cell ns41:value-type="float" table:style-name="ce38" office:value="32887" office:value-type="float">
            <text:p>32,887</text:p>
          </table:table-cell>
          <table:table-cell ns41:value-type="float" table:style-name="ce38" office:value="67104" office:value-type="float">
            <text:p>67,104</text:p>
          </table:table-cell>
          <table:table-cell ns41:value-type="float" table:style-name="ce38" office:value="33481" office:value-type="float">
            <text:p>33,481</text:p>
          </table:table-cell>
          <table:table-cell ns41:value-type="float" table:style-name="ce38" office:value="32080" office:value-type="float">
            <text:p>32,080</text:p>
          </table:table-cell>
          <table:table-cell ns41:value-type="float" table:style-name="ce37" office:value="699" office:value-type="float">
            <text:p>699</text:p>
          </table:table-cell>
          <table:table-cell ns41:value-type="float" table:style-name="ce37" office:value="772" office:value-type="float">
            <text:p>772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566" office:value-type="float">
            <text:p>566</text:p>
          </table:table-cell>
          <table:table-cell ns41:value-type="float" table:style-name="ce37" office:value="572" office:value-type="float">
            <text:p>572</text:p>
          </table:table-cell>
          <table:table-cell ns41:value-type="float" table:style-name="ce38" office:value="22155" office:value-type="float">
            <text:p>22,155</text:p>
          </table:table-cell>
          <table:table-cell ns41:value-type="float" table:style-name="ce38" office:value="20105" office:value-type="float">
            <text:p>20,105</text:p>
          </table:table-cell>
          <table:table-cell ns41:value-type="float" table:style-name="ce38" office:value="10651" office:value-type="float">
            <text:p>10,651</text:p>
          </table:table-cell>
          <table:table-cell ns41:value-type="float" table:style-name="ce38" office:value="10646" office:value-type="float">
            <text:p>10,646</text:p>
          </table:table-cell>
          <table:table-cell ns41:value-type="float" table:style-name="ce38" office:value="1411" office:value-type="float">
            <text:p>1,411</text:p>
          </table:table-cell>
          <table:table-cell ns41:value-type="float" table:style-name="ce38" office:value="2136" office:value-type="float">
            <text:p>2,136</text:p>
          </table:table-cell>
          <table:table-cell ns41:value-type="float" table:style-name="ce38" office:value="26513" office:value-type="float">
            <text:p>26,513</text:p>
          </table:table-cell>
          <table:table-cell ns41:value-type="float" table:style-name="ce38" office:value="24591" office:value-type="float">
            <text:p>24,591</text:p>
          </table:table-cell>
          <table:table-cell ns41:value-type="float" table:style-name="ce37" office:value="6000" office:value-type="float">
            <text:p>6000</text:p>
          </table:table-cell>
          <table:table-cell ns41:value-type="float" table:style-name="ce38" office:value="6671" office:value-type="float">
            <text:p>6,671</text:p>
          </table:table-cell>
          <table:table-cell ns41:value-type="float" table:style-name="ce38" office:value="1003" office:value-type="float">
            <text:p>1,003</text:p>
          </table:table-cell>
          <table:table-cell ns41:value-type="float" table:style-name="ce38" office:value="1069" office:value-type="float">
            <text:p>1,069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30" office:value-type="float">
            <text:p>630</text:p>
          </table:table-cell>
          <table:table-cell ns41:value-type="float" table:style-name="ce37" office:value="510" office:value-type="float">
            <text:p>510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27" office:value-type="float">
            <text:p>27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8" office:value="24142" office:value-type="float">
            <text:p>24,142</text:p>
          </table:table-cell>
          <table:table-cell ns41:value-type="float" table:style-name="ce38" office:value="23293" office:value-type="float">
            <text:p>23,293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4"/>
          <table:table-cell ns41:value-type="float" table:style-name="ce37" office:value="64" office:value-type="float">
            <text:p>64</text:p>
          </table:table-cell>
          <table:table-cell ns41:value-type="float" table:style-name="ce37" office:value="33" office:value-type="float">
            <text:p>33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45" office:value-type="float">
            <text:p>45</text:p>
          </table:table-cell>
          <table:table-cell table:style-name="ce37" table:number-columns-repeated="6"/>
          <table:table-cell ns41:value-type="float" table:style-name="ce37" office:value="341" office:value-type="float">
            <text:p>341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8" office:value="9330" office:value-type="float">
            <text:p>9,330</text:p>
          </table:table-cell>
          <table:table-cell ns41:value-type="float" table:style-name="ce38" office:value="8922" office:value-type="float">
            <text:p>8,922</text:p>
          </table:table-cell>
          <table:table-cell table:style-name="ce37" table:number-columns-repeated="6"/>
          <table:table-cell ns41:value-type="float" table:style-name="ce37" office:value="299" office:value-type="float">
            <text:p>299</text:p>
          </table:table-cell>
          <table:table-cell ns41:value-type="float" table:style-name="ce37" office:value="252" office:value-type="float">
            <text:p>252</text:p>
          </table:table-cell>
          <table:table-cell table:style-name="ce37" table:number-columns-repeated="3"/>
          <table:table-cell ns41:value-type="float" table:style-name="ce67" office:value="5" office:value-type="float">
            <text:p>5</text:p>
          </table:table-cell>
          <table:table-cell table:number-columns-repeated="944"/>
        </table:table-row>
        <table:table-row table:style-name="ro6">
          <table:table-cell ns41:value-type="string" table:style-name="ce8" office:value-type="string">
            <text:p>Verzameling der</text:p>
          </table:table-cell>
          <table:table-cell ns41:value-type="string" table:style-name="ce17" office:value-type="string">
            <text:p>GEMEENTEN TEN PLATTEN LANDE. 3DE DISTRIKT</text:p>
          </table:table-cell>
          <table:table-cell table:style-name="Default"/>
          <table:table-cell ns41:value-type="float" table:style-name="ce30" office:value="4177" office:value-type="float">
            <text:p>4,177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8" office:value="4233" office:value-type="float">
            <text:p>4,23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4181" office:value-type="float">
            <text:p>4,181</text:p>
          </table:table-cell>
          <table:table-cell ns41:value-type="float" table:style-name="ce38" office:value="5126" office:value-type="float">
            <text:p>5,126</text:p>
          </table:table-cell>
          <table:table-cell ns41:value-type="float" table:style-name="ce38" office:value="13941" office:value-type="float">
            <text:p>13,941</text:p>
          </table:table-cell>
          <table:table-cell ns41:value-type="float" table:style-name="ce38" office:value="13540" office:value-type="float">
            <text:p>13,540</text:p>
          </table:table-cell>
          <table:table-cell ns41:value-type="float" table:style-name="ce38" office:value="27481" office:value-type="float">
            <text:p>27,481</text:p>
          </table:table-cell>
          <table:table-cell ns41:value-type="float" table:style-name="ce38" office:value="13609" office:value-type="float">
            <text:p>13,609</text:p>
          </table:table-cell>
          <table:table-cell ns41:value-type="float" table:style-name="ce38" office:value="13217" office:value-type="float">
            <text:p>13,217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7" office:value="302" office:value-type="float">
            <text:p>302</text:p>
          </table:table-cell>
          <table:table-cell ns41:value-type="float" office:value="21" table:style-name="ce37" table:number-columns-repeated="2" office:value-type="float">
            <text:p>21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38" office:value="9271" office:value-type="float">
            <text:p>9,271</text:p>
          </table:table-cell>
          <table:table-cell ns41:value-type="float" table:style-name="ce38" office:value="8378" office:value-type="float">
            <text:p>8,378</text:p>
          </table:table-cell>
          <table:table-cell ns41:value-type="float" table:style-name="ce38" office:value="4207" office:value-type="float">
            <text:p>4,207</text:p>
          </table:table-cell>
          <table:table-cell ns41:value-type="float" table:style-name="ce38" office:value="4225" office:value-type="float">
            <text:p>4,225</text:p>
          </table:table-cell>
          <table:table-cell ns41:value-type="float" table:style-name="ce37" office:value="463" office:value-type="float">
            <text:p>463</text:p>
          </table:table-cell>
          <table:table-cell ns41:value-type="float" table:style-name="ce37" office:value="937" office:value-type="float">
            <text:p>937</text:p>
          </table:table-cell>
          <table:table-cell ns41:value-type="float" table:style-name="ce38" office:value="10170" office:value-type="float">
            <text:p>10,170</text:p>
          </table:table-cell>
          <table:table-cell ns41:value-type="float" table:style-name="ce38" office:value="9447" office:value-type="float">
            <text:p>9,447</text:p>
          </table:table-cell>
          <table:table-cell ns41:value-type="float" table:style-name="ce38" office:value="2733" office:value-type="float">
            <text:p>2,733</text:p>
          </table:table-cell>
          <table:table-cell ns41:value-type="float" table:style-name="ce38" office:value="3137" office:value-type="float">
            <text:p>3,137</text:p>
          </table:table-cell>
          <table:table-cell ns41:value-type="float" table:style-name="ce37" office:value="326" office:value-type="float">
            <text:p>326</text:p>
          </table:table-cell>
          <table:table-cell ns41:value-type="float" table:style-name="ce37" office:value="249" office:value-type="float">
            <text:p>24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75" office:value-type="float">
            <text:p>675</text:p>
          </table:table-cell>
          <table:table-cell ns41:value-type="float" table:style-name="ce37" office:value="665" office:value-type="float">
            <text:p>66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6" office:value-type="float">
            <text:p>26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8" office:value="2015" office:value-type="float">
            <text:p>2,015</text:p>
          </table:table-cell>
          <table:table-cell ns41:value-type="float" table:style-name="ce38" office:value="1905" office:value-type="float">
            <text:p>1,905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6"/>
          <table:table-cell ns41:value-type="float" table:style-name="ce37" office:value="19" office:value-type="float">
            <text:p>19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32" office:value-type="float">
            <text:p>32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8" office:value="11763" office:value-type="float">
            <text:p>11,763</text:p>
          </table:table-cell>
          <table:table-cell ns41:value-type="float" table:style-name="ce38" office:value="11464" office:value-type="float">
            <text:p>11,464</text:p>
          </table:table-cell>
          <table:table-cell table:style-name="ce37" table:number-columns-repeated="6"/>
          <table:table-cell ns41:value-type="float" table:style-name="ce37" office:value="105" office:value-type="float">
            <text:p>105</text:p>
          </table:table-cell>
          <table:table-cell ns41:value-type="float" table:style-name="ce37" office:value="111" office:value-type="float">
            <text:p>111</text:p>
          </table:table-cell>
          <table:table-cell table:style-name="ce37" table:number-columns-repeated="3"/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Verzameling der</text:p>
          </table:table-cell>
          <table:table-cell ns41:value-type="string" table:style-name="ce17" office:value-type="string">
            <text:p>GEMEENTEN TEN PLATTEN LANDE. 4DE DISTRIKT</text:p>
          </table:table-cell>
          <table:table-cell table:style-name="Default"/>
          <table:table-cell ns41:value-type="float" table:style-name="ce30" office:value="10210" office:value-type="float">
            <text:p>10,210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8" office:value="10344" office:value-type="float">
            <text:p>10,344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8" office:value="10223" office:value-type="float">
            <text:p>10,223</text:p>
          </table:table-cell>
          <table:table-cell ns41:value-type="float" table:style-name="ce38" office:value="12138" office:value-type="float">
            <text:p>12,138</text:p>
          </table:table-cell>
          <table:table-cell ns41:value-type="float" table:style-name="ce38" office:value="33258" office:value-type="float">
            <text:p>33,258</text:p>
          </table:table-cell>
          <table:table-cell ns41:value-type="float" table:style-name="ce38" office:value="31888" office:value-type="float">
            <text:p>31,888</text:p>
          </table:table-cell>
          <table:table-cell ns41:value-type="float" table:style-name="ce38" office:value="65146" office:value-type="float">
            <text:p>65,146</text:p>
          </table:table-cell>
          <table:table-cell ns41:value-type="float" table:style-name="ce38" office:value="32600" office:value-type="float">
            <text:p>32,600</text:p>
          </table:table-cell>
          <table:table-cell ns41:value-type="float" table:style-name="ce38" office:value="31190" office:value-type="float">
            <text:p>31,190</text:p>
          </table:table-cell>
          <table:table-cell ns41:value-type="float" table:style-name="ce37" office:value="583" office:value-type="float">
            <text:p>583</text:p>
          </table:table-cell>
          <table:table-cell ns41:value-type="float" table:style-name="ce37" office:value="643" office:value-type="float">
            <text:p>643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483" office:value-type="float">
            <text:p>483</text:p>
          </table:table-cell>
          <table:table-cell ns41:value-type="float" table:style-name="ce37" office:value="408" office:value-type="float">
            <text:p>408</text:p>
          </table:table-cell>
          <table:table-cell ns41:value-type="float" table:style-name="ce38" office:value="22659" office:value-type="float">
            <text:p>22,659</text:p>
          </table:table-cell>
          <table:table-cell ns41:value-type="float" table:style-name="ce38" office:value="20223" office:value-type="float">
            <text:p>20,223</text:p>
          </table:table-cell>
          <table:table-cell ns41:value-type="float" table:style-name="ce38" office:value="9478" office:value-type="float">
            <text:p>9,478</text:p>
          </table:table-cell>
          <table:table-cell ns41:value-type="float" table:style-name="ce37" office:value="9510" office:value-type="float">
            <text:p>9510</text:p>
          </table:table-cell>
          <table:table-cell ns41:value-type="float" table:style-name="ce38" office:value="1121" office:value-type="float">
            <text:p>1,121</text:p>
          </table:table-cell>
          <table:table-cell ns41:value-type="float" table:style-name="ce38" office:value="2155" office:value-type="float">
            <text:p>2,155</text:p>
          </table:table-cell>
          <table:table-cell ns41:value-type="float" table:style-name="ce38" office:value="24665" office:value-type="float">
            <text:p>24,665</text:p>
          </table:table-cell>
          <table:table-cell ns41:value-type="float" table:style-name="ce38" office:value="22819" office:value-type="float">
            <text:p>22,819</text:p>
          </table:table-cell>
          <table:table-cell ns41:value-type="float" table:style-name="ce38" office:value="5922" office:value-type="float">
            <text:p>5,922</text:p>
          </table:table-cell>
          <table:table-cell ns41:value-type="float" table:style-name="ce38" office:value="6834" office:value-type="float">
            <text:p>6,834</text:p>
          </table:table-cell>
          <table:table-cell ns41:value-type="float" table:style-name="ce38" office:value="1864" office:value-type="float">
            <text:p>1,864</text:p>
          </table:table-cell>
          <table:table-cell ns41:value-type="float" table:style-name="ce38" office:value="1594" office:value-type="float">
            <text:p>1,59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719" office:value-type="float">
            <text:p>719</text:p>
          </table:table-cell>
          <table:table-cell ns41:value-type="float" table:style-name="ce37" office:value="590" office:value-type="float">
            <text:p>590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8" office:value="10516" office:value-type="float">
            <text:p>10,516</text:p>
          </table:table-cell>
          <table:table-cell ns41:value-type="float" table:style-name="ce38" office:value="10067" office:value-type="float">
            <text:p>10,06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39" office:value-type="float">
            <text:p>39</text:p>
          </table:table-cell>
          <table:table-cell ns41:value-type="float" table:style-name="ce37" office:value="38" office:value-type="float">
            <text:p>38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4"/>
          <table:table-cell ns41:value-type="float" table:style-name="ce37" office:value="47" office:value-type="float">
            <text:p>47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8" office:value="22551" office:value-type="float">
            <text:p>22,551</text:p>
          </table:table-cell>
          <table:table-cell ns41:value-type="float" table:style-name="ce38" office:value="21646" office:value-type="float">
            <text:p>21,646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4"/>
          <table:table-cell ns41:value-type="float" table:style-name="ce37" office:value="88" office:value-type="float">
            <text:p>88</text:p>
          </table:table-cell>
          <table:table-cell ns41:value-type="float" table:style-name="ce37" office:value="79" office:value-type="float">
            <text:p>79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Verzameling der</text:p>
          </table:table-cell>
          <table:table-cell ns41:value-type="string" table:style-name="ce17" office:value-type="string">
            <text:p>GEMEENTEN TEN PLATTEN LANDE. 5DE DISTRIKT</text:p>
          </table:table-cell>
          <table:table-cell table:style-name="Default"/>
          <table:table-cell ns41:value-type="float" table:style-name="ce30" office:value="5984" office:value-type="float">
            <text:p>5,984</text:p>
          </table:table-cell>
          <table:table-cell ns41:value-type="float" table:style-name="ce37" office:value="170" office:value-type="float">
            <text:p>170</text:p>
          </table:table-cell>
          <table:table-cell ns41:value-type="float" table:style-name="ce38" office:value="6154" office:value-type="float">
            <text:p>6,154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8" office:value="6009" office:value-type="float">
            <text:p>6,009</text:p>
          </table:table-cell>
          <table:table-cell ns41:value-type="float" table:style-name="ce38" office:value="6824" office:value-type="float">
            <text:p>6,824</text:p>
          </table:table-cell>
          <table:table-cell ns41:value-type="float" table:style-name="ce38" office:value="17750" office:value-type="float">
            <text:p>17,750</text:p>
          </table:table-cell>
          <table:table-cell ns41:value-type="float" table:style-name="ce38" office:value="16732" office:value-type="float">
            <text:p>16,732</text:p>
          </table:table-cell>
          <table:table-cell ns41:value-type="float" table:style-name="ce38" office:value="34482" office:value-type="float">
            <text:p>34,482</text:p>
          </table:table-cell>
          <table:table-cell ns41:value-type="float" table:style-name="ce38" office:value="17274" office:value-type="float">
            <text:p>17,274</text:p>
          </table:table-cell>
          <table:table-cell ns41:value-type="float" table:style-name="ce38" office:value="16359" office:value-type="float">
            <text:p>16,359</text:p>
          </table:table-cell>
          <table:table-cell ns41:value-type="float" table:style-name="ce37" office:value="395" office:value-type="float">
            <text:p>395</text:p>
          </table:table-cell>
          <table:table-cell ns41:value-type="float" table:style-name="ce37" office:value="327" office:value-type="float">
            <text:p>327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315" office:value-type="float">
            <text:p>315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8" office:value="12053" office:value-type="float">
            <text:p>12,053</text:p>
          </table:table-cell>
          <table:table-cell ns41:value-type="float" table:style-name="ce38" office:value="10414" office:value-type="float">
            <text:p>10,414</text:p>
          </table:table-cell>
          <table:table-cell ns41:value-type="float" table:style-name="ce38" office:value="4963" office:value-type="float">
            <text:p>4,963</text:p>
          </table:table-cell>
          <table:table-cell ns41:value-type="float" table:style-name="ce38" office:value="4960" office:value-type="float">
            <text:p>4,960</text:p>
          </table:table-cell>
          <table:table-cell ns41:value-type="float" table:style-name="ce37" office:value="734" office:value-type="float">
            <text:p>734</text:p>
          </table:table-cell>
          <table:table-cell ns41:value-type="float" table:style-name="ce38" office:value="1358" office:value-type="float">
            <text:p>1,358</text:p>
          </table:table-cell>
          <table:table-cell ns41:value-type="float" table:style-name="ce38" office:value="14154" office:value-type="float">
            <text:p>14,154</text:p>
          </table:table-cell>
          <table:table-cell ns41:value-type="float" table:style-name="ce38" office:value="12434" office:value-type="float">
            <text:p>12,434</text:p>
          </table:table-cell>
          <table:table-cell ns41:value-type="float" table:style-name="ce38" office:value="2392" office:value-type="float">
            <text:p>2,392</text:p>
          </table:table-cell>
          <table:table-cell ns41:value-type="float" table:style-name="ce38" office:value="3095" office:value-type="float">
            <text:p>3,095</text:p>
          </table:table-cell>
          <table:table-cell ns41:value-type="float" table:style-name="ce38" office:value="1124" office:value-type="float">
            <text:p>1,124</text:p>
          </table:table-cell>
          <table:table-cell ns41:value-type="float" table:style-name="ce38" office:value="1153" office:value-type="float">
            <text:p>1,15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8" office:value="13311" office:value-type="float">
            <text:p>13,311</text:p>
          </table:table-cell>
          <table:table-cell ns41:value-type="float" table:style-name="ce38" office:value="12538" office:value-type="float">
            <text:p>12,53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24" office:value-type="float">
            <text:p>24</text:p>
          </table:table-cell>
          <table:table-cell ns41:value-type="float" office:value="4" table:style-name="ce37" table:number-columns-repeated="2" office:value-type="float">
            <text:p>4</text:p>
          </table:table-cell>
          <table:table-cell ns41:value-type="float" office:value="3" table:style-name="ce37" table:number-columns-repeated="2" office:value-type="float">
            <text:p>3</text:p>
          </table:table-cell>
          <table:table-cell table:style-name="ce37" table:number-columns-repeated="4"/>
          <table:table-cell ns41:value-type="float" table:style-name="ce37" office:value="411" office:value-type="float">
            <text:p>411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38" office:value="3870" office:value-type="float">
            <text:p>3,870</text:p>
          </table:table-cell>
          <table:table-cell ns41:value-type="float" table:style-name="ce38" office:value="3697" office:value-type="float">
            <text:p>3,69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table:style-name="ce37" table:number-columns-repeated="4"/>
          <table:table-cell ns41:value-type="float" table:style-name="ce37" office:value="82" office:value-type="float">
            <text:p>82</text:p>
          </table:table-cell>
          <table:table-cell ns41:value-type="float" table:style-name="ce37" office:value="65" office:value-type="float">
            <text:p>65</text:p>
          </table:table-cell>
          <table:table-cell table:style-name="ce37" table:number-columns-repeated="2"/>
          <table:table-cell ns41:value-type="float" table:style-name="ce37" office:value="1" office:value-type="float">
            <text:p>1</text:p>
          </table:table-cell>
          <table:table-cell table:style-name="ce67"/>
          <table:table-cell table:number-columns-repeated="944"/>
        </table:table-row>
        <table:table-row table:style-name="ro6">
          <table:table-cell ns41:value-type="string" table:style-name="ce8" office:value-type="string">
            <text:p>Verzameling der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30" office:value="42291" office:value-type="float">
            <text:p>42,291</text:p>
          </table:table-cell>
          <table:table-cell ns41:value-type="float" table:style-name="ce37" office:value="824" office:value-type="float">
            <text:p>824</text:p>
          </table:table-cell>
          <table:table-cell ns41:value-type="float" table:style-name="ce38" office:value="43115" office:value-type="float">
            <text:p>43,115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8" office:value="42340" office:value-type="float">
            <text:p>42,340</text:p>
          </table:table-cell>
          <table:table-cell ns41:value-type="float" table:style-name="ce38" office:value="51117" office:value-type="float">
            <text:p>51,117</text:p>
          </table:table-cell>
          <table:table-cell ns41:value-type="float" table:style-name="ce38" office:value="138331" office:value-type="float">
            <text:p>138,331</text:p>
          </table:table-cell>
          <table:table-cell ns41:value-type="float" table:style-name="ce38" office:value="132746" office:value-type="float">
            <text:p>132,746</text:p>
          </table:table-cell>
          <table:table-cell ns41:value-type="float" table:style-name="ce38" office:value="271077" office:value-type="float">
            <text:p>271,077</text:p>
          </table:table-cell>
          <table:table-cell ns41:value-type="float" table:style-name="ce38" office:value="135259" office:value-type="float">
            <text:p>135,259</text:p>
          </table:table-cell>
          <table:table-cell ns41:value-type="float" table:style-name="ce38" office:value="129807" office:value-type="float">
            <text:p>129,807</text:p>
          </table:table-cell>
          <table:table-cell ns41:value-type="float" table:style-name="ce38" office:value="2762" office:value-type="float">
            <text:p>2,762</text:p>
          </table:table-cell>
          <table:table-cell ns41:value-type="float" table:style-name="ce38" office:value="2721" office:value-type="float">
            <text:p>2,721</text:p>
          </table:table-cell>
          <table:table-cell ns41:value-type="float" table:style-name="ce37" office:value="310" office:value-type="float">
            <text:p>310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8" office:value="1941" office:value-type="float">
            <text:p>1,941</text:p>
          </table:table-cell>
          <table:table-cell ns41:value-type="float" table:style-name="ce38" office:value="1836" office:value-type="float">
            <text:p>1,836</text:p>
          </table:table-cell>
          <table:table-cell ns41:value-type="float" table:style-name="ce38" office:value="92275" office:value-type="float">
            <text:p>92,275</text:p>
          </table:table-cell>
          <table:table-cell ns41:value-type="float" table:style-name="ce38" office:value="82459" office:value-type="float">
            <text:p>82,459</text:p>
          </table:table-cell>
          <table:table-cell ns41:value-type="float" table:style-name="ce38" office:value="40973" office:value-type="float">
            <text:p>40,973</text:p>
          </table:table-cell>
          <table:table-cell ns41:value-type="float" table:style-name="ce38" office:value="41023" office:value-type="float">
            <text:p>41,023</text:p>
          </table:table-cell>
          <table:table-cell ns41:value-type="float" table:style-name="ce38" office:value="5083" office:value-type="float">
            <text:p>5,083</text:p>
          </table:table-cell>
          <table:table-cell ns41:value-type="float" table:style-name="ce38" office:value="9264" office:value-type="float">
            <text:p>9,264</text:p>
          </table:table-cell>
          <table:table-cell ns41:value-type="float" table:style-name="ce38" office:value="104158" office:value-type="float">
            <text:p>104,158</text:p>
          </table:table-cell>
          <table:table-cell ns41:value-type="float" table:style-name="ce38" office:value="96286" office:value-type="float">
            <text:p>96,286</text:p>
          </table:table-cell>
          <table:table-cell ns41:value-type="float" table:style-name="ce38" office:value="24168" office:value-type="float">
            <text:p>24,168</text:p>
          </table:table-cell>
          <table:table-cell ns41:value-type="float" table:style-name="ce38" office:value="27137" office:value-type="float">
            <text:p>27,137</text:p>
          </table:table-cell>
          <table:table-cell ns41:value-type="float" table:style-name="ce38" office:value="7329" office:value-type="float">
            <text:p>7,329</text:p>
          </table:table-cell>
          <table:table-cell ns41:value-type="float" table:style-name="ce38" office:value="7113" office:value-type="float">
            <text:p>7,113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8" office:value="2281" office:value-type="float">
            <text:p>2,281</text:p>
          </table:table-cell>
          <table:table-cell ns41:value-type="float" table:style-name="ce38" office:value="1902" office:value-type="float">
            <text:p>1,902</text:p>
          </table:table-cell>
          <table:table-cell ns41:value-type="float" table:style-name="ce37" office:value="145" office:value-type="float">
            <text:p>145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69" office:value-type="float">
            <text:p>169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8" office:value="83521" office:value-type="float">
            <text:p>83,521</text:p>
          </table:table-cell>
          <table:table-cell ns41:value-type="float" table:style-name="ce38" office:value="80273" office:value-type="float">
            <text:p>80,273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" office:value-type="float">
            <text:p>4</text:p>
          </table:table-cell>
          <table:table-cell table:style-name="ce37" table:number-columns-repeated="2"/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7" office:value="210" office:value-type="float">
            <text:p>210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19" office:value-type="float">
            <text:p>19</text:p>
          </table:table-cell>
          <table:table-cell table:style-name="ce37" table:number-columns-repeated="4"/>
          <table:table-cell ns41:value-type="float" table:style-name="ce38" office:value="1594" office:value-type="float">
            <text:p>1,594</text:p>
          </table:table-cell>
          <table:table-cell ns41:value-type="float" table:style-name="ce38" office:value="1535" office:value-type="float">
            <text:p>1,535</text:p>
          </table:table-cell>
          <table:table-cell ns41:value-type="float" table:style-name="ce38" office:value="51959" office:value-type="float">
            <text:p>51,959</text:p>
          </table:table-cell>
          <table:table-cell ns41:value-type="float" table:style-name="ce38" office:value="49868" office:value-type="float">
            <text:p>49,868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table:style-name="ce37" office:value="715" office:value-type="float">
            <text:p>715</text:p>
          </table:table-cell>
          <table:table-cell ns41:value-type="float" table:style-name="ce37" office:value="619" office:value-type="float">
            <text:p>619</text:p>
          </table:table-cell>
          <table:table-cell table:style-name="ce37" table:number-columns-repeated="2"/>
          <table:table-cell ns41:value-type="float" table:style-name="ce37" office:value="4" office:value-type="float">
            <text:p>4</text:p>
          </table:table-cell>
          <table:table-cell ns41:value-type="float" table:style-name="ce67" office:value="7" office:value-type="float">
            <text:p>7</text:p>
          </table:table-cell>
          <table:table-cell table:number-columns-repeated="944"/>
        </table:table-row>
        <table:table-row table:style-name="ro1">
          <table:table-cell ns41:value-type="string" table:style-name="ce9" office:value-type="string">
            <text:p>Verzameling der</text:p>
          </table:table-cell>
          <table:table-cell ns41:value-type="string" table:style-name="ce18" office:value-type="string">
            <text:p>STEDEN EN GEMEENTEN TEN PLATTEN LANDE</text:p>
          </table:table-cell>
          <table:table-cell table:style-name="Default"/>
          <table:table-cell ns41:value-type="float" table:style-name="ce31" office:value="58496" office:value-type="float">
            <text:p>58,496</text:p>
          </table:table-cell>
          <table:table-cell ns41:value-type="float" table:style-name="ce39" office:value="2102" office:value-type="float">
            <text:p>2,102</text:p>
          </table:table-cell>
          <table:table-cell ns41:value-type="float" table:style-name="ce39" office:value="60598" office:value-type="float">
            <text:p>60,598</text:p>
          </table:table-cell>
          <table:table-cell ns41:value-type="float" table:style-name="ce44" office:value="127" office:value-type="float">
            <text:p>127</text:p>
          </table:table-cell>
          <table:table-cell ns41:value-type="float" table:style-name="ce39" office:value="58623" office:value-type="float">
            <text:p>58,623</text:p>
          </table:table-cell>
          <table:table-cell ns41:value-type="float" table:style-name="ce39" office:value="71215" office:value-type="float">
            <text:p>71,215</text:p>
          </table:table-cell>
          <table:table-cell ns41:value-type="float" table:style-name="ce39" office:value="186010" office:value-type="float">
            <text:p>186,010</text:p>
          </table:table-cell>
          <table:table-cell ns41:value-type="float" table:style-name="ce39" office:value="184706" office:value-type="float">
            <text:p>184,706</text:p>
          </table:table-cell>
          <table:table-cell ns41:value-type="float" table:style-name="ce39" office:value="370716" office:value-type="float">
            <text:p>370,716</text:p>
          </table:table-cell>
          <table:table-cell ns41:value-type="float" table:style-name="ce39" office:value="179521" office:value-type="float">
            <text:p>179,521</text:p>
          </table:table-cell>
          <table:table-cell ns41:value-type="float" table:style-name="ce39" office:value="179989" office:value-type="float">
            <text:p>179,989</text:p>
          </table:table-cell>
          <table:table-cell ns41:value-type="float" table:style-name="ce39" office:value="5862" office:value-type="float">
            <text:p>5,862</text:p>
          </table:table-cell>
          <table:table-cell ns41:value-type="float" table:style-name="ce39" office:value="4344" office:value-type="float">
            <text:p>4,344</text:p>
          </table:table-cell>
          <table:table-cell ns41:value-type="float" table:style-name="ce44" office:value="627" office:value-type="float">
            <text:p>627</text:p>
          </table:table-cell>
          <table:table-cell ns41:value-type="float" table:style-name="ce44" office:value="373" office:value-type="float">
            <text:p>373</text:p>
          </table:table-cell>
          <table:table-cell ns41:value-type="float" table:style-name="ce39" office:value="2823" office:value-type="float">
            <text:p>2,823</text:p>
          </table:table-cell>
          <table:table-cell ns41:value-type="float" table:style-name="ce39" office:value="2304" office:value-type="float">
            <text:p>2,304</text:p>
          </table:table-cell>
          <table:table-cell ns41:value-type="float" table:style-name="ce39" office:value="123141" office:value-type="float">
            <text:p>123,141</text:p>
          </table:table-cell>
          <table:table-cell ns41:value-type="float" table:style-name="ce39" office:value="114845" office:value-type="float">
            <text:p>114,845</text:p>
          </table:table-cell>
          <table:table-cell ns41:value-type="float" table:style-name="ce39" office:value="55938" office:value-type="float">
            <text:p>55,938</text:p>
          </table:table-cell>
          <table:table-cell ns41:value-type="float" table:style-name="ce39" office:value="56040" office:value-type="float">
            <text:p>56,040</text:p>
          </table:table-cell>
          <table:table-cell ns41:value-type="float" table:style-name="ce39" office:value="6920" office:value-type="float">
            <text:p>6,920</text:p>
          </table:table-cell>
          <table:table-cell ns41:value-type="float" table:style-name="ce39" office:value="13819" office:value-type="float">
            <text:p>13,819</text:p>
          </table:table-cell>
          <table:table-cell ns41:value-type="float" table:style-name="ce39" office:value="135881" office:value-type="float">
            <text:p>135,881</text:p>
          </table:table-cell>
          <table:table-cell ns41:value-type="float" table:style-name="ce39" office:value="128953" office:value-type="float">
            <text:p>128,953</text:p>
          </table:table-cell>
          <table:table-cell ns41:value-type="float" table:style-name="ce39" office:value="31584" office:value-type="float">
            <text:p>31,584</text:p>
          </table:table-cell>
          <table:table-cell ns41:value-type="float" table:style-name="ce39" office:value="37965" office:value-type="float">
            <text:p>37,965</text:p>
          </table:table-cell>
          <table:table-cell ns41:value-type="float" table:style-name="ce39" office:value="14159" office:value-type="float">
            <text:p>14,159</text:p>
          </table:table-cell>
          <table:table-cell ns41:value-type="float" table:style-name="ce39" office:value="13938" office:value-type="float">
            <text:p>13,938</text:p>
          </table:table-cell>
          <table:table-cell ns41:value-type="float" table:style-name="ce44" office:value="179" office:value-type="float">
            <text:p>179</text:p>
          </table:table-cell>
          <table:table-cell ns41:value-type="float" table:style-name="ce44" office:value="221" office:value-type="float">
            <text:p>221</text:p>
          </table:table-cell>
          <table:table-cell ns41:value-type="float" table:style-name="ce39" office:value="3483" office:value-type="float">
            <text:p>3,483</text:p>
          </table:table-cell>
          <table:table-cell ns41:value-type="float" table:style-name="ce39" office:value="3017" office:value-type="float">
            <text:p>3,017</text:p>
          </table:table-cell>
          <table:table-cell ns41:value-type="float" table:style-name="ce44" office:value="363" office:value-type="float">
            <text:p>363</text:p>
          </table:table-cell>
          <table:table-cell ns41:value-type="float" table:style-name="ce44" office:value="384" office:value-type="float">
            <text:p>384</text:p>
          </table:table-cell>
          <table:table-cell ns41:value-type="float" table:style-name="ce44" office:value="37" office:value-type="float">
            <text:p>37</text:p>
          </table:table-cell>
          <table:table-cell ns41:value-type="float" table:style-name="ce44" office:value="36" office:value-type="float">
            <text:p>36</text:p>
          </table:table-cell>
          <table:table-cell ns41:value-type="float" table:style-name="ce44" office:value="324" office:value-type="float">
            <text:p>324</text:p>
          </table:table-cell>
          <table:table-cell ns41:value-type="float" table:style-name="ce44" office:value="191" office:value-type="float">
            <text:p>191</text:p>
          </table:table-cell>
          <table:table-cell ns41:value-type="float" table:style-name="ce39" office:value="110200" office:value-type="float">
            <text:p>110,200</text:p>
          </table:table-cell>
          <table:table-cell ns41:value-type="float" table:style-name="ce39" office:value="109657" office:value-type="float">
            <text:p>109,657</text:p>
          </table:table-cell>
          <table:table-cell ns41:value-type="float" table:style-name="ce44" office:value="170" office:value-type="float">
            <text:p>170</text:p>
          </table:table-cell>
          <table:table-cell ns41:value-type="float" table:style-name="ce44" office:value="234" office:value-type="float">
            <text:p>234</text:p>
          </table:table-cell>
          <table:table-cell ns41:value-type="float" table:style-name="ce44" office:value="16" office:value-type="float">
            <text:p>16</text:p>
          </table:table-cell>
          <table:table-cell ns41:value-type="float" table:style-name="ce44" office:value="12" office:value-type="float">
            <text:p>12</text:p>
          </table:table-cell>
          <table:table-cell table:style-name="ce44"/>
          <table:table-cell ns41:value-type="float" table:style-name="ce44" office:value="2" office:value-type="float">
            <text:p>2</text:p>
          </table:table-cell>
          <table:table-cell ns41:value-type="float" table:style-name="ce44" office:value="11" office:value-type="float">
            <text:p>11</text:p>
          </table:table-cell>
          <table:table-cell ns41:value-type="float" table:style-name="ce44" office:value="17" office:value-type="float">
            <text:p>17</text:p>
          </table:table-cell>
          <table:table-cell ns41:value-type="float" table:style-name="ce39" office:value="1174" office:value-type="float">
            <text:p>1,174</text:p>
          </table:table-cell>
          <table:table-cell ns41:value-type="float" table:style-name="ce44" office:value="982" office:value-type="float">
            <text:p>982</text:p>
          </table:table-cell>
          <table:table-cell ns41:value-type="float" table:style-name="ce44" office:value="56" office:value-type="float">
            <text:p>56</text:p>
          </table:table-cell>
          <table:table-cell ns41:value-type="float" table:style-name="ce44" office:value="42" office:value-type="float">
            <text:p>42</text:p>
          </table:table-cell>
          <table:table-cell ns41:value-type="float" table:style-name="ce44" office:value="226" office:value-type="float">
            <text:p>226</text:p>
          </table:table-cell>
          <table:table-cell ns41:value-type="float" table:style-name="ce44" office:value="211" office:value-type="float">
            <text:p>211</text:p>
          </table:table-cell>
          <table:table-cell ns41:value-type="float" table:style-name="ce44" office:value="35" office:value-type="float">
            <text:p>35</text:p>
          </table:table-cell>
          <table:table-cell ns41:value-type="float" table:style-name="ce44" office:value="40" office:value-type="float">
            <text:p>40</text:p>
          </table:table-cell>
          <table:table-cell table:style-name="ce44" table:number-columns-repeated="4"/>
          <table:table-cell ns41:value-type="float" table:style-name="ce39" office:value="1869" office:value-type="float">
            <text:p>1,869</text:p>
          </table:table-cell>
          <table:table-cell ns41:value-type="float" table:style-name="ce39" office:value="1827" office:value-type="float">
            <text:p>1,827</text:p>
          </table:table-cell>
          <table:table-cell ns41:value-type="float" table:style-name="ce39" office:value="69939" office:value-type="float">
            <text:p>69,939</text:p>
          </table:table-cell>
          <table:table-cell ns41:value-type="float" table:style-name="ce39" office:value="69457" office:value-type="float">
            <text:p>69,457</text:p>
          </table:table-cell>
          <table:table-cell ns41:value-type="float" table:style-name="ce44" office:value="117" office:value-type="float">
            <text:p>117</text:p>
          </table:table-cell>
          <table:table-cell ns41:value-type="float" table:style-name="ce44" office:value="123" office:value-type="float">
            <text:p>123</text:p>
          </table:table-cell>
          <table:table-cell ns41:value-type="float" table:style-name="ce44" office:value="1" office:value-type="float">
            <text:p>1</text:p>
          </table:table-cell>
          <table:table-cell ns41:value-type="float" table:style-name="ce44" office:value="2" office:value-type="float">
            <text:p>2</text:p>
          </table:table-cell>
          <table:table-cell table:style-name="ce44" table:number-columns-repeated="2"/>
          <table:table-cell ns41:value-type="float" table:style-name="ce39" office:value="2142" office:value-type="float">
            <text:p>2,142</text:p>
          </table:table-cell>
          <table:table-cell ns41:value-type="float" table:style-name="ce39" office:value="2041" office:value-type="float">
            <text:p>2,041</text:p>
          </table:table-cell>
          <table:table-cell ns41:value-type="float" table:style-name="ce44" office:value="7" office:value-type="float">
            <text:p>7</text:p>
          </table:table-cell>
          <table:table-cell ns41:value-type="float" table:style-name="ce44" office:value="5" office:value-type="float">
            <text:p>5</text:p>
          </table:table-cell>
          <table:table-cell ns41:value-type="float" table:style-name="ce44" office:value="47" office:value-type="float">
            <text:p>47</text:p>
          </table:table-cell>
          <table:table-cell ns41:value-type="float" table:style-name="ce68" office:value="54" office:value-type="float">
            <text:p>54</text:p>
          </table:table-cell>
          <table:table-cell table:number-columns-repeated="944"/>
        </table:table-row>
        <table:table-row table:style-name="ro1">
          <table:table-cell table:number-columns-repeated="1024"/>
        </table:table-row>
        <table:table-row table:style-name="ro1">
          <table:table-cell ns41:value-type="string" table:style-name="ce10" office:value-type="string">
            <text:p>1. De burgerlijke staat van elf mannen en twee vrouwen en de geboorteplaats van eene vrouw onbekend.</text:p>
          </table:table-cell>
          <table:table-cell table:style-name="ce11" table:number-columns-repeated="78"/>
          <table:table-cell table:style-name="ce64"/>
          <table:table-cell table:number-columns-repeated="944"/>
        </table:table-row>
        <table:table-row table:style-name="ro6" table:number-rows-repeated="10484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8" table:default-cell-style-name="ce6"/>
        <table:table-column table:style-name="co4" table:default-cell-style-name="Default" table:number-columns-repeated="1021"/>
        <table:table-row table:style-name="ro6">
          <table:table-cell table:style-name="ce81"/>
          <table:table-cell table:style-name="ce85" table:number-columns-repeated="2"/>
          <table:table-cell table:style-name="TL Metadata" table:number-columns-repeated="2"/>
          <table:table-cell table:style-name="ce85" table:number-columns-repeated="7"/>
          <table:table-cell ns41:value-type="string" table:style-name="ce85" office:value-type="string">
            <text:p>Data-entry fouten</text:p>
          </table:table-cell>
          <table:table-cell ns41:value-type="string" table:style-name="ce85" office:value-type="string">
            <text:p>Bronfouten</text:p>
          </table:table-cell>
          <table:table-cell table:number-columns-repeated="1010"/>
        </table:table-row>
        <table:table-row table:style-name="ro6">
          <table:table-cell table:style-name="ce81"/>
          <table:table-cell table:style-name="ce85" table:number-columns-repeated="2"/>
          <table:table-cell table:style-name="TL Metadata" table:number-columns-repeated="2"/>
          <table:table-cell table:style-name="ce85" table:number-columns-repeated="9"/>
          <table:table-cell table:number-columns-repeated="1010"/>
        </table:table-row>
        <table:table-row table:style-name="ro6">
          <table:table-cell table:style-name="TL Metadata" table:number-columns-repeated="8"/>
          <table:table-cell table:style-name="ce85" table:number-columns-repeated="6"/>
          <table:table-cell table:number-columns-repeated="1010"/>
        </table:table-row>
        <table:table-row table:style-name="ro6">
          <table:table-cell ns41:value-type="string" table:style-name="ce85" office:value-type="string">
            <text:p>Editregel</text:p>
          </table:table-cell>
          <table:table-cell ns41:value-type="string" table:style-name="ce85" office:value-type="string">
            <text:p>Deel telling</text:p>
          </table:table-cell>
          <table:table-cell ns41:value-type="string" table:style-name="ce85" office:value-type="string">
            <text:p>Rolnummer</text:p>
          </table:table-cell>
          <table:table-cell table:style-name="TL Metadata" table:number-columns-repeated="2"/>
          <table:table-cell ns41:value-type="string" table:style-name="ce85" office:value-type="string">
            <text:p>Noten en opmerkingen</text:p>
          </table:table-cell>
          <table:table-cell table:style-name="ce85" table:number-columns-repeated="2"/>
          <table:table-cell table:style-name="ce82" table:number-columns-repeated="6"/>
          <table:table-cell table:number-columns-repeated="1010"/>
        </table:table-row>
        <table:table-row table:style-name="ro6">
          <table:table-cell table:style-name="ce82" table:number-columns-repeated="3"/>
          <table:table-cell table:style-name="TL Metadata" table:number-columns-repeated="2"/>
          <table:table-cell table:style-name="ce82" table:number-columns-repeated="3"/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ns41:value-type="float" table:style-name="ce83" office:value="21794" office:value-type="float">
            <text:p>2179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795" office:value-type="float">
            <text:p>2179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796" office:value-type="float">
            <text:p>2179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797" office:value-type="float">
            <text:p>2179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798" office:value-type="float">
            <text:p>2179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799" office:value-type="float">
            <text:p>2179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00" office:value-type="float">
            <text:p>2180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01" office:value-type="float">
            <text:p>2180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02" office:value-type="float">
            <text:p>2180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03" office:value-type="float">
            <text:p>2180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04" office:value-type="float">
            <text:p>2180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05" office:value-type="float">
            <text:p>2180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06" office:value-type="float">
            <text:p>2180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07" office:value-type="float">
            <text:p>2180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08" office:value-type="float">
            <text:p>2180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2"/>
          <table:table-cell ns41:value-type="string" table:style-name="ce6" office:value-type="string">
            <text:p>3804610042010151 <text:s/>De burgerlijke staat van elf mannen en twee vrouwen en de geboorteplaats van eene vrouw onbekend.</text:p>
          </table:table-cell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09" office:value-type="float">
            <text:p>2180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10" office:value-type="float">
            <text:p>2181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11" office:value-type="float">
            <text:p>2181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12" office:value-type="float">
            <text:p>2181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13" office:value-type="float">
            <text:p>2181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14" office:value-type="float">
            <text:p>2181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15" office:value-type="float">
            <text:p>2181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16" office:value-type="float">
            <text:p>2181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17" office:value-type="float">
            <text:p>2181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18" office:value-type="float">
            <text:p>2181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19" office:value-type="float">
            <text:p>2181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20" office:value-type="float">
            <text:p>2182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21" office:value-type="float">
            <text:p>2182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22" office:value-type="float">
            <text:p>2182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23" office:value-type="float">
            <text:p>2182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24" office:value-type="float">
            <text:p>2182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25" office:value-type="float">
            <text:p>2182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26" office:value-type="float">
            <text:p>2182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27" office:value-type="float">
            <text:p>2182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28" office:value-type="float">
            <text:p>2182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29" office:value-type="float">
            <text:p>2182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30" office:value-type="float">
            <text:p>2183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31" office:value-type="float">
            <text:p>2183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32" office:value-type="float">
            <text:p>2183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33" office:value-type="float">
            <text:p>2183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34" office:value-type="float">
            <text:p>2183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35" office:value-type="float">
            <text:p>2183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36" office:value-type="float">
            <text:p>2183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37" office:value-type="float">
            <text:p>2183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38" office:value-type="float">
            <text:p>2183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39" office:value-type="float">
            <text:p>2183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40" office:value-type="float">
            <text:p>2184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1004201001" office:value-type="float">
            <text:p>3804610042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41" office:value-type="float">
            <text:p>2184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42" office:value-type="float">
            <text:p>2184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43" office:value-type="float">
            <text:p>2184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44" office:value-type="float">
            <text:p>2184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45" office:value-type="float">
            <text:p>2184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46" office:value-type="float">
            <text:p>2184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47" office:value-type="float">
            <text:p>2184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48" office:value-type="float">
            <text:p>2184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49" office:value-type="float">
            <text:p>2184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50" office:value-type="float">
            <text:p>2185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51" office:value-type="float">
            <text:p>2185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52" office:value-type="float">
            <text:p>2185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53" office:value-type="float">
            <text:p>2185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54" office:value-type="float">
            <text:p>2185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55" office:value-type="float">
            <text:p>2185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56" office:value-type="float">
            <text:p>2185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57" office:value-type="float">
            <text:p>2185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58" office:value-type="float">
            <text:p>2185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59" office:value-type="float">
            <text:p>2185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60" office:value-type="float">
            <text:p>2186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61" office:value-type="float">
            <text:p>2186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62" office:value-type="float">
            <text:p>2186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63" office:value-type="float">
            <text:p>2186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64" office:value-type="float">
            <text:p>2186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65" office:value-type="float">
            <text:p>2186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66" office:value-type="float">
            <text:p>2186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67" office:value-type="float">
            <text:p>2186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68" office:value-type="float">
            <text:p>2186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69" office:value-type="float">
            <text:p>2186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70" office:value-type="float">
            <text:p>2187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71" office:value-type="float">
            <text:p>2187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72" office:value-type="float">
            <text:p>2187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73" office:value-type="float">
            <text:p>2187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74" office:value-type="float">
            <text:p>2187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75" office:value-type="float">
            <text:p>2187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76" office:value-type="float">
            <text:p>2187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77" office:value-type="float">
            <text:p>2187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78" office:value-type="float">
            <text:p>2187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79" office:value-type="float">
            <text:p>2187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80" office:value-type="float">
            <text:p>2188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81" office:value-type="float">
            <text:p>2188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82" office:value-type="float">
            <text:p>2188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83" office:value-type="float">
            <text:p>2188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84" office:value-type="float">
            <text:p>2188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85" office:value-type="float">
            <text:p>2188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style-name="TL Metadata" table:number-columns-repeated="3"/>
          <table:table-cell ns41:value-type="string" table:style-name="ce6" office:value-type="string">
            <text:p>Bronfout in geboorteplaats man in de gemeente. Er zijn 5 mannen teveel geteld.</text:p>
          </table:table-cell>
          <table:table-cell table:number-columns-repeated="1013"/>
        </table:table-row>
        <table:table-row table:style-name="ro6">
          <table:table-cell ns41:value-type="float" table:style-name="ce83" office:value="21886" office:value-type="float">
            <text:p>2188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87" office:value-type="float">
            <text:p>2188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88" office:value-type="float">
            <text:p>2188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89" office:value-type="float">
            <text:p>2188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90" office:value-type="float">
            <text:p>2189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2004401001" office:value-type="float">
            <text:p>3804620044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91" office:value-type="float">
            <text:p>2189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92" office:value-type="float">
            <text:p>2189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93" office:value-type="float">
            <text:p>2189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94" office:value-type="float">
            <text:p>2189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95" office:value-type="float">
            <text:p>2189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96" office:value-type="float">
            <text:p>2189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97" office:value-type="float">
            <text:p>2189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98" office:value-type="float">
            <text:p>2189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899" office:value-type="float">
            <text:p>2189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00" office:value-type="float">
            <text:p>2190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01" office:value-type="float">
            <text:p>2190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02" office:value-type="float">
            <text:p>2190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03" office:value-type="float">
            <text:p>2190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04" office:value-type="float">
            <text:p>2190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05" office:value-type="float">
            <text:p>2190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06" office:value-type="float">
            <text:p>2190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07" office:value-type="float">
            <text:p>2190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08" office:value-type="float">
            <text:p>2190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09" office:value-type="float">
            <text:p>2190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10" office:value-type="float">
            <text:p>2191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11" office:value-type="float">
            <text:p>2191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12" office:value-type="float">
            <text:p>2191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13" office:value-type="float">
            <text:p>2191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14" office:value-type="float">
            <text:p>2191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15" office:value-type="float">
            <text:p>2191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16" office:value-type="float">
            <text:p>21916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17" office:value-type="float">
            <text:p>21917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601001" office:value-type="float">
            <text:p>380463004601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18" office:value-type="float">
            <text:p>21918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19" office:value-type="float">
            <text:p>21919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20" office:value-type="float">
            <text:p>21920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21" office:value-type="float">
            <text:p>21921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22" office:value-type="float">
            <text:p>21922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23" office:value-type="float">
            <text:p>21923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24" office:value-type="float">
            <text:p>21924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>
          <table:table-cell ns41:value-type="float" table:style-name="ce83" office:value="21925" office:value-type="float">
            <text:p>21925</text:p>
          </table:table-cell>
          <table:table-cell ns41:value-type="string" table:style-name="ce6" office:value-type="string">
            <text:p>Ge-2edl</text:p>
          </table:table-cell>
          <table:table-cell ns41:value-type="float" table:style-name="ce84" office:value="380463004702001" office:value-type="float">
            <text:p>380463004702001</text:p>
          </table:table-cell>
          <table:table-cell table:style-name="TL Metadata" table:number-columns-repeated="3"/>
          <table:table-cell ns41:value-type="string" table:style-name="ce6" office:value-type="string">
            <text:p>x</text:p>
          </table:table-cell>
          <table:table-cell table:number-columns-repeated="1017"/>
        </table:table-row>
        <table:table-row table:style-name="ro6" table:number-rows-repeated="10484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4:33</meta:creation-date>
    <dc:creator>Yamit</dc:creator>
    <dc:date>2004-12-16T11:47:06</dc:date>
    <meta:document-statistic meta:object-count="0" meta:cell-count="6664" meta:table-count="2"/>
    <meta:generator>ODFPY/1.3.0dev</meta:generator>
  </office:meta>
</office:document-meta>
</file>